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13" style:family="table-column">
      <style:table-column-properties fo:break-before="auto" style:column-width="2.969cm"/>
    </style:style>
    <style:style style:name="co3" style:family="table-column">
      <style:table-column-properties fo:break-before="auto" style:column-width="2.893cm"/>
    </style:style>
    <style:style style:name="co4" style:family="table-column">
      <style:table-column-properties fo:break-before="auto" style:column-width="9.661cm"/>
    </style:style>
    <style:style style:name="co5" style:family="table-column">
      <style:table-column-properties fo:break-before="auto" style:column-width="3.884cm"/>
    </style:style>
    <style:style style:name="co6" style:family="table-column">
      <style:table-column-properties fo:break-before="auto" style:column-width="3.023cm"/>
    </style:style>
    <style:style style:name="co7" style:family="table-column">
      <style:table-column-properties fo:break-before="auto" style:column-width="7.163cm"/>
    </style:style>
    <style:style style:name="co8" style:family="table-column">
      <style:table-column-properties fo:break-before="auto" style:column-width="2.94cm"/>
    </style:style>
    <style:style style:name="co9" style:family="table-column">
      <style:table-column-properties fo:break-before="auto" style:column-width="15.563cm"/>
    </style:style>
    <style:style style:name="co10" style:family="table-column">
      <style:table-column-properties fo:break-before="auto" style:column-width="9.179cm"/>
    </style:style>
    <style:style style:name="co11" style:family="table-column">
      <style:table-column-properties fo:break-before="auto" style:column-width="4.3cm"/>
    </style:style>
    <style:style style:name="co12" style:family="table-column">
      <style:table-column-properties fo:break-before="auto" style:column-width="2.427cm"/>
    </style:style>
    <style:style style:name="co14" style:family="table-column">
      <style:table-column-properties fo:break-before="auto" style:column-width="11.06cm"/>
    </style:style>
    <style:style style:name="co15" style:family="table-column">
      <style:table-column-properties fo:break-before="auto" style:column-width="10.266cm"/>
    </style:style>
    <style:style style:name="co16" style:family="table-column">
      <style:table-column-properties fo:break-before="auto" style:column-width="6.699cm"/>
    </style:style>
    <style:style style:name="co17" style:family="table-column">
      <style:table-column-properties fo:break-before="auto" style:column-width="4.392cm"/>
    </style:style>
    <style:style style:name="ro4" style:family="table-row">
      <style:table-row-properties style:row-height="0.453cm" fo:break-before="auto" style:use-optimal-row-height="true"/>
    </style:style>
    <style:style style:name="ro1" style:family="table-row">
      <style:table-row-properties style:row-height="0.473cm" fo:break-before="auto" style:use-optimal-row-height="true"/>
    </style:style>
    <style:style style:name="ro3" style:family="table-row">
      <style:table-row-properties style:row-height="0.437cm" fo:break-before="auto" style:use-optimal-row-height="false"/>
    </style:style>
    <style:style style:name="ro5" style:family="table-row">
      <style:table-row-properties style:row-height="3.903cm" fo:break-before="auto" style:use-optimal-row-height="false"/>
    </style:style>
    <style:style style:name="ro6" style:family="table-row">
      <style:table-row-properties style:row-height="0.4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data-style-name="N37"/>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vertical-align="middle"/>
    </style:style>
    <style:style style:name="ce5" style:family="table-cell" style:parent-style-name="Default" style:data-style-name="N109">
      <style:text-properties fo:font-weight="bold" style:font-weight-asian="bold" style:font-weight-complex="bold"/>
    </style:style>
    <style:style style:name="ce6" style:family="table-cell" style:parent-style-name="Default" style:data-style-name="N109">
      <style:table-cell-properties fo:wrap-option="wrap" style:vertical-align="middle"/>
    </style:style>
    <style:style style:name="ce7" style:family="table-cell" style:parent-style-name="Default" style:data-style-name="N109"/>
    <style:style style:name="ce8" style:family="table-cell" style:parent-style-name="Default">
      <style:table-cell-properties fo:wrap-option="no-wrap" style:shrink-to-fit="true"/>
      <style:text-properties fo:font-weight="bold" style:font-weight-asian="bold" style:font-weight-complex="bold"/>
    </style:style>
    <style:style style:name="ce9" style:family="table-cell" style:parent-style-name="Default">
      <style:table-cell-properties fo:wrap-option="no-wrap" style:shrink-to-fit="true" style:vertical-align="middle"/>
    </style:style>
    <style:style style:name="ce10" style:family="table-cell" style:parent-style-name="Default">
      <style:table-cell-properties fo:wrap-option="no-wrap" style:shrink-to-fit="true"/>
    </style:style>
    <style:style style:name="ce11" style:family="table-cell" style:parent-style-name="Default" style:data-style-name="N110"/>
    <style:style style:name="ta_extref" style:family="table">
      <style:table-properties table:display="false"/>
    </style:style>
    <style:style style:name="T1" style:family="text">
      <style:text-properties fo:language="en" fo:country="GB"/>
    </style:style>
  </office:automatic-styles>
  <office:body>
    <office:spreadsheet>
      <table:table table:name="data" table:style-name="ta1" table:print="false">
        <office:forms form:automatic-focus="false" form:apply-design-mode="false"/>
        <table:table-column table:style-name="co1" table:number-columns-repeated="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ce7"/>
        <table:table-column table:style-name="co8" table:default-cell-style-name="Default"/>
        <table:table-column table:style-name="co1" table:number-columns-repeated="2" table:default-cell-style-name="Default"/>
        <table:table-column table:style-name="co1" table:visibility="collapse" table:default-cell-style-name="ce10"/>
        <table:table-column table:style-name="co1"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06" table:default-cell-style-name="Default"/>
        <table:table-row table:style-name="ro3">
          <table:table-cell table:style-name="ce3"/>
          <table:table-cell table:style-name="ce3" office:value-type="string">
            <text:p>Index</text:p>
          </table:table-cell>
          <table:table-cell table:style-name="ce3" office:value-type="string">
            <text:p>Haxl8r8 ID</text:p>
          </table:table-cell>
          <table:table-cell table:style-name="ce3" office:value-type="string">
            <text:p>SEEED ID</text:p>
          </table:table-cell>
          <table:table-cell table:style-name="ce3" office:value-type="string">
            <text:p>Building Name</text:p>
          </table:table-cell>
          <table:table-cell table:style-name="ce3" office:value-type="string">
            <text:p>Building Name Chinese</text:p>
          </table:table-cell>
          <table:table-cell table:style-name="ce3" office:value-type="string">
            <text:p>Building Address</text:p>
          </table:table-cell>
          <table:table-cell table:style-name="ce5" office:value-type="string">
            <text:p>Latitude</text:p>
          </table:table-cell>
          <table:table-cell table:style-name="ce5" office:value-type="string">
            <text:p>Longitude</text:p>
          </table:table-cell>
          <table:table-cell table:style-name="ce3" office:value-type="string">
            <text:p>Google Map Link</text:p>
          </table:table-cell>
          <table:table-cell table:style-name="ce3" office:value-type="string">
            <text:p>Num Floors</text:p>
          </table:table-cell>
          <table:table-cell table:style-name="ce3"/>
          <table:table-cell table:style-name="ce8" office:value-type="string">
            <text:p>Post Edit Link</text:p>
          </table:table-cell>
          <table:table-cell table:style-name="ce3"/>
          <table:table-cell table:style-name="ce3" office:value-type="string">
            <text:p>Description</text:p>
          </table:table-cell>
          <table:table-cell table:style-name="ce3" office:value-type="string">
            <text:p>Description</text:p>
          </table:table-cell>
          <table:table-cell table:style-name="ce3" office:value-type="string">
            <text:p>Things There</text:p>
          </table:table-cell>
          <table:table-cell table:style-name="ce3" office:value-type="string">
            <text:p>Oomlout's Biased Opinion</text:p>
          </table:table-cell>
          <table:table-cell table:style-name="ce3" office:value-type="string">
            <text:p>Oomlout's Rating</text:p>
          </table:table-cell>
          <table:table-cell table:style-name="ce3" office:value-type="string">
            <text:p>Oomlout's Highlights</text:p>
          </table:table-cell>
          <table:table-cell table:style-name="ce3" office:value-type="string">
            <text:p>Other posts on</text:p>
          </table:table-cell>
          <table:table-cell table:style-name="ce3" office:value-type="string">
            <text:p>Floor 01 Desc</text:p>
          </table:table-cell>
          <table:table-cell table:style-name="ce3" office:value-type="string">
            <text:p>Floor 02 Desc</text:p>
          </table:table-cell>
          <table:table-cell table:style-name="ce3" office:value-type="string">
            <text:p>Floor 03 Desc</text:p>
          </table:table-cell>
          <table:table-cell table:style-name="ce3" office:value-type="string">
            <text:p>Floor 04 Desc</text:p>
          </table:table-cell>
          <table:table-cell table:style-name="ce3" office:value-type="string">
            <text:p>Floor 05 Desc</text:p>
          </table:table-cell>
          <table:table-cell table:style-name="ce3" office:value-type="string">
            <text:p>Floor 06 Desc</text:p>
          </table:table-cell>
          <table:table-cell table:style-name="ce3" office:value-type="string">
            <text:p>Floor 07 Desc</text:p>
          </table:table-cell>
          <table:table-cell table:style-name="ce3" office:value-type="string">
            <text:p>Floor 08 Desc</text:p>
          </table:table-cell>
          <table:table-cell table:style-name="ce3" office:value-type="string">
            <text:p>Floor 09 Desc</text:p>
          </table:table-cell>
          <table:table-cell table:style-name="ce3" office:value-type="string">
            <text:p>Floor 10 Desc</text:p>
          </table:table-cell>
          <table:table-cell table:style-name="ce3" office:value-type="string">
            <text:p>Floor 11 Desc</text:p>
          </table:table-cell>
          <table:table-cell table:style-name="ce3" office:value-type="string">
            <text:p>Floor 12 Desc</text:p>
          </table:table-cell>
          <table:table-cell table:style-name="ce3" office:value-type="string">
            <text:p>Floor 01 Things There</text:p>
          </table:table-cell>
          <table:table-cell table:style-name="ce3" office:value-type="string">
            <text:p>Floor 02 Things There</text:p>
          </table:table-cell>
          <table:table-cell table:style-name="ce3" office:value-type="string">
            <text:p>Floor 03 Things There</text:p>
          </table:table-cell>
          <table:table-cell table:style-name="ce3" office:value-type="string">
            <text:p>Floor 04 Things There</text:p>
          </table:table-cell>
          <table:table-cell table:style-name="ce3" office:value-type="string">
            <text:p>Floor 05 Things There</text:p>
          </table:table-cell>
          <table:table-cell table:style-name="ce3" office:value-type="string">
            <text:p>Floor 06 Things There</text:p>
          </table:table-cell>
          <table:table-cell table:style-name="ce3" office:value-type="string">
            <text:p>Floor 07 Things There</text:p>
          </table:table-cell>
          <table:table-cell table:style-name="ce3" office:value-type="string">
            <text:p>Floor 08 Things There</text:p>
          </table:table-cell>
          <table:table-cell table:style-name="ce3" office:value-type="string">
            <text:p>Floor 09 Things There</text:p>
          </table:table-cell>
          <table:table-cell table:style-name="ce3" office:value-type="string">
            <text:p>Floor 10 Things There</text:p>
          </table:table-cell>
          <table:table-cell table:style-name="ce3" office:value-type="string">
            <text:p>Floor 11 Things There</text:p>
          </table:table-cell>
          <table:table-cell table:style-name="ce3" office:value-type="string">
            <text:p>Floor 12 Things There</text:p>
          </table:table-cell>
          <table:table-cell table:style-name="ce3"/>
          <table:table-cell table:style-name="ce3" office:value-type="string">
            <text:p>%NOTE01%</text:p>
          </table:table-cell>
          <table:table-cell table:style-name="ce3" office:value-type="string">
            <text:p>%NOTE02%</text:p>
          </table:table-cell>
          <table:table-cell table:style-name="ce3" office:value-type="string">
            <text:p>%NOTE03%</text:p>
          </table:table-cell>
          <table:table-cell table:style-name="ce3" office:value-type="string">
            <text:p>%NOTE04%</text:p>
          </table:table-cell>
          <table:table-cell table:style-name="ce3" office:value-type="string">
            <text:p>%NOTE05%</text:p>
          </table:table-cell>
          <table:table-cell table:style-name="ce3" office:value-type="string">
            <text:p>%NOTE06%</text:p>
          </table:table-cell>
          <table:table-cell table:style-name="ce3" office:value-type="string">
            <text:p>%NOTE07%</text:p>
          </table:table-cell>
          <table:table-cell table:style-name="ce3" office:value-type="string">
            <text:p>%NOTE08%</text:p>
          </table:table-cell>
          <table:table-cell table:style-name="ce3" office:value-type="string">
            <text:p>%NOTE09%</text:p>
          </table:table-cell>
          <table:table-cell table:style-name="ce3" table:number-columns-repeated="968"/>
        </table:table-row>
        <table:table-row table:style-name="ro5">
          <table:table-cell table:style-name="ce4"/>
          <table:table-cell table:style-name="ce4" office:value-type="string">
            <text:p>01</text:p>
          </table:table-cell>
          <table:table-cell table:style-name="ce4"/>
          <table:table-cell table:style-name="ce4"/>
          <table:table-cell table:style-name="ce4" office:value-type="string">
            <text:p>Shenzhen New World Communication Electronics Market</text:p>
          </table:table-cell>
          <table:table-cell table:style-name="ce4" office:value-type="string">
            <text:p>深圳市新大陆通讯电子市 (not quite right)</text:p>
          </table:table-cell>
          <table:table-cell table:style-name="ce4" office:value-type="string">
            <text:p>ihua Rd Futian, Shenzhen, Guangdong‎</text:p>
          </table:table-cell>
          <table:table-cell table:style-name="ce6" office:value-type="float" office:value="22.539897">
            <text:p>22.539897000000</text:p>
          </table:table-cell>
          <table:table-cell table:style-name="ce6" office:value-type="float" office:value="114.091522">
            <text:p>114.091522000000</text:p>
          </table:table-cell>
          <table:table-cell table:style-name="ce4" office:value-type="string">
            <text:p>https://www.google.com/maps/place/Shenzhen+New+World+Communications+Electronics+Market/@22.5398963,114.0918388,19z/data=!3m1!4b1!4m2!3m1!1s0x3403f434131687c9:0xaab7412a8252186e</text:p>
          </table:table-cell>
          <table:table-cell table:style-name="ce4" office:value-type="float" office:value="2">
            <text:p>2</text:p>
          </table:table-cell>
          <table:table-cell table:style-name="ce4"/>
          <table:table-cell table:style-name="ce9" office:value-type="string">
            <text:p>https://oomlout.myshopify.com/admin/pages/14947809</text:p>
          </table:table-cell>
          <table:table-cell table:style-name="ce4"/>
          <table:table-cell table:style-name="ce4" office:value-type="string">
            <text:p>This building houses a used cell phone market place. Stall after stall of used (many look broken) mobile phones. Cheaper models are banded into groups of four or five similar models. If you're worried about your Noxia 6510 breaking this is the place to buy backups. Unfortunately, most phones seem to come without the battery (understandable) and battery cover (slightly more annoying). If you're looking for more upmarket models, there's a building up the road for that (&lt;a href="http://oomlout.co.uk/pages/hqbs-huaqiangbeisystem-02"&gt;HQBS-02&lt;/a&gt; (Macheng Building)) </text:p>
          </table:table-cell>
          <table:table-cell table:style-name="ce4"/>
          <table:table-cell table:style-name="ce4" office:value-type="string">
            <text:p>Used Broken Phones, Used Batteries, Phone Numbers</text:p>
          </table:table-cell>
          <table:table-cell table:style-name="ce4"/>
          <table:table-cell table:style-name="ce4"/>
          <table:table-cell table:style-name="ce4"/>
          <table:table-cell table:style-name="ce4"/>
          <table:table-cell table:style-name="ce4" office:value-type="string">
            <text:p>Broken Phones, Phone Numbers, Used Batteries</text:p>
          </table:table-cell>
          <table:table-cell table:style-name="ce4" office:value-type="string">
            <text:p>Stalls (closed when visited)</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2</text:p>
          </table:table-cell>
          <table:table-cell table:style-name="ce4"/>
          <table:table-cell table:style-name="ce4"/>
          <table:table-cell table:style-name="ce4" office:value-type="string">
            <text:p>Macheng Building</text:p>
          </table:table-cell>
          <table:table-cell table:style-name="ce4"/>
          <table:table-cell table:style-name="ce4" office:value-type="string">
            <text:p>ihua Rd Futian, Shenzhen, Guangdong‎</text:p>
          </table:table-cell>
          <table:table-cell table:style-name="ce6" office:value-type="float" office:value="22.539476">
            <text:p>22.539476000000</text:p>
          </table:table-cell>
          <table:table-cell table:style-name="ce6" office:value-type="float" office:value="114.091741">
            <text:p>114.091741000000</text:p>
          </table:table-cell>
          <table:table-cell table:style-name="ce4" office:value-type="string">
            <text:p>https://www.google.com/maps/place/53+Ai+Hua+Lu/@22.539308,114.091832,19z/data=!3m1!4b1!4m2!3m1!1s0x3403f4340ca08577:0xd7a2fbdd5ad153d0</text:p>
          </table:table-cell>
          <table:table-cell table:style-name="ce4" office:value-type="float" office:value="1">
            <text:p>1</text:p>
          </table:table-cell>
          <table:table-cell table:style-name="ce4"/>
          <table:table-cell table:style-name="ce9" office:value-type="string">
            <text:p>https://oomlout.myshopify.com/admin/pages/15003997</text:p>
          </table:table-cell>
          <table:table-cell table:style-name="ce4"/>
          <table:table-cell table:style-name="ce4" office:value-type="string">
            <text:p>This building is similar to Shenzhen New World Communication Electronics Market (&lt;a href="http://oomlout.co.uk/pages/hqbs-huaqiangbeisystem-01"&gt;HQBS-01&lt;/a&gt;). It has stalls selling an array of used (normally broken) cell phones. The general quality of the phones is higher than &lt;a href="http://oomlout.co.uk/pages/hqbs-huaqiangbeisystem-01"&gt;HQBS-01&lt;/a&gt; and the models are also newer.</text:p>
          </table:table-cell>
          <table:table-cell table:style-name="ce4"/>
          <table:table-cell table:style-name="ce4" office:value-type="string">
            <text:p>Old phones, in a better state of repair than building 01</text:p>
          </table:table-cell>
          <table:table-cell table:style-name="ce4"/>
          <table:table-cell table:style-name="ce4"/>
          <table:table-cell table:style-name="ce4"/>
          <table:table-cell table:style-name="ce4"/>
          <table:table-cell table:style-name="ce4" office:value-type="string">
            <text:p>Repaired / still usable old phon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3</text:p>
          </table:table-cell>
          <table:table-cell table:style-name="ce4"/>
          <table:table-cell table:style-name="ce4" office:value-type="float" office:value="40">
            <text:p>40</text:p>
          </table:table-cell>
          <table:table-cell table:style-name="ce4" office:value-type="string">
            <text:p>Tongtiandi Telecomunication Market / Long Sheng Communtication Market</text:p>
          </table:table-cell>
          <table:table-cell table:style-name="ce4"/>
          <table:table-cell table:style-name="ce4"/>
          <table:table-cell table:style-name="ce6" office:value-type="float" office:value="22.540257">
            <text:p>22.540257000000</text:p>
          </table:table-cell>
          <table:table-cell table:style-name="ce6" office:value-type="float" office:value="114.090172">
            <text:p>114.090172000000</text:p>
          </table:table-cell>
          <table:table-cell table:style-name="ce4" office:value-type="string">
            <text:p>https://www.google.com/maps/place/82+Hua+Fa+Nan+Lu/@22.540125,114.089464,19z/data=!3m1!4b1!4m2!3m1!1s0x3403f436ba5db06b:0x2517926625398b37</text:p>
          </table:table-cell>
          <table:table-cell table:style-name="ce4" office:value-type="string">
            <text:p>?</text:p>
          </table:table-cell>
          <table:table-cell table:style-name="ce4"/>
          <table:table-cell table:style-name="ce9" office:value-type="string">
            <text:p>https://oomlout.myshopify.com/admin/pages/15004065</text:p>
          </table:table-cell>
          <table:table-cell table:style-name="ce4"/>
          <table:table-cell table:style-name="ce4" office:value-type="string">
            <text:p>If you have ever wanted to purchase a replacement screen, graphics chip, PCB or socket for your cell phone, it will be available from a stall in this building (or if not in the one across the street (&lt;a href="http://oomlout.co.uk/pages/hqbs-huaqiangbeisystem-04"&gt;HQBS-04&lt;/a&gt;)(Pong Yuen Communication Accessories Hall)).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style-name="ce4"/>
          <table:table-cell table:style-name="ce4" office:value-type="string">
            <text:p>Cell Phone Repair Parts</text:p>
          </table:table-cell>
          <table:table-cell table:style-name="ce4"/>
          <table:table-cell table:style-name="ce4"/>
          <table:table-cell table:style-name="ce4"/>
          <table:table-cell table:style-name="ce4"/>
          <table:table-cell table:style-name="ce4" office:value-type="string">
            <text:p>???</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4</text:p>
          </table:table-cell>
          <table:table-cell table:style-name="ce4"/>
          <table:table-cell table:style-name="ce4"/>
          <table:table-cell table:style-name="ce4" office:value-type="string">
            <text:p>Pong Yuen Communication Accessories Hall</text:p>
          </table:table-cell>
          <table:table-cell table:style-name="ce4"/>
          <table:table-cell table:style-name="ce4"/>
          <table:table-cell table:style-name="ce6" office:value-type="float" office:value="22.540317">
            <text:p>22.540317000000</text:p>
          </table:table-cell>
          <table:table-cell table:style-name="ce6" office:value-type="float" office:value="114.0883">
            <text:p>114.088300000000</text:p>
          </table:table-cell>
          <table:table-cell table:style-name="ce4" office:value-type="string">
            <text:p>https://www.google.com/maps/place/Chiwei+Mansion/@22.5401729,114.0864484,17z/data=!4m2!3m1!1s0x3403f436d73d653d:0x7c88be4df9e6b9c1</text:p>
          </table:table-cell>
          <table:table-cell table:style-name="ce4" office:value-type="string">
            <text:p>?</text:p>
          </table:table-cell>
          <table:table-cell table:style-name="ce4"/>
          <table:table-cell table:style-name="ce9" office:value-type="string">
            <text:p>https://oomlout.myshopify.com/admin/pages/15004097</text:p>
          </table:table-cell>
          <table:table-cell table:style-name="ce4"/>
          <table:table-cell table:style-name="ce4" office:value-type="string">
            <text:p>If you have ever wanted to purchase a replacement screen, graphics chip, PCB or socket for your cell phone, it will be available from a stall in this building (or if not in the one across the street (&lt;a href="http://oomlout.co.uk/pages/hqbs-huaqiangbeisystem-03"&gt;HQBS-03&lt;/a&gt;(Long Sheng <text:span text:style-name="T1">Communication</text:span> Market)).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style-name="ce4"/>
          <table:table-cell table:style-name="ce4"/>
          <table:table-cell table:style-name="ce4"/>
          <table:table-cell table:style-name="ce4"/>
          <table:table-cell table:style-name="ce4"/>
          <table:table-cell table:style-name="ce4"/>
          <table:table-cell table:style-name="ce4" office:value-type="string">
            <text:p>???</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5</text:p>
          </table:table-cell>
          <table:table-cell table:style-name="ce4"/>
          <table:table-cell table:style-name="ce4"/>
          <table:table-cell table:style-name="ce4" office:value-type="string">
            <text:p>Hau Qiang Metro Shopping Mall</text:p>
          </table:table-cell>
          <table:table-cell table:style-name="ce4"/>
          <table:table-cell table:style-name="ce4"/>
          <table:table-cell table:style-name="ce6" office:value-type="float" office:value="22.540228">
            <text:p>22.540228000000</text:p>
          </table:table-cell>
          <table:table-cell table:style-name="ce6" office:value-type="float" office:value="114.086594">
            <text:p>114.086594000000</text:p>
          </table:table-cell>
          <table:table-cell table:style-name="ce4" office:value-type="string">
            <text:p>https://www.google.com/maps/place/Huaqiang+Subway+Shopping+Mall/@22.5401729,114.0864484,17z/data=!3m1!4b1!4m2!3m1!1s0x3403f43733d2f887:0x91e8a5b9f94968df</text:p>
          </table:table-cell>
          <table:table-cell table:style-name="ce4" office:value-type="float" office:value="1">
            <text:p>1</text:p>
          </table:table-cell>
          <table:table-cell table:style-name="ce4"/>
          <table:table-cell table:style-name="ce9" office:value-type="string">
            <text:p>https://oomlout.myshopify.com/admin/pages/15004109</text:p>
          </table:table-cell>
          <table:table-cell table:style-name="ce4"/>
          <table:table-cell table:style-name="ce4" office:value-type="string">
            <text:p>An underground market with a mixture of cell phone repair parts, cell phone repair services, and cell phone accessories (cases, USB cables etc.)<text:span text:style-name="T1">. Sadly on our last visit this building wasn't open (we were too early) hence the lack of photos, we hope to rectify this on our next visit.</text:span></text:p>
          </table:table-cell>
          <table:table-cell table:style-name="ce4" office:value-type="string">
            <text:p>Under ground, cell phone repair parts and accessories</text:p>
          </table:table-cell>
          <table:table-cell table:style-name="ce4"/>
          <table:table-cell table:style-name="ce4"/>
          <table:table-cell table:style-name="ce4"/>
          <table:table-cell table:style-name="ce4"/>
          <table:table-cell table:style-name="ce4"/>
          <table:table-cell table:style-name="ce4" office:value-type="string">
            <text:p>Cell phone <text:span text:style-name="T1">accessory</text:span> and repair part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6</text:p>
          </table:table-cell>
          <table:table-cell table:style-name="ce4" office:value-type="float" office:value="16">
            <text:p>16</text:p>
          </table:table-cell>
          <table:table-cell table:style-name="ce4" office:value-type="float" office:value="9">
            <text:p>9</text:p>
          </table:table-cell>
          <table:table-cell table:style-name="ce4" office:value-type="string">
            <text:p>SEG Market</text:p>
          </table:table-cell>
          <table:table-cell table:style-name="ce4"/>
          <table:table-cell table:style-name="ce4"/>
          <table:table-cell table:style-name="ce6" office:value-type="float" office:value="22.541337">
            <text:p>22.541337000000</text:p>
          </table:table-cell>
          <table:table-cell table:style-name="ce6" office:value-type="float" office:value="114.087506">
            <text:p>114.087506000000</text:p>
          </table:table-cell>
          <table:table-cell table:style-name="ce4" office:value-type="string">
            <text:p>https://www.google.com/maps/place/SEG+Plaza/@22.5401803,114.0877003,17z/data=!4m2!3m1!1s0x3403f436e21cb049:0x30fe62ab237e8d9c</text:p>
          </table:table-cell>
          <table:table-cell table:style-name="ce4"/>
          <table:table-cell table:style-name="ce4"/>
          <table:table-cell table:style-name="ce9" office:value-type="string">
            <text:p>https://oomlout.myshopify.com/admin/pages/15004137</text:p>
          </table:table-cell>
          <table:table-cell table:style-name="ce4"/>
          <table:table-cell table:style-name="ce4" office:value-type="string">
            <text:p>This is the centre of the electronics market, a 30 storey glass tower of offices with a 9 storey base filled with stalls. Floors 01-02 are basic components. Floors 03-06 are consumer electronics, and 07-09 are factory offices with showroom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booths piled high, wire, hardware, tools, connectors, LEDs)</text:p>
          </table:table-cell>
          <table:table-cell table:style-name="ce4" office:value-type="string">
            <text:p>Components (Less busy, jigher value items)</text:p>
          </table:table-cell>
          <table:table-cell table:style-name="ce4" office:value-type="string">
            <text:p>Finished Items (Network cards, 3D printing, speakers, motherboards, labels &amp; ribbon, POS systems.)</text:p>
          </table:table-cell>
          <table:table-cell table:style-name="ce4" office:value-type="string">
            <text:p><text:span text:style-name="T1">Computers</text:span> (stalls with salesmen)</text:p>
          </table:table-cell>
          <table:table-cell table:style-name="ce4" office:value-type="string">
            <text:p>Computer Parts (Motherboards, little stalls)</text:p>
          </table:table-cell>
          <table:table-cell table:style-name="ce4" office:value-type="string">
            <text:p>Computer Parts (Mother boards, <text:span text:style-name="T1">accessories</text:span>, power supplies)</text:p>
          </table:table-cell>
          <table:table-cell table:style-name="ce4" office:value-type="string">
            <text:p>Computer Parts and Cables (starting to be factory offices, no longer stalls)</text:p>
          </table:table-cell>
          <table:table-cell table:style-name="ce4" office:value-type="string">
            <text:p>Same as 7F</text:p>
          </table:table-cell>
          <table:table-cell table:style-name="ce4" office:value-type="string">
            <text:p>Same As 8F</text:p>
          </table:table-cell>
          <table:table-cell table:style-name="ce4" office:value-type="string">
            <text:p>Same as 9F (only one set of <text:span text:style-name="T1">escalators</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7</text:p>
          </table:table-cell>
          <table:table-cell table:style-name="ce4" office:value-type="float" office:value="5">
            <text:p>5</text:p>
          </table:table-cell>
          <table:table-cell table:style-name="ce4" office:value-type="float" office:value="6">
            <text:p>6</text:p>
          </table:table-cell>
          <table:table-cell table:style-name="ce4" office:value-type="string">
            <text:p>HQ Mart 01-03</text:p>
          </table:table-cell>
          <table:table-cell table:style-name="ce4"/>
          <table:table-cell table:style-name="ce4"/>
          <table:table-cell table:style-name="ce6" office:value-type="float" office:value="22.540898">
            <text:p>22.540898000000</text:p>
          </table:table-cell>
          <table:table-cell table:style-name="ce6" office:value-type="float" office:value="114.086136">
            <text:p>114.086136000000</text:p>
          </table:table-cell>
          <table:table-cell table:style-name="ce4" office:value-type="string">
            <text:p>https://www.google.com/maps/place/Bldg+1,+Huaqiang+Property/@22.5409285,114.0861839,18z/data=!3m1!4b1!4m2!3m1!1s0x3403f4373ed1046d:0x18af88827ce6e1d6</text:p>
          </table:table-cell>
          <table:table-cell table:style-name="ce4"/>
          <table:table-cell table:style-name="ce4"/>
          <table:table-cell table:style-name="ce9" office:value-type="string">
            <text:p>https://oomlout.myshopify.com/admin/pages/15004177</text:p>
          </table:table-cell>
          <table:table-cell table:style-name="ce4"/>
          <table:table-cell table:style-name="ce4" office:value-type="string">
            <text:p>The HQ 3 are a collection of three buildings. They are linked internally making them tricky to navigate. This is mostly because they have different floor heights, making it possible to go from floor 4 in one building to floor 6 in another without using any stairs. The lower floors are filled with electronic component stalls and the upper floors contain everything from used PC's to purchasable cash registers. (For the purposes of the HQBS, they have a single page but are buildings 07-09 on the map).</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little booths staked high) (1-3 joined)</text:p>
          </table:table-cell>
          <table:table-cell table:style-name="ce4" office:value-type="string">
            <text:p>Chips some components, not very busy</text:p>
          </table:table-cell>
          <table:table-cell table:style-name="ce4" office:value-type="string">
            <text:p><text:span text:style-name="T1">Computer</text:span> accessories (old printers, consumables, printers, computers)</text:p>
          </table:table-cell>
          <table:table-cell table:style-name="ce4" office:value-type="string">
            <text:p>Laptops, New &amp; used, repair, LCD Panels, Label Printer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8</text:p>
          </table:table-cell>
          <table:table-cell table:style-name="ce4" office:value-type="float" office:value="5">
            <text:p>5</text:p>
          </table:table-cell>
          <table:table-cell table:style-name="ce4" office:value-type="float" office:value="6">
            <text:p>6</text:p>
          </table:table-cell>
          <table:table-cell table:style-name="ce4" office:value-type="string">
            <text:p>HQ Mart 02</text:p>
          </table:table-cell>
          <table:table-cell table:style-name="ce4"/>
          <table:table-cell table:style-name="ce4"/>
          <table:table-cell table:style-name="ce6" office:value-type="string">
            <text:p>DOESN'T EXIST</text:p>
          </table:table-cell>
          <table:table-cell table:style-name="ce6"/>
          <table:table-cell table:style-name="ce4" office:value-type="string">
            <text:p>https://www.google.com/maps/place/Bldg+1,+Huaqiang+Property/@22.5409285,114.0861839,18z/data=!3m1!4b1!4m2!3m1!1s0x3403f4373ed1046d:0x18af88827ce6e1d6</text:p>
          </table:table-cell>
          <table:table-cell table:style-name="ce4"/>
          <table:table-cell table:style-name="ce4"/>
          <table:table-cell table:style-name="ce9" office:value-type="string">
            <text:p>same</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Components (little booths staked high) (1-3 joined)</text:p>
          </table:table-cell>
          <table:table-cell table:style-name="ce4" office:value-type="string">
            <text:p>Component Reels mostly discrete</text:p>
          </table:table-cell>
          <table:table-cell table:style-name="ce4" office:value-type="string">
            <text:p>Computer Parts new &amp; used, Label printer stall</text:p>
          </table:table-cell>
          <table:table-cell table:style-name="ce4" office:value-type="string">
            <text:p>Computer Parts, Motherboards, <text:span text:style-name="T1">LCD's</text:span> only stairs</text:p>
          </table:table-cell>
          <table:table-cell table:style-name="ce4" office:value-type="string">
            <text:p>Chips, Motherboards, big screens, little stores (only stair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9</text:p>
          </table:table-cell>
          <table:table-cell table:style-name="ce4" office:value-type="float" office:value="5">
            <text:p>5</text:p>
          </table:table-cell>
          <table:table-cell table:style-name="ce4" office:value-type="float" office:value="6">
            <text:p>6</text:p>
          </table:table-cell>
          <table:table-cell table:style-name="ce4" office:value-type="string">
            <text:p>HQ Mart 03</text:p>
          </table:table-cell>
          <table:table-cell table:style-name="ce4"/>
          <table:table-cell table:style-name="ce4"/>
          <table:table-cell table:style-name="ce6" office:value-type="float" office:value="22.541706">
            <text:p>22.541706000000</text:p>
          </table:table-cell>
          <table:table-cell table:style-name="ce6" office:value-type="float" office:value="114.086249">
            <text:p>114.086249000000</text:p>
          </table:table-cell>
          <table:table-cell table:style-name="ce4" office:value-type="string">
            <text:p>https://www.google.com/maps/place/Bldg+1,+Huaqiang+Property/@22.5409285,114.0861839,18z/data=!3m1!4b1!4m2!3m1!1s0x3403f4373ed1046d:0x18af88827ce6e1d6</text:p>
          </table:table-cell>
          <table:table-cell table:style-name="ce4"/>
          <table:table-cell table:style-name="ce4"/>
          <table:table-cell table:style-name="ce9" office:value-type="string">
            <text:p>same</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Components (little booths staked high) (1-3 joined)</text:p>
          </table:table-cell>
          <table:table-cell table:style-name="ce4" office:value-type="string">
            <text:p>Same as no.2 I think)</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0</text:p>
          </table:table-cell>
          <table:table-cell table:style-name="ce4" office:value-type="float" office:value="7">
            <text:p>7</text:p>
          </table:table-cell>
          <table:table-cell table:style-name="ce4" office:value-type="float" office:value="5">
            <text:p>5</text:p>
          </table:table-cell>
          <table:table-cell table:style-name="ce4" office:value-type="string">
            <text:p>HQ Electronics World (LED Building)</text:p>
          </table:table-cell>
          <table:table-cell table:style-name="ce4"/>
          <table:table-cell table:style-name="ce4"/>
          <table:table-cell table:style-name="ce6" office:value-type="float" office:value="22.542469">
            <text:p>22.542469000000</text:p>
          </table:table-cell>
          <table:table-cell table:style-name="ce6" office:value-type="float" office:value="114.086195">
            <text:p>114.086195000000</text:p>
          </table:table-cell>
          <table:table-cell table:style-name="ce4" office:value-type="string">
            <text:p>https://www.google.com/maps/place/Huaqiang+Square/@22.5428076,114.0860578,18z/data=!3m1!4b1!4m2!3m1!1s0x3403f437a0362743:0xdd50a5087e3a5fbf</text:p>
          </table:table-cell>
          <table:table-cell table:style-name="ce4"/>
          <table:table-cell table:style-name="ce4"/>
          <table:table-cell table:style-name="ce9" office:value-type="string">
            <text:p>https://oomlout.myshopify.com/admin/pages/15004197</text:p>
          </table:table-cell>
          <table:table-cell table:style-name="ce4"/>
          <table:table-cell table:style-name="ce4" office:value-type="string">
            <text:p>This building is in flux. The ground floor of the southern building (closest to SEG) sells electronic components. The first floor has assembled electronic components (USB microscopes, manufactured LED products etc.). Floors 03-05 (and 01-05 in the north tower) are consumer electronics (Cameras, computers, tablets). However the sixth floor is a marvel of LED technology, from bare diodes to street lamps and bulbs. Top tip when purchasing high power LEDs; the retailers will want to show you that they work - the professionals bring sunglasses for this purpose.</text:p>
          </table:table-cell>
          <table:table-cell table:style-name="ce4"/>
          <table:table-cell table:style-name="ce4"/>
          <table:table-cell table:style-name="ce4"/>
          <table:table-cell table:style-name="ce4"/>
          <table:table-cell table:style-name="ce4"/>
          <table:table-cell table:style-name="ce4"/>
          <table:table-cell table:style-name="ce4" office:value-type="string">
            <text:p>South Side, Components, North Side Sunning</text:p>
          </table:table-cell>
          <table:table-cell table:style-name="ce4" office:value-type="string">
            <text:p>South some components and little stalls, North Sunning</text:p>
          </table:table-cell>
          <table:table-cell table:style-name="ce4" office:value-type="string">
            <text:p>Consumer Electronics</text:p>
          </table:table-cell>
          <table:table-cell table:style-name="ce4" office:value-type="string">
            <text:p>Consumer Electronics (bit less professional than 3)</text:p>
          </table:table-cell>
          <table:table-cell table:style-name="ce4" office:value-type="string">
            <text:p>Consumer Computers, South side some stalls, one section cleared out, some LEDs</text:p>
          </table:table-cell>
          <table:table-cell table:style-name="ce4" office:value-type="string">
            <text:p>LEDs (mostly bulbs and high power)</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1</text:p>
          </table:table-cell>
          <table:table-cell table:style-name="ce4" office:value-type="float" office:value="19">
            <text:p>19</text:p>
          </table:table-cell>
          <table:table-cell table:style-name="ce4" office:value-type="float" office:value="11">
            <text:p>11</text:p>
          </table:table-cell>
          <table:table-cell table:style-name="ce4" office:value-type="string">
            <text:p>Tai Ping Yang Security Equipments Market</text:p>
          </table:table-cell>
          <table:table-cell table:style-name="ce4"/>
          <table:table-cell table:style-name="ce4"/>
          <table:table-cell table:style-name="ce6" office:value-type="float" office:value="22.542568">
            <text:p>22.542568000000</text:p>
          </table:table-cell>
          <table:table-cell table:style-name="ce6" office:value-type="float" office:value="114.088182">
            <text:p>114.088182000000</text:p>
          </table:table-cell>
          <table:table-cell table:style-name="ce4" office:value-type="string">
            <text:p>https://www.google.com/maps/search/Tai+Ping+Yang+/@22.5426874,114.0882952,20z</text:p>
          </table:table-cell>
          <table:table-cell table:style-name="ce4"/>
          <table:table-cell table:style-name="ce4"/>
          <table:table-cell table:style-name="ce9" office:value-type="string">
            <text:p>https://oomlout.myshopify.com/admin/pages/15004209</text:p>
          </table:table-cell>
          <table:table-cell table:style-name="ce4"/>
          <table:table-cell table:style-name="ce4" office:value-type="string">
            <text:p>This building specializes in anything security related. CB radios, cameras (both overt and covert), IR flood lights and other gems of <text:span text:style-name="T1">surveillance.</text:span> If you're looking for more security themed items there is a smaller market as well (&lt;a href="http://oomlout.co.uk/pages/hqbs-huaqiangbeisystem-16"&gt;HQBS-16&lt;/a&gt;(Huitong Security Products <text:span text:style-name="T1">Harbour</text:span>))</text:p>
          </table:table-cell>
          <table:table-cell table:style-name="ce4"/>
          <table:table-cell table:style-name="ce4"/>
          <table:table-cell table:style-name="ce4"/>
          <table:table-cell table:style-name="ce4"/>
          <table:table-cell table:style-name="ce4"/>
          <table:table-cell table:style-name="ce4"/>
          <table:table-cell table:style-name="ce4" office:value-type="string">
            <text:p>Radios, cameras, etc.</text:p>
          </table:table-cell>
          <table:table-cell table:style-name="ce4" office:value-type="string">
            <text:p>Same less busy than previous floor</text:p>
          </table:table-cell>
          <table:table-cell table:style-name="ce4" office:value-type="string">
            <text:p>Same less busy than previous floor</text:p>
          </table:table-cell>
          <table:table-cell table:style-name="ce4" office:value-type="string">
            <text:p>Same less busy than previous floor</text:p>
          </table:table-cell>
          <table:table-cell table:style-name="ce4" office:value-type="string">
            <text:p>Same less busy than previous floor</text:p>
          </table:table-cell>
          <table:table-cell table:style-name="ce4" office:value-type="string">
            <text:p>Mostly Camera Casing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2</text:p>
          </table:table-cell>
          <table:table-cell table:style-name="ce4" office:value-type="float" office:value="23">
            <text:p>23</text:p>
          </table:table-cell>
          <table:table-cell table:style-name="ce4" office:value-type="float" office:value="2">
            <text:p>2</text:p>
          </table:table-cell>
          <table:table-cell table:style-name="ce4" office:value-type="string">
            <text:p>Golcunda Cyber Plaza</text:p>
          </table:table-cell>
          <table:table-cell table:style-name="ce4"/>
          <table:table-cell table:style-name="ce4"/>
          <table:table-cell table:style-name="ce6" office:value-type="float" office:value="22.542625">
            <text:p>22.542625000000</text:p>
          </table:table-cell>
          <table:table-cell table:style-name="ce6" office:value-type="float" office:value="114.088823">
            <text:p>114.088823000000</text:p>
          </table:table-cell>
          <table:table-cell table:style-name="ce4" office:value-type="string">
            <text:p>https://www.google.com/maps/place/1+Hua+Fa+Bei+Lu/@22.542996,114.088969,19z/data=!3m1!4b1!4m2!3m1!1s0x3403f43668224c23:0x2eb815d90da16a9</text:p>
          </table:table-cell>
          <table:table-cell table:style-name="ce4"/>
          <table:table-cell table:style-name="ce4"/>
          <table:table-cell table:style-name="ce9" office:value-type="string">
            <text:p>https://oomlout.myshopify.com/admin/pages/15004213</text:p>
          </table:table-cell>
          <table:table-cell table:style-name="ce4"/>
          <table:table-cell table:style-name="ce4" office:value-type="string">
            <text:p>This building specialises in cell phone accessories, cases, pluggies, and USB cables. While not of huge interest to those visiting Shenzhen for electronics, it is a fascinating building where trends can be spotted. If you have a popular cell phone, any number of monstrosities/marvels can be <text:span text:style-name="T1">procured</text:span> to bling it up. (Similar to (&lt;a href="http://oomlout.co.uk/pages/hqbs-huaqiangbeisystem-10"&gt;HQBS-10&lt;/a&gt;(Long Sheng Accessory Market))</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ell phone accessories</text:p>
          </table:table-cell>
          <table:table-cell table:style-name="ce4" office:value-type="string">
            <text:p>Mostly mobile cases</text:p>
          </table:table-cell>
          <table:table-cell table:style-name="ce4" office:value-type="string">
            <text:p>General accessories for phones, section of label printer for hire</text:p>
          </table:table-cell>
          <table:table-cell table:style-name="ce4" office:value-type="string">
            <text:p>Bigger volume accessories and offices</text:p>
          </table:table-cell>
          <table:table-cell table:style-name="ce4" office:value-type="string">
            <text:p>Mostly closed</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3</text:p>
          </table:table-cell>
          <table:table-cell table:style-name="ce4" office:value-type="float" office:value="22">
            <text:p>22</text:p>
          </table:table-cell>
          <table:table-cell table:style-name="ce4" office:value-type="float" office:value="10">
            <text:p>10</text:p>
          </table:table-cell>
          <table:table-cell table:style-name="ce4" office:value-type="string">
            <text:p>Long Sheng Accessory Market</text:p>
          </table:table-cell>
          <table:table-cell table:style-name="ce4"/>
          <table:table-cell table:style-name="ce4"/>
          <table:table-cell table:style-name="ce6" office:value-type="float" office:value="22.543438">
            <text:p>22.543438000000</text:p>
          </table:table-cell>
          <table:table-cell table:style-name="ce6" office:value-type="float" office:value="114.088833">
            <text:p>114.088833000000</text:p>
          </table:table-cell>
          <table:table-cell table:style-name="ce4" office:value-type="string">
            <text:p>https://www.google.com/maps/place/5+Hua+Fa+Bei+Lu/@22.543509,114.089038,19z/data=!3m1!4b1!4m2!3m1!1s0x3403f4366ac05ed9:0xa0fa4a243cd94d1</text:p>
          </table:table-cell>
          <table:table-cell table:style-name="ce4"/>
          <table:table-cell table:style-name="ce4"/>
          <table:table-cell table:style-name="ce9" office:value-type="string">
            <text:p>https://oomlout.myshopify.com/admin/pages/15004221</text:p>
          </table:table-cell>
          <table:table-cell table:style-name="ce4"/>
          <table:table-cell table:style-name="ce4" office:value-type="string">
            <text:p>This building specialises in cell phone accessories, cases, pluggies, and USB cables. While not of huge interest to those in Shenzhen for electronics, it is a fascinating building where trends can be spotted. If you have a popular cell phone, any number of monstrosities/marvels can be <text:span text:style-name="T1">procured</text:span> to bling it up. (Similar to (&lt;a href="http://oomlout.co.uk/pages/hqbs-huaqiangbeisystem-09"&gt;HQBS-09&lt;/a&gt;(Golcunda Cyber Plaza))</text:p>
          </table:table-cell>
          <table:table-cell table:style-name="ce4"/>
          <table:table-cell table:style-name="ce4"/>
          <table:table-cell table:style-name="ce4"/>
          <table:table-cell table:style-name="ce4"/>
          <table:table-cell table:style-name="ce4"/>
          <table:table-cell table:style-name="ce4"/>
          <table:table-cell table:style-name="ce4" office:value-type="string">
            <text:p>Pluggies, cases, little shops, quite professional</text:p>
          </table:table-cell>
          <table:table-cell table:style-name="ce4" office:value-type="string">
            <text:p>Mobiles cases more for larger orders</text:p>
          </table:table-cell>
          <table:table-cell table:style-name="ce4" office:value-type="string">
            <text:p>Mobiles cases more for larger orders</text:p>
          </table:table-cell>
          <table:table-cell table:style-name="ce4" office:value-type="string">
            <text:p>Mobiles cases more for larger orders</text:p>
          </table:table-cell>
          <table:table-cell table:style-name="ce4" office:value-type="string">
            <text:p>Case stalls as well as some offices</text:p>
          </table:table-cell>
          <table:table-cell table:style-name="ce4" office:value-type="string">
            <text:p>Company display rooms (cell phone cas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4</text:p>
          </table:table-cell>
          <table:table-cell table:style-name="ce4" office:value-type="float" office:value="21">
            <text:p>21</text:p>
          </table:table-cell>
          <table:table-cell table:style-name="ce4" office:value-type="float" office:value="15">
            <text:p>15</text:p>
          </table:table-cell>
          <table:table-cell table:style-name="ce4" office:value-type="string">
            <text:p>Foreign Trade Wholesale Centre</text:p>
          </table:table-cell>
          <table:table-cell table:style-name="ce4"/>
          <table:table-cell table:style-name="ce4"/>
          <table:table-cell table:style-name="ce6" office:value-type="float" office:value="22.54209">
            <text:p>22.542090000000</text:p>
          </table:table-cell>
          <table:table-cell table:style-name="ce6" office:value-type="float" office:value="114.088216">
            <text:p>114.088216000000</text:p>
          </table:table-cell>
          <table:table-cell table:style-name="ce4" office:value-type="string">
            <text:p>https://www.google.com/maps/place/International+Dianzicheng+Foreign+Trade+Wholesale+Market/@22.5419723,114.0880402,19z/data=!3m1!4b1!4m2!3m1!1s0x3403f436fa240729:0x25fedb41c39ba61a</text:p>
          </table:table-cell>
          <table:table-cell table:style-name="ce4"/>
          <table:table-cell table:style-name="ce4"/>
          <table:table-cell table:style-name="ce9" office:value-type="string">
            <text:p>https://oomlout.myshopify.com/admin/pages/15004225</text:p>
          </table:table-cell>
          <table:table-cell table:style-name="ce4"/>
          <table:table-cell table:style-name="ce4" office:value-type="string">
            <text:p>Specializing in consumer products destined for the Russian/African markets. While we were last there, dash board cameras and anything in the shape of a Bugatti Veyron were popular.</text:p>
          </table:table-cell>
          <table:table-cell table:style-name="ce4"/>
          <table:table-cell table:style-name="ce4"/>
          <table:table-cell table:style-name="ce4"/>
          <table:table-cell table:style-name="ce4"/>
          <table:table-cell table:style-name="ce4"/>
          <table:table-cell table:style-name="ce4"/>
          <table:table-cell table:style-name="ce4" office:value-type="string">
            <text:p>Watches, USB sticks, items for export to <text:span text:style-name="T1">Africa</text:span> and middle east</text:p>
          </table:table-cell>
          <table:table-cell table:style-name="ce4" office:value-type="string">
            <text:p>GPS, Car Cameras</text:p>
          </table:table-cell>
          <table:table-cell table:style-name="ce4" office:value-type="string">
            <text:p>Half Empty (being renovated), Cell <text:span text:style-name="T1">accessories</text:span>, things in car bodies</text:p>
          </table:table-cell>
          <table:table-cell table:style-name="ce4" office:value-type="string">
            <text:p>Tablets, <text:span text:style-name="T1">Flash Lights</text:span>, USB Stick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5</text:p>
          </table:table-cell>
          <table:table-cell table:style-name="ce4"/>
          <table:table-cell table:style-name="ce4"/>
          <table:table-cell table:style-name="ce4" office:value-type="string">
            <text:p>Wan Shang Hui</text:p>
          </table:table-cell>
          <table:table-cell table:style-name="ce4"/>
          <table:table-cell table:style-name="ce4"/>
          <table:table-cell table:style-name="ce6" office:value-type="float" office:value="22.541612">
            <text:p>22.541612000000</text:p>
          </table:table-cell>
          <table:table-cell table:style-name="ce6" office:value-type="float" office:value="114.088849">
            <text:p>114.088849000000</text:p>
          </table:table-cell>
          <table:table-cell table:style-name="ce4" office:value-type="string">
            <text:p>https://www.google.com/maps/place/Zhongdian+Digital+%EF%BC%88Wanshanghui%EF%BC%89+Peitao+Center/@22.5416622,114.0890928,19z/data=!3m1!4b1!4m2!3m1!1s0x3403f4368d1fc9fd:0x35ecc2a4117259d</text:p>
          </table:table-cell>
          <table:table-cell table:style-name="ce4"/>
          <table:table-cell table:style-name="ce4"/>
          <table:table-cell table:style-name="ce9" office:value-type="string">
            <text:p>https://oomlout.myshopify.com/admin/pages/15004229</text:p>
          </table:table-cell>
          <table:table-cell table:style-name="ce4"/>
          <table:table-cell table:style-name="ce4" office:value-type="string">
            <text:p>This building specializes in low end consumer electronics, as well as cell phone <text:span text:style-name="T1">accessories, </text:span>focusing on USB power back packs, SD cards and various stickers. The stickers can be both legit (ie. QC passed) and slightly suspect (ie. 32GB SanDisk SD card label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Batteries, SD Cards, Cell Phones, Cables, Stickers, Power backpacks</text:p>
          </table:table-cell>
          <table:table-cell table:style-name="ce4" office:value-type="string">
            <text:p>Similar to first floor</text:p>
          </table:table-cell>
          <table:table-cell table:style-name="ce4" office:value-type="string">
            <text:p>Similar to first floor</text:p>
          </table:table-cell>
          <table:table-cell table:style-name="ce4" office:value-type="string">
            <text:p>Similar but also with headphones</text:p>
          </table:table-cell>
          <table:table-cell table:style-name="ce4" office:value-type="string">
            <text:p>Little shops of <text:span text:style-name="T1">accessories</text:span>, CD Printing, Batteries, Mobile accessories</text:p>
          </table:table-cell>
          <table:table-cell table:style-name="ce4" office:value-type="string">
            <text:p>Same as 5</text:p>
          </table:table-cell>
          <table:table-cell table:style-name="ce4" office:value-type="string">
            <text:p>Same as 6</text:p>
          </table:table-cell>
          <table:table-cell table:style-name="ce4" office:value-type="string">
            <text:p>Factory shops (headphon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6</text:p>
          </table:table-cell>
          <table:table-cell table:style-name="ce4" office:value-type="float" office:value="19">
            <text:p>19</text:p>
          </table:table-cell>
          <table:table-cell table:style-name="ce4"/>
          <table:table-cell table:style-name="ce4" office:value-type="string">
            <text:p>Huitong Security Products Harbor</text:p>
          </table:table-cell>
          <table:table-cell table:style-name="ce4"/>
          <table:table-cell table:style-name="ce4"/>
          <table:table-cell table:style-name="ce6" office:value-type="float" office:value="22.543205">
            <text:p>22.543205000000</text:p>
          </table:table-cell>
          <table:table-cell table:style-name="ce6" office:value-type="float" office:value="114.08812">
            <text:p>114.088120000000</text:p>
          </table:table-cell>
          <table:table-cell table:style-name="ce4" office:value-type="string">
            <text:p>https://www.google.com/maps/place/Shenzhen+Huijietong+Electronics+Co.,Ltd./@22.5431808,114.0884973,18z/data=!4m5!1m2!2m1!1sHuitong!3m1!1s0x0:0x29578b33764ebea8</text:p>
          </table:table-cell>
          <table:table-cell table:style-name="ce4"/>
          <table:table-cell table:style-name="ce4"/>
          <table:table-cell table:style-name="ce9" office:value-type="string">
            <text:p>https://oomlout.myshopify.com/admin/pages/15004237</text:p>
          </table:table-cell>
          <table:table-cell table:style-name="ce4"/>
          <table:table-cell table:style-name="ce4" office:value-type="string">
            <text:p>The smaller cousin to (&lt;a href="http://oomlout.co.uk/pages/hqbs-huaqiangbeisystem-11"&gt;HQBS-11&lt;/a&gt; (Tai Ping Yang Security Equipments Market)). With an array of security related stalls, not nearly as busy nor as much variety as (&lt;a href="http://oomlout.co.uk/pages/hqbs-huaqiangbeisystem-11"&gt;HQBS-11&lt;/a&gt;)</text:p>
          </table:table-cell>
          <table:table-cell table:style-name="ce4"/>
          <table:table-cell table:style-name="ce4"/>
          <table:table-cell table:style-name="ce4"/>
          <table:table-cell table:style-name="ce4"/>
          <table:table-cell table:style-name="ce4"/>
          <table:table-cell table:style-name="ce4"/>
          <table:table-cell table:style-name="ce4" office:value-type="string">
            <text:p>Helmets, Radios, Cameras (not as nice as security building)</text:p>
          </table:table-cell>
          <table:table-cell table:style-name="ce4" office:value-type="string">
            <text:p>Mostly empty</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7</text:p>
          </table:table-cell>
          <table:table-cell table:style-name="ce4" office:value-type="float" office:value="25">
            <text:p>25</text:p>
          </table:table-cell>
          <table:table-cell table:style-name="ce4" office:value-type="float" office:value="13">
            <text:p>13</text:p>
          </table:table-cell>
          <table:table-cell table:style-name="ce4" office:value-type="string">
            <text:p>SED Electronics Communication Market</text:p>
          </table:table-cell>
          <table:table-cell table:style-name="ce4"/>
          <table:table-cell table:style-name="ce4"/>
          <table:table-cell table:style-name="ce6" office:value-type="float" office:value="22.544729">
            <text:p>22.544729000000</text:p>
          </table:table-cell>
          <table:table-cell table:style-name="ce6" office:value-type="float" office:value="114.089543">
            <text:p>114.089543000000</text:p>
          </table:table-cell>
          <table:table-cell table:style-name="ce4" office:value-type="string">
            <text:p>https://www.google.com/maps/place/Sangda+Mansion/@22.5447736,114.0896548,18z/data=!3m1!4b1!4m2!3m1!1s0x3403f4361d314e73:0xad6e4b3724eff3d</text:p>
          </table:table-cell>
          <table:table-cell table:style-name="ce4"/>
          <table:table-cell table:style-name="ce4"/>
          <table:table-cell table:style-name="ce9" office:value-type="string">
            <text:p>https://oomlout.myshopify.com/admin/pages/15004253</text:p>
          </table:table-cell>
          <table:table-cell table:style-name="ce4"/>
          <table:table-cell table:style-name="ce4" office:value-type="string">
            <text:p>This is the place to find Android tablets of every conceivable size and quality.</text:p>
          </table:table-cell>
          <table:table-cell table:style-name="ce4"/>
          <table:table-cell table:style-name="ce4"/>
          <table:table-cell table:style-name="ce4"/>
          <table:table-cell table:style-name="ce4"/>
          <table:table-cell table:style-name="ce4"/>
          <table:table-cell table:style-name="ce4"/>
          <table:table-cell table:style-name="ce4" office:value-type="string">
            <text:p>Tablets</text:p>
          </table:table-cell>
          <table:table-cell table:style-name="ce4" office:value-type="string">
            <text:p>Tablet Cases and Tablets</text:p>
          </table:table-cell>
          <table:table-cell table:style-name="ce4" office:value-type="string">
            <text:p>iPad and tablet <text:span text:style-name="T1">accessories</text:span>, almost empty</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8</text:p>
          </table:table-cell>
          <table:table-cell table:style-name="ce4"/>
          <table:table-cell table:style-name="ce4" office:value-type="float" office:value="14">
            <text:p>14</text:p>
          </table:table-cell>
          <table:table-cell table:style-name="ce4" office:value-type="string">
            <text:p>City Mingtong Digital </text:p>
          </table:table-cell>
          <table:table-cell table:style-name="ce4"/>
          <table:table-cell table:style-name="ce4"/>
          <table:table-cell table:style-name="ce6" office:value-type="float" office:value="22.54479">
            <text:p>22.544790000000</text:p>
          </table:table-cell>
          <table:table-cell table:style-name="ce6" office:value-type="float" office:value="114.088973">
            <text:p>114.088973000000</text:p>
          </table:table-cell>
          <table:table-cell table:style-name="ce4" office:value-type="string">
            <text:p>https://www.google.com/maps/place/Economic+Equipment+Bldg/@22.5447109,114.0886231,18z/data=!3m1!4b1!4m2!3m1!1s0x3403f4362159a953:0x7fa143e4de08f426</text:p>
          </table:table-cell>
          <table:table-cell table:style-name="ce4"/>
          <table:table-cell table:style-name="ce4"/>
          <table:table-cell table:style-name="ce9" office:value-type="string">
            <text:p>https://oomlout.myshopify.com/admin/pages/15004257</text:p>
          </table:table-cell>
          <table:table-cell table:style-name="ce4"/>
          <table:table-cell table:style-name="ce4" office:value-type="string">
            <text:p>Also known as 'The Fish Building' because of the fish tank at its entrance. The first floor is occupied by stalls selling mobile phones for the Chinese market. While not too shiny<text:span text:style-name="T1"> nor high-</text:span>tech, there are some really interesting models on offer. The middle floors are where iFauxns and Samsung Note <text:span text:style-name="T1">knock-offs</text:span> of varying authenticity and quality can be sourced.</text:p>
          </table:table-cell>
          <table:table-cell table:style-name="ce4"/>
          <table:table-cell table:style-name="ce4"/>
          <table:table-cell table:style-name="ce4"/>
          <table:table-cell table:style-name="ce4"/>
          <table:table-cell table:style-name="ce4"/>
          <table:table-cell table:style-name="ce4"/>
          <table:table-cell table:style-name="ce4" office:value-type="string">
            <text:p>Accessories and domestic phones</text:p>
          </table:table-cell>
          <table:table-cell table:style-name="ce4" office:value-type="string">
            <text:p>Phones (unique designs)</text:p>
          </table:table-cell>
          <table:table-cell table:style-name="ce4" office:value-type="string">
            <text:p>Phones (dodgy notes and iFauxn's)</text:p>
          </table:table-cell>
          <table:table-cell table:style-name="ce4" office:value-type="string">
            <text:p>Same as 3f bit dodgier</text:p>
          </table:table-cell>
          <table:table-cell table:style-name="ce4" office:value-type="string">
            <text:p>Offices</text:p>
          </table:table-cell>
          <table:table-cell table:style-name="ce4" office:value-type="string">
            <text:p>Offic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9</text:p>
          </table:table-cell>
          <table:table-cell table:style-name="ce4"/>
          <table:table-cell table:style-name="ce4"/>
          <table:table-cell table:style-name="ce4" office:value-type="string">
            <text:p>Shippers Row</text:p>
          </table:table-cell>
          <table:table-cell table:style-name="ce4" office:value-type="string">
            <text:p>(North side of LongSheng building)</text:p>
          </table:table-cell>
          <table:table-cell table:style-name="ce4"/>
          <table:table-cell table:style-name="ce6" office:value-type="float" office:value="22.543703">
            <text:p>22.543703000000</text:p>
          </table:table-cell>
          <table:table-cell table:style-name="ce6" office:value-type="float" office:value="114.088785">
            <text:p>114.088785000000</text:p>
          </table:table-cell>
          <table:table-cell table:style-name="ce4" office:value-type="string">
            <text:p>https://www.google.com/maps/place/7+Hua+Fa+Bei+Lu/@22.5437,114.088861,19z/data=!3m1!4b1!4m2!3m1!1s0x3403f4363fea76af:0x670adfdddc767db4</text:p>
          </table:table-cell>
          <table:table-cell table:style-name="ce4"/>
          <table:table-cell table:style-name="ce4"/>
          <table:table-cell table:style-name="ce9" office:value-type="string">
            <text:p>https://oomlout.myshopify.com/admin/pages/15004277</text:p>
          </table:table-cell>
          <table:table-cell table:style-name="ce4"/>
          <table:table-cell table:style-name="ce4" office:value-type="string">
            <text:p>Not a building in it's own right, this is the location of a row of shops dedicated to packing things up and shipping them anywhere you like. (the north side of (&lt;a href="http://oomlout.co.uk/pages/hqbs-huaqiangbeisystem-13"&gt;HQBS-13&lt;/a&gt;Long Sheng Accessory Market)))</text:p>
          </table:table-cell>
          <table:table-cell table:style-name="ce4"/>
          <table:table-cell table:style-name="ce4"/>
          <table:table-cell table:style-name="ce4"/>
          <table:table-cell table:style-name="ce4"/>
          <table:table-cell table:style-name="ce4"/>
          <table:table-cell table:style-name="ce4"/>
          <table:table-cell table:style-name="ce4" office:value-type="string">
            <text:p>Suzy Shipper and other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0</text:p>
          </table:table-cell>
          <table:table-cell table:style-name="ce4"/>
          <table:table-cell table:style-name="ce4"/>
          <table:table-cell table:style-name="ce4" office:value-type="string">
            <text:p>SEG Market North</text:p>
          </table:table-cell>
          <table:table-cell table:style-name="ce4"/>
          <table:table-cell table:style-name="ce4"/>
          <table:table-cell table:style-name="ce6" office:value-type="float" office:value="22.541958">
            <text:p>22.541958000000</text:p>
          </table:table-cell>
          <table:table-cell table:style-name="ce6" office:value-type="float" office:value="114.08714">
            <text:p>114.087140000000</text:p>
          </table:table-cell>
          <table:table-cell table:style-name="ce4" office:value-type="string">
            <text:p>https://www.google.com/maps/place/Baohua+Mansion+%EF%BC%88Block+A%EF%BC%89/@22.5420031,114.0872105,19z/data=!3m1!4b1!4m2!3m1!1s0x3403f43703badad7:0x8bb32ab33bfe5d7</text:p>
          </table:table-cell>
          <table:table-cell table:style-name="ce4"/>
          <table:table-cell table:style-name="ce4"/>
          <table:table-cell table:style-name="ce9" office:value-type="string">
            <text:p>https://oomlout.myshopify.com/admin/pages/15004293</text:p>
          </table:table-cell>
          <table:table-cell table:style-name="ce4"/>
          <table:table-cell table:style-name="ce4" office:value-type="string">
            <text:p>An extension of the much larger SEG building. Only a couple of floors selling mostly consumer electronic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nsumer Electronics</text:p>
          </table:table-cell>
          <table:table-cell table:style-name="ce4" office:value-type="string">
            <text:p>CDs printer ink <text:span text:style-name="T1">etc.</text:span></text:p>
          </table:table-cell>
          <table:table-cell table:style-name="ce4" office:value-type="string">
            <text:p>Computer accessories</text:p>
          </table:table-cell>
          <table:table-cell table:style-name="ce4" office:value-type="string">
            <text:p>Computer part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1</text:p>
          </table:table-cell>
          <table:table-cell table:style-name="ce4" office:value-type="float" office:value="3">
            <text:p>3</text:p>
          </table:table-cell>
          <table:table-cell table:style-name="ce4"/>
          <table:table-cell table:style-name="ce4" office:value-type="string">
            <text:p>SAE – South Asia Electronics</text:p>
          </table:table-cell>
          <table:table-cell table:style-name="ce4"/>
          <table:table-cell table:style-name="ce4"/>
          <table:table-cell table:style-name="ce6" office:value-type="float" office:value="22.542447">
            <text:p>22.542447000000</text:p>
          </table:table-cell>
          <table:table-cell table:style-name="ce6" office:value-type="float" office:value="114.085046">
            <text:p>114.085046000000</text:p>
          </table:table-cell>
          <table:table-cell table:style-name="ce4" office:value-type="string">
            <text:p>https://www.google.com/maps/place/%E5%88%9B%E8%BE%89%E7%A7%9F%E5%94%AE%EF%BC%88NO.395%EF%BC%89/@22.542602,114.084853,18z/data=!3m1!4b1!4m2!3m1!1s0x3403f4377934d7ff:0xc3cb3aaa69247b68</text:p>
          </table:table-cell>
          <table:table-cell table:style-name="ce4"/>
          <table:table-cell table:style-name="ce4"/>
          <table:table-cell table:style-name="ce9" office:value-type="string">
            <text:p>https://oomlout.myshopify.com/admin/pages/15004313</text:p>
          </table:table-cell>
          <table:table-cell table:style-name="ce4"/>
          <table:table-cell table:style-name="ce4" office:value-type="string">
            <text:p>This building houses traders of semiconductors, and some semiconductor manufacturers. If you have a design and need sample <text:span text:style-name="T1">quantities</text:span> or, preferably, a design and need production volumes, this is the place to look for them. (There's also an SAE2 which is one building north of SAE and has similar stall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shops and booths)</text:p>
          </table:table-cell>
          <table:table-cell table:style-name="ce4" office:value-type="string">
            <text:p>wire, components, connectors</text:p>
          </table:table-cell>
          <table:table-cell table:style-name="ce4" office:value-type="string">
            <text:p>shops, components</text:p>
          </table:table-cell>
          <table:table-cell table:style-name="ce4" office:value-type="string">
            <text:p>shops, components</text:p>
          </table:table-cell>
          <table:table-cell table:style-name="ce4" office:value-type="string">
            <text:p>shops and offic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2</text:p>
          </table:table-cell>
          <table:table-cell table:style-name="ce4"/>
          <table:table-cell table:style-name="ce4"/>
          <table:table-cell table:style-name="ce4" office:value-type="string">
            <text:p>Building North of SAE</text:p>
          </table:table-cell>
          <table:table-cell table:style-name="ce4"/>
          <table:table-cell table:style-name="ce4"/>
          <table:table-cell table:style-name="ce6" office:value-type="string">
            <text:p>Not Important</text:p>
          </table:table-cell>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not visited until later date</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3</text:p>
          </table:table-cell>
          <table:table-cell table:style-name="ce4" office:value-type="float" office:value="4">
            <text:p>4</text:p>
          </table:table-cell>
          <table:table-cell table:style-name="ce4" office:value-type="float" office:value="3">
            <text:p>3</text:p>
          </table:table-cell>
          <table:table-cell table:style-name="ce4" office:value-type="string">
            <text:p>Duhui Electronics City</text:p>
          </table:table-cell>
          <table:table-cell table:style-name="ce4"/>
          <table:table-cell table:style-name="ce4"/>
          <table:table-cell table:style-name="ce6" office:value-type="float" office:value="22.54182">
            <text:p>22.541820000000</text:p>
          </table:table-cell>
          <table:table-cell table:style-name="ce6" office:value-type="float" office:value="114.084984">
            <text:p>114.084984000000</text:p>
          </table:table-cell>
          <table:table-cell table:style-name="ce4" office:value-type="string">
            <text:p>https://www.google.com/maps/place/Duhui+Electronic+City/@22.542602,114.084853,18z/data=!4m2!3m1!1s0x3403f437667e272f:0xc7a31cf433c95a8c</text:p>
          </table:table-cell>
          <table:table-cell table:style-name="ce4"/>
          <table:table-cell table:style-name="ce4"/>
          <table:table-cell table:style-name="ce9" office:value-type="string">
            <text:p>https://oomlout.myshopify.com/admin/pages/15004317</text:p>
          </table:table-cell>
          <table:table-cell table:style-name="ce4"/>
          <table:table-cell table:style-name="ce4" office:value-type="string">
            <text:p>This is one of the gems of the electronics market most notably for it's third floor. The third floor, is dominated by electronics tools. On sale are tools for manual production (soldering irons, re-balling stations etc.) but if you look hard enough, there are also brochures for companies that will sell you an entire production line. The lower floors also house an interesting collection of components stalls. For reasons we have yet to understand, this building also has the best pickings of <text:span text:style-name="T1">push-buttons</text:span>, with many traders selling smaller volumes and manufacturers able to take purchase order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boxes of reels, mostly semiconductors)</text:p>
          </table:table-cell>
          <table:table-cell table:style-name="ce4" office:value-type="string">
            <text:p>Components Booths</text:p>
          </table:table-cell>
          <table:table-cell table:style-name="ce4" office:value-type="string">
            <text:p>Tools</text:p>
          </table:table-cell>
          <table:table-cell table:style-name="ce4" office:value-type="string">
            <text:p>Larger stalls, buttons and switch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4</text:p>
          </table:table-cell>
          <table:table-cell table:style-name="ce4" office:value-type="float" office:value="7">
            <text:p>7</text:p>
          </table:table-cell>
          <table:table-cell table:style-name="ce4"/>
          <table:table-cell table:style-name="ce4" office:value-type="string">
            <text:p>HQ Mart (New LED Building)</text:p>
          </table:table-cell>
          <table:table-cell table:style-name="ce4"/>
          <table:table-cell table:style-name="ce4"/>
          <table:table-cell table:style-name="ce6" office:value-type="float" office:value="22.541084">
            <text:p>22.541084000000</text:p>
          </table:table-cell>
          <table:table-cell table:style-name="ce6" office:value-type="float" office:value="114.084982">
            <text:p>114.084982000000</text:p>
          </table:table-cell>
          <table:table-cell table:style-name="ce4" office:value-type="string">
            <text:p>https://www.google.com/maps/place/Jiahe+Huaqiang+Mansion/@22.5409715,114.084993,18z/data=!3m1!4b1!4m2!3m1!1s0x3403f4375ba4b871:0x23ff39c17511f9f4</text:p>
          </table:table-cell>
          <table:table-cell table:style-name="ce4"/>
          <table:table-cell table:style-name="ce4"/>
          <table:table-cell table:style-name="ce9" office:value-type="string">
            <text:p>https://oomlout.myshopify.com/admin/pages/15004325</text:p>
          </table:table-cell>
          <table:table-cell table:style-name="ce4"/>
          <table:table-cell table:style-name="ce4" office:value-type="string">
            <text:p>This building is off the beaten track and looks like it may be where the LED manufacturers are starting to migrate. Everyone we dealt with here also had a small stall on the ground floor of (&lt;a href="http://oomlout.co.uk/pages/hqbs-huaqiangbeisystem-10"&gt;HQBS-10&lt;/a&gt;(HQ Electronics World)) and a larger office/stall here. If you're searching for lower power (ie. <text:span text:style-name="T1">5mm) LEDs or rope this is a good place to look.</text:span></text:p>
          </table:table-cell>
          <table:table-cell table:style-name="ce4"/>
          <table:table-cell table:style-name="ce4"/>
          <table:table-cell table:style-name="ce4"/>
          <table:table-cell table:style-name="ce4"/>
          <table:table-cell table:style-name="ce4"/>
          <table:table-cell table:style-name="ce4"/>
          <table:table-cell table:style-name="ce4" office:value-type="string">
            <text:p>LEDs Components</text:p>
          </table:table-cell>
          <table:table-cell table:style-name="ce4" office:value-type="string">
            <text:p>LEDS <text:span text:style-name="T1">Component</text:span> and lenses</text:p>
          </table:table-cell>
          <table:table-cell table:style-name="ce4" office:value-type="string">
            <text:p>LED Components</text:p>
          </table:table-cell>
          <table:table-cell table:style-name="ce4" office:value-type="string">
            <text:p>LEDs (some tools)</text:p>
          </table:table-cell>
          <table:table-cell table:style-name="ce4" office:value-type="string">
            <text:p>Same as 4</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5</text:p>
          </table:table-cell>
          <table:table-cell table:style-name="ce4"/>
          <table:table-cell table:style-name="ce4"/>
          <table:table-cell table:style-name="ce4" office:value-type="string">
            <text:p>Tong Tian Di's Market</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not visited cell phone accessori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6</text:p>
          </table:table-cell>
          <table:table-cell table:style-name="ce4" office:value-type="float" office:value="1">
            <text:p>1</text:p>
          </table:table-cell>
          <table:table-cell table:style-name="ce4"/>
          <table:table-cell table:style-name="ce4" office:value-type="string">
            <text:p>Golcunda 2</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office:value-type="string">
            <text:p>https://oomlout.myshopify.com/admin/pages/15004349</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not visited</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7</text:p>
          </table:table-cell>
          <table:table-cell table:style-name="ce4" office:value-type="float" office:value="15">
            <text:p>15</text:p>
          </table:table-cell>
          <table:table-cell table:style-name="ce4"/>
          <table:table-cell table:style-name="ce4" office:value-type="string">
            <text:p>One North of SAE</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8</text:p>
          </table:table-cell>
          <table:table-cell table:style-name="ce4"/>
          <table:table-cell table:style-name="ce4"/>
          <table:table-cell table:style-name="ce4" office:value-type="string">
            <text:p>South China City Market</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office:value-type="string">
            <text:p>Building-Stall</text:p>
          </table:table-cell>
          <table:table-cell table:style-name="ce4" table:number-columns-repeated="6"/>
          <table:table-cell table:style-name="ce6" table:number-columns-repeated="2"/>
          <table:table-cell table:style-name="ce4" table:number-columns-repeated="3"/>
          <table:table-cell table:style-name="ce9"/>
          <table:table-cell table:style-name="ce4" table:number-columns-repeated="1010"/>
        </table:table-row>
        <table:table-row table:style-name="ro4">
          <table:table-cell/>
          <table:table-cell office:value-type="string">
            <text:p>Stalls</text:p>
          </table:table-cell>
          <table:table-cell table:number-columns-repeated="1021"/>
        </table:table-row>
        <table:table-row table:style-name="ro4">
          <table:table-cell office:value-type="string">
            <text:p>Code</text:p>
          </table:table-cell>
          <table:table-cell office:value-type="string">
            <text:p>Name</text:p>
          </table:table-cell>
          <table:table-cell table:number-columns-repeated="2"/>
          <table:table-cell office:value-type="string">
            <text:p>Item</text:p>
          </table:table-cell>
          <table:table-cell office:value-type="string">
            <text:p>Building</text:p>
          </table:table-cell>
          <table:table-cell office:value-type="string">
            <text:p>Floor</text:p>
          </table:table-cell>
          <table:table-cell office:value-type="string">
            <text:p>Stall</text:p>
          </table:table-cell>
          <table:table-cell office:value-type="string">
            <text:p>E-Mail</text:p>
          </table:table-cell>
          <table:table-cell table:number-columns-repeated="1014"/>
        </table:table-row>
        <table:table-row table:style-name="ro6">
          <table:table-cell table:formula="of:=IF([.E33]&lt;&gt;&quot;&quot;;[.F33] &amp; &quot;-&quot; &amp; [.H33];&quot;&quot;)" office:value-type="string" office:string-value="06-10A05">
            <text:p>06-10A05</text:p>
          </table:table-cell>
          <table:table-cell office:value-type="string">
            <text:p>Shenzhen Vinanxin Hengxin Hardware Electronics</text:p>
          </table:table-cell>
          <table:table-cell table:number-columns-repeated="2"/>
          <table:table-cell office:value-type="string">
            <text:p>Flat USB Cables</text:p>
          </table:table-cell>
          <table:table-cell office:value-type="string">
            <text:p>06</text:p>
          </table:table-cell>
          <table:table-cell office:value-type="float" office:value="10">
            <text:p>10</text:p>
          </table:table-cell>
          <table:table-cell office:value-type="string">
            <text:p>10A05</text:p>
          </table:table-cell>
          <table:table-cell office:value-type="string">
            <text:p>gzsr_2007@163.com</text:p>
          </table:table-cell>
          <table:table-cell table:number-columns-repeated="1014"/>
        </table:table-row>
        <table:table-row table:style-name="ro4">
          <table:table-cell table:formula="of:=IF([.E34]&lt;&gt;&quot;&quot;;[.F34] &amp; &quot;-&quot; &amp; [.H34];&quot;&quot;)" office:value-type="string" office:string-value="19-48-49">
            <text:p>19-48-49</text:p>
          </table:table-cell>
          <table:table-cell office:value-type="string">
            <text:p>Suzy Shipper</text:p>
          </table:table-cell>
          <table:table-cell table:number-columns-repeated="2"/>
          <table:table-cell office:value-type="string">
            <text:p>Shipping</text:p>
          </table:table-cell>
          <table:table-cell office:value-type="string">
            <text:p>19</text:p>
          </table:table-cell>
          <table:table-cell office:value-type="string">
            <text:p>01</text:p>
          </table:table-cell>
          <table:table-cell office:value-type="string">
            <text:p>48-49</text:p>
          </table:table-cell>
          <table:table-cell table:number-columns-repeated="1015"/>
        </table:table-row>
        <table:table-row table:style-name="ro4">
          <table:table-cell table:formula="of:=IF([.E35]&lt;&gt;&quot;&quot;;[.F35] &amp; &quot;-&quot; &amp; [.H35];&quot;&quot;)" office:value-type="string" office:string-value="28-P07127">
            <text:p>28-P07127</text:p>
          </table:table-cell>
          <table:table-cell table:number-columns-repeated="3"/>
          <table:table-cell office:value-type="string">
            <text:p>USB Industrial Equipment</text:p>
          </table:table-cell>
          <table:table-cell office:value-type="string">
            <text:p>28</text:p>
          </table:table-cell>
          <table:table-cell office:value-type="string">
            <text:p>01</text:p>
          </table:table-cell>
          <table:table-cell office:value-type="string">
            <text:p>P07127</text:p>
          </table:table-cell>
          <table:table-cell table:number-columns-repeated="1015"/>
        </table:table-row>
        <table:table-row table:style-name="ro4">
          <table:table-cell table:formula="of:=IF([.E36]&lt;&gt;&quot;&quot;;[.F36] &amp; &quot;-&quot; &amp; [.H36];&quot;&quot;)" office:value-type="string" office:string-value="10-1A045">
            <text:p>10-1A045</text:p>
          </table:table-cell>
          <table:table-cell office:value-type="string">
            <text:p>JK</text:p>
          </table:table-cell>
          <table:table-cell table:number-columns-repeated="2"/>
          <table:table-cell office:value-type="string">
            <text:p>Green and Orange 2.54 mm Terminal strip</text:p>
          </table:table-cell>
          <table:table-cell office:value-type="string">
            <text:p>10</text:p>
          </table:table-cell>
          <table:table-cell office:value-type="string">
            <text:p>01</text:p>
          </table:table-cell>
          <table:table-cell office:value-type="string">
            <text:p>1A045</text:p>
          </table:table-cell>
          <table:table-cell table:number-columns-repeated="1015"/>
        </table:table-row>
        <table:table-row table:style-name="ro6">
          <table:table-cell table:formula="of:=IF([.E37]&lt;&gt;&quot;&quot;;[.F37] &amp; &quot;-&quot; &amp; [.H37];&quot;&quot;)" office:value-type="string" office:string-value="10-1A201">
            <text:p>10-1A201</text:p>
          </table:table-cell>
          <table:table-cell office:value-type="string">
            <text:p>Shenzhen Xinyuan Photoelectric</text:p>
          </table:table-cell>
          <table:table-cell table:number-columns-repeated="2"/>
          <table:table-cell office:value-type="string">
            <text:p>LED bars bonded straight to aluminium</text:p>
          </table:table-cell>
          <table:table-cell office:value-type="string">
            <text:p>10</text:p>
          </table:table-cell>
          <table:table-cell office:value-type="string">
            <text:p>01</text:p>
          </table:table-cell>
          <table:table-cell office:value-type="string">
            <text:p>1A201</text:p>
          </table:table-cell>
          <table:table-cell table:number-columns-repeated="1015"/>
        </table:table-row>
        <table:table-row table:style-name="ro6">
          <table:table-cell table:formula="of:=IF([.E38]&lt;&gt;&quot;&quot;;[.F38] &amp; &quot;-&quot; &amp; [.H38];&quot;&quot;)" office:value-type="string" office:string-value="10-1A145">
            <text:p>10-1A145</text:p>
          </table:table-cell>
          <table:table-cell office:value-type="string">
            <text:p>Shenzhen Chenda Zhike Electronics </text:p>
          </table:table-cell>
          <table:table-cell table:number-columns-repeated="2"/>
          <table:table-cell office:value-type="string">
            <text:p>RF Radio Box</text:p>
          </table:table-cell>
          <table:table-cell office:value-type="string">
            <text:p>10</text:p>
          </table:table-cell>
          <table:table-cell office:value-type="string">
            <text:p>01</text:p>
          </table:table-cell>
          <table:table-cell office:value-type="string">
            <text:p>1A145</text:p>
          </table:table-cell>
          <table:table-cell table:number-columns-repeated="1015"/>
        </table:table-row>
        <table:table-row table:style-name="ro6">
          <table:table-cell table:formula="of:=IF([.E39]&lt;&gt;&quot;&quot;;[.F39] &amp; &quot;-&quot; &amp; [.H39];&quot;&quot;)" office:value-type="string" office:string-value="10-1A629">
            <text:p>10-1A629</text:p>
          </table:table-cell>
          <table:table-cell office:value-type="string">
            <text:p>Shenzhen Haoshengming Electronic</text:p>
          </table:table-cell>
          <table:table-cell table:number-columns-repeated="2"/>
          <table:table-cell office:value-type="string">
            <text:p>Matrices</text:p>
          </table:table-cell>
          <table:table-cell office:value-type="string">
            <text:p>10</text:p>
          </table:table-cell>
          <table:table-cell office:value-type="string">
            <text:p>01</text:p>
          </table:table-cell>
          <table:table-cell office:value-type="string">
            <text:p>1A629</text:p>
          </table:table-cell>
          <table:table-cell table:number-columns-repeated="1015"/>
        </table:table-row>
        <table:table-row table:style-name="ro6">
          <table:table-cell table:formula="of:=IF([.E40]&lt;&gt;&quot;&quot;;[.F40] &amp; &quot;-&quot; &amp; [.H40];&quot;&quot;)" office:value-type="string" office:string-value="10-1C035">
            <text:p>10-1C035</text:p>
          </table:table-cell>
          <table:table-cell office:value-type="string">
            <text:p>Rike Industries</text:p>
          </table:table-cell>
          <table:table-cell table:number-columns-repeated="2"/>
          <table:table-cell office:value-type="string">
            <text:p>SMD Resistor Reels</text:p>
          </table:table-cell>
          <table:table-cell office:value-type="string">
            <text:p>10</text:p>
          </table:table-cell>
          <table:table-cell office:value-type="string">
            <text:p>01</text:p>
          </table:table-cell>
          <table:table-cell office:value-type="string">
            <text:p>1C035</text:p>
          </table:table-cell>
          <table:table-cell table:number-columns-repeated="1015"/>
        </table:table-row>
        <table:table-row table:style-name="ro6">
          <table:table-cell table:formula="of:=IF([.E41]&lt;&gt;&quot;&quot;;[.F41] &amp; &quot;-&quot; &amp; [.H41];&quot;&quot;)" office:value-type="string" office:string-value="10-1A534">
            <text:p>10-1A534</text:p>
          </table:table-cell>
          <table:table-cell office:value-type="string">
            <text:p>Lanxin Photoelectric</text:p>
          </table:table-cell>
          <table:table-cell table:number-columns-repeated="2"/>
          <table:table-cell office:value-type="string">
            <text:p>LED Reels</text:p>
          </table:table-cell>
          <table:table-cell office:value-type="string">
            <text:p>10</text:p>
          </table:table-cell>
          <table:table-cell office:value-type="string">
            <text:p>01</text:p>
          </table:table-cell>
          <table:table-cell office:value-type="string">
            <text:p>1A534</text:p>
          </table:table-cell>
          <table:table-cell table:number-columns-repeated="1015"/>
        </table:table-row>
        <table:table-row table:style-name="ro6">
          <table:table-cell table:formula="of:=IF([.E42]&lt;&gt;&quot;&quot;;[.F42] &amp; &quot;-&quot; &amp; [.H42];&quot;&quot;)" office:value-type="string" office:string-value="10-1A703">
            <text:p>10-1A703</text:p>
          </table:table-cell>
          <table:table-cell office:value-type="string">
            <text:p>Shenzhen Fusheng Electron</text:p>
          </table:table-cell>
          <table:table-cell table:number-columns-repeated="2"/>
          <table:table-cell office:value-type="string">
            <text:p>double wide DIP connector</text:p>
          </table:table-cell>
          <table:table-cell office:value-type="string">
            <text:p>10</text:p>
          </table:table-cell>
          <table:table-cell office:value-type="string">
            <text:p>01</text:p>
          </table:table-cell>
          <table:table-cell office:value-type="string">
            <text:p>1A703</text:p>
          </table:table-cell>
          <table:table-cell table:number-columns-repeated="1015"/>
        </table:table-row>
        <table:table-row table:style-name="ro6">
          <table:table-cell table:formula="of:=IF([.E43]&lt;&gt;&quot;&quot;;[.F43] &amp; &quot;-&quot; &amp; [.H43];&quot;&quot;)" office:value-type="string" office:string-value="06-3A42">
            <text:p>06-3A42</text:p>
          </table:table-cell>
          <table:table-cell office:value-type="string">
            <text:p>JC Barcode</text:p>
          </table:table-cell>
          <table:table-cell table:number-columns-repeated="2"/>
          <table:table-cell office:value-type="string">
            <text:p>G3106</text:p>
          </table:table-cell>
          <table:table-cell office:value-type="string">
            <text:p>06</text:p>
          </table:table-cell>
          <table:table-cell office:value-type="string">
            <text:p>03</text:p>
          </table:table-cell>
          <table:table-cell office:value-type="string">
            <text:p>3A42</text:p>
          </table:table-cell>
          <table:table-cell table:number-columns-repeated="1015"/>
        </table:table-row>
        <table:table-row table:style-name="ro4">
          <table:table-cell table:formula="of:=IF([.E44]&lt;&gt;&quot;&quot;;[.F44] &amp; &quot;-&quot; &amp; [.H44];&quot;&quot;)" office:value-type="string" office:string-value="06-3C71">
            <text:p>06-3C71</text:p>
          </table:table-cell>
          <table:table-cell office:value-type="string">
            <text:p>CK</text:p>
          </table:table-cell>
          <table:table-cell table:number-columns-repeated="2"/>
          <table:table-cell office:value-type="string">
            <text:p>(Label Printing Stuff)</text:p>
          </table:table-cell>
          <table:table-cell office:value-type="string">
            <text:p>06</text:p>
          </table:table-cell>
          <table:table-cell office:value-type="string">
            <text:p>03</text:p>
          </table:table-cell>
          <table:table-cell office:value-type="string">
            <text:p>3C71</text:p>
          </table:table-cell>
          <table:table-cell table:number-columns-repeated="1015"/>
        </table:table-row>
        <table:table-row table:style-name="ro4">
          <table:table-cell table:formula="of:=IF([.E45]&lt;&gt;&quot;&quot;;[.F45] &amp; &quot;-&quot; &amp; [.H45];&quot;&quot;)" office:value-type="string" office:string-value="06-3C50">
            <text:p>06-3C50</text:p>
          </table:table-cell>
          <table:table-cell office:value-type="string">
            <text:p>KYN</text:p>
          </table:table-cell>
          <table:table-cell table:number-columns-repeated="2"/>
          <table:table-cell office:value-type="string">
            <text:p>Colourful Labels</text:p>
          </table:table-cell>
          <table:table-cell office:value-type="string">
            <text:p>06</text:p>
          </table:table-cell>
          <table:table-cell office:value-type="string">
            <text:p>03</text:p>
          </table:table-cell>
          <table:table-cell office:value-type="string">
            <text:p>3C50</text:p>
          </table:table-cell>
          <table:table-cell table:number-columns-repeated="1015"/>
        </table:table-row>
        <table:table-row table:style-name="ro6">
          <table:table-cell table:formula="of:=IF([.E46]&lt;&gt;&quot;&quot;;[.F46] &amp; &quot;-&quot; &amp; [.H46];&quot;&quot;)" office:value-type="string" office:string-value="24-1C039">
            <text:p>24-1C039</text:p>
          </table:table-cell>
          <table:table-cell office:value-type="string">
            <text:p>Shenzhen Haodong Electronic</text:p>
          </table:table-cell>
          <table:table-cell table:number-columns-repeated="2"/>
          <table:table-cell office:value-type="string">
            <text:p>TO220 Packaged LEDs</text:p>
          </table:table-cell>
          <table:table-cell office:value-type="string">
            <text:p>24</text:p>
          </table:table-cell>
          <table:table-cell office:value-type="string">
            <text:p>01</text:p>
          </table:table-cell>
          <table:table-cell office:value-type="string">
            <text:p>1C039</text:p>
          </table:table-cell>
          <table:table-cell table:number-columns-repeated="1015"/>
        </table:table-row>
        <table:table-row table:style-name="ro6">
          <table:table-cell table:formula="of:=IF([.E47]&lt;&gt;&quot;&quot;;[.F47] &amp; &quot;-&quot; &amp; [.H47];&quot;&quot;)" office:value-type="string" office:string-value="09-3C020">
            <text:p>09-3C020</text:p>
          </table:table-cell>
          <table:table-cell office:value-type="string">
            <text:p>Shenzhen Sengod Electronics</text:p>
          </table:table-cell>
          <table:table-cell table:number-columns-repeated="2"/>
          <table:table-cell office:value-type="string">
            <text:p>Label Printers and supplies</text:p>
          </table:table-cell>
          <table:table-cell office:value-type="string">
            <text:p>09</text:p>
          </table:table-cell>
          <table:table-cell office:value-type="string">
            <text:p>03</text:p>
          </table:table-cell>
          <table:table-cell office:value-type="string">
            <text:p>3C020</text:p>
          </table:table-cell>
          <table:table-cell table:number-columns-repeated="1015"/>
        </table:table-row>
        <table:table-row table:style-name="ro6">
          <table:table-cell table:formula="of:=IF([.E48]&lt;&gt;&quot;&quot;;[.F48] &amp; &quot;-&quot; &amp; [.H48];&quot;&quot;)" office:value-type="string" office:string-value="10-1J023">
            <text:p>10-1J023</text:p>
          </table:table-cell>
          <table:table-cell office:value-type="string">
            <text:p>Xiu Jiang</text:p>
          </table:table-cell>
          <table:table-cell table:number-columns-repeated="2"/>
          <table:table-cell office:value-type="string">
            <text:p>Static Bags</text:p>
          </table:table-cell>
          <table:table-cell office:value-type="string">
            <text:p>10</text:p>
          </table:table-cell>
          <table:table-cell office:value-type="string">
            <text:p>01</text:p>
          </table:table-cell>
          <table:table-cell office:value-type="string">
            <text:p>1J023</text:p>
          </table:table-cell>
          <table:table-cell table:number-columns-repeated="1015"/>
        </table:table-row>
        <table:table-row table:style-name="ro6">
          <table:table-cell table:formula="of:=IF([.E49]&lt;&gt;&quot;&quot;;[.F49] &amp; &quot;-&quot; &amp; [.H49];&quot;&quot;)" office:value-type="string" office:string-value="10-1A156">
            <text:p>10-1A156</text:p>
          </table:table-cell>
          <table:table-cell office:value-type="string">
            <text:p>KTRLight</text:p>
          </table:table-cell>
          <table:table-cell table:number-columns-repeated="2"/>
          <table:table-cell office:value-type="string">
            <text:p>Pink and Purple LEDs</text:p>
          </table:table-cell>
          <table:table-cell office:value-type="string">
            <text:p>10</text:p>
          </table:table-cell>
          <table:table-cell office:value-type="string">
            <text:p>01</text:p>
          </table:table-cell>
          <table:table-cell office:value-type="string">
            <text:p>1A156</text:p>
          </table:table-cell>
          <table:table-cell table:number-columns-repeated="1015"/>
        </table:table-row>
        <table:table-row table:style-name="ro6">
          <table:table-cell table:formula="of:=IF([.E50]&lt;&gt;&quot;&quot;;[.F50] &amp; &quot;-&quot; &amp; [.H50];&quot;&quot;)" office:value-type="string" office:string-value="06-3A15">
            <text:p>06-3A15</text:p>
          </table:table-cell>
          <table:table-cell office:value-type="string">
            <text:p>Shenzhen Heng Xing Barcode</text:p>
          </table:table-cell>
          <table:table-cell table:number-columns-repeated="2"/>
          <table:table-cell office:value-type="string">
            <text:p>(Label Printing Stuff)</text:p>
          </table:table-cell>
          <table:table-cell office:value-type="string">
            <text:p>06</text:p>
          </table:table-cell>
          <table:table-cell office:value-type="string">
            <text:p>03</text:p>
          </table:table-cell>
          <table:table-cell office:value-type="string">
            <text:p>3A15</text:p>
          </table:table-cell>
          <table:table-cell table:number-columns-repeated="1015"/>
        </table:table-row>
        <table:table-row table:style-name="ro6">
          <table:table-cell table:formula="of:=IF([.E51]&lt;&gt;&quot;&quot;;[.F51] &amp; &quot;-&quot; &amp; [.H51];&quot;&quot;)" office:value-type="string" office:string-value="06-4211">
            <text:p>06-4211</text:p>
          </table:table-cell>
          <table:table-cell office:value-type="string">
            <text:p>Shenzhen Sengod Electronics</text:p>
          </table:table-cell>
          <table:table-cell table:number-columns-repeated="2"/>
          <table:table-cell office:value-type="string">
            <text:p>Label Printers and supplies</text:p>
          </table:table-cell>
          <table:table-cell office:value-type="string">
            <text:p>06</text:p>
          </table:table-cell>
          <table:table-cell office:value-type="string">
            <text:p>04</text:p>
          </table:table-cell>
          <table:table-cell office:value-type="string">
            <text:p>4211</text:p>
          </table:table-cell>
          <table:table-cell table:number-columns-repeated="1015"/>
        </table:table-row>
        <table:table-row table:style-name="ro6">
          <table:table-cell table:formula="of:=IF([.E52]&lt;&gt;&quot;&quot;;[.F52] &amp; &quot;-&quot; &amp; [.H52];&quot;&quot;)" office:value-type="string" office:string-value="06-3C20">
            <text:p>06-3C20</text:p>
          </table:table-cell>
          <table:table-cell office:value-type="string">
            <text:p>FeiFan</text:p>
          </table:table-cell>
          <table:table-cell table:number-columns-repeated="2"/>
          <table:table-cell office:value-type="string">
            <text:p>(Label Printing Stuff)</text:p>
          </table:table-cell>
          <table:table-cell table:style-name="ce2" office:value-type="string">
            <text:p>06</text:p>
          </table:table-cell>
          <table:table-cell office:value-type="string">
            <text:p>03</text:p>
          </table:table-cell>
          <table:table-cell office:value-type="string">
            <text:p>3C20</text:p>
          </table:table-cell>
          <table:table-cell table:number-columns-repeated="1015"/>
        </table:table-row>
        <table:table-row table:style-name="ro6">
          <table:table-cell table:formula="of:=IF([.E53]&lt;&gt;&quot;&quot;;[.F53] &amp; &quot;-&quot; &amp; [.H53];&quot;&quot;)" office:value-type="string" office:string-value="06-9A64">
            <text:p>06-9A64</text:p>
          </table:table-cell>
          <table:table-cell office:value-type="string">
            <text:p>Shenzhen Xinanxin Hardware Electronics Factory Sales Department</text:p>
          </table:table-cell>
          <table:table-cell table:number-columns-repeated="2"/>
          <table:table-cell office:value-type="string">
            <text:p>Flat USB Cables</text:p>
          </table:table-cell>
          <table:table-cell office:value-type="string">
            <text:p>06</text:p>
          </table:table-cell>
          <table:table-cell office:value-type="string">
            <text:p>09</text:p>
          </table:table-cell>
          <table:table-cell office:value-type="string">
            <text:p>9A64</text:p>
          </table:table-cell>
          <table:table-cell table:number-columns-repeated="1015"/>
        </table:table-row>
        <table:table-row table:style-name="ro6">
          <table:table-cell table:formula="of:=IF([.E54]&lt;&gt;&quot;&quot;;[.F54] &amp; &quot;-&quot; &amp; [.H54];&quot;&quot;)" office:value-type="string" office:string-value="24-2A035">
            <text:p>24-2A035</text:p>
          </table:table-cell>
          <table:table-cell office:value-type="string">
            <text:p>KTRLight</text:p>
          </table:table-cell>
          <table:table-cell table:number-columns-repeated="2"/>
          <table:table-cell office:value-type="string">
            <text:p>Pink and Purple LEDs</text:p>
          </table:table-cell>
          <table:table-cell office:value-type="string">
            <text:p>24</text:p>
          </table:table-cell>
          <table:table-cell office:value-type="string">
            <text:p>02</text:p>
          </table:table-cell>
          <table:table-cell office:value-type="string">
            <text:p>2A035</text:p>
          </table:table-cell>
          <table:table-cell table:number-columns-repeated="1015"/>
        </table:table-row>
        <table:table-row table:style-name="ro4">
          <table:table-cell table:formula="of:=IF([.E55]&lt;&gt;&quot;&quot;;[.F55] &amp; &quot;-&quot; &amp; [.H55];&quot;&quot;)" office:value-type="string" office:string-value="23-3B002">
            <text:p>23-3B002</text:p>
          </table:table-cell>
          <table:table-cell office:value-type="string">
            <text:p>Shenzhen HARD technology</text:p>
          </table:table-cell>
          <table:table-cell table:number-columns-repeated="2"/>
          <table:table-cell office:value-type="string">
            <text:p>Tools (strange arm solderer</text:p>
          </table:table-cell>
          <table:table-cell office:value-type="string">
            <text:p>23</text:p>
          </table:table-cell>
          <table:table-cell office:value-type="string">
            <text:p>03</text:p>
          </table:table-cell>
          <table:table-cell office:value-type="string">
            <text:p>3B002</text:p>
          </table:table-cell>
          <table:table-cell table:number-columns-repeated="1015"/>
        </table:table-row>
        <table:table-row table:style-name="ro6">
          <table:table-cell table:formula="of:=IF([.E56]&lt;&gt;&quot;&quot;;[.F56] &amp; &quot;-&quot; &amp; [.H56];&quot;&quot;)" office:value-type="string" office:string-value="06-3B52">
            <text:p>06-3B52</text:p>
          </table:table-cell>
          <table:table-cell office:value-type="string">
            <text:p>Lidi Tech Printing ShenZhen Workshop</text:p>
          </table:table-cell>
          <table:table-cell table:number-columns-repeated="2"/>
          <table:table-cell office:value-type="string">
            <text:p>3D Printers</text:p>
          </table:table-cell>
          <table:table-cell office:value-type="string">
            <text:p>06</text:p>
          </table:table-cell>
          <table:table-cell office:value-type="string">
            <text:p>03</text:p>
          </table:table-cell>
          <table:table-cell office:value-type="string">
            <text:p>3B52</text:p>
          </table:table-cell>
          <table:table-cell table:number-columns-repeated="1015"/>
        </table:table-row>
        <table:table-row table:style-name="ro6">
          <table:table-cell table:formula="of:=IF([.E57]&lt;&gt;&quot;&quot;;[.F57] &amp; &quot;-&quot; &amp; [.H57];&quot;&quot;)" office:value-type="string" office:string-value="10-1A435">
            <text:p>10-1A435</text:p>
          </table:table-cell>
          <table:table-cell office:value-type="string">
            <text:p>XingRunXin</text:p>
          </table:table-cell>
          <table:table-cell table:number-columns-repeated="2"/>
          <table:table-cell office:value-type="string">
            <text:p>LED Strip Cables</text:p>
          </table:table-cell>
          <table:table-cell office:value-type="string">
            <text:p>10</text:p>
          </table:table-cell>
          <table:table-cell office:value-type="string">
            <text:p>01</text:p>
          </table:table-cell>
          <table:table-cell office:value-type="string">
            <text:p>1A435</text:p>
          </table:table-cell>
          <table:table-cell table:number-columns-repeated="1015"/>
        </table:table-row>
        <table:table-row table:style-name="ro4">
          <table:table-cell table:formula="of:=IF([.E58]&lt;&gt;&quot;&quot;;[.F58] &amp; &quot;-&quot; &amp; [.H58];&quot;&quot;)" office:value-type="string" office:string-value="-">
            <text:p>-</text:p>
          </table:table-cell>
          <table:table-cell office:value-type="string">
            <text:p>No English Name</text:p>
          </table:table-cell>
          <table:table-cell table:number-columns-repeated="2"/>
          <table:table-cell office:value-type="string">
            <text:p>USB Industrial Equipment</text:p>
          </table:table-cell>
          <table:table-cell/>
          <table:table-cell/>
          <table:table-cell/>
          <table:table-cell table:number-columns-repeated="1015"/>
        </table:table-row>
        <table:table-row table:style-name="ro4">
          <table:table-cell table:formula="of:=IF([.E59]&lt;&gt;&quot;&quot;;[.F59] &amp; &quot;-&quot; &amp; [.H59];&quot;&quot;)">
            <text:p/>
          </table:table-cell>
          <table:table-cell table:number-columns-repeated="3"/>
          <table:table-cell table:number-columns-repeated="2"/>
          <table:table-cell/>
          <table:table-cell/>
          <table:table-cell table:number-columns-repeated="1015"/>
        </table:table-row>
        <table:table-row table:style-name="ro4">
          <table:table-cell table:formula="of:=IF([.E60]&lt;&gt;&quot;&quot;;[.F60] &amp; &quot;-&quot; &amp; [.H60];&quot;&quot;)">
            <text:p/>
          </table:table-cell>
          <table:table-cell table:number-columns-repeated="3"/>
          <table:table-cell table:number-columns-repeated="2"/>
          <table:table-cell/>
          <table:table-cell/>
          <table:table-cell table:number-columns-repeated="1015"/>
        </table:table-row>
        <table:table-row table:style-name="ro4">
          <table:table-cell table:formula="of:=IF([.E61]&lt;&gt;&quot;&quot;;[.F61] &amp; &quot;-&quot; &amp; [.H61];&quot;&quot;)">
            <text:p/>
          </table:table-cell>
          <table:table-cell table:number-columns-repeated="3"/>
          <table:table-cell table:number-columns-repeated="2"/>
          <table:table-cell/>
          <table:table-cell/>
          <table:table-cell table:number-columns-repeated="1015"/>
        </table:table-row>
        <table:table-row table:style-name="ro4">
          <table:table-cell table:formula="of:=IF([.E62]&lt;&gt;&quot;&quot;;[.F62] &amp; &quot;-&quot; &amp; [.H62];&quot;&quot;)">
            <text:p/>
          </table:table-cell>
          <table:table-cell table:number-columns-repeated="3"/>
          <table:table-cell table:number-columns-repeated="2"/>
          <table:table-cell/>
          <table:table-cell/>
          <table:table-cell table:number-columns-repeated="1015"/>
        </table:table-row>
        <table:table-row table:style-name="ro4">
          <table:table-cell table:formula="of:=IF([.E63]&lt;&gt;&quot;&quot;;[.F63] &amp; &quot;-&quot; &amp; [.H63];&quot;&quot;)">
            <text:p/>
          </table:table-cell>
          <table:table-cell table:number-columns-repeated="3"/>
          <table:table-cell table:number-columns-repeated="2"/>
          <table:table-cell/>
          <table:table-cell/>
          <table:table-cell table:number-columns-repeated="1015"/>
        </table:table-row>
        <table:table-row table:style-name="ro4">
          <table:table-cell table:formula="of:=IF([.E64]&lt;&gt;&quot;&quot;;[.F64] &amp; &quot;-&quot; &amp; [.H64];&quot;&quot;)">
            <text:p/>
          </table:table-cell>
          <table:table-cell table:number-columns-repeated="3"/>
          <table:table-cell table:number-columns-repeated="2"/>
          <table:table-cell/>
          <table:table-cell/>
          <table:table-cell table:number-columns-repeated="1015"/>
        </table:table-row>
        <table:table-row table:style-name="ro4">
          <table:table-cell table:formula="of:=IF([.E65]&lt;&gt;&quot;&quot;;[.F65] &amp; &quot;-&quot; &amp; [.H65];&quot;&quot;)">
            <text:p/>
          </table:table-cell>
          <table:table-cell table:number-columns-repeated="3"/>
          <table:table-cell table:number-columns-repeated="2"/>
          <table:table-cell/>
          <table:table-cell/>
          <table:table-cell table:number-columns-repeated="1015"/>
        </table:table-row>
        <table:table-row table:style-name="ro4">
          <table:table-cell table:formula="of:=IF([.E66]&lt;&gt;&quot;&quot;;[.F66] &amp; &quot;-&quot; &amp; [.H66];&quot;&quot;)">
            <text:p/>
          </table:table-cell>
          <table:table-cell table:number-columns-repeated="3"/>
          <table:table-cell table:number-columns-repeated="2"/>
          <table:table-cell/>
          <table:table-cell/>
          <table:table-cell table:number-columns-repeated="1015"/>
        </table:table-row>
        <table:table-row table:style-name="ro4">
          <table:table-cell table:formula="of:=IF([.E67]&lt;&gt;&quot;&quot;;[.F67] &amp; &quot;-&quot; &amp; [.H67];&quot;&quot;)">
            <text:p/>
          </table:table-cell>
          <table:table-cell table:number-columns-repeated="3"/>
          <table:table-cell table:number-columns-repeated="2"/>
          <table:table-cell/>
          <table:table-cell/>
          <table:table-cell table:number-columns-repeated="1015"/>
        </table:table-row>
        <table:table-row table:style-name="ro4">
          <table:table-cell table:formula="of:=IF([.E68]&lt;&gt;&quot;&quot;;[.F68] &amp; &quot;-&quot; &amp; [.H68];&quot;&quot;)">
            <text:p/>
          </table:table-cell>
          <table:table-cell table:number-columns-repeated="3"/>
          <table:table-cell table:number-columns-repeated="2"/>
          <table:table-cell/>
          <table:table-cell/>
          <table:table-cell table:number-columns-repeated="1015"/>
        </table:table-row>
        <table:table-row table:style-name="ro4">
          <table:table-cell table:formula="of:=IF([.E69]&lt;&gt;&quot;&quot;;[.F69] &amp; &quot;-&quot; &amp; [.H69];&quot;&quot;)">
            <text:p/>
          </table:table-cell>
          <table:table-cell table:number-columns-repeated="3"/>
          <table:table-cell table:number-columns-repeated="2"/>
          <table:table-cell/>
          <table:table-cell/>
          <table:table-cell table:number-columns-repeated="1015"/>
        </table:table-row>
        <table:table-row table:style-name="ro4">
          <table:table-cell table:formula="of:=IF([.E70]&lt;&gt;&quot;&quot;;[.F70] &amp; &quot;-&quot; &amp; [.H70];&quot;&quot;)">
            <text:p/>
          </table:table-cell>
          <table:table-cell table:number-columns-repeated="3"/>
          <table:table-cell table:number-columns-repeated="2"/>
          <table:table-cell/>
          <table:table-cell/>
          <table:table-cell table:number-columns-repeated="1015"/>
        </table:table-row>
        <table:table-row table:style-name="ro4">
          <table:table-cell table:formula="of:=IF([.E71]&lt;&gt;&quot;&quot;;[.F71] &amp; &quot;-&quot; &amp; [.H71];&quot;&quot;)">
            <text:p/>
          </table:table-cell>
          <table:table-cell table:number-columns-repeated="3"/>
          <table:table-cell table:number-columns-repeated="2"/>
          <table:table-cell/>
          <table:table-cell/>
          <table:table-cell table:number-columns-repeated="1015"/>
        </table:table-row>
        <table:table-row table:style-name="ro4">
          <table:table-cell table:formula="of:=IF([.E72]&lt;&gt;&quot;&quot;;[.F72] &amp; &quot;-&quot; &amp; [.H72];&quot;&quot;)">
            <text:p/>
          </table:table-cell>
          <table:table-cell table:number-columns-repeated="3"/>
          <table:table-cell table:number-columns-repeated="2"/>
          <table:table-cell/>
          <table:table-cell/>
          <table:table-cell table:number-columns-repeated="1015"/>
        </table:table-row>
        <table:table-row table:style-name="ro4">
          <table:table-cell table:formula="of:=IF([.E73]&lt;&gt;&quot;&quot;;[.F73] &amp; &quot;-&quot; &amp; [.H73];&quot;&quot;)">
            <text:p/>
          </table:table-cell>
          <table:table-cell table:number-columns-repeated="3"/>
          <table:table-cell table:number-columns-repeated="2"/>
          <table:table-cell/>
          <table:table-cell/>
          <table:table-cell table:number-columns-repeated="1015"/>
        </table:table-row>
        <table:table-row table:style-name="ro4">
          <table:table-cell table:formula="of:=IF([.E74]&lt;&gt;&quot;&quot;;[.F74] &amp; &quot;-&quot; &amp; [.H74];&quot;&quot;)">
            <text:p/>
          </table:table-cell>
          <table:table-cell table:number-columns-repeated="3"/>
          <table:table-cell table:number-columns-repeated="2"/>
          <table:table-cell/>
          <table:table-cell/>
          <table:table-cell table:number-columns-repeated="1015"/>
        </table:table-row>
        <table:table-row table:style-name="ro4">
          <table:table-cell table:formula="of:=IF([.E75]&lt;&gt;&quot;&quot;;[.F75] &amp; &quot;-&quot; &amp; [.H75];&quot;&quot;)">
            <text:p/>
          </table:table-cell>
          <table:table-cell table:number-columns-repeated="3"/>
          <table:table-cell table:number-columns-repeated="2"/>
          <table:table-cell/>
          <table:table-cell/>
          <table:table-cell table:number-columns-repeated="1015"/>
        </table:table-row>
        <table:table-row table:style-name="ro4">
          <table:table-cell table:formula="of:=IF([.E76]&lt;&gt;&quot;&quot;;[.F76] &amp; &quot;-&quot; &amp; [.H76];&quot;&quot;)">
            <text:p/>
          </table:table-cell>
          <table:table-cell table:number-columns-repeated="3"/>
          <table:table-cell table:number-columns-repeated="2"/>
          <table:table-cell/>
          <table:table-cell/>
          <table:table-cell table:number-columns-repeated="1015"/>
        </table:table-row>
        <table:table-row table:style-name="ro4">
          <table:table-cell table:formula="of:=IF([.E77]&lt;&gt;&quot;&quot;;[.F77] &amp; &quot;-&quot; &amp; [.H77];&quot;&quot;)">
            <text:p/>
          </table:table-cell>
          <table:table-cell table:number-columns-repeated="3"/>
          <table:table-cell table:number-columns-repeated="2"/>
          <table:table-cell/>
          <table:table-cell/>
          <table:table-cell table:number-columns-repeated="1015"/>
        </table:table-row>
        <table:table-row table:style-name="ro4">
          <table:table-cell table:formula="of:=IF([.E78]&lt;&gt;&quot;&quot;;[.F78] &amp; &quot;-&quot; &amp; [.H78];&quot;&quot;)">
            <text:p/>
          </table:table-cell>
          <table:table-cell table:number-columns-repeated="3"/>
          <table:table-cell table:number-columns-repeated="2"/>
          <table:table-cell/>
          <table:table-cell/>
          <table:table-cell table:number-columns-repeated="1015"/>
        </table:table-row>
        <table:table-row table:style-name="ro4">
          <table:table-cell table:formula="of:=IF([.E79]&lt;&gt;&quot;&quot;;[.F79] &amp; &quot;-&quot; &amp; [.H79];&quot;&quot;)">
            <text:p/>
          </table:table-cell>
          <table:table-cell table:number-columns-repeated="3"/>
          <table:table-cell table:number-columns-repeated="2"/>
          <table:table-cell/>
          <table:table-cell/>
          <table:table-cell table:number-columns-repeated="1015"/>
        </table:table-row>
        <table:table-row table:style-name="ro4">
          <table:table-cell table:formula="of:=IF([.E80]&lt;&gt;&quot;&quot;;[.F80] &amp; &quot;-&quot; &amp; [.H80];&quot;&quot;)">
            <text:p/>
          </table:table-cell>
          <table:table-cell table:number-columns-repeated="3"/>
          <table:table-cell table:number-columns-repeated="2"/>
          <table:table-cell/>
          <table:table-cell/>
          <table:table-cell table:number-columns-repeated="1015"/>
        </table:table-row>
        <table:table-row table:style-name="ro4">
          <table:table-cell table:formula="of:=IF([.E81]&lt;&gt;&quot;&quot;;[.F81] &amp; &quot;-&quot; &amp; [.H81];&quot;&quot;)">
            <text:p/>
          </table:table-cell>
          <table:table-cell table:number-columns-repeated="3"/>
          <table:table-cell table:number-columns-repeated="2"/>
          <table:table-cell/>
          <table:table-cell/>
          <table:table-cell table:number-columns-repeated="1015"/>
        </table:table-row>
        <table:table-row table:style-name="ro4">
          <table:table-cell table:formula="of:=IF([.E82]&lt;&gt;&quot;&quot;;[.F82] &amp; &quot;-&quot; &amp; [.H82];&quot;&quot;)">
            <text:p/>
          </table:table-cell>
          <table:table-cell table:number-columns-repeated="3"/>
          <table:table-cell table:number-columns-repeated="2"/>
          <table:table-cell/>
          <table:table-cell/>
          <table:table-cell table:number-columns-repeated="1015"/>
        </table:table-row>
        <table:table-row table:style-name="ro4">
          <table:table-cell table:formula="of:=IF([.E83]&lt;&gt;&quot;&quot;;[.F83] &amp; &quot;-&quot; &amp; [.H83];&quot;&quot;)">
            <text:p/>
          </table:table-cell>
          <table:table-cell table:number-columns-repeated="3"/>
          <table:table-cell table:number-columns-repeated="2"/>
          <table:table-cell/>
          <table:table-cell/>
          <table:table-cell table:number-columns-repeated="1015"/>
        </table:table-row>
        <table:table-row table:style-name="ro4">
          <table:table-cell table:formula="of:=IF([.E84]&lt;&gt;&quot;&quot;;[.F84] &amp; &quot;-&quot; &amp; [.H84];&quot;&quot;)">
            <text:p/>
          </table:table-cell>
          <table:table-cell table:number-columns-repeated="3"/>
          <table:table-cell table:number-columns-repeated="2"/>
          <table:table-cell/>
          <table:table-cell/>
          <table:table-cell table:number-columns-repeated="1015"/>
        </table:table-row>
        <table:table-row table:style-name="ro4">
          <table:table-cell table:formula="of:=IF([.E85]&lt;&gt;&quot;&quot;;[.F85] &amp; &quot;-&quot; &amp; [.H85];&quot;&quot;)">
            <text:p/>
          </table:table-cell>
          <table:table-cell table:number-columns-repeated="3"/>
          <table:table-cell table:number-columns-repeated="2"/>
          <table:table-cell/>
          <table:table-cell/>
          <table:table-cell table:number-columns-repeated="1015"/>
        </table:table-row>
        <table:table-row table:style-name="ro4">
          <table:table-cell table:formula="of:=IF([.E86]&lt;&gt;&quot;&quot;;[.F86] &amp; &quot;-&quot; &amp; [.H86];&quot;&quot;)">
            <text:p/>
          </table:table-cell>
          <table:table-cell table:number-columns-repeated="3"/>
          <table:table-cell table:number-columns-repeated="2"/>
          <table:table-cell/>
          <table:table-cell/>
          <table:table-cell table:number-columns-repeated="1015"/>
        </table:table-row>
        <table:table-row table:style-name="ro4">
          <table:table-cell table:formula="of:=IF([.E87]&lt;&gt;&quot;&quot;;[.F87] &amp; &quot;-&quot; &amp; [.H87];&quot;&quot;)">
            <text:p/>
          </table:table-cell>
          <table:table-cell table:number-columns-repeated="3"/>
          <table:table-cell table:number-columns-repeated="2"/>
          <table:table-cell/>
          <table:table-cell/>
          <table:table-cell table:number-columns-repeated="1015"/>
        </table:table-row>
        <table:table-row table:style-name="ro4">
          <table:table-cell table:formula="of:=IF([.E88]&lt;&gt;&quot;&quot;;[.F88] &amp; &quot;-&quot; &amp; [.H88];&quot;&quot;)">
            <text:p/>
          </table:table-cell>
          <table:table-cell table:number-columns-repeated="3"/>
          <table:table-cell table:number-columns-repeated="2"/>
          <table:table-cell/>
          <table:table-cell/>
          <table:table-cell table:number-columns-repeated="1015"/>
        </table:table-row>
        <table:table-row table:style-name="ro4">
          <table:table-cell table:formula="of:=IF([.E89]&lt;&gt;&quot;&quot;;[.F89] &amp; &quot;-&quot; &amp; [.H89];&quot;&quot;)">
            <text:p/>
          </table:table-cell>
          <table:table-cell table:number-columns-repeated="3"/>
          <table:table-cell table:number-columns-repeated="2"/>
          <table:table-cell/>
          <table:table-cell/>
          <table:table-cell table:number-columns-repeated="1015"/>
        </table:table-row>
        <table:table-row table:style-name="ro4">
          <table:table-cell table:formula="of:=IF([.E90]&lt;&gt;&quot;&quot;;[.F90] &amp; &quot;-&quot; &amp; [.H90];&quot;&quot;)">
            <text:p/>
          </table:table-cell>
          <table:table-cell table:number-columns-repeated="3"/>
          <table:table-cell table:number-columns-repeated="2"/>
          <table:table-cell/>
          <table:table-cell/>
          <table:table-cell table:number-columns-repeated="1015"/>
        </table:table-row>
        <table:table-row table:style-name="ro4">
          <table:table-cell table:formula="of:=IF([.E91]&lt;&gt;&quot;&quot;;[.F91] &amp; &quot;-&quot; &amp; [.H91];&quot;&quot;)">
            <text:p/>
          </table:table-cell>
          <table:table-cell table:number-columns-repeated="3"/>
          <table:table-cell table:number-columns-repeated="2"/>
          <table:table-cell/>
          <table:table-cell/>
          <table:table-cell table:number-columns-repeated="1015"/>
        </table:table-row>
        <table:table-row table:style-name="ro4">
          <table:table-cell table:formula="of:=IF([.E92]&lt;&gt;&quot;&quot;;[.F92] &amp; &quot;-&quot; &amp; [.H92];&quot;&quot;)">
            <text:p/>
          </table:table-cell>
          <table:table-cell table:number-columns-repeated="3"/>
          <table:table-cell table:number-columns-repeated="2"/>
          <table:table-cell/>
          <table:table-cell/>
          <table:table-cell table:number-columns-repeated="1015"/>
        </table:table-row>
        <table:table-row table:style-name="ro4">
          <table:table-cell table:formula="of:=IF([.E93]&lt;&gt;&quot;&quot;;[.F93] &amp; &quot;-&quot; &amp; [.H93];&quot;&quot;)">
            <text:p/>
          </table:table-cell>
          <table:table-cell table:number-columns-repeated="3"/>
          <table:table-cell table:number-columns-repeated="2"/>
          <table:table-cell/>
          <table:table-cell/>
          <table:table-cell table:number-columns-repeated="1015"/>
        </table:table-row>
        <table:table-row table:style-name="ro4">
          <table:table-cell table:formula="of:=IF([.E94]&lt;&gt;&quot;&quot;;[.F94] &amp; &quot;-&quot; &amp; [.H94];&quot;&quot;)">
            <text:p/>
          </table:table-cell>
          <table:table-cell table:number-columns-repeated="3"/>
          <table:table-cell table:number-columns-repeated="2"/>
          <table:table-cell/>
          <table:table-cell/>
          <table:table-cell table:number-columns-repeated="1015"/>
        </table:table-row>
        <table:table-row table:style-name="ro4">
          <table:table-cell table:formula="of:=IF([.E95]&lt;&gt;&quot;&quot;;[.F95] &amp; &quot;-&quot; &amp; [.H95];&quot;&quot;)">
            <text:p/>
          </table:table-cell>
          <table:table-cell table:number-columns-repeated="3"/>
          <table:table-cell table:number-columns-repeated="2"/>
          <table:table-cell/>
          <table:table-cell/>
          <table:table-cell table:number-columns-repeated="1015"/>
        </table:table-row>
        <table:table-row table:style-name="ro4">
          <table:table-cell table:formula="of:=IF([.E96]&lt;&gt;&quot;&quot;;[.F96] &amp; &quot;-&quot; &amp; [.H96];&quot;&quot;)">
            <text:p/>
          </table:table-cell>
          <table:table-cell table:number-columns-repeated="3"/>
          <table:table-cell table:number-columns-repeated="2"/>
          <table:table-cell/>
          <table:table-cell/>
          <table:table-cell table:number-columns-repeated="1015"/>
        </table:table-row>
        <table:table-row table:style-name="ro4">
          <table:table-cell table:formula="of:=IF([.E97]&lt;&gt;&quot;&quot;;[.F97] &amp; &quot;-&quot; &amp; [.H97];&quot;&quot;)">
            <text:p/>
          </table:table-cell>
          <table:table-cell table:number-columns-repeated="3"/>
          <table:table-cell table:number-columns-repeated="2"/>
          <table:table-cell/>
          <table:table-cell/>
          <table:table-cell table:number-columns-repeated="1015"/>
        </table:table-row>
        <table:table-row table:style-name="ro4">
          <table:table-cell table:formula="of:=IF([.E98]&lt;&gt;&quot;&quot;;[.F98] &amp; &quot;-&quot; &amp; [.H98];&quot;&quot;)">
            <text:p/>
          </table:table-cell>
          <table:table-cell table:number-columns-repeated="3"/>
          <table:table-cell table:number-columns-repeated="2"/>
          <table:table-cell/>
          <table:table-cell/>
          <table:table-cell table:number-columns-repeated="1015"/>
        </table:table-row>
        <table:table-row table:style-name="ro4">
          <table:table-cell table:formula="of:=IF([.E99]&lt;&gt;&quot;&quot;;[.F99] &amp; &quot;-&quot; &amp; [.H99];&quot;&quot;)">
            <text:p/>
          </table:table-cell>
          <table:table-cell table:number-columns-repeated="3"/>
          <table:table-cell table:number-columns-repeated="2"/>
          <table:table-cell/>
          <table:table-cell/>
          <table:table-cell table:number-columns-repeated="1015"/>
        </table:table-row>
        <table:table-row table:style-name="ro4">
          <table:table-cell table:formula="of:=IF([.E100]&lt;&gt;&quot;&quot;;[.F100] &amp; &quot;-&quot; &amp; [.H100];&quot;&quot;)">
            <text:p/>
          </table:table-cell>
          <table:table-cell table:number-columns-repeated="3"/>
          <table:table-cell table:number-columns-repeated="2"/>
          <table:table-cell/>
          <table:table-cell/>
          <table:table-cell table:number-columns-repeated="1015"/>
        </table:table-row>
        <table:table-row table:style-name="ro4">
          <table:table-cell table:formula="of:=IF([.E101]&lt;&gt;&quot;&quot;;[.F101] &amp; &quot;-&quot; &amp; [.H101];&quot;&quot;)">
            <text:p/>
          </table:table-cell>
          <table:table-cell table:number-columns-repeated="3"/>
          <table:table-cell table:number-columns-repeated="2"/>
          <table:table-cell/>
          <table:table-cell/>
          <table:table-cell table:number-columns-repeated="1015"/>
        </table:table-row>
        <table:table-row table:style-name="ro4">
          <table:table-cell table:formula="of:=IF([.E102]&lt;&gt;&quot;&quot;;[.F102] &amp; &quot;-&quot; &amp; [.H102];&quot;&quot;)">
            <text:p/>
          </table:table-cell>
          <table:table-cell table:number-columns-repeated="3"/>
          <table:table-cell table:number-columns-repeated="2"/>
          <table:table-cell/>
          <table:table-cell/>
          <table:table-cell table:number-columns-repeated="1015"/>
        </table:table-row>
        <table:table-row table:style-name="ro4">
          <table:table-cell table:formula="of:=IF([.E103]&lt;&gt;&quot;&quot;;[.F103] &amp; &quot;-&quot; &amp; [.H103];&quot;&quot;)">
            <text:p/>
          </table:table-cell>
          <table:table-cell table:number-columns-repeated="3"/>
          <table:table-cell table:number-columns-repeated="2"/>
          <table:table-cell/>
          <table:table-cell/>
          <table:table-cell table:number-columns-repeated="1015"/>
        </table:table-row>
        <table:table-row table:style-name="ro4">
          <table:table-cell table:formula="of:=IF([.E104]&lt;&gt;&quot;&quot;;[.F104] &amp; &quot;-&quot; &amp; [.H104];&quot;&quot;)">
            <text:p/>
          </table:table-cell>
          <table:table-cell table:number-columns-repeated="3"/>
          <table:table-cell table:number-columns-repeated="2"/>
          <table:table-cell/>
          <table:table-cell/>
          <table:table-cell table:number-columns-repeated="1015"/>
        </table:table-row>
        <table:table-row table:style-name="ro4">
          <table:table-cell table:formula="of:=IF([.E105]&lt;&gt;&quot;&quot;;[.F105] &amp; &quot;-&quot; &amp; [.H105];&quot;&quot;)">
            <text:p/>
          </table:table-cell>
          <table:table-cell table:number-columns-repeated="3"/>
          <table:table-cell table:number-columns-repeated="2"/>
          <table:table-cell/>
          <table:table-cell/>
          <table:table-cell table:number-columns-repeated="1015"/>
        </table:table-row>
        <table:table-row table:style-name="ro4">
          <table:table-cell table:formula="of:=IF([.E106]&lt;&gt;&quot;&quot;;[.F106] &amp; &quot;-&quot; &amp; [.H106];&quot;&quot;)">
            <text:p/>
          </table:table-cell>
          <table:table-cell table:number-columns-repeated="3"/>
          <table:table-cell table:number-columns-repeated="2"/>
          <table:table-cell/>
          <table:table-cell/>
          <table:table-cell table:number-columns-repeated="1015"/>
        </table:table-row>
        <table:table-row table:style-name="ro4">
          <table:table-cell table:formula="of:=IF([.E107]&lt;&gt;&quot;&quot;;[.F107] &amp; &quot;-&quot; &amp; [.H107];&quot;&quot;)">
            <text:p/>
          </table:table-cell>
          <table:table-cell table:number-columns-repeated="3"/>
          <table:table-cell table:number-columns-repeated="2"/>
          <table:table-cell/>
          <table:table-cell/>
          <table:table-cell table:number-columns-repeated="1015"/>
        </table:table-row>
        <table:table-row table:style-name="ro4">
          <table:table-cell table:formula="of:=IF([.E108]&lt;&gt;&quot;&quot;;[.F108] &amp; &quot;-&quot; &amp; [.H108];&quot;&quot;)">
            <text:p/>
          </table:table-cell>
          <table:table-cell table:number-columns-repeated="3"/>
          <table:table-cell table:number-columns-repeated="2"/>
          <table:table-cell/>
          <table:table-cell/>
          <table:table-cell table:number-columns-repeated="1015"/>
        </table:table-row>
        <table:table-row table:style-name="ro4">
          <table:table-cell table:formula="of:=IF([.E109]&lt;&gt;&quot;&quot;;[.F109] &amp; &quot;-&quot; &amp; [.H109];&quot;&quot;)">
            <text:p/>
          </table:table-cell>
          <table:table-cell table:number-columns-repeated="3"/>
          <table:table-cell table:number-columns-repeated="2"/>
          <table:table-cell/>
          <table:table-cell/>
          <table:table-cell table:number-columns-repeated="1015"/>
        </table:table-row>
        <table:table-row table:style-name="ro4">
          <table:table-cell table:formula="of:=IF([.E110]&lt;&gt;&quot;&quot;;[.F110] &amp; &quot;-&quot; &amp; [.H110];&quot;&quot;)">
            <text:p/>
          </table:table-cell>
          <table:table-cell table:number-columns-repeated="3"/>
          <table:table-cell table:number-columns-repeated="2"/>
          <table:table-cell/>
          <table:table-cell/>
          <table:table-cell table:number-columns-repeated="1015"/>
        </table:table-row>
        <table:table-row table:style-name="ro4">
          <table:table-cell table:formula="of:=IF([.E111]&lt;&gt;&quot;&quot;;[.F111] &amp; &quot;-&quot; &amp; [.H111];&quot;&quot;)">
            <text:p/>
          </table:table-cell>
          <table:table-cell table:number-columns-repeated="3"/>
          <table:table-cell table:number-columns-repeated="2"/>
          <table:table-cell/>
          <table:table-cell/>
          <table:table-cell table:number-columns-repeated="1015"/>
        </table:table-row>
        <table:table-row table:style-name="ro4">
          <table:table-cell table:formula="of:=IF([.E112]&lt;&gt;&quot;&quot;;[.F112] &amp; &quot;-&quot; &amp; [.H112];&quot;&quot;)">
            <text:p/>
          </table:table-cell>
          <table:table-cell table:number-columns-repeated="3"/>
          <table:table-cell table:number-columns-repeated="2"/>
          <table:table-cell/>
          <table:table-cell/>
          <table:table-cell table:number-columns-repeated="1015"/>
        </table:table-row>
        <table:table-row table:style-name="ro4">
          <table:table-cell table:formula="of:=IF([.E113]&lt;&gt;&quot;&quot;;[.F113] &amp; &quot;-&quot; &amp; [.H113];&quot;&quot;)">
            <text:p/>
          </table:table-cell>
          <table:table-cell table:number-columns-repeated="3"/>
          <table:table-cell table:number-columns-repeated="2"/>
          <table:table-cell/>
          <table:table-cell/>
          <table:table-cell table:number-columns-repeated="1015"/>
        </table:table-row>
        <table:table-row table:style-name="ro4">
          <table:table-cell table:formula="of:=IF([.E114]&lt;&gt;&quot;&quot;;[.F114] &amp; &quot;-&quot; &amp; [.H114];&quot;&quot;)">
            <text:p/>
          </table:table-cell>
          <table:table-cell table:number-columns-repeated="3"/>
          <table:table-cell table:number-columns-repeated="2"/>
          <table:table-cell/>
          <table:table-cell/>
          <table:table-cell table:number-columns-repeated="1015"/>
        </table:table-row>
        <table:table-row table:style-name="ro4">
          <table:table-cell table:formula="of:=IF([.E115]&lt;&gt;&quot;&quot;;[.F115] &amp; &quot;-&quot; &amp; [.H115];&quot;&quot;)">
            <text:p/>
          </table:table-cell>
          <table:table-cell table:number-columns-repeated="3"/>
          <table:table-cell table:number-columns-repeated="2"/>
          <table:table-cell/>
          <table:table-cell/>
          <table:table-cell table:number-columns-repeated="1015"/>
        </table:table-row>
        <table:table-row table:style-name="ro4">
          <table:table-cell table:formula="of:=IF([.E116]&lt;&gt;&quot;&quot;;[.F116] &amp; &quot;-&quot; &amp; [.H116];&quot;&quot;)">
            <text:p/>
          </table:table-cell>
          <table:table-cell table:number-columns-repeated="3"/>
          <table:table-cell table:number-columns-repeated="2"/>
          <table:table-cell/>
          <table:table-cell/>
          <table:table-cell table:number-columns-repeated="1015"/>
        </table:table-row>
        <table:table-row table:style-name="ro4">
          <table:table-cell table:formula="of:=IF([.E117]&lt;&gt;&quot;&quot;;[.F117] &amp; &quot;-&quot; &amp; [.H117];&quot;&quot;)">
            <text:p/>
          </table:table-cell>
          <table:table-cell table:number-columns-repeated="3"/>
          <table:table-cell table:number-columns-repeated="2"/>
          <table:table-cell/>
          <table:table-cell/>
          <table:table-cell table:number-columns-repeated="1015"/>
        </table:table-row>
        <table:table-row table:style-name="ro4">
          <table:table-cell table:formula="of:=IF([.E118]&lt;&gt;&quot;&quot;;[.F118] &amp; &quot;-&quot; &amp; [.H118];&quot;&quot;)">
            <text:p/>
          </table:table-cell>
          <table:table-cell table:number-columns-repeated="3"/>
          <table:table-cell table:number-columns-repeated="2"/>
          <table:table-cell/>
          <table:table-cell/>
          <table:table-cell table:number-columns-repeated="1015"/>
        </table:table-row>
        <table:table-row table:style-name="ro4">
          <table:table-cell table:formula="of:=IF([.E119]&lt;&gt;&quot;&quot;;[.F119] &amp; &quot;-&quot; &amp; [.H119];&quot;&quot;)">
            <text:p/>
          </table:table-cell>
          <table:table-cell table:number-columns-repeated="3"/>
          <table:table-cell table:number-columns-repeated="2"/>
          <table:table-cell/>
          <table:table-cell/>
          <table:table-cell table:number-columns-repeated="1015"/>
        </table:table-row>
        <table:table-row table:style-name="ro4">
          <table:table-cell table:formula="of:=IF([.E120]&lt;&gt;&quot;&quot;;[.F120] &amp; &quot;-&quot; &amp; [.H120];&quot;&quot;)">
            <text:p/>
          </table:table-cell>
          <table:table-cell table:number-columns-repeated="3"/>
          <table:table-cell table:number-columns-repeated="2"/>
          <table:table-cell/>
          <table:table-cell/>
          <table:table-cell table:number-columns-repeated="1015"/>
        </table:table-row>
        <table:table-row table:style-name="ro4">
          <table:table-cell table:formula="of:=IF([.E121]&lt;&gt;&quot;&quot;;[.F121] &amp; &quot;-&quot; &amp; [.H121];&quot;&quot;)">
            <text:p/>
          </table:table-cell>
          <table:table-cell table:number-columns-repeated="3"/>
          <table:table-cell table:number-columns-repeated="2"/>
          <table:table-cell/>
          <table:table-cell/>
          <table:table-cell table:number-columns-repeated="1015"/>
        </table:table-row>
        <table:table-row table:style-name="ro4">
          <table:table-cell table:formula="of:=IF([.E122]&lt;&gt;&quot;&quot;;[.F122] &amp; &quot;-&quot; &amp; [.H122];&quot;&quot;)">
            <text:p/>
          </table:table-cell>
          <table:table-cell table:number-columns-repeated="3"/>
          <table:table-cell table:number-columns-repeated="2"/>
          <table:table-cell/>
          <table:table-cell/>
          <table:table-cell table:number-columns-repeated="1015"/>
        </table:table-row>
        <table:table-row table:style-name="ro4" table:number-rows-repeated="65413">
          <table:table-cell table:number-columns-repeated="1023"/>
        </table:table-row>
        <table:table-row table:style-name="ro4">
          <table:table-cell table:number-columns-repeated="1023"/>
        </table:table-row>
      </table:table>
      <table:table table:name="google upload" table:style-name="ta1" table:print="false">
        <table:table-column table:style-name="co1" table:default-cell-style-name="Default"/>
        <table:table-column table:style-name="co12" table:number-columns-repeated="2" table:default-cell-style-name="Default"/>
        <table:table-column table:style-name="co14" table:default-cell-style-name="Default"/>
        <table:table-column table:style-name="co15" table:default-cell-style-name="Default"/>
        <table:table-column table:style-name="co16" table:number-columns-repeated="2" table:default-cell-style-name="ce11"/>
        <table:table-row table:style-name="ro4">
          <table:table-cell office:value-type="string">
            <text:p>Building No.</text:p>
          </table:table-cell>
          <table:table-cell office:value-type="string">
            <text:p>HAXLR8R ID</text:p>
          </table:table-cell>
          <table:table-cell office:value-type="string">
            <text:p>SEEED ID</text:p>
          </table:table-cell>
          <table:table-cell office:value-type="string">
            <text:p>Name</text:p>
          </table:table-cell>
          <table:table-cell office:value-type="string">
            <text:p>Link</text:p>
          </table:table-cell>
          <table:table-cell office:value-type="string">
            <text:p>Latitude</text:p>
          </table:table-cell>
          <table:table-cell office:value-type="string">
            <text:p>Longitude</text:p>
          </table:table-cell>
        </table:table-row>
        <table:table-row table:style-name="ro4">
          <table:table-cell table:formula="of:=[data.B2]" office:value-type="string" office:string-value="01">
            <text:p>01</text:p>
          </table:table-cell>
          <table:table-cell table:formula="of:=IF([data.C2]&lt;&gt;&quot;&quot;;[data.C2];&quot;&quot;)">
            <text:p/>
          </table:table-cell>
          <table:table-cell table:formula="of:=IF([data.D2]&lt;&gt;&quot;&quot;;[data.D2];&quot;&quot;)">
            <text:p/>
          </table:table-cell>
          <table:table-cell table:formula="of:=[data.E2]" office:value-type="string" office:string-value="Shenzhen New World Communication Electronics Market">
            <text:p>Shenzhen New World Communication Electronics Market</text:p>
          </table:table-cell>
          <table:table-cell table:formula="of:=&quot;http://oomlout.co.uk/pages/hqbs-huaqiangbeisystem-&quot;&amp;[.A2]" office:value-type="string" office:string-value="http://oomlout.co.uk/pages/hqbs-huaqiangbeisystem-01">
            <text:p>http://oomlout.co.uk/pages/hqbs-huaqiangbeisystem-01</text:p>
          </table:table-cell>
          <table:table-cell table:formula="of:=[data.H2]" office:value-type="float" office:value="22.539897">
            <text:p>22.53989700000000</text:p>
          </table:table-cell>
          <table:table-cell table:formula="of:=[data.I2]" office:value-type="float" office:value="114.091522">
            <text:p>114.09152200000000</text:p>
          </table:table-cell>
        </table:table-row>
        <table:table-row table:style-name="ro4">
          <table:table-cell table:formula="of:=[data.B3]" office:value-type="string" office:string-value="02">
            <text:p>02</text:p>
          </table:table-cell>
          <table:table-cell table:formula="of:=IF([data.C3]&lt;&gt;&quot;&quot;;[data.C3];&quot;&quot;)">
            <text:p/>
          </table:table-cell>
          <table:table-cell table:formula="of:=IF([data.D3]&lt;&gt;&quot;&quot;;[data.D3];&quot;&quot;)">
            <text:p/>
          </table:table-cell>
          <table:table-cell table:formula="of:=[data.E3]" office:value-type="string" office:string-value="Macheng Building">
            <text:p>Macheng Building</text:p>
          </table:table-cell>
          <table:table-cell table:formula="of:=&quot;http://oomlout.co.uk/pages/hqbs-huaqiangbeisystem-&quot;&amp;[.A3]" office:value-type="string" office:string-value="http://oomlout.co.uk/pages/hqbs-huaqiangbeisystem-02">
            <text:p>http://oomlout.co.uk/pages/hqbs-huaqiangbeisystem-02</text:p>
          </table:table-cell>
          <table:table-cell table:formula="of:=[data.H3]" office:value-type="float" office:value="22.539476">
            <text:p>22.53947600000000</text:p>
          </table:table-cell>
          <table:table-cell table:formula="of:=[data.I3]" office:value-type="float" office:value="114.091741">
            <text:p>114.09174100000000</text:p>
          </table:table-cell>
        </table:table-row>
        <table:table-row table:style-name="ro4">
          <table:table-cell table:formula="of:=[data.B4]" office:value-type="string" office:string-value="03">
            <text:p>03</text:p>
          </table:table-cell>
          <table:table-cell table:formula="of:=IF([data.C4]&lt;&gt;&quot;&quot;;[data.C4];&quot;&quot;)">
            <text:p/>
          </table:table-cell>
          <table:table-cell table:formula="of:=IF([data.D4]&lt;&gt;&quot;&quot;;[data.D4];&quot;&quot;)" office:value-type="float" office:value="40">
            <text:p>40</text:p>
          </table:table-cell>
          <table:table-cell table:formula="of:=[data.E4]" office:value-type="string" office:string-value="Tongtiandi Telecomunication Market / Long Sheng Communtication Market">
            <text:p>Tongtiandi Telecomunication Market / Long Sheng Communtication Market</text:p>
          </table:table-cell>
          <table:table-cell table:formula="of:=&quot;http://oomlout.co.uk/pages/hqbs-huaqiangbeisystem-&quot;&amp;[.A4]" office:value-type="string" office:string-value="http://oomlout.co.uk/pages/hqbs-huaqiangbeisystem-03">
            <text:p>http://oomlout.co.uk/pages/hqbs-huaqiangbeisystem-03</text:p>
          </table:table-cell>
          <table:table-cell table:formula="of:=[data.H4]" office:value-type="float" office:value="22.540257">
            <text:p>22.54025700000000</text:p>
          </table:table-cell>
          <table:table-cell table:formula="of:=[data.I4]" office:value-type="float" office:value="114.090172">
            <text:p>114.09017200000000</text:p>
          </table:table-cell>
        </table:table-row>
        <table:table-row table:style-name="ro4">
          <table:table-cell table:formula="of:=[data.B5]" office:value-type="string" office:string-value="04">
            <text:p>04</text:p>
          </table:table-cell>
          <table:table-cell table:formula="of:=IF([data.C5]&lt;&gt;&quot;&quot;;[data.C5];&quot;&quot;)">
            <text:p/>
          </table:table-cell>
          <table:table-cell table:formula="of:=IF([data.D5]&lt;&gt;&quot;&quot;;[data.D5];&quot;&quot;)">
            <text:p/>
          </table:table-cell>
          <table:table-cell table:formula="of:=[data.E5]" office:value-type="string" office:string-value="Pong Yuen Communication Accessories Hall">
            <text:p>Pong Yuen Communication Accessories Hall</text:p>
          </table:table-cell>
          <table:table-cell table:formula="of:=&quot;http://oomlout.co.uk/pages/hqbs-huaqiangbeisystem-&quot;&amp;[.A5]" office:value-type="string" office:string-value="http://oomlout.co.uk/pages/hqbs-huaqiangbeisystem-04">
            <text:p>http://oomlout.co.uk/pages/hqbs-huaqiangbeisystem-04</text:p>
          </table:table-cell>
          <table:table-cell table:formula="of:=[data.H5]" office:value-type="float" office:value="22.540317">
            <text:p>22.54031700000000</text:p>
          </table:table-cell>
          <table:table-cell table:formula="of:=[data.I5]" office:value-type="float" office:value="114.0883">
            <text:p>114.08830000000000</text:p>
          </table:table-cell>
        </table:table-row>
        <table:table-row table:style-name="ro4">
          <table:table-cell table:formula="of:=[data.B6]" office:value-type="string" office:string-value="05">
            <text:p>05</text:p>
          </table:table-cell>
          <table:table-cell table:formula="of:=IF([data.C6]&lt;&gt;&quot;&quot;;[data.C6];&quot;&quot;)">
            <text:p/>
          </table:table-cell>
          <table:table-cell table:formula="of:=IF([data.D6]&lt;&gt;&quot;&quot;;[data.D6];&quot;&quot;)">
            <text:p/>
          </table:table-cell>
          <table:table-cell table:formula="of:=[data.E6]" office:value-type="string" office:string-value="Hau Qiang Metro Shopping Mall">
            <text:p>Hau Qiang Metro Shopping Mall</text:p>
          </table:table-cell>
          <table:table-cell table:formula="of:=&quot;http://oomlout.co.uk/pages/hqbs-huaqiangbeisystem-&quot;&amp;[.A6]" office:value-type="string" office:string-value="http://oomlout.co.uk/pages/hqbs-huaqiangbeisystem-05">
            <text:p>http://oomlout.co.uk/pages/hqbs-huaqiangbeisystem-05</text:p>
          </table:table-cell>
          <table:table-cell table:formula="of:=[data.H6]" office:value-type="float" office:value="22.540228">
            <text:p>22.54022800000000</text:p>
          </table:table-cell>
          <table:table-cell table:formula="of:=[data.I6]" office:value-type="float" office:value="114.086594">
            <text:p>114.08659400000000</text:p>
          </table:table-cell>
        </table:table-row>
        <table:table-row table:style-name="ro4">
          <table:table-cell table:formula="of:=[data.B7]" office:value-type="string" office:string-value="06">
            <text:p>06</text:p>
          </table:table-cell>
          <table:table-cell table:formula="of:=IF([data.C7]&lt;&gt;&quot;&quot;;[data.C7];&quot;&quot;)" office:value-type="float" office:value="16">
            <text:p>16</text:p>
          </table:table-cell>
          <table:table-cell table:formula="of:=IF([data.D7]&lt;&gt;&quot;&quot;;[data.D7];&quot;&quot;)" office:value-type="float" office:value="9">
            <text:p>9</text:p>
          </table:table-cell>
          <table:table-cell table:formula="of:=[data.E7]" office:value-type="string" office:string-value="SEG Market">
            <text:p>SEG Market</text:p>
          </table:table-cell>
          <table:table-cell table:formula="of:=&quot;http://oomlout.co.uk/pages/hqbs-huaqiangbeisystem-&quot;&amp;[.A7]" office:value-type="string" office:string-value="http://oomlout.co.uk/pages/hqbs-huaqiangbeisystem-06">
            <text:p>http://oomlout.co.uk/pages/hqbs-huaqiangbeisystem-06</text:p>
          </table:table-cell>
          <table:table-cell table:formula="of:=[data.H7]" office:value-type="float" office:value="22.541337">
            <text:p>22.54133700000000</text:p>
          </table:table-cell>
          <table:table-cell table:formula="of:=[data.I7]" office:value-type="float" office:value="114.087506">
            <text:p>114.08750600000000</text:p>
          </table:table-cell>
        </table:table-row>
        <table:table-row table:style-name="ro4">
          <table:table-cell table:formula="of:=[data.B8]" office:value-type="string" office:string-value="07">
            <text:p>07</text:p>
          </table:table-cell>
          <table:table-cell table:formula="of:=IF([data.C8]&lt;&gt;&quot;&quot;;[data.C8];&quot;&quot;)" office:value-type="float" office:value="5">
            <text:p>5</text:p>
          </table:table-cell>
          <table:table-cell table:formula="of:=IF([data.D8]&lt;&gt;&quot;&quot;;[data.D8];&quot;&quot;)" office:value-type="float" office:value="6">
            <text:p>6</text:p>
          </table:table-cell>
          <table:table-cell table:formula="of:=[data.E8]" office:value-type="string" office:string-value="HQ Mart 01-03">
            <text:p>HQ Mart 01-03</text:p>
          </table:table-cell>
          <table:table-cell table:formula="of:=&quot;http://oomlout.co.uk/pages/hqbs-huaqiangbeisystem-&quot;&amp;[.A8]" office:value-type="string" office:string-value="http://oomlout.co.uk/pages/hqbs-huaqiangbeisystem-07">
            <text:p>http://oomlout.co.uk/pages/hqbs-huaqiangbeisystem-07</text:p>
          </table:table-cell>
          <table:table-cell table:formula="of:=[data.H8]" office:value-type="float" office:value="22.540898">
            <text:p>22.54089800000000</text:p>
          </table:table-cell>
          <table:table-cell table:formula="of:=[data.I8]" office:value-type="float" office:value="114.086136">
            <text:p>114.08613600000000</text:p>
          </table:table-cell>
        </table:table-row>
        <table:table-row table:style-name="ro4">
          <table:table-cell table:formula="of:=[data.B10]" office:value-type="string" office:string-value="09">
            <text:p>09</text:p>
          </table:table-cell>
          <table:table-cell table:formula="of:=IF([data.C9]&lt;&gt;&quot;&quot;;[data.C9];&quot;&quot;)" office:value-type="float" office:value="5">
            <text:p>5</text:p>
          </table:table-cell>
          <table:table-cell table:formula="of:=IF([data.D9]&lt;&gt;&quot;&quot;;[data.D9];&quot;&quot;)" office:value-type="float" office:value="6">
            <text:p>6</text:p>
          </table:table-cell>
          <table:table-cell table:formula="of:=[data.E10]" office:value-type="string" office:string-value="HQ Mart 03">
            <text:p>HQ Mart 03</text:p>
          </table:table-cell>
          <table:table-cell table:formula="of:=&quot;http://oomlout.co.uk/pages/hqbs-huaqiangbeisystem-&quot;&amp;[.A9]" office:value-type="string" office:string-value="http://oomlout.co.uk/pages/hqbs-huaqiangbeisystem-09">
            <text:p>http://oomlout.co.uk/pages/hqbs-huaqiangbeisystem-09</text:p>
          </table:table-cell>
          <table:table-cell table:formula="of:=[data.H10]" office:value-type="float" office:value="22.541706">
            <text:p>22.54170600000000</text:p>
          </table:table-cell>
          <table:table-cell table:formula="of:=[data.I10]" office:value-type="float" office:value="114.086249">
            <text:p>114.08624900000000</text:p>
          </table:table-cell>
        </table:table-row>
        <table:table-row table:style-name="ro4">
          <table:table-cell table:formula="of:=[data.B11]" office:value-type="string" office:string-value="10">
            <text:p>10</text:p>
          </table:table-cell>
          <table:table-cell table:formula="of:=IF([data.C10]&lt;&gt;&quot;&quot;;[data.C10];&quot;&quot;)" office:value-type="float" office:value="5">
            <text:p>5</text:p>
          </table:table-cell>
          <table:table-cell table:formula="of:=IF([data.D10]&lt;&gt;&quot;&quot;;[data.D10];&quot;&quot;)" office:value-type="float" office:value="6">
            <text:p>6</text:p>
          </table:table-cell>
          <table:table-cell table:formula="of:=[data.E11]" office:value-type="string" office:string-value="HQ Electronics World (LED Building)">
            <text:p>HQ Electronics World (LED Building)</text:p>
          </table:table-cell>
          <table:table-cell table:formula="of:=&quot;http://oomlout.co.uk/pages/hqbs-huaqiangbeisystem-&quot;&amp;[.A10]" office:value-type="string" office:string-value="http://oomlout.co.uk/pages/hqbs-huaqiangbeisystem-10">
            <text:p>http://oomlout.co.uk/pages/hqbs-huaqiangbeisystem-10</text:p>
          </table:table-cell>
          <table:table-cell table:formula="of:=[data.H11]" office:value-type="float" office:value="22.542469">
            <text:p>22.54246900000000</text:p>
          </table:table-cell>
          <table:table-cell table:formula="of:=[data.I11]" office:value-type="float" office:value="114.086195">
            <text:p>114.08619500000000</text:p>
          </table:table-cell>
        </table:table-row>
        <table:table-row table:style-name="ro4">
          <table:table-cell table:formula="of:=[data.B12]" office:value-type="string" office:string-value="11">
            <text:p>11</text:p>
          </table:table-cell>
          <table:table-cell table:formula="of:=IF([data.C11]&lt;&gt;&quot;&quot;;[data.C11];&quot;&quot;)" office:value-type="float" office:value="7">
            <text:p>7</text:p>
          </table:table-cell>
          <table:table-cell table:formula="of:=IF([data.D11]&lt;&gt;&quot;&quot;;[data.D11];&quot;&quot;)" office:value-type="float" office:value="5">
            <text:p>5</text:p>
          </table:table-cell>
          <table:table-cell table:formula="of:=[data.E12]" office:value-type="string" office:string-value="Tai Ping Yang Security Equipments Market">
            <text:p>Tai Ping Yang Security Equipments Market</text:p>
          </table:table-cell>
          <table:table-cell table:formula="of:=&quot;http://oomlout.co.uk/pages/hqbs-huaqiangbeisystem-&quot;&amp;[.A11]" office:value-type="string" office:string-value="http://oomlout.co.uk/pages/hqbs-huaqiangbeisystem-11">
            <text:p>http://oomlout.co.uk/pages/hqbs-huaqiangbeisystem-11</text:p>
          </table:table-cell>
          <table:table-cell table:formula="of:=[data.H12]" office:value-type="float" office:value="22.542568">
            <text:p>22.54256800000000</text:p>
          </table:table-cell>
          <table:table-cell table:formula="of:=[data.I12]" office:value-type="float" office:value="114.088182">
            <text:p>114.08818200000000</text:p>
          </table:table-cell>
        </table:table-row>
        <table:table-row table:style-name="ro4">
          <table:table-cell table:formula="of:=[data.B13]" office:value-type="string" office:string-value="12">
            <text:p>12</text:p>
          </table:table-cell>
          <table:table-cell table:formula="of:=IF([data.C12]&lt;&gt;&quot;&quot;;[data.C12];&quot;&quot;)" office:value-type="float" office:value="19">
            <text:p>19</text:p>
          </table:table-cell>
          <table:table-cell table:formula="of:=IF([data.D12]&lt;&gt;&quot;&quot;;[data.D12];&quot;&quot;)" office:value-type="float" office:value="11">
            <text:p>11</text:p>
          </table:table-cell>
          <table:table-cell table:formula="of:=[data.E13]" office:value-type="string" office:string-value="Golcunda Cyber Plaza">
            <text:p>Golcunda Cyber Plaza</text:p>
          </table:table-cell>
          <table:table-cell table:formula="of:=&quot;http://oomlout.co.uk/pages/hqbs-huaqiangbeisystem-&quot;&amp;[.A12]" office:value-type="string" office:string-value="http://oomlout.co.uk/pages/hqbs-huaqiangbeisystem-12">
            <text:p>http://oomlout.co.uk/pages/hqbs-huaqiangbeisystem-12</text:p>
          </table:table-cell>
          <table:table-cell table:formula="of:=[data.H13]" office:value-type="float" office:value="22.542625">
            <text:p>22.54262500000000</text:p>
          </table:table-cell>
          <table:table-cell table:formula="of:=[data.I13]" office:value-type="float" office:value="114.088823">
            <text:p>114.08882300000000</text:p>
          </table:table-cell>
        </table:table-row>
        <table:table-row table:style-name="ro4">
          <table:table-cell table:formula="of:=[data.B14]" office:value-type="string" office:string-value="13">
            <text:p>13</text:p>
          </table:table-cell>
          <table:table-cell table:formula="of:=IF([data.C13]&lt;&gt;&quot;&quot;;[data.C13];&quot;&quot;)" office:value-type="float" office:value="23">
            <text:p>23</text:p>
          </table:table-cell>
          <table:table-cell table:formula="of:=IF([data.D13]&lt;&gt;&quot;&quot;;[data.D13];&quot;&quot;)" office:value-type="float" office:value="2">
            <text:p>2</text:p>
          </table:table-cell>
          <table:table-cell table:formula="of:=[data.E14]" office:value-type="string" office:string-value="Long Sheng Accessory Market">
            <text:p>Long Sheng Accessory Market</text:p>
          </table:table-cell>
          <table:table-cell table:formula="of:=&quot;http://oomlout.co.uk/pages/hqbs-huaqiangbeisystem-&quot;&amp;[.A13]" office:value-type="string" office:string-value="http://oomlout.co.uk/pages/hqbs-huaqiangbeisystem-13">
            <text:p>http://oomlout.co.uk/pages/hqbs-huaqiangbeisystem-13</text:p>
          </table:table-cell>
          <table:table-cell table:formula="of:=[data.H14]" office:value-type="float" office:value="22.543438">
            <text:p>22.54343800000000</text:p>
          </table:table-cell>
          <table:table-cell table:formula="of:=[data.I14]" office:value-type="float" office:value="114.088833">
            <text:p>114.08883300000000</text:p>
          </table:table-cell>
        </table:table-row>
        <table:table-row table:style-name="ro4">
          <table:table-cell table:formula="of:=[data.B15]" office:value-type="string" office:string-value="14">
            <text:p>14</text:p>
          </table:table-cell>
          <table:table-cell table:formula="of:=IF([data.C14]&lt;&gt;&quot;&quot;;[data.C14];&quot;&quot;)" office:value-type="float" office:value="22">
            <text:p>22</text:p>
          </table:table-cell>
          <table:table-cell table:formula="of:=IF([data.D14]&lt;&gt;&quot;&quot;;[data.D14];&quot;&quot;)" office:value-type="float" office:value="10">
            <text:p>10</text:p>
          </table:table-cell>
          <table:table-cell table:formula="of:=[data.E15]" office:value-type="string" office:string-value="Foreign Trade Wholesale Centre">
            <text:p>Foreign Trade Wholesale Centre</text:p>
          </table:table-cell>
          <table:table-cell table:formula="of:=&quot;http://oomlout.co.uk/pages/hqbs-huaqiangbeisystem-&quot;&amp;[.A14]" office:value-type="string" office:string-value="http://oomlout.co.uk/pages/hqbs-huaqiangbeisystem-14">
            <text:p>http://oomlout.co.uk/pages/hqbs-huaqiangbeisystem-14</text:p>
          </table:table-cell>
          <table:table-cell table:formula="of:=[data.H15]" office:value-type="float" office:value="22.54209">
            <text:p>22.54209000000000</text:p>
          </table:table-cell>
          <table:table-cell table:formula="of:=[data.I15]" office:value-type="float" office:value="114.088216">
            <text:p>114.08821600000000</text:p>
          </table:table-cell>
        </table:table-row>
        <table:table-row table:style-name="ro4">
          <table:table-cell table:formula="of:=[data.B16]" office:value-type="string" office:string-value="15">
            <text:p>15</text:p>
          </table:table-cell>
          <table:table-cell table:formula="of:=IF([data.C15]&lt;&gt;&quot;&quot;;[data.C15];&quot;&quot;)" office:value-type="float" office:value="21">
            <text:p>21</text:p>
          </table:table-cell>
          <table:table-cell table:formula="of:=IF([data.D15]&lt;&gt;&quot;&quot;;[data.D15];&quot;&quot;)" office:value-type="float" office:value="15">
            <text:p>15</text:p>
          </table:table-cell>
          <table:table-cell table:formula="of:=[data.E16]" office:value-type="string" office:string-value="Wan Shang Hui">
            <text:p>Wan Shang Hui</text:p>
          </table:table-cell>
          <table:table-cell table:formula="of:=&quot;http://oomlout.co.uk/pages/hqbs-huaqiangbeisystem-&quot;&amp;[.A15]" office:value-type="string" office:string-value="http://oomlout.co.uk/pages/hqbs-huaqiangbeisystem-15">
            <text:p>http://oomlout.co.uk/pages/hqbs-huaqiangbeisystem-15</text:p>
          </table:table-cell>
          <table:table-cell table:formula="of:=[data.H16]" office:value-type="float" office:value="22.541612">
            <text:p>22.54161200000000</text:p>
          </table:table-cell>
          <table:table-cell table:formula="of:=[data.I16]" office:value-type="float" office:value="114.088849">
            <text:p>114.08884900000000</text:p>
          </table:table-cell>
        </table:table-row>
        <table:table-row table:style-name="ro4">
          <table:table-cell table:formula="of:=[data.B17]" office:value-type="string" office:string-value="16">
            <text:p>16</text:p>
          </table:table-cell>
          <table:table-cell table:formula="of:=IF([data.C16]&lt;&gt;&quot;&quot;;[data.C16];&quot;&quot;)">
            <text:p/>
          </table:table-cell>
          <table:table-cell table:formula="of:=IF([data.D16]&lt;&gt;&quot;&quot;;[data.D16];&quot;&quot;)">
            <text:p/>
          </table:table-cell>
          <table:table-cell table:formula="of:=[data.E17]" office:value-type="string" office:string-value="Huitong Security Products Harbor">
            <text:p>Huitong Security Products Harbor</text:p>
          </table:table-cell>
          <table:table-cell table:formula="of:=&quot;http://oomlout.co.uk/pages/hqbs-huaqiangbeisystem-&quot;&amp;[.A16]" office:value-type="string" office:string-value="http://oomlout.co.uk/pages/hqbs-huaqiangbeisystem-16">
            <text:p>http://oomlout.co.uk/pages/hqbs-huaqiangbeisystem-16</text:p>
          </table:table-cell>
          <table:table-cell table:formula="of:=[data.H17]" office:value-type="float" office:value="22.543205">
            <text:p>22.54320500000000</text:p>
          </table:table-cell>
          <table:table-cell table:formula="of:=[data.I17]" office:value-type="float" office:value="114.08812">
            <text:p>114.08812000000000</text:p>
          </table:table-cell>
        </table:table-row>
        <table:table-row table:style-name="ro4">
          <table:table-cell table:formula="of:=[data.B18]" office:value-type="string" office:string-value="17">
            <text:p>17</text:p>
          </table:table-cell>
          <table:table-cell table:formula="of:=IF([data.C17]&lt;&gt;&quot;&quot;;[data.C17];&quot;&quot;)" office:value-type="float" office:value="19">
            <text:p>19</text:p>
          </table:table-cell>
          <table:table-cell table:formula="of:=IF([data.D17]&lt;&gt;&quot;&quot;;[data.D17];&quot;&quot;)">
            <text:p/>
          </table:table-cell>
          <table:table-cell table:formula="of:=[data.E18]" office:value-type="string" office:string-value="SED Electronics Communication Market">
            <text:p>SED Electronics Communication Market</text:p>
          </table:table-cell>
          <table:table-cell table:formula="of:=&quot;http://oomlout.co.uk/pages/hqbs-huaqiangbeisystem-&quot;&amp;[.A17]" office:value-type="string" office:string-value="http://oomlout.co.uk/pages/hqbs-huaqiangbeisystem-17">
            <text:p>http://oomlout.co.uk/pages/hqbs-huaqiangbeisystem-17</text:p>
          </table:table-cell>
          <table:table-cell table:formula="of:=[data.H18]" office:value-type="float" office:value="22.544729">
            <text:p>22.54472900000000</text:p>
          </table:table-cell>
          <table:table-cell table:formula="of:=[data.I18]" office:value-type="float" office:value="114.089543">
            <text:p>114.08954300000000</text:p>
          </table:table-cell>
        </table:table-row>
        <table:table-row table:style-name="ro4">
          <table:table-cell table:formula="of:=[data.B19]" office:value-type="string" office:string-value="18">
            <text:p>18</text:p>
          </table:table-cell>
          <table:table-cell table:formula="of:=IF([data.C18]&lt;&gt;&quot;&quot;;[data.C18];&quot;&quot;)" office:value-type="float" office:value="25">
            <text:p>25</text:p>
          </table:table-cell>
          <table:table-cell table:formula="of:=IF([data.D18]&lt;&gt;&quot;&quot;;[data.D18];&quot;&quot;)" office:value-type="float" office:value="13">
            <text:p>13</text:p>
          </table:table-cell>
          <table:table-cell table:formula="of:=[data.E19]" office:value-type="string" office:string-value="City Mingtong Digital ">
            <text:p>City Mingtong Digital </text:p>
          </table:table-cell>
          <table:table-cell table:formula="of:=&quot;http://oomlout.co.uk/pages/hqbs-huaqiangbeisystem-&quot;&amp;[.A18]" office:value-type="string" office:string-value="http://oomlout.co.uk/pages/hqbs-huaqiangbeisystem-18">
            <text:p>http://oomlout.co.uk/pages/hqbs-huaqiangbeisystem-18</text:p>
          </table:table-cell>
          <table:table-cell table:formula="of:=[data.H19]" office:value-type="float" office:value="22.54479">
            <text:p>22.54479000000000</text:p>
          </table:table-cell>
          <table:table-cell table:formula="of:=[data.I19]" office:value-type="float" office:value="114.088973">
            <text:p>114.08897300000000</text:p>
          </table:table-cell>
        </table:table-row>
        <table:table-row table:style-name="ro4">
          <table:table-cell table:formula="of:=[data.B20]" office:value-type="string" office:string-value="19">
            <text:p>19</text:p>
          </table:table-cell>
          <table:table-cell table:formula="of:=IF([data.C19]&lt;&gt;&quot;&quot;;[data.C19];&quot;&quot;)">
            <text:p/>
          </table:table-cell>
          <table:table-cell table:formula="of:=IF([data.D19]&lt;&gt;&quot;&quot;;[data.D19];&quot;&quot;)" office:value-type="float" office:value="14">
            <text:p>14</text:p>
          </table:table-cell>
          <table:table-cell table:formula="of:=[data.E20]" office:value-type="string" office:string-value="Shippers Row">
            <text:p>Shippers Row</text:p>
          </table:table-cell>
          <table:table-cell table:formula="of:=&quot;http://oomlout.co.uk/pages/hqbs-huaqiangbeisystem-&quot;&amp;[.A19]" office:value-type="string" office:string-value="http://oomlout.co.uk/pages/hqbs-huaqiangbeisystem-19">
            <text:p>http://oomlout.co.uk/pages/hqbs-huaqiangbeisystem-19</text:p>
          </table:table-cell>
          <table:table-cell table:formula="of:=[data.H20]" office:value-type="float" office:value="22.543703">
            <text:p>22.54370300000000</text:p>
          </table:table-cell>
          <table:table-cell table:formula="of:=[data.I20]" office:value-type="float" office:value="114.088785">
            <text:p>114.08878500000000</text:p>
          </table:table-cell>
        </table:table-row>
        <table:table-row table:style-name="ro4">
          <table:table-cell table:formula="of:=[data.B21]" office:value-type="string" office:string-value="20">
            <text:p>20</text:p>
          </table:table-cell>
          <table:table-cell table:formula="of:=IF([data.C20]&lt;&gt;&quot;&quot;;[data.C20];&quot;&quot;)">
            <text:p/>
          </table:table-cell>
          <table:table-cell table:formula="of:=IF([data.D20]&lt;&gt;&quot;&quot;;[data.D20];&quot;&quot;)">
            <text:p/>
          </table:table-cell>
          <table:table-cell table:formula="of:=[data.E21]" office:value-type="string" office:string-value="SEG Market North">
            <text:p>SEG Market North</text:p>
          </table:table-cell>
          <table:table-cell table:formula="of:=&quot;http://oomlout.co.uk/pages/hqbs-huaqiangbeisystem-&quot;&amp;[.A20]" office:value-type="string" office:string-value="http://oomlout.co.uk/pages/hqbs-huaqiangbeisystem-20">
            <text:p>http://oomlout.co.uk/pages/hqbs-huaqiangbeisystem-20</text:p>
          </table:table-cell>
          <table:table-cell table:formula="of:=[data.H21]" office:value-type="float" office:value="22.541958">
            <text:p>22.54195800000000</text:p>
          </table:table-cell>
          <table:table-cell table:formula="of:=[data.I21]" office:value-type="float" office:value="114.08714">
            <text:p>114.08714000000000</text:p>
          </table:table-cell>
        </table:table-row>
        <table:table-row table:style-name="ro4">
          <table:table-cell table:formula="of:=[data.B22]" office:value-type="string" office:string-value="21">
            <text:p>21</text:p>
          </table:table-cell>
          <table:table-cell table:formula="of:=IF([data.C21]&lt;&gt;&quot;&quot;;[data.C21];&quot;&quot;)">
            <text:p/>
          </table:table-cell>
          <table:table-cell table:formula="of:=IF([data.D21]&lt;&gt;&quot;&quot;;[data.D21];&quot;&quot;)">
            <text:p/>
          </table:table-cell>
          <table:table-cell table:formula="of:=[data.E22]" office:value-type="string" office:string-value="SAE – South Asia Electronics">
            <text:p>SAE – South Asia Electronics</text:p>
          </table:table-cell>
          <table:table-cell table:formula="of:=&quot;http://oomlout.co.uk/pages/hqbs-huaqiangbeisystem-&quot;&amp;[.A21]" office:value-type="string" office:string-value="http://oomlout.co.uk/pages/hqbs-huaqiangbeisystem-21">
            <text:p>http://oomlout.co.uk/pages/hqbs-huaqiangbeisystem-21</text:p>
          </table:table-cell>
          <table:table-cell table:formula="of:=[data.H22]" office:value-type="float" office:value="22.542447">
            <text:p>22.54244700000000</text:p>
          </table:table-cell>
          <table:table-cell table:formula="of:=[data.I22]" office:value-type="float" office:value="114.085046">
            <text:p>114.08504600000000</text:p>
          </table:table-cell>
        </table:table-row>
        <table:table-row table:style-name="ro4">
          <table:table-cell table:formula="of:=[data.B24]" office:value-type="string" office:string-value="23">
            <text:p>23</text:p>
          </table:table-cell>
          <table:table-cell table:formula="of:=IF([data.C22]&lt;&gt;&quot;&quot;;[data.C22];&quot;&quot;)" office:value-type="float" office:value="3">
            <text:p>3</text:p>
          </table:table-cell>
          <table:table-cell table:formula="of:=IF([data.D22]&lt;&gt;&quot;&quot;;[data.D22];&quot;&quot;)">
            <text:p/>
          </table:table-cell>
          <table:table-cell table:formula="of:=[data.E24]" office:value-type="string" office:string-value="Duhui Electronics City">
            <text:p>Duhui Electronics City</text:p>
          </table:table-cell>
          <table:table-cell table:formula="of:=&quot;http://oomlout.co.uk/pages/hqbs-huaqiangbeisystem-&quot;&amp;[.A22]" office:value-type="string" office:string-value="http://oomlout.co.uk/pages/hqbs-huaqiangbeisystem-23">
            <text:p>http://oomlout.co.uk/pages/hqbs-huaqiangbeisystem-23</text:p>
          </table:table-cell>
          <table:table-cell table:formula="of:=[data.H24]" office:value-type="float" office:value="22.54182">
            <text:p>22.54182000000000</text:p>
          </table:table-cell>
          <table:table-cell table:formula="of:=[data.I24]" office:value-type="float" office:value="114.084984">
            <text:p>114.08498400000000</text:p>
          </table:table-cell>
        </table:table-row>
        <table:table-row table:style-name="ro4">
          <table:table-cell table:formula="of:=[data.B25]" office:value-type="string" office:string-value="24">
            <text:p>24</text:p>
          </table:table-cell>
          <table:table-cell table:formula="of:=IF([data.C23]&lt;&gt;&quot;&quot;;[data.C23];&quot;&quot;)">
            <text:p/>
          </table:table-cell>
          <table:table-cell table:formula="of:=IF([data.D23]&lt;&gt;&quot;&quot;;[data.D23];&quot;&quot;)">
            <text:p/>
          </table:table-cell>
          <table:table-cell table:formula="of:=[data.E25]" office:value-type="string" office:string-value="HQ Mart (New LED Building)">
            <text:p>HQ Mart (New LED Building)</text:p>
          </table:table-cell>
          <table:table-cell table:formula="of:=&quot;http://oomlout.co.uk/pages/hqbs-huaqiangbeisystem-&quot;&amp;[.A23]" office:value-type="string" office:string-value="http://oomlout.co.uk/pages/hqbs-huaqiangbeisystem-24">
            <text:p>http://oomlout.co.uk/pages/hqbs-huaqiangbeisystem-24</text:p>
          </table:table-cell>
          <table:table-cell table:formula="of:=[data.H25]" office:value-type="float" office:value="22.541084">
            <text:p>22.54108400000000</text:p>
          </table:table-cell>
          <table:table-cell table:formula="of:=[data.I25]" office:value-type="float" office:value="114.084982">
            <text:p>114.08498200000000</text:p>
          </table:table-cell>
        </table:table-row>
        <table:table-row table:style-name="ro4" table:number-rows-repeated="65512">
          <table:table-cell table:number-columns-repeated="7"/>
        </table:table-row>
        <table:table-row table:style-name="ro4">
          <table:table-cell table:number-columns-repeated="7"/>
        </table:table-row>
      </table:table>
      <table:table table:name="clean CSV" table:style-name="ta1" table:print="false">
        <office:forms form:automatic-focus="false" form:apply-design-mode="false"/>
        <table:table-column table:style-name="co1" table:number-columns-repeated="3" table:default-cell-style-name="Default"/>
        <table:table-column table:style-name="co17" table:default-cell-style-name="Default"/>
        <table:table-column table:style-name="co1" table:number-columns-repeated="53" table:default-cell-style-name="Default"/>
        <table:table-row table:style-name="ro4">
          <table:table-cell office:value-type="string">
            <text:p>%NUM%</text:p>
          </table:table-cell>
          <table:table-cell office:value-type="string">
            <text:p>%HAXL8%</text:p>
          </table:table-cell>
          <table:table-cell office:value-type="string">
            <text:p>%SEEED%</text:p>
          </table:table-cell>
          <table:table-cell office:value-type="string">
            <text:p>%NAME%</text:p>
          </table:table-cell>
          <table:table-cell table:number-columns-repeated="2"/>
          <table:table-cell office:value-type="string">
            <text:p>%LAT%</text:p>
          </table:table-cell>
          <table:table-cell office:value-type="string">
            <text:p>%LON%</text:p>
          </table:table-cell>
          <table:table-cell office:value-type="string">
            <text:p>%GOOGLEMAPLINK%</text:p>
          </table:table-cell>
          <table:table-cell/>
          <table:table-cell office:value-type="string">
            <text:p>%GOOGLEMAPLINK%</text:p>
          </table:table-cell>
          <table:table-cell office:value-type="string">
            <text:p>%ADMINPAGE%</text:p>
          </table:table-cell>
          <table:table-cell/>
          <table:table-cell office:value-type="string">
            <text:p>%DESCRIPTION%</text:p>
          </table:table-cell>
          <table:table-cell table:number-columns-repeated="6"/>
          <table:table-cell office:value-type="string">
            <text:p>%FLOOR01%</text:p>
          </table:table-cell>
          <table:table-cell office:value-type="string">
            <text:p>%FLOOR02%</text:p>
          </table:table-cell>
          <table:table-cell office:value-type="string">
            <text:p>%FLOOR03%</text:p>
          </table:table-cell>
          <table:table-cell office:value-type="string">
            <text:p>%FLOOR04%</text:p>
          </table:table-cell>
          <table:table-cell office:value-type="string">
            <text:p>%FLOOR05%</text:p>
          </table:table-cell>
          <table:table-cell office:value-type="string">
            <text:p>%FLOOR06%</text:p>
          </table:table-cell>
          <table:table-cell office:value-type="string">
            <text:p>%FLOOR07%</text:p>
          </table:table-cell>
          <table:table-cell office:value-type="string">
            <text:p>%FLOOR08%</text:p>
          </table:table-cell>
          <table:table-cell office:value-type="string">
            <text:p>%FLOOR09%</text:p>
          </table:table-cell>
          <table:table-cell office:value-type="string">
            <text:p>%FLOOR10%</text:p>
          </table:table-cell>
          <table:table-cell table:number-columns-repeated="15"/>
          <table:table-cell table:formula="of:=IF([data.AU1]&lt;&gt;&quot;&quot;;[data.AU1];&quot;&quot;)" office:value-type="string" office:string-value="%NOTE01%">
            <text:p>%NOTE01%</text:p>
          </table:table-cell>
          <table:table-cell table:formula="of:=IF([data.AV1]&lt;&gt;&quot;&quot;;[data.AV1];&quot;&quot;)" office:value-type="string" office:string-value="%NOTE02%">
            <text:p>%NOTE02%</text:p>
          </table:table-cell>
          <table:table-cell table:formula="of:=IF([data.AW1]&lt;&gt;&quot;&quot;;[data.AW1];&quot;&quot;)" office:value-type="string" office:string-value="%NOTE03%">
            <text:p>%NOTE03%</text:p>
          </table:table-cell>
          <table:table-cell table:formula="of:=IF([data.AX1]&lt;&gt;&quot;&quot;;[data.AX1];&quot;&quot;)" office:value-type="string" office:string-value="%NOTE04%">
            <text:p>%NOTE04%</text:p>
          </table:table-cell>
          <table:table-cell table:formula="of:=IF([data.AY1]&lt;&gt;&quot;&quot;;[data.AY1];&quot;&quot;)" office:value-type="string" office:string-value="%NOTE05%">
            <text:p>%NOTE05%</text:p>
          </table:table-cell>
          <table:table-cell table:formula="of:=IF([data.AZ1]&lt;&gt;&quot;&quot;;[data.AZ1];&quot;&quot;)" office:value-type="string" office:string-value="%NOTE06%">
            <text:p>%NOTE06%</text:p>
          </table:table-cell>
          <table:table-cell table:formula="of:=IF([data.BA1]&lt;&gt;&quot;&quot;;[data.BA1];&quot;&quot;)" office:value-type="string" office:string-value="%NOTE07%">
            <text:p>%NOTE07%</text:p>
          </table:table-cell>
          <table:table-cell table:formula="of:=IF([data.BB1]&lt;&gt;&quot;&quot;;[data.BB1];&quot;&quot;)" office:value-type="string" office:string-value="%NOTE08%">
            <text:p>%NOTE08%</text:p>
          </table:table-cell>
          <table:table-cell table:formula="of:=IF([data.BC1]&lt;&gt;&quot;&quot;;[data.BC1];&quot;&quot;)" office:value-type="string" office:string-value="%NOTE09%">
            <text:p>%NOTE09%</text:p>
          </table:table-cell>
          <table:table-cell table:number-columns-repeated="3"/>
        </table:table-row>
        <table:table-row table:style-name="ro1">
          <table:table-cell table:formula="of:=IF([data.B2]&lt;&gt;&quot;&quot;;[data.B2];&quot;&quot;)" office:value-type="string" office:string-value="01">
            <text:p>01</text:p>
          </table:table-cell>
          <table:table-cell table:formula="of:=IF([data.C2]&lt;&gt;&quot;&quot;;[data.C2];&quot;&quot;)">
            <text:p/>
          </table:table-cell>
          <table:table-cell table:formula="of:=IF([data.D2]&lt;&gt;&quot;&quot;;[data.D2];&quot;&quot;)">
            <text:p/>
          </table:table-cell>
          <table:table-cell table:formula="of:=IF([data.E2]&lt;&gt;&quot;&quot;;[data.E2];&quot;&quot;)" office:value-type="string" office:string-value="Shenzhen New World Communication Electronics Market">
            <text:p>Shenzhen New World Communication Electronics Market</text:p>
          </table:table-cell>
          <table:table-cell table:formula="of:=IF([data.F2]&lt;&gt;&quot;&quot;;[data.F2];&quot;&quot;)" office:value-type="string" office:string-value="深圳市新大陆通讯电子市 (not quite right)">
            <text:p>深圳市新大陆通讯电子市 (not quite right)</text:p>
          </table:table-cell>
          <table:table-cell table:formula="of:=IF([data.G2]&lt;&gt;&quot;&quot;;[data.G2];&quot;&quot;)" office:value-type="string" office:string-value="ihua Rd Futian, Shenzhen, Guangdong‎">
            <text:p>ihua Rd Futian, Shenzhen, Guangdong‎</text:p>
          </table:table-cell>
          <table:table-cell table:formula="of:=IF([data.H2]&lt;&gt;&quot;&quot;;[data.H2];&quot;&quot;)" office:value-type="float" office:value="22.539897">
            <text:p>22.54</text:p>
          </table:table-cell>
          <table:table-cell table:formula="of:=IF([data.I2]&lt;&gt;&quot;&quot;;[data.I2];&quot;&quot;)" office:value-type="float" office:value="114.091522">
            <text:p>114.09</text:p>
          </table:table-cell>
          <table:table-cell table:formula="of:=IF([data.J2]&lt;&gt;&quot;&quot;;[data.J2];&quot;&quot;)" office:value-type="string" office:string-value="https://www.google.com/maps/place/Shenzhen+New+World+Communications+Electronics+Market/@22.5398963,114.0918388,19z/data=!3m1!4b1!4m2!3m1!1s0x3403f434131687c9:0xaab7412a8252186e">
            <text:p>https://www.google.com/maps/place/Shenzhen+New+World+Communications+Electronics+Market/@22.5398963,114.0918388,19z/data=!3m1!4b1!4m2!3m1!1s0x3403f434131687c9:0xaab7412a8252186e</text:p>
          </table:table-cell>
          <table:table-cell table:formula="of:=IF([data.K2]&lt;&gt;&quot;&quot;;[data.K2];&quot;&quot;)" office:value-type="float" office:value="2">
            <text:p>2</text:p>
          </table:table-cell>
          <table:table-cell table:formula="of:=IF([data.L2]&lt;&gt;&quot;&quot;;[data.L2];&quot;&quot;)">
            <text:p/>
          </table:table-cell>
          <table:table-cell table:formula="of:=IF([data.M2]&lt;&gt;&quot;&quot;;[data.M2];&quot;&quot;)" office:value-type="string" office:string-value="https://oomlout.myshopify.com/admin/pages/14947809">
            <text:p>https://oomlout.myshopify.com/admin/pages/14947809</text:p>
          </table:table-cell>
          <table:table-cell table:formula="of:=IF([data.N2]&lt;&gt;&quot;&quot;;[data.N2];&quot;&quot;)">
            <text:p/>
          </table:table-cell>
          <table:table-cell table:formula="of:=IF([data.O2]&lt;&gt;&quot;&quot;;[data.O2];&quot;&quot;)" office:value-type="string" office:string-value="This building houses a used cell phone market place. Stall after stall of used (many look broken) mobile phones. Cheaper models are banded into groups of four or five similar models. If you're worried about your Noxia 6510 breaking this is the place to buy backups. Unfortunately, most phones seem to come without the battery (understandable) and battery cover (slightly more annoying). If you're looking for more upmarket models, there's a building up the road for that (&lt;a href=&quot;http://oomlout.co.uk/pages/hqbs-huaqiangbeisystem-02&quot;&gt;HQBS-02&lt;/a&gt; (Macheng Building)) ">
            <text:p>This building houses a used cell phone market place. Stall after stall of used (many look broken) mobile phones. Cheaper models are banded into groups of four or five similar models. If you're worried about your Noxia 6510 breaking this is the place to buy backups. Unfortunately, most phones seem to come without the battery (understandable) and battery cover (slightly more annoying). If you're looking for more upmarket models, there's a building up the road for that (&lt;a href="http://oomlout.co.uk/pages/hqbs-huaqiangbeisystem-02"&gt;HQBS-02&lt;/a&gt; (Macheng Building)) </text:p>
          </table:table-cell>
          <table:table-cell table:formula="of:=IF([data.P2]&lt;&gt;&quot;&quot;;[data.P2];&quot;&quot;)">
            <text:p/>
          </table:table-cell>
          <table:table-cell table:formula="of:=IF([data.Q2]&lt;&gt;&quot;&quot;;[data.Q2];&quot;&quot;)" office:value-type="string" office:string-value="Used Broken Phones, Used Batteries, Phone Numbers">
            <text:p>Used Broken Phones, Used Batteries, Phone Numbers</text:p>
          </table:table-cell>
          <table:table-cell table:formula="of:=IF([data.R2]&lt;&gt;&quot;&quot;;[data.R2];&quot;&quot;)">
            <text:p/>
          </table:table-cell>
          <table:table-cell table:formula="of:=IF([data.S2]&lt;&gt;&quot;&quot;;[data.S2];&quot;&quot;)">
            <text:p/>
          </table:table-cell>
          <table:table-cell table:formula="of:=IF([data.T2]&lt;&gt;&quot;&quot;;[data.T2];&quot;&quot;)">
            <text:p/>
          </table:table-cell>
          <table:table-cell table:formula="of:=IF([data.U2]&lt;&gt;&quot;&quot;;[data.U2];&quot;&quot;)">
            <text:p/>
          </table:table-cell>
          <table:table-cell table:formula="of:=IF([data.V2]&lt;&gt;&quot;&quot;;[data.V2];&quot;&quot;)" office:value-type="string" office:string-value="Broken Phones, Phone Numbers, Used Batteries">
            <text:p>Broken Phones, Phone Numbers, Used Batteries</text:p>
          </table:table-cell>
          <table:table-cell table:formula="of:=IF([data.W2]&lt;&gt;&quot;&quot;;[data.W2];&quot;&quot;)" office:value-type="string" office:string-value="Stalls (closed when visited)">
            <text:p>Stalls (closed when visited)</text:p>
          </table:table-cell>
          <table:table-cell table:formula="of:=IF([data.X2]&lt;&gt;&quot;&quot;;[data.X2];&quot;&quot;)">
            <text:p/>
          </table:table-cell>
          <table:table-cell table:formula="of:=IF([data.Y2]&lt;&gt;&quot;&quot;;[data.Y2];&quot;&quot;)">
            <text:p/>
          </table:table-cell>
          <table:table-cell table:formula="of:=IF([data.Z2]&lt;&gt;&quot;&quot;;[data.Z2];&quot;&quot;)">
            <text:p/>
          </table:table-cell>
          <table:table-cell table:formula="of:=IF([data.AA2]&lt;&gt;&quot;&quot;;[data.AA2];&quot;&quot;)">
            <text:p/>
          </table:table-cell>
          <table:table-cell table:formula="of:=IF([data.AB2]&lt;&gt;&quot;&quot;;[data.AB2];&quot;&quot;)">
            <text:p/>
          </table:table-cell>
          <table:table-cell table:formula="of:=IF([data.AC2]&lt;&gt;&quot;&quot;;[data.AC2];&quot;&quot;)">
            <text:p/>
          </table:table-cell>
          <table:table-cell table:formula="of:=IF([data.AD2]&lt;&gt;&quot;&quot;;[data.AD2];&quot;&quot;)">
            <text:p/>
          </table:table-cell>
          <table:table-cell table:formula="of:=IF([data.AE2]&lt;&gt;&quot;&quot;;[data.AE2];&quot;&quot;)">
            <text:p/>
          </table:table-cell>
          <table:table-cell table:formula="of:=IF([data.AF2]&lt;&gt;&quot;&quot;;[data.AF2];&quot;&quot;)">
            <text:p/>
          </table:table-cell>
          <table:table-cell table:formula="of:=IF([data.AG2]&lt;&gt;&quot;&quot;;[data.AG2];&quot;&quot;)">
            <text:p/>
          </table:table-cell>
          <table:table-cell table:formula="of:=IF([data.AH2]&lt;&gt;&quot;&quot;;[data.AH2];&quot;&quot;)">
            <text:p/>
          </table:table-cell>
          <table:table-cell table:formula="of:=IF([data.AI2]&lt;&gt;&quot;&quot;;[data.AI2];&quot;&quot;)">
            <text:p/>
          </table:table-cell>
          <table:table-cell table:formula="of:=IF([data.AJ2]&lt;&gt;&quot;&quot;;[data.AJ2];&quot;&quot;)">
            <text:p/>
          </table:table-cell>
          <table:table-cell table:formula="of:=IF([data.AK2]&lt;&gt;&quot;&quot;;[data.AK2];&quot;&quot;)">
            <text:p/>
          </table:table-cell>
          <table:table-cell table:formula="of:=IF([data.AL2]&lt;&gt;&quot;&quot;;[data.AL2];&quot;&quot;)">
            <text:p/>
          </table:table-cell>
          <table:table-cell table:formula="of:=IF([data.AM2]&lt;&gt;&quot;&quot;;[data.AM2];&quot;&quot;)">
            <text:p/>
          </table:table-cell>
          <table:table-cell table:formula="of:=IF([data.AN2]&lt;&gt;&quot;&quot;;[data.AN2];&quot;&quot;)">
            <text:p/>
          </table:table-cell>
          <table:table-cell table:formula="of:=IF([data.AO2]&lt;&gt;&quot;&quot;;[data.AO2];&quot;&quot;)">
            <text:p/>
          </table:table-cell>
          <table:table-cell table:formula="of:=IF([data.AP2]&lt;&gt;&quot;&quot;;[data.AP2];&quot;&quot;)">
            <text:p/>
          </table:table-cell>
          <table:table-cell table:formula="of:=IF([data.AQ2]&lt;&gt;&quot;&quot;;[data.AQ2];&quot;&quot;)">
            <text:p/>
          </table:table-cell>
          <table:table-cell table:formula="of:=IF([data.AR2]&lt;&gt;&quot;&quot;;[data.AR2];&quot;&quot;)">
            <text:p/>
          </table:table-cell>
          <table:table-cell table:formula="of:=IF([data.AS2]&lt;&gt;&quot;&quot;;[data.AS2];&quot;&quot;)">
            <text:p/>
          </table:table-cell>
          <table:table-cell table:formula="of:=IF([data.AT2]&lt;&gt;&quot;&quot;;[data.AT2];&quot;&quot;)">
            <text:p/>
          </table:table-cell>
          <table:table-cell table:formula="of:=IF([data.AU2]&lt;&gt;&quot;&quot;;[data.AU2];&quot;&quot;)">
            <text:p/>
          </table:table-cell>
          <table:table-cell table:formula="of:=IF([data.AV2]&lt;&gt;&quot;&quot;;[data.AV2];&quot;&quot;)">
            <text:p/>
          </table:table-cell>
          <table:table-cell table:formula="of:=IF([data.AW2]&lt;&gt;&quot;&quot;;[data.AW2];&quot;&quot;)">
            <text:p/>
          </table:table-cell>
          <table:table-cell table:formula="of:=IF([data.AX2]&lt;&gt;&quot;&quot;;[data.AX2];&quot;&quot;)">
            <text:p/>
          </table:table-cell>
          <table:table-cell table:formula="of:=IF([data.AY2]&lt;&gt;&quot;&quot;;[data.AY2];&quot;&quot;)">
            <text:p/>
          </table:table-cell>
          <table:table-cell table:formula="of:=IF([data.AZ2]&lt;&gt;&quot;&quot;;[data.AZ2];&quot;&quot;)">
            <text:p/>
          </table:table-cell>
          <table:table-cell table:formula="of:=IF([data.BA2]&lt;&gt;&quot;&quot;;[data.BA2];&quot;&quot;)">
            <text:p/>
          </table:table-cell>
          <table:table-cell table:formula="of:=IF([data.BB2]&lt;&gt;&quot;&quot;;[data.BB2];&quot;&quot;)">
            <text:p/>
          </table:table-cell>
          <table:table-cell table:formula="of:=IF([data.BC2]&lt;&gt;&quot;&quot;;[data.BC2];&quot;&quot;)">
            <text:p/>
          </table:table-cell>
          <table:table-cell table:formula="of:=IF([data.BD2]&lt;&gt;&quot;&quot;;[data.BD2];&quot;&quot;)">
            <text:p/>
          </table:table-cell>
          <table:table-cell table:formula="of:=IF([data.BE2]&lt;&gt;&quot;&quot;;[data.BE2];&quot;&quot;)">
            <text:p/>
          </table:table-cell>
          <table:table-cell table:formula="of:=IF([data.BF2]&lt;&gt;&quot;&quot;;[data.BF2];&quot;&quot;)">
            <text:p/>
          </table:table-cell>
        </table:table-row>
        <table:table-row table:style-name="ro4">
          <table:table-cell table:formula="of:=IF([data.B3]&lt;&gt;&quot;&quot;;[data.B3];&quot;&quot;)" office:value-type="string" office:string-value="02">
            <text:p>02</text:p>
          </table:table-cell>
          <table:table-cell table:formula="of:=IF([data.C3]&lt;&gt;&quot;&quot;;[data.C3];&quot;&quot;)">
            <text:p/>
          </table:table-cell>
          <table:table-cell table:formula="of:=IF([data.D3]&lt;&gt;&quot;&quot;;[data.D3];&quot;&quot;)">
            <text:p/>
          </table:table-cell>
          <table:table-cell table:formula="of:=IF([data.E3]&lt;&gt;&quot;&quot;;[data.E3];&quot;&quot;)" office:value-type="string" office:string-value="Macheng Building">
            <text:p>Macheng Building</text:p>
          </table:table-cell>
          <table:table-cell table:formula="of:=IF([data.F3]&lt;&gt;&quot;&quot;;[data.F3];&quot;&quot;)">
            <text:p/>
          </table:table-cell>
          <table:table-cell table:formula="of:=IF([data.G3]&lt;&gt;&quot;&quot;;[data.G3];&quot;&quot;)" office:value-type="string" office:string-value="ihua Rd Futian, Shenzhen, Guangdong‎">
            <text:p>ihua Rd Futian, Shenzhen, Guangdong‎</text:p>
          </table:table-cell>
          <table:table-cell table:formula="of:=IF([data.H3]&lt;&gt;&quot;&quot;;[data.H3];&quot;&quot;)" office:value-type="float" office:value="22.539476">
            <text:p>22.54</text:p>
          </table:table-cell>
          <table:table-cell table:formula="of:=IF([data.I3]&lt;&gt;&quot;&quot;;[data.I3];&quot;&quot;)" office:value-type="float" office:value="114.091741">
            <text:p>114.09</text:p>
          </table:table-cell>
          <table:table-cell table:formula="of:=IF([data.J3]&lt;&gt;&quot;&quot;;[data.J3];&quot;&quot;)" office:value-type="string" office:string-value="https://www.google.com/maps/place/53+Ai+Hua+Lu/@22.539308,114.091832,19z/data=!3m1!4b1!4m2!3m1!1s0x3403f4340ca08577:0xd7a2fbdd5ad153d0">
            <text:p>https://www.google.com/maps/place/53+Ai+Hua+Lu/@22.539308,114.091832,19z/data=!3m1!4b1!4m2!3m1!1s0x3403f4340ca08577:0xd7a2fbdd5ad153d0</text:p>
          </table:table-cell>
          <table:table-cell table:formula="of:=IF([data.K3]&lt;&gt;&quot;&quot;;[data.K3];&quot;&quot;)" office:value-type="float" office:value="1">
            <text:p>1</text:p>
          </table:table-cell>
          <table:table-cell table:formula="of:=IF([data.L3]&lt;&gt;&quot;&quot;;[data.L3];&quot;&quot;)">
            <text:p/>
          </table:table-cell>
          <table:table-cell table:formula="of:=IF([data.M3]&lt;&gt;&quot;&quot;;[data.M3];&quot;&quot;)" office:value-type="string" office:string-value="https://oomlout.myshopify.com/admin/pages/15003997">
            <text:p>https://oomlout.myshopify.com/admin/pages/15003997</text:p>
          </table:table-cell>
          <table:table-cell table:formula="of:=IF([data.N3]&lt;&gt;&quot;&quot;;[data.N3];&quot;&quot;)">
            <text:p/>
          </table:table-cell>
          <table:table-cell table:formula="of:=IF([data.O3]&lt;&gt;&quot;&quot;;[data.O3];&quot;&quot;)" office:value-type="string" office:string-value="This building is similar to Shenzhen New World Communication Electronics Market (&lt;a href=&quot;http://oomlout.co.uk/pages/hqbs-huaqiangbeisystem-01&quot;&gt;HQBS-01&lt;/a&gt;). It has stalls selling an array of used (normally broken) cell phones. The general quality of the phones is higher than &lt;a href=&quot;http://oomlout.co.uk/pages/hqbs-huaqiangbeisystem-01&quot;&gt;HQBS-01&lt;/a&gt; and the models are also newer.">
            <text:p>This building is similar to Shenzhen New World Communication Electronics Market (&lt;a href="http://oomlout.co.uk/pages/hqbs-huaqiangbeisystem-01"&gt;HQBS-01&lt;/a&gt;). It has stalls selling an array of used (normally broken) cell phones. The general quality of the phones is higher than &lt;a href="http://oomlout.co.uk/pages/hqbs-huaqiangbeisystem-01"&gt;HQBS-01&lt;/a&gt; and the models are also newer.</text:p>
          </table:table-cell>
          <table:table-cell table:formula="of:=IF([data.P3]&lt;&gt;&quot;&quot;;[data.P3];&quot;&quot;)">
            <text:p/>
          </table:table-cell>
          <table:table-cell table:formula="of:=IF([data.Q3]&lt;&gt;&quot;&quot;;[data.Q3];&quot;&quot;)" office:value-type="string" office:string-value="Old phones, in a better state of repair than building 01">
            <text:p>Old phones, in a better state of repair than building 01</text:p>
          </table:table-cell>
          <table:table-cell table:formula="of:=IF([data.R3]&lt;&gt;&quot;&quot;;[data.R3];&quot;&quot;)">
            <text:p/>
          </table:table-cell>
          <table:table-cell table:formula="of:=IF([data.S3]&lt;&gt;&quot;&quot;;[data.S3];&quot;&quot;)">
            <text:p/>
          </table:table-cell>
          <table:table-cell table:formula="of:=IF([data.T3]&lt;&gt;&quot;&quot;;[data.T3];&quot;&quot;)">
            <text:p/>
          </table:table-cell>
          <table:table-cell table:formula="of:=IF([data.U3]&lt;&gt;&quot;&quot;;[data.U3];&quot;&quot;)">
            <text:p/>
          </table:table-cell>
          <table:table-cell table:formula="of:=IF([data.V3]&lt;&gt;&quot;&quot;;[data.V3];&quot;&quot;)" office:value-type="string" office:string-value="Repaired / still usable old phones">
            <text:p>Repaired / still usable old phones</text:p>
          </table:table-cell>
          <table:table-cell table:formula="of:=IF([data.W3]&lt;&gt;&quot;&quot;;[data.W3];&quot;&quot;)">
            <text:p/>
          </table:table-cell>
          <table:table-cell table:formula="of:=IF([data.X3]&lt;&gt;&quot;&quot;;[data.X3];&quot;&quot;)">
            <text:p/>
          </table:table-cell>
          <table:table-cell table:formula="of:=IF([data.Y3]&lt;&gt;&quot;&quot;;[data.Y3];&quot;&quot;)">
            <text:p/>
          </table:table-cell>
          <table:table-cell table:formula="of:=IF([data.Z3]&lt;&gt;&quot;&quot;;[data.Z3];&quot;&quot;)">
            <text:p/>
          </table:table-cell>
          <table:table-cell table:formula="of:=IF([data.AA3]&lt;&gt;&quot;&quot;;[data.AA3];&quot;&quot;)">
            <text:p/>
          </table:table-cell>
          <table:table-cell table:formula="of:=IF([data.AB3]&lt;&gt;&quot;&quot;;[data.AB3];&quot;&quot;)">
            <text:p/>
          </table:table-cell>
          <table:table-cell table:formula="of:=IF([data.AC3]&lt;&gt;&quot;&quot;;[data.AC3];&quot;&quot;)">
            <text:p/>
          </table:table-cell>
          <table:table-cell table:formula="of:=IF([data.AD3]&lt;&gt;&quot;&quot;;[data.AD3];&quot;&quot;)">
            <text:p/>
          </table:table-cell>
          <table:table-cell table:formula="of:=IF([data.AE3]&lt;&gt;&quot;&quot;;[data.AE3];&quot;&quot;)">
            <text:p/>
          </table:table-cell>
          <table:table-cell table:formula="of:=IF([data.AF3]&lt;&gt;&quot;&quot;;[data.AF3];&quot;&quot;)">
            <text:p/>
          </table:table-cell>
          <table:table-cell table:formula="of:=IF([data.AG3]&lt;&gt;&quot;&quot;;[data.AG3];&quot;&quot;)">
            <text:p/>
          </table:table-cell>
          <table:table-cell table:formula="of:=IF([data.AH3]&lt;&gt;&quot;&quot;;[data.AH3];&quot;&quot;)">
            <text:p/>
          </table:table-cell>
          <table:table-cell table:formula="of:=IF([data.AI3]&lt;&gt;&quot;&quot;;[data.AI3];&quot;&quot;)">
            <text:p/>
          </table:table-cell>
          <table:table-cell table:formula="of:=IF([data.AJ3]&lt;&gt;&quot;&quot;;[data.AJ3];&quot;&quot;)">
            <text:p/>
          </table:table-cell>
          <table:table-cell table:formula="of:=IF([data.AK3]&lt;&gt;&quot;&quot;;[data.AK3];&quot;&quot;)">
            <text:p/>
          </table:table-cell>
          <table:table-cell table:formula="of:=IF([data.AL3]&lt;&gt;&quot;&quot;;[data.AL3];&quot;&quot;)">
            <text:p/>
          </table:table-cell>
          <table:table-cell table:formula="of:=IF([data.AM3]&lt;&gt;&quot;&quot;;[data.AM3];&quot;&quot;)">
            <text:p/>
          </table:table-cell>
          <table:table-cell table:formula="of:=IF([data.AN3]&lt;&gt;&quot;&quot;;[data.AN3];&quot;&quot;)">
            <text:p/>
          </table:table-cell>
          <table:table-cell table:formula="of:=IF([data.AO3]&lt;&gt;&quot;&quot;;[data.AO3];&quot;&quot;)">
            <text:p/>
          </table:table-cell>
          <table:table-cell table:formula="of:=IF([data.AP3]&lt;&gt;&quot;&quot;;[data.AP3];&quot;&quot;)">
            <text:p/>
          </table:table-cell>
          <table:table-cell table:formula="of:=IF([data.AQ3]&lt;&gt;&quot;&quot;;[data.AQ3];&quot;&quot;)">
            <text:p/>
          </table:table-cell>
          <table:table-cell table:formula="of:=IF([data.AR3]&lt;&gt;&quot;&quot;;[data.AR3];&quot;&quot;)">
            <text:p/>
          </table:table-cell>
          <table:table-cell table:formula="of:=IF([data.AS3]&lt;&gt;&quot;&quot;;[data.AS3];&quot;&quot;)">
            <text:p/>
          </table:table-cell>
          <table:table-cell table:formula="of:=IF([data.AT3]&lt;&gt;&quot;&quot;;[data.AT3];&quot;&quot;)">
            <text:p/>
          </table:table-cell>
          <table:table-cell table:formula="of:=IF([data.AU3]&lt;&gt;&quot;&quot;;[data.AU3];&quot;&quot;)">
            <text:p/>
          </table:table-cell>
          <table:table-cell table:formula="of:=IF([data.AV3]&lt;&gt;&quot;&quot;;[data.AV3];&quot;&quot;)">
            <text:p/>
          </table:table-cell>
          <table:table-cell table:formula="of:=IF([data.AW3]&lt;&gt;&quot;&quot;;[data.AW3];&quot;&quot;)">
            <text:p/>
          </table:table-cell>
          <table:table-cell table:formula="of:=IF([data.AX3]&lt;&gt;&quot;&quot;;[data.AX3];&quot;&quot;)">
            <text:p/>
          </table:table-cell>
          <table:table-cell table:formula="of:=IF([data.AY3]&lt;&gt;&quot;&quot;;[data.AY3];&quot;&quot;)">
            <text:p/>
          </table:table-cell>
          <table:table-cell table:formula="of:=IF([data.AZ3]&lt;&gt;&quot;&quot;;[data.AZ3];&quot;&quot;)">
            <text:p/>
          </table:table-cell>
          <table:table-cell table:formula="of:=IF([data.BA3]&lt;&gt;&quot;&quot;;[data.BA3];&quot;&quot;)">
            <text:p/>
          </table:table-cell>
          <table:table-cell table:formula="of:=IF([data.BB3]&lt;&gt;&quot;&quot;;[data.BB3];&quot;&quot;)">
            <text:p/>
          </table:table-cell>
          <table:table-cell table:formula="of:=IF([data.BC3]&lt;&gt;&quot;&quot;;[data.BC3];&quot;&quot;)">
            <text:p/>
          </table:table-cell>
          <table:table-cell table:formula="of:=IF([data.BD3]&lt;&gt;&quot;&quot;;[data.BD3];&quot;&quot;)">
            <text:p/>
          </table:table-cell>
          <table:table-cell table:formula="of:=IF([data.BE3]&lt;&gt;&quot;&quot;;[data.BE3];&quot;&quot;)">
            <text:p/>
          </table:table-cell>
          <table:table-cell table:formula="of:=IF([data.BF3]&lt;&gt;&quot;&quot;;[data.BF3];&quot;&quot;)">
            <text:p/>
          </table:table-cell>
        </table:table-row>
        <table:table-row table:style-name="ro4">
          <table:table-cell table:formula="of:=IF([data.B4]&lt;&gt;&quot;&quot;;[data.B4];&quot;&quot;)" office:value-type="string" office:string-value="03">
            <text:p>03</text:p>
          </table:table-cell>
          <table:table-cell table:formula="of:=IF([data.C4]&lt;&gt;&quot;&quot;;[data.C4];&quot;&quot;)">
            <text:p/>
          </table:table-cell>
          <table:table-cell table:formula="of:=IF([data.D4]&lt;&gt;&quot;&quot;;[data.D4];&quot;&quot;)" office:value-type="float" office:value="40">
            <text:p>40</text:p>
          </table:table-cell>
          <table:table-cell table:formula="of:=IF([data.E4]&lt;&gt;&quot;&quot;;[data.E4];&quot;&quot;)" office:value-type="string" office:string-value="Tongtiandi Telecomunication Market / Long Sheng Communtication Market">
            <text:p>Tongtiandi Telecomunication Market / Long Sheng Communtication Market</text:p>
          </table:table-cell>
          <table:table-cell table:formula="of:=IF([data.F4]&lt;&gt;&quot;&quot;;[data.F4];&quot;&quot;)">
            <text:p/>
          </table:table-cell>
          <table:table-cell table:formula="of:=IF([data.G4]&lt;&gt;&quot;&quot;;[data.G4];&quot;&quot;)">
            <text:p/>
          </table:table-cell>
          <table:table-cell table:formula="of:=IF([data.H4]&lt;&gt;&quot;&quot;;[data.H4];&quot;&quot;)" office:value-type="float" office:value="22.540257">
            <text:p>22.54</text:p>
          </table:table-cell>
          <table:table-cell table:formula="of:=IF([data.I4]&lt;&gt;&quot;&quot;;[data.I4];&quot;&quot;)" office:value-type="float" office:value="114.090172">
            <text:p>114.09</text:p>
          </table:table-cell>
          <table:table-cell table:formula="of:=IF([data.J4]&lt;&gt;&quot;&quot;;[data.J4];&quot;&quot;)" office:value-type="string" office:string-value="https://www.google.com/maps/place/82+Hua+Fa+Nan+Lu/@22.540125,114.089464,19z/data=!3m1!4b1!4m2!3m1!1s0x3403f436ba5db06b:0x2517926625398b37">
            <text:p>https://www.google.com/maps/place/82+Hua+Fa+Nan+Lu/@22.540125,114.089464,19z/data=!3m1!4b1!4m2!3m1!1s0x3403f436ba5db06b:0x2517926625398b37</text:p>
          </table:table-cell>
          <table:table-cell table:formula="of:=IF([data.K4]&lt;&gt;&quot;&quot;;[data.K4];&quot;&quot;)" office:value-type="string" office:string-value="?">
            <text:p>?</text:p>
          </table:table-cell>
          <table:table-cell table:formula="of:=IF([data.L4]&lt;&gt;&quot;&quot;;[data.L4];&quot;&quot;)">
            <text:p/>
          </table:table-cell>
          <table:table-cell table:formula="of:=IF([data.M4]&lt;&gt;&quot;&quot;;[data.M4];&quot;&quot;)" office:value-type="string" office:string-value="https://oomlout.myshopify.com/admin/pages/15004065">
            <text:p>https://oomlout.myshopify.com/admin/pages/15004065</text:p>
          </table:table-cell>
          <table:table-cell table:formula="of:=IF([data.N4]&lt;&gt;&quot;&quot;;[data.N4];&quot;&quot;)">
            <text:p/>
          </table:table-cell>
          <table:table-cell table:formula="of:=IF([data.O4]&lt;&gt;&quot;&quot;;[data.O4];&quot;&quot;)" office:value-type="string" office:string-value="If you have ever wanted to purchase a replacement screen, graphics chip, PCB or socket for your cell phone, it will be available from a stall in this building (or if not in the one across the street (&lt;a href=&quot;http://oomlout.co.uk/pages/hqbs-huaqiangbeisystem-04&quot;&gt;HQBS-04&lt;/a&gt;)(Pong Yuen Communication Accessories Hall)).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
            <text:p>If you have ever wanted to purchase a replacement screen, graphics chip, PCB or socket for your cell phone, it will be available from a stall in this building (or if not in the one across the street (&lt;a href="http://oomlout.co.uk/pages/hqbs-huaqiangbeisystem-04"&gt;HQBS-04&lt;/a&gt;)(Pong Yuen Communication Accessories Hall)).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formula="of:=IF([data.P4]&lt;&gt;&quot;&quot;;[data.P4];&quot;&quot;)">
            <text:p/>
          </table:table-cell>
          <table:table-cell table:formula="of:=IF([data.Q4]&lt;&gt;&quot;&quot;;[data.Q4];&quot;&quot;)" office:value-type="string" office:string-value="Cell Phone Repair Parts">
            <text:p>Cell Phone Repair Parts</text:p>
          </table:table-cell>
          <table:table-cell table:formula="of:=IF([data.R4]&lt;&gt;&quot;&quot;;[data.R4];&quot;&quot;)">
            <text:p/>
          </table:table-cell>
          <table:table-cell table:formula="of:=IF([data.S4]&lt;&gt;&quot;&quot;;[data.S4];&quot;&quot;)">
            <text:p/>
          </table:table-cell>
          <table:table-cell table:formula="of:=IF([data.T4]&lt;&gt;&quot;&quot;;[data.T4];&quot;&quot;)">
            <text:p/>
          </table:table-cell>
          <table:table-cell table:formula="of:=IF([data.U4]&lt;&gt;&quot;&quot;;[data.U4];&quot;&quot;)">
            <text:p/>
          </table:table-cell>
          <table:table-cell table:formula="of:=IF([data.V4]&lt;&gt;&quot;&quot;;[data.V4];&quot;&quot;)" office:value-type="string" office:string-value="???">
            <text:p>???</text:p>
          </table:table-cell>
          <table:table-cell table:formula="of:=IF([data.W4]&lt;&gt;&quot;&quot;;[data.W4];&quot;&quot;)">
            <text:p/>
          </table:table-cell>
          <table:table-cell table:formula="of:=IF([data.X4]&lt;&gt;&quot;&quot;;[data.X4];&quot;&quot;)">
            <text:p/>
          </table:table-cell>
          <table:table-cell table:formula="of:=IF([data.Y4]&lt;&gt;&quot;&quot;;[data.Y4];&quot;&quot;)">
            <text:p/>
          </table:table-cell>
          <table:table-cell table:formula="of:=IF([data.Z4]&lt;&gt;&quot;&quot;;[data.Z4];&quot;&quot;)">
            <text:p/>
          </table:table-cell>
          <table:table-cell table:formula="of:=IF([data.AA4]&lt;&gt;&quot;&quot;;[data.AA4];&quot;&quot;)">
            <text:p/>
          </table:table-cell>
          <table:table-cell table:formula="of:=IF([data.AB4]&lt;&gt;&quot;&quot;;[data.AB4];&quot;&quot;)">
            <text:p/>
          </table:table-cell>
          <table:table-cell table:formula="of:=IF([data.AC4]&lt;&gt;&quot;&quot;;[data.AC4];&quot;&quot;)">
            <text:p/>
          </table:table-cell>
          <table:table-cell table:formula="of:=IF([data.AD4]&lt;&gt;&quot;&quot;;[data.AD4];&quot;&quot;)">
            <text:p/>
          </table:table-cell>
          <table:table-cell table:formula="of:=IF([data.AE4]&lt;&gt;&quot;&quot;;[data.AE4];&quot;&quot;)">
            <text:p/>
          </table:table-cell>
          <table:table-cell table:formula="of:=IF([data.AF4]&lt;&gt;&quot;&quot;;[data.AF4];&quot;&quot;)">
            <text:p/>
          </table:table-cell>
          <table:table-cell table:formula="of:=IF([data.AG4]&lt;&gt;&quot;&quot;;[data.AG4];&quot;&quot;)">
            <text:p/>
          </table:table-cell>
          <table:table-cell table:formula="of:=IF([data.AH4]&lt;&gt;&quot;&quot;;[data.AH4];&quot;&quot;)">
            <text:p/>
          </table:table-cell>
          <table:table-cell table:formula="of:=IF([data.AI4]&lt;&gt;&quot;&quot;;[data.AI4];&quot;&quot;)">
            <text:p/>
          </table:table-cell>
          <table:table-cell table:formula="of:=IF([data.AJ4]&lt;&gt;&quot;&quot;;[data.AJ4];&quot;&quot;)">
            <text:p/>
          </table:table-cell>
          <table:table-cell table:formula="of:=IF([data.AK4]&lt;&gt;&quot;&quot;;[data.AK4];&quot;&quot;)">
            <text:p/>
          </table:table-cell>
          <table:table-cell table:formula="of:=IF([data.AL4]&lt;&gt;&quot;&quot;;[data.AL4];&quot;&quot;)">
            <text:p/>
          </table:table-cell>
          <table:table-cell table:formula="of:=IF([data.AM4]&lt;&gt;&quot;&quot;;[data.AM4];&quot;&quot;)">
            <text:p/>
          </table:table-cell>
          <table:table-cell table:formula="of:=IF([data.AN4]&lt;&gt;&quot;&quot;;[data.AN4];&quot;&quot;)">
            <text:p/>
          </table:table-cell>
          <table:table-cell table:formula="of:=IF([data.AO4]&lt;&gt;&quot;&quot;;[data.AO4];&quot;&quot;)">
            <text:p/>
          </table:table-cell>
          <table:table-cell table:formula="of:=IF([data.AP4]&lt;&gt;&quot;&quot;;[data.AP4];&quot;&quot;)">
            <text:p/>
          </table:table-cell>
          <table:table-cell table:formula="of:=IF([data.AQ4]&lt;&gt;&quot;&quot;;[data.AQ4];&quot;&quot;)">
            <text:p/>
          </table:table-cell>
          <table:table-cell table:formula="of:=IF([data.AR4]&lt;&gt;&quot;&quot;;[data.AR4];&quot;&quot;)">
            <text:p/>
          </table:table-cell>
          <table:table-cell table:formula="of:=IF([data.AS4]&lt;&gt;&quot;&quot;;[data.AS4];&quot;&quot;)">
            <text:p/>
          </table:table-cell>
          <table:table-cell table:formula="of:=IF([data.AT4]&lt;&gt;&quot;&quot;;[data.AT4];&quot;&quot;)">
            <text:p/>
          </table:table-cell>
          <table:table-cell table:formula="of:=IF([data.AU4]&lt;&gt;&quot;&quot;;[data.AU4];&quot;&quot;)">
            <text:p/>
          </table:table-cell>
          <table:table-cell table:formula="of:=IF([data.AV4]&lt;&gt;&quot;&quot;;[data.AV4];&quot;&quot;)">
            <text:p/>
          </table:table-cell>
          <table:table-cell table:formula="of:=IF([data.AW4]&lt;&gt;&quot;&quot;;[data.AW4];&quot;&quot;)">
            <text:p/>
          </table:table-cell>
          <table:table-cell table:formula="of:=IF([data.AX4]&lt;&gt;&quot;&quot;;[data.AX4];&quot;&quot;)">
            <text:p/>
          </table:table-cell>
          <table:table-cell table:formula="of:=IF([data.AY4]&lt;&gt;&quot;&quot;;[data.AY4];&quot;&quot;)">
            <text:p/>
          </table:table-cell>
          <table:table-cell table:formula="of:=IF([data.AZ4]&lt;&gt;&quot;&quot;;[data.AZ4];&quot;&quot;)">
            <text:p/>
          </table:table-cell>
          <table:table-cell table:formula="of:=IF([data.BA4]&lt;&gt;&quot;&quot;;[data.BA4];&quot;&quot;)">
            <text:p/>
          </table:table-cell>
          <table:table-cell table:formula="of:=IF([data.BB4]&lt;&gt;&quot;&quot;;[data.BB4];&quot;&quot;)">
            <text:p/>
          </table:table-cell>
          <table:table-cell table:formula="of:=IF([data.BC4]&lt;&gt;&quot;&quot;;[data.BC4];&quot;&quot;)">
            <text:p/>
          </table:table-cell>
          <table:table-cell table:formula="of:=IF([data.BD4]&lt;&gt;&quot;&quot;;[data.BD4];&quot;&quot;)">
            <text:p/>
          </table:table-cell>
          <table:table-cell table:formula="of:=IF([data.BE4]&lt;&gt;&quot;&quot;;[data.BE4];&quot;&quot;)">
            <text:p/>
          </table:table-cell>
          <table:table-cell table:formula="of:=IF([data.BF4]&lt;&gt;&quot;&quot;;[data.BF4];&quot;&quot;)">
            <text:p/>
          </table:table-cell>
        </table:table-row>
        <table:table-row table:style-name="ro4">
          <table:table-cell table:formula="of:=IF([data.B5]&lt;&gt;&quot;&quot;;[data.B5];&quot;&quot;)" office:value-type="string" office:string-value="04">
            <text:p>04</text:p>
          </table:table-cell>
          <table:table-cell table:formula="of:=IF([data.C5]&lt;&gt;&quot;&quot;;[data.C5];&quot;&quot;)">
            <text:p/>
          </table:table-cell>
          <table:table-cell table:formula="of:=IF([data.D5]&lt;&gt;&quot;&quot;;[data.D5];&quot;&quot;)">
            <text:p/>
          </table:table-cell>
          <table:table-cell table:formula="of:=IF([data.E5]&lt;&gt;&quot;&quot;;[data.E5];&quot;&quot;)" office:value-type="string" office:string-value="Pong Yuen Communication Accessories Hall">
            <text:p>Pong Yuen Communication Accessories Hall</text:p>
          </table:table-cell>
          <table:table-cell table:formula="of:=IF([data.F5]&lt;&gt;&quot;&quot;;[data.F5];&quot;&quot;)">
            <text:p/>
          </table:table-cell>
          <table:table-cell table:formula="of:=IF([data.G5]&lt;&gt;&quot;&quot;;[data.G5];&quot;&quot;)">
            <text:p/>
          </table:table-cell>
          <table:table-cell table:formula="of:=IF([data.H5]&lt;&gt;&quot;&quot;;[data.H5];&quot;&quot;)" office:value-type="float" office:value="22.540317">
            <text:p>22.54</text:p>
          </table:table-cell>
          <table:table-cell table:formula="of:=IF([data.I5]&lt;&gt;&quot;&quot;;[data.I5];&quot;&quot;)" office:value-type="float" office:value="114.0883">
            <text:p>114.09</text:p>
          </table:table-cell>
          <table:table-cell table:formula="of:=IF([data.J5]&lt;&gt;&quot;&quot;;[data.J5];&quot;&quot;)" office:value-type="string" office:string-value="https://www.google.com/maps/place/Chiwei+Mansion/@22.5401729,114.0864484,17z/data=!4m2!3m1!1s0x3403f436d73d653d:0x7c88be4df9e6b9c1">
            <text:p>https://www.google.com/maps/place/Chiwei+Mansion/@22.5401729,114.0864484,17z/data=!4m2!3m1!1s0x3403f436d73d653d:0x7c88be4df9e6b9c1</text:p>
          </table:table-cell>
          <table:table-cell table:formula="of:=IF([data.K5]&lt;&gt;&quot;&quot;;[data.K5];&quot;&quot;)" office:value-type="string" office:string-value="?">
            <text:p>?</text:p>
          </table:table-cell>
          <table:table-cell table:formula="of:=IF([data.L5]&lt;&gt;&quot;&quot;;[data.L5];&quot;&quot;)">
            <text:p/>
          </table:table-cell>
          <table:table-cell table:formula="of:=IF([data.M5]&lt;&gt;&quot;&quot;;[data.M5];&quot;&quot;)" office:value-type="string" office:string-value="https://oomlout.myshopify.com/admin/pages/15004097">
            <text:p>https://oomlout.myshopify.com/admin/pages/15004097</text:p>
          </table:table-cell>
          <table:table-cell table:formula="of:=IF([data.N5]&lt;&gt;&quot;&quot;;[data.N5];&quot;&quot;)">
            <text:p/>
          </table:table-cell>
          <table:table-cell table:formula="of:=IF([data.O5]&lt;&gt;&quot;&quot;;[data.O5];&quot;&quot;)" office:value-type="string" office:string-value="If you have ever wanted to purchase a replacement screen, graphics chip, PCB or socket for your cell phone, it will be available from a stall in this building (or if not in the one across the street (&lt;a href=&quot;http://oomlout.co.uk/pages/hqbs-huaqiangbeisystem-03&quot;&gt;HQBS-03&lt;/a&gt;(Long Sheng Communication Market)).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
            <text:p>If you have ever wanted to purchase a replacement screen, graphics chip, PCB or socket for your cell phone, it will be available from a stall in this building (or if not in the one across the street (&lt;a href="http://oomlout.co.uk/pages/hqbs-huaqiangbeisystem-03"&gt;HQBS-03&lt;/a&gt;(Long Sheng Communication Market)).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formula="of:=IF([data.P5]&lt;&gt;&quot;&quot;;[data.P5];&quot;&quot;)">
            <text:p/>
          </table:table-cell>
          <table:table-cell table:formula="of:=IF([data.Q5]&lt;&gt;&quot;&quot;;[data.Q5];&quot;&quot;)">
            <text:p/>
          </table:table-cell>
          <table:table-cell table:formula="of:=IF([data.R5]&lt;&gt;&quot;&quot;;[data.R5];&quot;&quot;)">
            <text:p/>
          </table:table-cell>
          <table:table-cell table:formula="of:=IF([data.S5]&lt;&gt;&quot;&quot;;[data.S5];&quot;&quot;)">
            <text:p/>
          </table:table-cell>
          <table:table-cell table:formula="of:=IF([data.T5]&lt;&gt;&quot;&quot;;[data.T5];&quot;&quot;)">
            <text:p/>
          </table:table-cell>
          <table:table-cell table:formula="of:=IF([data.U5]&lt;&gt;&quot;&quot;;[data.U5];&quot;&quot;)">
            <text:p/>
          </table:table-cell>
          <table:table-cell table:formula="of:=IF([data.V5]&lt;&gt;&quot;&quot;;[data.V5];&quot;&quot;)" office:value-type="string" office:string-value="???">
            <text:p>???</text:p>
          </table:table-cell>
          <table:table-cell table:formula="of:=IF([data.W5]&lt;&gt;&quot;&quot;;[data.W5];&quot;&quot;)">
            <text:p/>
          </table:table-cell>
          <table:table-cell table:formula="of:=IF([data.X5]&lt;&gt;&quot;&quot;;[data.X5];&quot;&quot;)">
            <text:p/>
          </table:table-cell>
          <table:table-cell table:formula="of:=IF([data.Y5]&lt;&gt;&quot;&quot;;[data.Y5];&quot;&quot;)">
            <text:p/>
          </table:table-cell>
          <table:table-cell table:formula="of:=IF([data.Z5]&lt;&gt;&quot;&quot;;[data.Z5];&quot;&quot;)">
            <text:p/>
          </table:table-cell>
          <table:table-cell table:formula="of:=IF([data.AA5]&lt;&gt;&quot;&quot;;[data.AA5];&quot;&quot;)">
            <text:p/>
          </table:table-cell>
          <table:table-cell table:formula="of:=IF([data.AB5]&lt;&gt;&quot;&quot;;[data.AB5];&quot;&quot;)">
            <text:p/>
          </table:table-cell>
          <table:table-cell table:formula="of:=IF([data.AC5]&lt;&gt;&quot;&quot;;[data.AC5];&quot;&quot;)">
            <text:p/>
          </table:table-cell>
          <table:table-cell table:formula="of:=IF([data.AD5]&lt;&gt;&quot;&quot;;[data.AD5];&quot;&quot;)">
            <text:p/>
          </table:table-cell>
          <table:table-cell table:formula="of:=IF([data.AE5]&lt;&gt;&quot;&quot;;[data.AE5];&quot;&quot;)">
            <text:p/>
          </table:table-cell>
          <table:table-cell table:formula="of:=IF([data.AF5]&lt;&gt;&quot;&quot;;[data.AF5];&quot;&quot;)">
            <text:p/>
          </table:table-cell>
          <table:table-cell table:formula="of:=IF([data.AG5]&lt;&gt;&quot;&quot;;[data.AG5];&quot;&quot;)">
            <text:p/>
          </table:table-cell>
          <table:table-cell table:formula="of:=IF([data.AH5]&lt;&gt;&quot;&quot;;[data.AH5];&quot;&quot;)">
            <text:p/>
          </table:table-cell>
          <table:table-cell table:formula="of:=IF([data.AI5]&lt;&gt;&quot;&quot;;[data.AI5];&quot;&quot;)">
            <text:p/>
          </table:table-cell>
          <table:table-cell table:formula="of:=IF([data.AJ5]&lt;&gt;&quot;&quot;;[data.AJ5];&quot;&quot;)">
            <text:p/>
          </table:table-cell>
          <table:table-cell table:formula="of:=IF([data.AK5]&lt;&gt;&quot;&quot;;[data.AK5];&quot;&quot;)">
            <text:p/>
          </table:table-cell>
          <table:table-cell table:formula="of:=IF([data.AL5]&lt;&gt;&quot;&quot;;[data.AL5];&quot;&quot;)">
            <text:p/>
          </table:table-cell>
          <table:table-cell table:formula="of:=IF([data.AM5]&lt;&gt;&quot;&quot;;[data.AM5];&quot;&quot;)">
            <text:p/>
          </table:table-cell>
          <table:table-cell table:formula="of:=IF([data.AN5]&lt;&gt;&quot;&quot;;[data.AN5];&quot;&quot;)">
            <text:p/>
          </table:table-cell>
          <table:table-cell table:formula="of:=IF([data.AO5]&lt;&gt;&quot;&quot;;[data.AO5];&quot;&quot;)">
            <text:p/>
          </table:table-cell>
          <table:table-cell table:formula="of:=IF([data.AP5]&lt;&gt;&quot;&quot;;[data.AP5];&quot;&quot;)">
            <text:p/>
          </table:table-cell>
          <table:table-cell table:formula="of:=IF([data.AQ5]&lt;&gt;&quot;&quot;;[data.AQ5];&quot;&quot;)">
            <text:p/>
          </table:table-cell>
          <table:table-cell table:formula="of:=IF([data.AR5]&lt;&gt;&quot;&quot;;[data.AR5];&quot;&quot;)">
            <text:p/>
          </table:table-cell>
          <table:table-cell table:formula="of:=IF([data.AS5]&lt;&gt;&quot;&quot;;[data.AS5];&quot;&quot;)">
            <text:p/>
          </table:table-cell>
          <table:table-cell table:formula="of:=IF([data.AT5]&lt;&gt;&quot;&quot;;[data.AT5];&quot;&quot;)">
            <text:p/>
          </table:table-cell>
          <table:table-cell table:formula="of:=IF([data.AU5]&lt;&gt;&quot;&quot;;[data.AU5];&quot;&quot;)">
            <text:p/>
          </table:table-cell>
          <table:table-cell table:formula="of:=IF([data.AV5]&lt;&gt;&quot;&quot;;[data.AV5];&quot;&quot;)">
            <text:p/>
          </table:table-cell>
          <table:table-cell table:formula="of:=IF([data.AW5]&lt;&gt;&quot;&quot;;[data.AW5];&quot;&quot;)">
            <text:p/>
          </table:table-cell>
          <table:table-cell table:formula="of:=IF([data.AX5]&lt;&gt;&quot;&quot;;[data.AX5];&quot;&quot;)">
            <text:p/>
          </table:table-cell>
          <table:table-cell table:formula="of:=IF([data.AY5]&lt;&gt;&quot;&quot;;[data.AY5];&quot;&quot;)">
            <text:p/>
          </table:table-cell>
          <table:table-cell table:formula="of:=IF([data.AZ5]&lt;&gt;&quot;&quot;;[data.AZ5];&quot;&quot;)">
            <text:p/>
          </table:table-cell>
          <table:table-cell table:formula="of:=IF([data.BA5]&lt;&gt;&quot;&quot;;[data.BA5];&quot;&quot;)">
            <text:p/>
          </table:table-cell>
          <table:table-cell table:formula="of:=IF([data.BB5]&lt;&gt;&quot;&quot;;[data.BB5];&quot;&quot;)">
            <text:p/>
          </table:table-cell>
          <table:table-cell table:formula="of:=IF([data.BC5]&lt;&gt;&quot;&quot;;[data.BC5];&quot;&quot;)">
            <text:p/>
          </table:table-cell>
          <table:table-cell table:formula="of:=IF([data.BD5]&lt;&gt;&quot;&quot;;[data.BD5];&quot;&quot;)">
            <text:p/>
          </table:table-cell>
          <table:table-cell table:formula="of:=IF([data.BE5]&lt;&gt;&quot;&quot;;[data.BE5];&quot;&quot;)">
            <text:p/>
          </table:table-cell>
          <table:table-cell table:formula="of:=IF([data.BF5]&lt;&gt;&quot;&quot;;[data.BF5];&quot;&quot;)">
            <text:p/>
          </table:table-cell>
        </table:table-row>
        <table:table-row table:style-name="ro4">
          <table:table-cell table:formula="of:=IF([data.B6]&lt;&gt;&quot;&quot;;[data.B6];&quot;&quot;)" office:value-type="string" office:string-value="05">
            <text:p>05</text:p>
          </table:table-cell>
          <table:table-cell table:formula="of:=IF([data.C6]&lt;&gt;&quot;&quot;;[data.C6];&quot;&quot;)">
            <text:p/>
          </table:table-cell>
          <table:table-cell table:formula="of:=IF([data.D6]&lt;&gt;&quot;&quot;;[data.D6];&quot;&quot;)">
            <text:p/>
          </table:table-cell>
          <table:table-cell table:formula="of:=IF([data.E6]&lt;&gt;&quot;&quot;;[data.E6];&quot;&quot;)" office:value-type="string" office:string-value="Hau Qiang Metro Shopping Mall">
            <text:p>Hau Qiang Metro Shopping Mall</text:p>
          </table:table-cell>
          <table:table-cell table:formula="of:=IF([data.F6]&lt;&gt;&quot;&quot;;[data.F6];&quot;&quot;)">
            <text:p/>
          </table:table-cell>
          <table:table-cell table:formula="of:=IF([data.G6]&lt;&gt;&quot;&quot;;[data.G6];&quot;&quot;)">
            <text:p/>
          </table:table-cell>
          <table:table-cell table:formula="of:=IF([data.H6]&lt;&gt;&quot;&quot;;[data.H6];&quot;&quot;)" office:value-type="float" office:value="22.540228">
            <text:p>22.54</text:p>
          </table:table-cell>
          <table:table-cell table:formula="of:=IF([data.I6]&lt;&gt;&quot;&quot;;[data.I6];&quot;&quot;)" office:value-type="float" office:value="114.086594">
            <text:p>114.09</text:p>
          </table:table-cell>
          <table:table-cell table:formula="of:=IF([data.J6]&lt;&gt;&quot;&quot;;[data.J6];&quot;&quot;)" office:value-type="string" office:string-value="https://www.google.com/maps/place/Huaqiang+Subway+Shopping+Mall/@22.5401729,114.0864484,17z/data=!3m1!4b1!4m2!3m1!1s0x3403f43733d2f887:0x91e8a5b9f94968df">
            <text:p>https://www.google.com/maps/place/Huaqiang+Subway+Shopping+Mall/@22.5401729,114.0864484,17z/data=!3m1!4b1!4m2!3m1!1s0x3403f43733d2f887:0x91e8a5b9f94968df</text:p>
          </table:table-cell>
          <table:table-cell table:formula="of:=IF([data.K6]&lt;&gt;&quot;&quot;;[data.K6];&quot;&quot;)" office:value-type="float" office:value="1">
            <text:p>1</text:p>
          </table:table-cell>
          <table:table-cell table:formula="of:=IF([data.L6]&lt;&gt;&quot;&quot;;[data.L6];&quot;&quot;)">
            <text:p/>
          </table:table-cell>
          <table:table-cell table:formula="of:=IF([data.M6]&lt;&gt;&quot;&quot;;[data.M6];&quot;&quot;)" office:value-type="string" office:string-value="https://oomlout.myshopify.com/admin/pages/15004109">
            <text:p>https://oomlout.myshopify.com/admin/pages/15004109</text:p>
          </table:table-cell>
          <table:table-cell table:formula="of:=IF([data.N6]&lt;&gt;&quot;&quot;;[data.N6];&quot;&quot;)">
            <text:p/>
          </table:table-cell>
          <table:table-cell table:formula="of:=IF([data.O6]&lt;&gt;&quot;&quot;;[data.O6];&quot;&quot;)" office:value-type="string" office:string-value="An underground market with a mixture of cell phone repair parts, cell phone repair services, and cell phone accessories (cases, USB cables etc.). Sadly on our last visit this building wasn't open (we were too early) hence the lack of photos, we hope to rectify this on our next visit.">
            <text:p>An underground market with a mixture of cell phone repair parts, cell phone repair services, and cell phone accessories (cases, USB cables etc.). Sadly on our last visit this building wasn't open (we were too early) hence the lack of photos, we hope to rectify this on our next visit.</text:p>
          </table:table-cell>
          <table:table-cell table:formula="of:=IF([data.P6]&lt;&gt;&quot;&quot;;[data.P6];&quot;&quot;)" office:value-type="string" office:string-value="Under ground, cell phone repair parts and accessories">
            <text:p>Under ground, cell phone repair parts and accessories</text:p>
          </table:table-cell>
          <table:table-cell table:formula="of:=IF([data.Q6]&lt;&gt;&quot;&quot;;[data.Q6];&quot;&quot;)">
            <text:p/>
          </table:table-cell>
          <table:table-cell table:formula="of:=IF([data.R6]&lt;&gt;&quot;&quot;;[data.R6];&quot;&quot;)">
            <text:p/>
          </table:table-cell>
          <table:table-cell table:formula="of:=IF([data.S6]&lt;&gt;&quot;&quot;;[data.S6];&quot;&quot;)">
            <text:p/>
          </table:table-cell>
          <table:table-cell table:formula="of:=IF([data.T6]&lt;&gt;&quot;&quot;;[data.T6];&quot;&quot;)">
            <text:p/>
          </table:table-cell>
          <table:table-cell table:formula="of:=IF([data.U6]&lt;&gt;&quot;&quot;;[data.U6];&quot;&quot;)">
            <text:p/>
          </table:table-cell>
          <table:table-cell table:formula="of:=IF([data.V6]&lt;&gt;&quot;&quot;;[data.V6];&quot;&quot;)" office:value-type="string" office:string-value="Cell phone accessory and repair parts">
            <text:p>Cell phone accessory and repair parts</text:p>
          </table:table-cell>
          <table:table-cell table:formula="of:=IF([data.W6]&lt;&gt;&quot;&quot;;[data.W6];&quot;&quot;)">
            <text:p/>
          </table:table-cell>
          <table:table-cell table:formula="of:=IF([data.X6]&lt;&gt;&quot;&quot;;[data.X6];&quot;&quot;)">
            <text:p/>
          </table:table-cell>
          <table:table-cell table:formula="of:=IF([data.Y6]&lt;&gt;&quot;&quot;;[data.Y6];&quot;&quot;)">
            <text:p/>
          </table:table-cell>
          <table:table-cell table:formula="of:=IF([data.Z6]&lt;&gt;&quot;&quot;;[data.Z6];&quot;&quot;)">
            <text:p/>
          </table:table-cell>
          <table:table-cell table:formula="of:=IF([data.AA6]&lt;&gt;&quot;&quot;;[data.AA6];&quot;&quot;)">
            <text:p/>
          </table:table-cell>
          <table:table-cell table:formula="of:=IF([data.AB6]&lt;&gt;&quot;&quot;;[data.AB6];&quot;&quot;)">
            <text:p/>
          </table:table-cell>
          <table:table-cell table:formula="of:=IF([data.AC6]&lt;&gt;&quot;&quot;;[data.AC6];&quot;&quot;)">
            <text:p/>
          </table:table-cell>
          <table:table-cell table:formula="of:=IF([data.AD6]&lt;&gt;&quot;&quot;;[data.AD6];&quot;&quot;)">
            <text:p/>
          </table:table-cell>
          <table:table-cell table:formula="of:=IF([data.AE6]&lt;&gt;&quot;&quot;;[data.AE6];&quot;&quot;)">
            <text:p/>
          </table:table-cell>
          <table:table-cell table:formula="of:=IF([data.AF6]&lt;&gt;&quot;&quot;;[data.AF6];&quot;&quot;)">
            <text:p/>
          </table:table-cell>
          <table:table-cell table:formula="of:=IF([data.AG6]&lt;&gt;&quot;&quot;;[data.AG6];&quot;&quot;)">
            <text:p/>
          </table:table-cell>
          <table:table-cell table:formula="of:=IF([data.AH6]&lt;&gt;&quot;&quot;;[data.AH6];&quot;&quot;)">
            <text:p/>
          </table:table-cell>
          <table:table-cell table:formula="of:=IF([data.AI6]&lt;&gt;&quot;&quot;;[data.AI6];&quot;&quot;)">
            <text:p/>
          </table:table-cell>
          <table:table-cell table:formula="of:=IF([data.AJ6]&lt;&gt;&quot;&quot;;[data.AJ6];&quot;&quot;)">
            <text:p/>
          </table:table-cell>
          <table:table-cell table:formula="of:=IF([data.AK6]&lt;&gt;&quot;&quot;;[data.AK6];&quot;&quot;)">
            <text:p/>
          </table:table-cell>
          <table:table-cell table:formula="of:=IF([data.AL6]&lt;&gt;&quot;&quot;;[data.AL6];&quot;&quot;)">
            <text:p/>
          </table:table-cell>
          <table:table-cell table:formula="of:=IF([data.AM6]&lt;&gt;&quot;&quot;;[data.AM6];&quot;&quot;)">
            <text:p/>
          </table:table-cell>
          <table:table-cell table:formula="of:=IF([data.AN6]&lt;&gt;&quot;&quot;;[data.AN6];&quot;&quot;)">
            <text:p/>
          </table:table-cell>
          <table:table-cell table:formula="of:=IF([data.AO6]&lt;&gt;&quot;&quot;;[data.AO6];&quot;&quot;)">
            <text:p/>
          </table:table-cell>
          <table:table-cell table:formula="of:=IF([data.AP6]&lt;&gt;&quot;&quot;;[data.AP6];&quot;&quot;)">
            <text:p/>
          </table:table-cell>
          <table:table-cell table:formula="of:=IF([data.AQ6]&lt;&gt;&quot;&quot;;[data.AQ6];&quot;&quot;)">
            <text:p/>
          </table:table-cell>
          <table:table-cell table:formula="of:=IF([data.AR6]&lt;&gt;&quot;&quot;;[data.AR6];&quot;&quot;)">
            <text:p/>
          </table:table-cell>
          <table:table-cell table:formula="of:=IF([data.AS6]&lt;&gt;&quot;&quot;;[data.AS6];&quot;&quot;)">
            <text:p/>
          </table:table-cell>
          <table:table-cell table:formula="of:=IF([data.AT6]&lt;&gt;&quot;&quot;;[data.AT6];&quot;&quot;)">
            <text:p/>
          </table:table-cell>
          <table:table-cell table:formula="of:=IF([data.AU6]&lt;&gt;&quot;&quot;;[data.AU6];&quot;&quot;)">
            <text:p/>
          </table:table-cell>
          <table:table-cell table:formula="of:=IF([data.AV6]&lt;&gt;&quot;&quot;;[data.AV6];&quot;&quot;)">
            <text:p/>
          </table:table-cell>
          <table:table-cell table:formula="of:=IF([data.AW6]&lt;&gt;&quot;&quot;;[data.AW6];&quot;&quot;)">
            <text:p/>
          </table:table-cell>
          <table:table-cell table:formula="of:=IF([data.AX6]&lt;&gt;&quot;&quot;;[data.AX6];&quot;&quot;)">
            <text:p/>
          </table:table-cell>
          <table:table-cell table:formula="of:=IF([data.AY6]&lt;&gt;&quot;&quot;;[data.AY6];&quot;&quot;)">
            <text:p/>
          </table:table-cell>
          <table:table-cell table:formula="of:=IF([data.AZ6]&lt;&gt;&quot;&quot;;[data.AZ6];&quot;&quot;)">
            <text:p/>
          </table:table-cell>
          <table:table-cell table:formula="of:=IF([data.BA6]&lt;&gt;&quot;&quot;;[data.BA6];&quot;&quot;)">
            <text:p/>
          </table:table-cell>
          <table:table-cell table:formula="of:=IF([data.BB6]&lt;&gt;&quot;&quot;;[data.BB6];&quot;&quot;)">
            <text:p/>
          </table:table-cell>
          <table:table-cell table:formula="of:=IF([data.BC6]&lt;&gt;&quot;&quot;;[data.BC6];&quot;&quot;)">
            <text:p/>
          </table:table-cell>
          <table:table-cell table:formula="of:=IF([data.BD6]&lt;&gt;&quot;&quot;;[data.BD6];&quot;&quot;)">
            <text:p/>
          </table:table-cell>
          <table:table-cell table:formula="of:=IF([data.BE6]&lt;&gt;&quot;&quot;;[data.BE6];&quot;&quot;)">
            <text:p/>
          </table:table-cell>
          <table:table-cell table:formula="of:=IF([data.BF6]&lt;&gt;&quot;&quot;;[data.BF6];&quot;&quot;)">
            <text:p/>
          </table:table-cell>
        </table:table-row>
        <table:table-row table:style-name="ro4">
          <table:table-cell table:formula="of:=IF([data.B7]&lt;&gt;&quot;&quot;;[data.B7];&quot;&quot;)" office:value-type="string" office:string-value="06">
            <text:p>06</text:p>
          </table:table-cell>
          <table:table-cell table:formula="of:=IF([data.C7]&lt;&gt;&quot;&quot;;[data.C7];&quot;&quot;)" office:value-type="float" office:value="16">
            <text:p>16</text:p>
          </table:table-cell>
          <table:table-cell table:formula="of:=IF([data.D7]&lt;&gt;&quot;&quot;;[data.D7];&quot;&quot;)" office:value-type="float" office:value="9">
            <text:p>9</text:p>
          </table:table-cell>
          <table:table-cell table:formula="of:=IF([data.E7]&lt;&gt;&quot;&quot;;[data.E7];&quot;&quot;)" office:value-type="string" office:string-value="SEG Market">
            <text:p>SEG Market</text:p>
          </table:table-cell>
          <table:table-cell table:formula="of:=IF([data.F7]&lt;&gt;&quot;&quot;;[data.F7];&quot;&quot;)">
            <text:p/>
          </table:table-cell>
          <table:table-cell table:formula="of:=IF([data.G7]&lt;&gt;&quot;&quot;;[data.G7];&quot;&quot;)">
            <text:p/>
          </table:table-cell>
          <table:table-cell table:formula="of:=IF([data.H7]&lt;&gt;&quot;&quot;;[data.H7];&quot;&quot;)" office:value-type="float" office:value="22.541337">
            <text:p>22.54</text:p>
          </table:table-cell>
          <table:table-cell table:formula="of:=IF([data.I7]&lt;&gt;&quot;&quot;;[data.I7];&quot;&quot;)" office:value-type="float" office:value="114.087506">
            <text:p>114.09</text:p>
          </table:table-cell>
          <table:table-cell table:formula="of:=IF([data.J7]&lt;&gt;&quot;&quot;;[data.J7];&quot;&quot;)" office:value-type="string" office:string-value="https://www.google.com/maps/place/SEG+Plaza/@22.5401803,114.0877003,17z/data=!4m2!3m1!1s0x3403f436e21cb049:0x30fe62ab237e8d9c">
            <text:p>https://www.google.com/maps/place/SEG+Plaza/@22.5401803,114.0877003,17z/data=!4m2!3m1!1s0x3403f436e21cb049:0x30fe62ab237e8d9c</text:p>
          </table:table-cell>
          <table:table-cell table:formula="of:=IF([data.K7]&lt;&gt;&quot;&quot;;[data.K7];&quot;&quot;)">
            <text:p/>
          </table:table-cell>
          <table:table-cell table:formula="of:=IF([data.L7]&lt;&gt;&quot;&quot;;[data.L7];&quot;&quot;)">
            <text:p/>
          </table:table-cell>
          <table:table-cell table:formula="of:=IF([data.M7]&lt;&gt;&quot;&quot;;[data.M7];&quot;&quot;)" office:value-type="string" office:string-value="https://oomlout.myshopify.com/admin/pages/15004137">
            <text:p>https://oomlout.myshopify.com/admin/pages/15004137</text:p>
          </table:table-cell>
          <table:table-cell table:formula="of:=IF([data.N7]&lt;&gt;&quot;&quot;;[data.N7];&quot;&quot;)">
            <text:p/>
          </table:table-cell>
          <table:table-cell table:formula="of:=IF([data.O7]&lt;&gt;&quot;&quot;;[data.O7];&quot;&quot;)" office:value-type="string" office:string-value="This is the centre of the electronics market, a 30 storey glass tower of offices with a 9 storey base filled with stalls. Floors 01-02 are basic components. Floors 03-06 are consumer electronics, and 07-09 are factory offices with showrooms.">
            <text:p>This is the centre of the electronics market, a 30 storey glass tower of offices with a 9 storey base filled with stalls. Floors 01-02 are basic components. Floors 03-06 are consumer electronics, and 07-09 are factory offices with showrooms.</text:p>
          </table:table-cell>
          <table:table-cell table:formula="of:=IF([data.P7]&lt;&gt;&quot;&quot;;[data.P7];&quot;&quot;)">
            <text:p/>
          </table:table-cell>
          <table:table-cell table:formula="of:=IF([data.Q7]&lt;&gt;&quot;&quot;;[data.Q7];&quot;&quot;)">
            <text:p/>
          </table:table-cell>
          <table:table-cell table:formula="of:=IF([data.R7]&lt;&gt;&quot;&quot;;[data.R7];&quot;&quot;)">
            <text:p/>
          </table:table-cell>
          <table:table-cell table:formula="of:=IF([data.S7]&lt;&gt;&quot;&quot;;[data.S7];&quot;&quot;)">
            <text:p/>
          </table:table-cell>
          <table:table-cell table:formula="of:=IF([data.T7]&lt;&gt;&quot;&quot;;[data.T7];&quot;&quot;)">
            <text:p/>
          </table:table-cell>
          <table:table-cell table:formula="of:=IF([data.U7]&lt;&gt;&quot;&quot;;[data.U7];&quot;&quot;)">
            <text:p/>
          </table:table-cell>
          <table:table-cell table:formula="of:=IF([data.V7]&lt;&gt;&quot;&quot;;[data.V7];&quot;&quot;)" office:value-type="string" office:string-value="Components (booths piled high, wire, hardware, tools, connectors, LEDs)">
            <text:p>Components (booths piled high, wire, hardware, tools, connectors, LEDs)</text:p>
          </table:table-cell>
          <table:table-cell table:formula="of:=IF([data.W7]&lt;&gt;&quot;&quot;;[data.W7];&quot;&quot;)" office:value-type="string" office:string-value="Components (Less busy, jigher value items)">
            <text:p>Components (Less busy, jigher value items)</text:p>
          </table:table-cell>
          <table:table-cell table:formula="of:=IF([data.X7]&lt;&gt;&quot;&quot;;[data.X7];&quot;&quot;)" office:value-type="string" office:string-value="Finished Items (Network cards, 3D printing, speakers, motherboards, labels &amp; ribbon, POS systems.)">
            <text:p>Finished Items (Network cards, 3D printing, speakers, motherboards, labels &amp; ribbon, POS systems.)</text:p>
          </table:table-cell>
          <table:table-cell table:formula="of:=IF([data.Y7]&lt;&gt;&quot;&quot;;[data.Y7];&quot;&quot;)" office:value-type="string" office:string-value="Computers (stalls with salesmen)">
            <text:p>Computers (stalls with salesmen)</text:p>
          </table:table-cell>
          <table:table-cell table:formula="of:=IF([data.Z7]&lt;&gt;&quot;&quot;;[data.Z7];&quot;&quot;)" office:value-type="string" office:string-value="Computer Parts (Motherboards, little stalls)">
            <text:p>Computer Parts (Motherboards, little stalls)</text:p>
          </table:table-cell>
          <table:table-cell table:formula="of:=IF([data.AA7]&lt;&gt;&quot;&quot;;[data.AA7];&quot;&quot;)" office:value-type="string" office:string-value="Computer Parts (Mother boards, accessories, power supplies)">
            <text:p>Computer Parts (Mother boards, accessories, power supplies)</text:p>
          </table:table-cell>
          <table:table-cell table:formula="of:=IF([data.AB7]&lt;&gt;&quot;&quot;;[data.AB7];&quot;&quot;)" office:value-type="string" office:string-value="Computer Parts and Cables (starting to be factory offices, no longer stalls)">
            <text:p>Computer Parts and Cables (starting to be factory offices, no longer stalls)</text:p>
          </table:table-cell>
          <table:table-cell table:formula="of:=IF([data.AC7]&lt;&gt;&quot;&quot;;[data.AC7];&quot;&quot;)" office:value-type="string" office:string-value="Same as 7F">
            <text:p>Same as 7F</text:p>
          </table:table-cell>
          <table:table-cell table:formula="of:=IF([data.AD7]&lt;&gt;&quot;&quot;;[data.AD7];&quot;&quot;)" office:value-type="string" office:string-value="Same As 8F">
            <text:p>Same As 8F</text:p>
          </table:table-cell>
          <table:table-cell table:formula="of:=IF([data.AE7]&lt;&gt;&quot;&quot;;[data.AE7];&quot;&quot;)" office:value-type="string" office:string-value="Same as 9F (only one set of escalators)">
            <text:p>Same as 9F (only one set of escalators)</text:p>
          </table:table-cell>
          <table:table-cell table:formula="of:=IF([data.AF7]&lt;&gt;&quot;&quot;;[data.AF7];&quot;&quot;)">
            <text:p/>
          </table:table-cell>
          <table:table-cell table:formula="of:=IF([data.AG7]&lt;&gt;&quot;&quot;;[data.AG7];&quot;&quot;)">
            <text:p/>
          </table:table-cell>
          <table:table-cell table:formula="of:=IF([data.AH7]&lt;&gt;&quot;&quot;;[data.AH7];&quot;&quot;)">
            <text:p/>
          </table:table-cell>
          <table:table-cell table:formula="of:=IF([data.AI7]&lt;&gt;&quot;&quot;;[data.AI7];&quot;&quot;)">
            <text:p/>
          </table:table-cell>
          <table:table-cell table:formula="of:=IF([data.AJ7]&lt;&gt;&quot;&quot;;[data.AJ7];&quot;&quot;)">
            <text:p/>
          </table:table-cell>
          <table:table-cell table:formula="of:=IF([data.AK7]&lt;&gt;&quot;&quot;;[data.AK7];&quot;&quot;)">
            <text:p/>
          </table:table-cell>
          <table:table-cell table:formula="of:=IF([data.AL7]&lt;&gt;&quot;&quot;;[data.AL7];&quot;&quot;)">
            <text:p/>
          </table:table-cell>
          <table:table-cell table:formula="of:=IF([data.AM7]&lt;&gt;&quot;&quot;;[data.AM7];&quot;&quot;)">
            <text:p/>
          </table:table-cell>
          <table:table-cell table:formula="of:=IF([data.AN7]&lt;&gt;&quot;&quot;;[data.AN7];&quot;&quot;)">
            <text:p/>
          </table:table-cell>
          <table:table-cell table:formula="of:=IF([data.AO7]&lt;&gt;&quot;&quot;;[data.AO7];&quot;&quot;)">
            <text:p/>
          </table:table-cell>
          <table:table-cell table:formula="of:=IF([data.AP7]&lt;&gt;&quot;&quot;;[data.AP7];&quot;&quot;)">
            <text:p/>
          </table:table-cell>
          <table:table-cell table:formula="of:=IF([data.AQ7]&lt;&gt;&quot;&quot;;[data.AQ7];&quot;&quot;)">
            <text:p/>
          </table:table-cell>
          <table:table-cell table:formula="of:=IF([data.AR7]&lt;&gt;&quot;&quot;;[data.AR7];&quot;&quot;)">
            <text:p/>
          </table:table-cell>
          <table:table-cell table:formula="of:=IF([data.AS7]&lt;&gt;&quot;&quot;;[data.AS7];&quot;&quot;)">
            <text:p/>
          </table:table-cell>
          <table:table-cell table:formula="of:=IF([data.AT7]&lt;&gt;&quot;&quot;;[data.AT7];&quot;&quot;)">
            <text:p/>
          </table:table-cell>
          <table:table-cell table:formula="of:=IF([data.AU7]&lt;&gt;&quot;&quot;;[data.AU7];&quot;&quot;)">
            <text:p/>
          </table:table-cell>
          <table:table-cell table:formula="of:=IF([data.AV7]&lt;&gt;&quot;&quot;;[data.AV7];&quot;&quot;)">
            <text:p/>
          </table:table-cell>
          <table:table-cell table:formula="of:=IF([data.AW7]&lt;&gt;&quot;&quot;;[data.AW7];&quot;&quot;)">
            <text:p/>
          </table:table-cell>
          <table:table-cell table:formula="of:=IF([data.AX7]&lt;&gt;&quot;&quot;;[data.AX7];&quot;&quot;)">
            <text:p/>
          </table:table-cell>
          <table:table-cell table:formula="of:=IF([data.AY7]&lt;&gt;&quot;&quot;;[data.AY7];&quot;&quot;)">
            <text:p/>
          </table:table-cell>
          <table:table-cell table:formula="of:=IF([data.AZ7]&lt;&gt;&quot;&quot;;[data.AZ7];&quot;&quot;)">
            <text:p/>
          </table:table-cell>
          <table:table-cell table:formula="of:=IF([data.BA7]&lt;&gt;&quot;&quot;;[data.BA7];&quot;&quot;)">
            <text:p/>
          </table:table-cell>
          <table:table-cell table:formula="of:=IF([data.BB7]&lt;&gt;&quot;&quot;;[data.BB7];&quot;&quot;)">
            <text:p/>
          </table:table-cell>
          <table:table-cell table:formula="of:=IF([data.BC7]&lt;&gt;&quot;&quot;;[data.BC7];&quot;&quot;)">
            <text:p/>
          </table:table-cell>
          <table:table-cell table:formula="of:=IF([data.BD7]&lt;&gt;&quot;&quot;;[data.BD7];&quot;&quot;)">
            <text:p/>
          </table:table-cell>
          <table:table-cell table:formula="of:=IF([data.BE7]&lt;&gt;&quot;&quot;;[data.BE7];&quot;&quot;)">
            <text:p/>
          </table:table-cell>
          <table:table-cell table:formula="of:=IF([data.BF7]&lt;&gt;&quot;&quot;;[data.BF7];&quot;&quot;)">
            <text:p/>
          </table:table-cell>
        </table:table-row>
        <table:table-row table:style-name="ro4">
          <table:table-cell table:formula="of:=IF([data.B8]&lt;&gt;&quot;&quot;;[data.B8];&quot;&quot;)" office:value-type="string" office:string-value="07">
            <text:p>07</text:p>
          </table:table-cell>
          <table:table-cell table:formula="of:=IF([data.C8]&lt;&gt;&quot;&quot;;[data.C8];&quot;&quot;)" office:value-type="float" office:value="5">
            <text:p>5</text:p>
          </table:table-cell>
          <table:table-cell table:formula="of:=IF([data.D8]&lt;&gt;&quot;&quot;;[data.D8];&quot;&quot;)" office:value-type="float" office:value="6">
            <text:p>6</text:p>
          </table:table-cell>
          <table:table-cell table:formula="of:=IF([data.E8]&lt;&gt;&quot;&quot;;[data.E8];&quot;&quot;)" office:value-type="string" office:string-value="HQ Mart 01-03">
            <text:p>HQ Mart 01-03</text:p>
          </table:table-cell>
          <table:table-cell table:formula="of:=IF([data.F8]&lt;&gt;&quot;&quot;;[data.F8];&quot;&quot;)">
            <text:p/>
          </table:table-cell>
          <table:table-cell table:formula="of:=IF([data.G8]&lt;&gt;&quot;&quot;;[data.G8];&quot;&quot;)">
            <text:p/>
          </table:table-cell>
          <table:table-cell table:formula="of:=IF([data.H8]&lt;&gt;&quot;&quot;;[data.H8];&quot;&quot;)" office:value-type="float" office:value="22.540898">
            <text:p>22.54</text:p>
          </table:table-cell>
          <table:table-cell table:formula="of:=IF([data.I8]&lt;&gt;&quot;&quot;;[data.I8];&quot;&quot;)" office:value-type="float" office:value="114.086136">
            <text:p>114.09</text:p>
          </table:table-cell>
          <table:table-cell table:formula="of:=IF([data.J8]&lt;&gt;&quot;&quot;;[data.J8];&quot;&quot;)" office:value-type="string" office:string-value="https://www.google.com/maps/place/Bldg+1,+Huaqiang+Property/@22.5409285,114.0861839,18z/data=!3m1!4b1!4m2!3m1!1s0x3403f4373ed1046d:0x18af88827ce6e1d6">
            <text:p>https://www.google.com/maps/place/Bldg+1,+Huaqiang+Property/@22.5409285,114.0861839,18z/data=!3m1!4b1!4m2!3m1!1s0x3403f4373ed1046d:0x18af88827ce6e1d6</text:p>
          </table:table-cell>
          <table:table-cell table:formula="of:=IF([data.K8]&lt;&gt;&quot;&quot;;[data.K8];&quot;&quot;)">
            <text:p/>
          </table:table-cell>
          <table:table-cell table:formula="of:=IF([data.L8]&lt;&gt;&quot;&quot;;[data.L8];&quot;&quot;)">
            <text:p/>
          </table:table-cell>
          <table:table-cell table:formula="of:=IF([data.M8]&lt;&gt;&quot;&quot;;[data.M8];&quot;&quot;)" office:value-type="string" office:string-value="https://oomlout.myshopify.com/admin/pages/15004177">
            <text:p>https://oomlout.myshopify.com/admin/pages/15004177</text:p>
          </table:table-cell>
          <table:table-cell table:formula="of:=IF([data.N8]&lt;&gt;&quot;&quot;;[data.N8];&quot;&quot;)">
            <text:p/>
          </table:table-cell>
          <table:table-cell table:formula="of:=IF([data.O8]&lt;&gt;&quot;&quot;;[data.O8];&quot;&quot;)" office:value-type="string" office:string-value="The HQ 3 are a collection of three buildings. They are linked internally making them tricky to navigate. This is mostly because they have different floor heights, making it possible to go from floor 4 in one building to floor 6 in another without using any stairs. The lower floors are filled with electronic component stalls and the upper floors contain everything from used PC's to purchasable cash registers. (For the purposes of the HQBS, they have a single page but are buildings 07-09 on the map).">
            <text:p>The HQ 3 are a collection of three buildings. They are linked internally making them tricky to navigate. This is mostly because they have different floor heights, making it possible to go from floor 4 in one building to floor 6 in another without using any stairs. The lower floors are filled with electronic component stalls and the upper floors contain everything from used PC's to purchasable cash registers. (For the purposes of the HQBS, they have a single page but are buildings 07-09 on the map).</text:p>
          </table:table-cell>
          <table:table-cell table:formula="of:=IF([data.P8]&lt;&gt;&quot;&quot;;[data.P8];&quot;&quot;)">
            <text:p/>
          </table:table-cell>
          <table:table-cell table:formula="of:=IF([data.Q8]&lt;&gt;&quot;&quot;;[data.Q8];&quot;&quot;)">
            <text:p/>
          </table:table-cell>
          <table:table-cell table:formula="of:=IF([data.R8]&lt;&gt;&quot;&quot;;[data.R8];&quot;&quot;)">
            <text:p/>
          </table:table-cell>
          <table:table-cell table:formula="of:=IF([data.S8]&lt;&gt;&quot;&quot;;[data.S8];&quot;&quot;)">
            <text:p/>
          </table:table-cell>
          <table:table-cell table:formula="of:=IF([data.T8]&lt;&gt;&quot;&quot;;[data.T8];&quot;&quot;)">
            <text:p/>
          </table:table-cell>
          <table:table-cell table:formula="of:=IF([data.U8]&lt;&gt;&quot;&quot;;[data.U8];&quot;&quot;)">
            <text:p/>
          </table:table-cell>
          <table:table-cell table:formula="of:=IF([data.V8]&lt;&gt;&quot;&quot;;[data.V8];&quot;&quot;)" office:value-type="string" office:string-value="Components (little booths staked high) (1-3 joined)">
            <text:p>Components (little booths staked high) (1-3 joined)</text:p>
          </table:table-cell>
          <table:table-cell table:formula="of:=IF([data.W8]&lt;&gt;&quot;&quot;;[data.W8];&quot;&quot;)" office:value-type="string" office:string-value="Chips some components, not very busy">
            <text:p>Chips some components, not very busy</text:p>
          </table:table-cell>
          <table:table-cell table:formula="of:=IF([data.X8]&lt;&gt;&quot;&quot;;[data.X8];&quot;&quot;)" office:value-type="string" office:string-value="Computer accessories (old printers, consumables, printers, computers)">
            <text:p>Computer accessories (old printers, consumables, printers, computers)</text:p>
          </table:table-cell>
          <table:table-cell table:formula="of:=IF([data.Y8]&lt;&gt;&quot;&quot;;[data.Y8];&quot;&quot;)" office:value-type="string" office:string-value="Laptops, New &amp; used, repair, LCD Panels, Label Printers">
            <text:p>Laptops, New &amp; used, repair, LCD Panels, Label Printers</text:p>
          </table:table-cell>
          <table:table-cell table:formula="of:=IF([data.Z8]&lt;&gt;&quot;&quot;;[data.Z8];&quot;&quot;)">
            <text:p/>
          </table:table-cell>
          <table:table-cell table:formula="of:=IF([data.AA8]&lt;&gt;&quot;&quot;;[data.AA8];&quot;&quot;)">
            <text:p/>
          </table:table-cell>
          <table:table-cell table:formula="of:=IF([data.AB8]&lt;&gt;&quot;&quot;;[data.AB8];&quot;&quot;)">
            <text:p/>
          </table:table-cell>
          <table:table-cell table:formula="of:=IF([data.AC8]&lt;&gt;&quot;&quot;;[data.AC8];&quot;&quot;)">
            <text:p/>
          </table:table-cell>
          <table:table-cell table:formula="of:=IF([data.AD8]&lt;&gt;&quot;&quot;;[data.AD8];&quot;&quot;)">
            <text:p/>
          </table:table-cell>
          <table:table-cell table:formula="of:=IF([data.AE8]&lt;&gt;&quot;&quot;;[data.AE8];&quot;&quot;)">
            <text:p/>
          </table:table-cell>
          <table:table-cell table:formula="of:=IF([data.AF8]&lt;&gt;&quot;&quot;;[data.AF8];&quot;&quot;)">
            <text:p/>
          </table:table-cell>
          <table:table-cell table:formula="of:=IF([data.AG8]&lt;&gt;&quot;&quot;;[data.AG8];&quot;&quot;)">
            <text:p/>
          </table:table-cell>
          <table:table-cell table:formula="of:=IF([data.AH8]&lt;&gt;&quot;&quot;;[data.AH8];&quot;&quot;)">
            <text:p/>
          </table:table-cell>
          <table:table-cell table:formula="of:=IF([data.AI8]&lt;&gt;&quot;&quot;;[data.AI8];&quot;&quot;)">
            <text:p/>
          </table:table-cell>
          <table:table-cell table:formula="of:=IF([data.AJ8]&lt;&gt;&quot;&quot;;[data.AJ8];&quot;&quot;)">
            <text:p/>
          </table:table-cell>
          <table:table-cell table:formula="of:=IF([data.AK8]&lt;&gt;&quot;&quot;;[data.AK8];&quot;&quot;)">
            <text:p/>
          </table:table-cell>
          <table:table-cell table:formula="of:=IF([data.AL8]&lt;&gt;&quot;&quot;;[data.AL8];&quot;&quot;)">
            <text:p/>
          </table:table-cell>
          <table:table-cell table:formula="of:=IF([data.AM8]&lt;&gt;&quot;&quot;;[data.AM8];&quot;&quot;)">
            <text:p/>
          </table:table-cell>
          <table:table-cell table:formula="of:=IF([data.AN8]&lt;&gt;&quot;&quot;;[data.AN8];&quot;&quot;)">
            <text:p/>
          </table:table-cell>
          <table:table-cell table:formula="of:=IF([data.AO8]&lt;&gt;&quot;&quot;;[data.AO8];&quot;&quot;)">
            <text:p/>
          </table:table-cell>
          <table:table-cell table:formula="of:=IF([data.AP8]&lt;&gt;&quot;&quot;;[data.AP8];&quot;&quot;)">
            <text:p/>
          </table:table-cell>
          <table:table-cell table:formula="of:=IF([data.AQ8]&lt;&gt;&quot;&quot;;[data.AQ8];&quot;&quot;)">
            <text:p/>
          </table:table-cell>
          <table:table-cell table:formula="of:=IF([data.AR8]&lt;&gt;&quot;&quot;;[data.AR8];&quot;&quot;)">
            <text:p/>
          </table:table-cell>
          <table:table-cell table:formula="of:=IF([data.AS8]&lt;&gt;&quot;&quot;;[data.AS8];&quot;&quot;)">
            <text:p/>
          </table:table-cell>
          <table:table-cell table:formula="of:=IF([data.AT8]&lt;&gt;&quot;&quot;;[data.AT8];&quot;&quot;)">
            <text:p/>
          </table:table-cell>
          <table:table-cell table:formula="of:=IF([data.AU8]&lt;&gt;&quot;&quot;;[data.AU8];&quot;&quot;)">
            <text:p/>
          </table:table-cell>
          <table:table-cell table:formula="of:=IF([data.AV8]&lt;&gt;&quot;&quot;;[data.AV8];&quot;&quot;)">
            <text:p/>
          </table:table-cell>
          <table:table-cell table:formula="of:=IF([data.AW8]&lt;&gt;&quot;&quot;;[data.AW8];&quot;&quot;)">
            <text:p/>
          </table:table-cell>
          <table:table-cell table:formula="of:=IF([data.AX8]&lt;&gt;&quot;&quot;;[data.AX8];&quot;&quot;)">
            <text:p/>
          </table:table-cell>
          <table:table-cell table:formula="of:=IF([data.AY8]&lt;&gt;&quot;&quot;;[data.AY8];&quot;&quot;)">
            <text:p/>
          </table:table-cell>
          <table:table-cell table:formula="of:=IF([data.AZ8]&lt;&gt;&quot;&quot;;[data.AZ8];&quot;&quot;)">
            <text:p/>
          </table:table-cell>
          <table:table-cell table:formula="of:=IF([data.BA8]&lt;&gt;&quot;&quot;;[data.BA8];&quot;&quot;)">
            <text:p/>
          </table:table-cell>
          <table:table-cell table:formula="of:=IF([data.BB8]&lt;&gt;&quot;&quot;;[data.BB8];&quot;&quot;)">
            <text:p/>
          </table:table-cell>
          <table:table-cell table:formula="of:=IF([data.BC8]&lt;&gt;&quot;&quot;;[data.BC8];&quot;&quot;)">
            <text:p/>
          </table:table-cell>
          <table:table-cell table:formula="of:=IF([data.BD8]&lt;&gt;&quot;&quot;;[data.BD8];&quot;&quot;)">
            <text:p/>
          </table:table-cell>
          <table:table-cell table:formula="of:=IF([data.BE8]&lt;&gt;&quot;&quot;;[data.BE8];&quot;&quot;)">
            <text:p/>
          </table:table-cell>
          <table:table-cell table:formula="of:=IF([data.BF8]&lt;&gt;&quot;&quot;;[data.BF8];&quot;&quot;)">
            <text:p/>
          </table:table-cell>
        </table:table-row>
        <table:table-row table:style-name="ro4">
          <table:table-cell table:formula="of:=IF([data.B9]&lt;&gt;&quot;&quot;;[data.B9];&quot;&quot;)" office:value-type="string" office:string-value="08">
            <text:p>08</text:p>
          </table:table-cell>
          <table:table-cell table:formula="of:=IF([data.C9]&lt;&gt;&quot;&quot;;[data.C9];&quot;&quot;)" office:value-type="float" office:value="5">
            <text:p>5</text:p>
          </table:table-cell>
          <table:table-cell table:formula="of:=IF([data.D9]&lt;&gt;&quot;&quot;;[data.D9];&quot;&quot;)" office:value-type="float" office:value="6">
            <text:p>6</text:p>
          </table:table-cell>
          <table:table-cell table:formula="of:=IF([data.E9]&lt;&gt;&quot;&quot;;[data.E9];&quot;&quot;)" office:value-type="string" office:string-value="HQ Mart 02">
            <text:p>HQ Mart 02</text:p>
          </table:table-cell>
          <table:table-cell table:formula="of:=IF([data.F9]&lt;&gt;&quot;&quot;;[data.F9];&quot;&quot;)">
            <text:p/>
          </table:table-cell>
          <table:table-cell table:formula="of:=IF([data.G9]&lt;&gt;&quot;&quot;;[data.G9];&quot;&quot;)">
            <text:p/>
          </table:table-cell>
          <table:table-cell table:formula="of:=IF([data.H9]&lt;&gt;&quot;&quot;;[data.H9];&quot;&quot;)" office:value-type="string" office:string-value="DOESN'T EXIST">
            <text:p>DOESN'T EXIST</text:p>
          </table:table-cell>
          <table:table-cell table:formula="of:=IF([data.I9]&lt;&gt;&quot;&quot;;[data.I9];&quot;&quot;)">
            <text:p/>
          </table:table-cell>
          <table:table-cell table:formula="of:=IF([data.J9]&lt;&gt;&quot;&quot;;[data.J9];&quot;&quot;)" office:value-type="string" office:string-value="https://www.google.com/maps/place/Bldg+1,+Huaqiang+Property/@22.5409285,114.0861839,18z/data=!3m1!4b1!4m2!3m1!1s0x3403f4373ed1046d:0x18af88827ce6e1d6">
            <text:p>https://www.google.com/maps/place/Bldg+1,+Huaqiang+Property/@22.5409285,114.0861839,18z/data=!3m1!4b1!4m2!3m1!1s0x3403f4373ed1046d:0x18af88827ce6e1d6</text:p>
          </table:table-cell>
          <table:table-cell table:formula="of:=IF([data.K9]&lt;&gt;&quot;&quot;;[data.K9];&quot;&quot;)">
            <text:p/>
          </table:table-cell>
          <table:table-cell table:formula="of:=IF([data.L9]&lt;&gt;&quot;&quot;;[data.L9];&quot;&quot;)">
            <text:p/>
          </table:table-cell>
          <table:table-cell table:formula="of:=IF([data.M9]&lt;&gt;&quot;&quot;;[data.M9];&quot;&quot;)" office:value-type="string" office:string-value="same">
            <text:p>same</text:p>
          </table:table-cell>
          <table:table-cell table:formula="of:=IF([data.N9]&lt;&gt;&quot;&quot;;[data.N9];&quot;&quot;)">
            <text:p/>
          </table:table-cell>
          <table:table-cell table:formula="of:=IF([data.O9]&lt;&gt;&quot;&quot;;[data.O9];&quot;&quot;)">
            <text:p/>
          </table:table-cell>
          <table:table-cell table:formula="of:=IF([data.P9]&lt;&gt;&quot;&quot;;[data.P9];&quot;&quot;)">
            <text:p/>
          </table:table-cell>
          <table:table-cell table:formula="of:=IF([data.Q9]&lt;&gt;&quot;&quot;;[data.Q9];&quot;&quot;)">
            <text:p/>
          </table:table-cell>
          <table:table-cell table:formula="of:=IF([data.R9]&lt;&gt;&quot;&quot;;[data.R9];&quot;&quot;)">
            <text:p/>
          </table:table-cell>
          <table:table-cell table:formula="of:=IF([data.S9]&lt;&gt;&quot;&quot;;[data.S9];&quot;&quot;)">
            <text:p/>
          </table:table-cell>
          <table:table-cell table:formula="of:=IF([data.T9]&lt;&gt;&quot;&quot;;[data.T9];&quot;&quot;)">
            <text:p/>
          </table:table-cell>
          <table:table-cell table:formula="of:=IF([data.U9]&lt;&gt;&quot;&quot;;[data.U9];&quot;&quot;)">
            <text:p/>
          </table:table-cell>
          <table:table-cell table:formula="of:=IF([data.V9]&lt;&gt;&quot;&quot;;[data.V9];&quot;&quot;)" office:value-type="string" office:string-value="Components (little booths staked high) (1-3 joined)">
            <text:p>Components (little booths staked high) (1-3 joined)</text:p>
          </table:table-cell>
          <table:table-cell table:formula="of:=IF([data.W9]&lt;&gt;&quot;&quot;;[data.W9];&quot;&quot;)" office:value-type="string" office:string-value="Component Reels mostly discrete">
            <text:p>Component Reels mostly discrete</text:p>
          </table:table-cell>
          <table:table-cell table:formula="of:=IF([data.X9]&lt;&gt;&quot;&quot;;[data.X9];&quot;&quot;)" office:value-type="string" office:string-value="Computer Parts new &amp; used, Label printer stall">
            <text:p>Computer Parts new &amp; used, Label printer stall</text:p>
          </table:table-cell>
          <table:table-cell table:formula="of:=IF([data.Y9]&lt;&gt;&quot;&quot;;[data.Y9];&quot;&quot;)" office:value-type="string" office:string-value="Computer Parts, Motherboards, LCD's only stairs">
            <text:p>Computer Parts, Motherboards, LCD's only stairs</text:p>
          </table:table-cell>
          <table:table-cell table:formula="of:=IF([data.Z9]&lt;&gt;&quot;&quot;;[data.Z9];&quot;&quot;)" office:value-type="string" office:string-value="Chips, Motherboards, big screens, little stores (only stairs)">
            <text:p>Chips, Motherboards, big screens, little stores (only stairs)</text:p>
          </table:table-cell>
          <table:table-cell table:formula="of:=IF([data.AA9]&lt;&gt;&quot;&quot;;[data.AA9];&quot;&quot;)">
            <text:p/>
          </table:table-cell>
          <table:table-cell table:formula="of:=IF([data.AB9]&lt;&gt;&quot;&quot;;[data.AB9];&quot;&quot;)">
            <text:p/>
          </table:table-cell>
          <table:table-cell table:formula="of:=IF([data.AC9]&lt;&gt;&quot;&quot;;[data.AC9];&quot;&quot;)">
            <text:p/>
          </table:table-cell>
          <table:table-cell table:formula="of:=IF([data.AD9]&lt;&gt;&quot;&quot;;[data.AD9];&quot;&quot;)">
            <text:p/>
          </table:table-cell>
          <table:table-cell table:formula="of:=IF([data.AE9]&lt;&gt;&quot;&quot;;[data.AE9];&quot;&quot;)">
            <text:p/>
          </table:table-cell>
          <table:table-cell table:formula="of:=IF([data.AF9]&lt;&gt;&quot;&quot;;[data.AF9];&quot;&quot;)">
            <text:p/>
          </table:table-cell>
          <table:table-cell table:formula="of:=IF([data.AG9]&lt;&gt;&quot;&quot;;[data.AG9];&quot;&quot;)">
            <text:p/>
          </table:table-cell>
          <table:table-cell table:formula="of:=IF([data.AH9]&lt;&gt;&quot;&quot;;[data.AH9];&quot;&quot;)">
            <text:p/>
          </table:table-cell>
          <table:table-cell table:formula="of:=IF([data.AI9]&lt;&gt;&quot;&quot;;[data.AI9];&quot;&quot;)">
            <text:p/>
          </table:table-cell>
          <table:table-cell table:formula="of:=IF([data.AJ9]&lt;&gt;&quot;&quot;;[data.AJ9];&quot;&quot;)">
            <text:p/>
          </table:table-cell>
          <table:table-cell table:formula="of:=IF([data.AK9]&lt;&gt;&quot;&quot;;[data.AK9];&quot;&quot;)">
            <text:p/>
          </table:table-cell>
          <table:table-cell table:formula="of:=IF([data.AL9]&lt;&gt;&quot;&quot;;[data.AL9];&quot;&quot;)">
            <text:p/>
          </table:table-cell>
          <table:table-cell table:formula="of:=IF([data.AM9]&lt;&gt;&quot;&quot;;[data.AM9];&quot;&quot;)">
            <text:p/>
          </table:table-cell>
          <table:table-cell table:formula="of:=IF([data.AN9]&lt;&gt;&quot;&quot;;[data.AN9];&quot;&quot;)">
            <text:p/>
          </table:table-cell>
          <table:table-cell table:formula="of:=IF([data.AO9]&lt;&gt;&quot;&quot;;[data.AO9];&quot;&quot;)">
            <text:p/>
          </table:table-cell>
          <table:table-cell table:formula="of:=IF([data.AP9]&lt;&gt;&quot;&quot;;[data.AP9];&quot;&quot;)">
            <text:p/>
          </table:table-cell>
          <table:table-cell table:formula="of:=IF([data.AQ9]&lt;&gt;&quot;&quot;;[data.AQ9];&quot;&quot;)">
            <text:p/>
          </table:table-cell>
          <table:table-cell table:formula="of:=IF([data.AR9]&lt;&gt;&quot;&quot;;[data.AR9];&quot;&quot;)">
            <text:p/>
          </table:table-cell>
          <table:table-cell table:formula="of:=IF([data.AS9]&lt;&gt;&quot;&quot;;[data.AS9];&quot;&quot;)">
            <text:p/>
          </table:table-cell>
          <table:table-cell table:formula="of:=IF([data.AT9]&lt;&gt;&quot;&quot;;[data.AT9];&quot;&quot;)">
            <text:p/>
          </table:table-cell>
          <table:table-cell table:formula="of:=IF([data.AU9]&lt;&gt;&quot;&quot;;[data.AU9];&quot;&quot;)">
            <text:p/>
          </table:table-cell>
          <table:table-cell table:formula="of:=IF([data.AV9]&lt;&gt;&quot;&quot;;[data.AV9];&quot;&quot;)">
            <text:p/>
          </table:table-cell>
          <table:table-cell table:formula="of:=IF([data.AW9]&lt;&gt;&quot;&quot;;[data.AW9];&quot;&quot;)">
            <text:p/>
          </table:table-cell>
          <table:table-cell table:formula="of:=IF([data.AX9]&lt;&gt;&quot;&quot;;[data.AX9];&quot;&quot;)">
            <text:p/>
          </table:table-cell>
          <table:table-cell table:formula="of:=IF([data.AY9]&lt;&gt;&quot;&quot;;[data.AY9];&quot;&quot;)">
            <text:p/>
          </table:table-cell>
          <table:table-cell table:formula="of:=IF([data.AZ9]&lt;&gt;&quot;&quot;;[data.AZ9];&quot;&quot;)">
            <text:p/>
          </table:table-cell>
          <table:table-cell table:formula="of:=IF([data.BA9]&lt;&gt;&quot;&quot;;[data.BA9];&quot;&quot;)">
            <text:p/>
          </table:table-cell>
          <table:table-cell table:formula="of:=IF([data.BB9]&lt;&gt;&quot;&quot;;[data.BB9];&quot;&quot;)">
            <text:p/>
          </table:table-cell>
          <table:table-cell table:formula="of:=IF([data.BC9]&lt;&gt;&quot;&quot;;[data.BC9];&quot;&quot;)">
            <text:p/>
          </table:table-cell>
          <table:table-cell table:formula="of:=IF([data.BD9]&lt;&gt;&quot;&quot;;[data.BD9];&quot;&quot;)">
            <text:p/>
          </table:table-cell>
          <table:table-cell table:formula="of:=IF([data.BE9]&lt;&gt;&quot;&quot;;[data.BE9];&quot;&quot;)">
            <text:p/>
          </table:table-cell>
          <table:table-cell table:formula="of:=IF([data.BF9]&lt;&gt;&quot;&quot;;[data.BF9];&quot;&quot;)">
            <text:p/>
          </table:table-cell>
        </table:table-row>
        <table:table-row table:style-name="ro4">
          <table:table-cell table:formula="of:=IF([data.B10]&lt;&gt;&quot;&quot;;[data.B10];&quot;&quot;)" office:value-type="string" office:string-value="09">
            <text:p>09</text:p>
          </table:table-cell>
          <table:table-cell table:formula="of:=IF([data.C10]&lt;&gt;&quot;&quot;;[data.C10];&quot;&quot;)" office:value-type="float" office:value="5">
            <text:p>5</text:p>
          </table:table-cell>
          <table:table-cell table:formula="of:=IF([data.D10]&lt;&gt;&quot;&quot;;[data.D10];&quot;&quot;)" office:value-type="float" office:value="6">
            <text:p>6</text:p>
          </table:table-cell>
          <table:table-cell table:formula="of:=IF([data.E10]&lt;&gt;&quot;&quot;;[data.E10];&quot;&quot;)" office:value-type="string" office:string-value="HQ Mart 03">
            <text:p>HQ Mart 03</text:p>
          </table:table-cell>
          <table:table-cell table:formula="of:=IF([data.F10]&lt;&gt;&quot;&quot;;[data.F10];&quot;&quot;)">
            <text:p/>
          </table:table-cell>
          <table:table-cell table:formula="of:=IF([data.G10]&lt;&gt;&quot;&quot;;[data.G10];&quot;&quot;)">
            <text:p/>
          </table:table-cell>
          <table:table-cell table:formula="of:=IF([data.H10]&lt;&gt;&quot;&quot;;[data.H10];&quot;&quot;)" office:value-type="float" office:value="22.541706">
            <text:p>22.54</text:p>
          </table:table-cell>
          <table:table-cell table:formula="of:=IF([data.I10]&lt;&gt;&quot;&quot;;[data.I10];&quot;&quot;)" office:value-type="float" office:value="114.086249">
            <text:p>114.09</text:p>
          </table:table-cell>
          <table:table-cell table:formula="of:=IF([data.J10]&lt;&gt;&quot;&quot;;[data.J10];&quot;&quot;)" office:value-type="string" office:string-value="https://www.google.com/maps/place/Bldg+1,+Huaqiang+Property/@22.5409285,114.0861839,18z/data=!3m1!4b1!4m2!3m1!1s0x3403f4373ed1046d:0x18af88827ce6e1d6">
            <text:p>https://www.google.com/maps/place/Bldg+1,+Huaqiang+Property/@22.5409285,114.0861839,18z/data=!3m1!4b1!4m2!3m1!1s0x3403f4373ed1046d:0x18af88827ce6e1d6</text:p>
          </table:table-cell>
          <table:table-cell table:formula="of:=IF([data.K10]&lt;&gt;&quot;&quot;;[data.K10];&quot;&quot;)">
            <text:p/>
          </table:table-cell>
          <table:table-cell table:formula="of:=IF([data.L10]&lt;&gt;&quot;&quot;;[data.L10];&quot;&quot;)">
            <text:p/>
          </table:table-cell>
          <table:table-cell table:formula="of:=IF([data.M10]&lt;&gt;&quot;&quot;;[data.M10];&quot;&quot;)" office:value-type="string" office:string-value="same">
            <text:p>same</text:p>
          </table:table-cell>
          <table:table-cell table:formula="of:=IF([data.N10]&lt;&gt;&quot;&quot;;[data.N10];&quot;&quot;)">
            <text:p/>
          </table:table-cell>
          <table:table-cell table:formula="of:=IF([data.O10]&lt;&gt;&quot;&quot;;[data.O10];&quot;&quot;)">
            <text:p/>
          </table:table-cell>
          <table:table-cell table:formula="of:=IF([data.P10]&lt;&gt;&quot;&quot;;[data.P10];&quot;&quot;)">
            <text:p/>
          </table:table-cell>
          <table:table-cell table:formula="of:=IF([data.Q10]&lt;&gt;&quot;&quot;;[data.Q10];&quot;&quot;)">
            <text:p/>
          </table:table-cell>
          <table:table-cell table:formula="of:=IF([data.R10]&lt;&gt;&quot;&quot;;[data.R10];&quot;&quot;)">
            <text:p/>
          </table:table-cell>
          <table:table-cell table:formula="of:=IF([data.S10]&lt;&gt;&quot;&quot;;[data.S10];&quot;&quot;)">
            <text:p/>
          </table:table-cell>
          <table:table-cell table:formula="of:=IF([data.T10]&lt;&gt;&quot;&quot;;[data.T10];&quot;&quot;)">
            <text:p/>
          </table:table-cell>
          <table:table-cell table:formula="of:=IF([data.U10]&lt;&gt;&quot;&quot;;[data.U10];&quot;&quot;)">
            <text:p/>
          </table:table-cell>
          <table:table-cell table:formula="of:=IF([data.V10]&lt;&gt;&quot;&quot;;[data.V10];&quot;&quot;)" office:value-type="string" office:string-value="Components (little booths staked high) (1-3 joined)">
            <text:p>Components (little booths staked high) (1-3 joined)</text:p>
          </table:table-cell>
          <table:table-cell table:formula="of:=IF([data.W10]&lt;&gt;&quot;&quot;;[data.W10];&quot;&quot;)" office:value-type="string" office:string-value="Same as no.2 I think)">
            <text:p>Same as no.2 I think)</text:p>
          </table:table-cell>
          <table:table-cell table:formula="of:=IF([data.X10]&lt;&gt;&quot;&quot;;[data.X10];&quot;&quot;)">
            <text:p/>
          </table:table-cell>
          <table:table-cell table:formula="of:=IF([data.Y10]&lt;&gt;&quot;&quot;;[data.Y10];&quot;&quot;)">
            <text:p/>
          </table:table-cell>
          <table:table-cell table:formula="of:=IF([data.Z10]&lt;&gt;&quot;&quot;;[data.Z10];&quot;&quot;)">
            <text:p/>
          </table:table-cell>
          <table:table-cell table:formula="of:=IF([data.AA10]&lt;&gt;&quot;&quot;;[data.AA10];&quot;&quot;)">
            <text:p/>
          </table:table-cell>
          <table:table-cell table:formula="of:=IF([data.AB10]&lt;&gt;&quot;&quot;;[data.AB10];&quot;&quot;)">
            <text:p/>
          </table:table-cell>
          <table:table-cell table:formula="of:=IF([data.AC10]&lt;&gt;&quot;&quot;;[data.AC10];&quot;&quot;)">
            <text:p/>
          </table:table-cell>
          <table:table-cell table:formula="of:=IF([data.AD10]&lt;&gt;&quot;&quot;;[data.AD10];&quot;&quot;)">
            <text:p/>
          </table:table-cell>
          <table:table-cell table:formula="of:=IF([data.AE10]&lt;&gt;&quot;&quot;;[data.AE10];&quot;&quot;)">
            <text:p/>
          </table:table-cell>
          <table:table-cell table:formula="of:=IF([data.AF10]&lt;&gt;&quot;&quot;;[data.AF10];&quot;&quot;)">
            <text:p/>
          </table:table-cell>
          <table:table-cell table:formula="of:=IF([data.AG10]&lt;&gt;&quot;&quot;;[data.AG10];&quot;&quot;)">
            <text:p/>
          </table:table-cell>
          <table:table-cell table:formula="of:=IF([data.AH10]&lt;&gt;&quot;&quot;;[data.AH10];&quot;&quot;)">
            <text:p/>
          </table:table-cell>
          <table:table-cell table:formula="of:=IF([data.AI10]&lt;&gt;&quot;&quot;;[data.AI10];&quot;&quot;)">
            <text:p/>
          </table:table-cell>
          <table:table-cell table:formula="of:=IF([data.AJ10]&lt;&gt;&quot;&quot;;[data.AJ10];&quot;&quot;)">
            <text:p/>
          </table:table-cell>
          <table:table-cell table:formula="of:=IF([data.AK10]&lt;&gt;&quot;&quot;;[data.AK10];&quot;&quot;)">
            <text:p/>
          </table:table-cell>
          <table:table-cell table:formula="of:=IF([data.AL10]&lt;&gt;&quot;&quot;;[data.AL10];&quot;&quot;)">
            <text:p/>
          </table:table-cell>
          <table:table-cell table:formula="of:=IF([data.AM10]&lt;&gt;&quot;&quot;;[data.AM10];&quot;&quot;)">
            <text:p/>
          </table:table-cell>
          <table:table-cell table:formula="of:=IF([data.AN10]&lt;&gt;&quot;&quot;;[data.AN10];&quot;&quot;)">
            <text:p/>
          </table:table-cell>
          <table:table-cell table:formula="of:=IF([data.AO10]&lt;&gt;&quot;&quot;;[data.AO10];&quot;&quot;)">
            <text:p/>
          </table:table-cell>
          <table:table-cell table:formula="of:=IF([data.AP10]&lt;&gt;&quot;&quot;;[data.AP10];&quot;&quot;)">
            <text:p/>
          </table:table-cell>
          <table:table-cell table:formula="of:=IF([data.AQ10]&lt;&gt;&quot;&quot;;[data.AQ10];&quot;&quot;)">
            <text:p/>
          </table:table-cell>
          <table:table-cell table:formula="of:=IF([data.AR10]&lt;&gt;&quot;&quot;;[data.AR10];&quot;&quot;)">
            <text:p/>
          </table:table-cell>
          <table:table-cell table:formula="of:=IF([data.AS10]&lt;&gt;&quot;&quot;;[data.AS10];&quot;&quot;)">
            <text:p/>
          </table:table-cell>
          <table:table-cell table:formula="of:=IF([data.AT10]&lt;&gt;&quot;&quot;;[data.AT10];&quot;&quot;)">
            <text:p/>
          </table:table-cell>
          <table:table-cell table:formula="of:=IF([data.AU10]&lt;&gt;&quot;&quot;;[data.AU10];&quot;&quot;)">
            <text:p/>
          </table:table-cell>
          <table:table-cell table:formula="of:=IF([data.AV10]&lt;&gt;&quot;&quot;;[data.AV10];&quot;&quot;)">
            <text:p/>
          </table:table-cell>
          <table:table-cell table:formula="of:=IF([data.AW10]&lt;&gt;&quot;&quot;;[data.AW10];&quot;&quot;)">
            <text:p/>
          </table:table-cell>
          <table:table-cell table:formula="of:=IF([data.AX10]&lt;&gt;&quot;&quot;;[data.AX10];&quot;&quot;)">
            <text:p/>
          </table:table-cell>
          <table:table-cell table:formula="of:=IF([data.AY10]&lt;&gt;&quot;&quot;;[data.AY10];&quot;&quot;)">
            <text:p/>
          </table:table-cell>
          <table:table-cell table:formula="of:=IF([data.AZ10]&lt;&gt;&quot;&quot;;[data.AZ10];&quot;&quot;)">
            <text:p/>
          </table:table-cell>
          <table:table-cell table:formula="of:=IF([data.BA10]&lt;&gt;&quot;&quot;;[data.BA10];&quot;&quot;)">
            <text:p/>
          </table:table-cell>
          <table:table-cell table:formula="of:=IF([data.BB10]&lt;&gt;&quot;&quot;;[data.BB10];&quot;&quot;)">
            <text:p/>
          </table:table-cell>
          <table:table-cell table:formula="of:=IF([data.BC10]&lt;&gt;&quot;&quot;;[data.BC10];&quot;&quot;)">
            <text:p/>
          </table:table-cell>
          <table:table-cell table:formula="of:=IF([data.BD10]&lt;&gt;&quot;&quot;;[data.BD10];&quot;&quot;)">
            <text:p/>
          </table:table-cell>
          <table:table-cell table:formula="of:=IF([data.BE10]&lt;&gt;&quot;&quot;;[data.BE10];&quot;&quot;)">
            <text:p/>
          </table:table-cell>
          <table:table-cell table:formula="of:=IF([data.BF10]&lt;&gt;&quot;&quot;;[data.BF10];&quot;&quot;)">
            <text:p/>
          </table:table-cell>
        </table:table-row>
        <table:table-row table:style-name="ro4">
          <table:table-cell table:formula="of:=IF([data.B11]&lt;&gt;&quot;&quot;;[data.B11];&quot;&quot;)" office:value-type="string" office:string-value="10">
            <text:p>10</text:p>
          </table:table-cell>
          <table:table-cell table:formula="of:=IF([data.C11]&lt;&gt;&quot;&quot;;[data.C11];&quot;&quot;)" office:value-type="float" office:value="7">
            <text:p>7</text:p>
          </table:table-cell>
          <table:table-cell table:formula="of:=IF([data.D11]&lt;&gt;&quot;&quot;;[data.D11];&quot;&quot;)" office:value-type="float" office:value="5">
            <text:p>5</text:p>
          </table:table-cell>
          <table:table-cell table:formula="of:=IF([data.E11]&lt;&gt;&quot;&quot;;[data.E11];&quot;&quot;)" office:value-type="string" office:string-value="HQ Electronics World (LED Building)">
            <text:p>HQ Electronics World (LED Building)</text:p>
          </table:table-cell>
          <table:table-cell table:formula="of:=IF([data.F11]&lt;&gt;&quot;&quot;;[data.F11];&quot;&quot;)">
            <text:p/>
          </table:table-cell>
          <table:table-cell table:formula="of:=IF([data.G11]&lt;&gt;&quot;&quot;;[data.G11];&quot;&quot;)">
            <text:p/>
          </table:table-cell>
          <table:table-cell table:formula="of:=IF([data.H11]&lt;&gt;&quot;&quot;;[data.H11];&quot;&quot;)" office:value-type="float" office:value="22.542469">
            <text:p>22.54</text:p>
          </table:table-cell>
          <table:table-cell table:formula="of:=IF([data.I11]&lt;&gt;&quot;&quot;;[data.I11];&quot;&quot;)" office:value-type="float" office:value="114.086195">
            <text:p>114.09</text:p>
          </table:table-cell>
          <table:table-cell table:formula="of:=IF([data.J11]&lt;&gt;&quot;&quot;;[data.J11];&quot;&quot;)" office:value-type="string" office:string-value="https://www.google.com/maps/place/Huaqiang+Square/@22.5428076,114.0860578,18z/data=!3m1!4b1!4m2!3m1!1s0x3403f437a0362743:0xdd50a5087e3a5fbf">
            <text:p>https://www.google.com/maps/place/Huaqiang+Square/@22.5428076,114.0860578,18z/data=!3m1!4b1!4m2!3m1!1s0x3403f437a0362743:0xdd50a5087e3a5fbf</text:p>
          </table:table-cell>
          <table:table-cell table:formula="of:=IF([data.K11]&lt;&gt;&quot;&quot;;[data.K11];&quot;&quot;)">
            <text:p/>
          </table:table-cell>
          <table:table-cell table:formula="of:=IF([data.L11]&lt;&gt;&quot;&quot;;[data.L11];&quot;&quot;)">
            <text:p/>
          </table:table-cell>
          <table:table-cell table:formula="of:=IF([data.M11]&lt;&gt;&quot;&quot;;[data.M11];&quot;&quot;)" office:value-type="string" office:string-value="https://oomlout.myshopify.com/admin/pages/15004197">
            <text:p>https://oomlout.myshopify.com/admin/pages/15004197</text:p>
          </table:table-cell>
          <table:table-cell table:formula="of:=IF([data.N11]&lt;&gt;&quot;&quot;;[data.N11];&quot;&quot;)">
            <text:p/>
          </table:table-cell>
          <table:table-cell table:formula="of:=IF([data.O11]&lt;&gt;&quot;&quot;;[data.O11];&quot;&quot;)" office:value-type="string" office:string-value="This building is in flux. The ground floor of the southern building (closest to SEG) sells electronic components. The first floor has assembled electronic components (USB microscopes, manufactured LED products etc.). Floors 03-05 (and 01-05 in the north tower) are consumer electronics (Cameras, computers, tablets). However the sixth floor is a marvel of LED technology, from bare diodes to street lamps and bulbs. Top tip when purchasing high power LEDs; the retailers will want to show you that they work - the professionals bring sunglasses for this purpose.">
            <text:p>This building is in flux. The ground floor of the southern building (closest to SEG) sells electronic components. The first floor has assembled electronic components (USB microscopes, manufactured LED products etc.). Floors 03-05 (and 01-05 in the north tower) are consumer electronics (Cameras, computers, tablets). However the sixth floor is a marvel of LED technology, from bare diodes to street lamps and bulbs. Top tip when purchasing high power LEDs; the retailers will want to show you that they work - the professionals bring sunglasses for this purpose.</text:p>
          </table:table-cell>
          <table:table-cell table:formula="of:=IF([data.P11]&lt;&gt;&quot;&quot;;[data.P11];&quot;&quot;)">
            <text:p/>
          </table:table-cell>
          <table:table-cell table:formula="of:=IF([data.Q11]&lt;&gt;&quot;&quot;;[data.Q11];&quot;&quot;)">
            <text:p/>
          </table:table-cell>
          <table:table-cell table:formula="of:=IF([data.R11]&lt;&gt;&quot;&quot;;[data.R11];&quot;&quot;)">
            <text:p/>
          </table:table-cell>
          <table:table-cell table:formula="of:=IF([data.S11]&lt;&gt;&quot;&quot;;[data.S11];&quot;&quot;)">
            <text:p/>
          </table:table-cell>
          <table:table-cell table:formula="of:=IF([data.T11]&lt;&gt;&quot;&quot;;[data.T11];&quot;&quot;)">
            <text:p/>
          </table:table-cell>
          <table:table-cell table:formula="of:=IF([data.U11]&lt;&gt;&quot;&quot;;[data.U11];&quot;&quot;)">
            <text:p/>
          </table:table-cell>
          <table:table-cell table:formula="of:=IF([data.V11]&lt;&gt;&quot;&quot;;[data.V11];&quot;&quot;)" office:value-type="string" office:string-value="South Side, Components, North Side Sunning">
            <text:p>South Side, Components, North Side Sunning</text:p>
          </table:table-cell>
          <table:table-cell table:formula="of:=IF([data.W11]&lt;&gt;&quot;&quot;;[data.W11];&quot;&quot;)" office:value-type="string" office:string-value="South some components and little stalls, North Sunning">
            <text:p>South some components and little stalls, North Sunning</text:p>
          </table:table-cell>
          <table:table-cell table:formula="of:=IF([data.X11]&lt;&gt;&quot;&quot;;[data.X11];&quot;&quot;)" office:value-type="string" office:string-value="Consumer Electronics">
            <text:p>Consumer Electronics</text:p>
          </table:table-cell>
          <table:table-cell table:formula="of:=IF([data.Y11]&lt;&gt;&quot;&quot;;[data.Y11];&quot;&quot;)" office:value-type="string" office:string-value="Consumer Electronics (bit less professional than 3)">
            <text:p>Consumer Electronics (bit less professional than 3)</text:p>
          </table:table-cell>
          <table:table-cell table:formula="of:=IF([data.Z11]&lt;&gt;&quot;&quot;;[data.Z11];&quot;&quot;)" office:value-type="string" office:string-value="Consumer Computers, South side some stalls, one section cleared out, some LEDs">
            <text:p>Consumer Computers, South side some stalls, one section cleared out, some LEDs</text:p>
          </table:table-cell>
          <table:table-cell table:formula="of:=IF([data.AA11]&lt;&gt;&quot;&quot;;[data.AA11];&quot;&quot;)" office:value-type="string" office:string-value="LEDs (mostly bulbs and high power)">
            <text:p>LEDs (mostly bulbs and high power)</text:p>
          </table:table-cell>
          <table:table-cell table:formula="of:=IF([data.AB11]&lt;&gt;&quot;&quot;;[data.AB11];&quot;&quot;)">
            <text:p/>
          </table:table-cell>
          <table:table-cell table:formula="of:=IF([data.AC11]&lt;&gt;&quot;&quot;;[data.AC11];&quot;&quot;)">
            <text:p/>
          </table:table-cell>
          <table:table-cell table:formula="of:=IF([data.AD11]&lt;&gt;&quot;&quot;;[data.AD11];&quot;&quot;)">
            <text:p/>
          </table:table-cell>
          <table:table-cell table:formula="of:=IF([data.AE11]&lt;&gt;&quot;&quot;;[data.AE11];&quot;&quot;)">
            <text:p/>
          </table:table-cell>
          <table:table-cell table:formula="of:=IF([data.AF11]&lt;&gt;&quot;&quot;;[data.AF11];&quot;&quot;)">
            <text:p/>
          </table:table-cell>
          <table:table-cell table:formula="of:=IF([data.AG11]&lt;&gt;&quot;&quot;;[data.AG11];&quot;&quot;)">
            <text:p/>
          </table:table-cell>
          <table:table-cell table:formula="of:=IF([data.AH11]&lt;&gt;&quot;&quot;;[data.AH11];&quot;&quot;)">
            <text:p/>
          </table:table-cell>
          <table:table-cell table:formula="of:=IF([data.AI11]&lt;&gt;&quot;&quot;;[data.AI11];&quot;&quot;)">
            <text:p/>
          </table:table-cell>
          <table:table-cell table:formula="of:=IF([data.AJ11]&lt;&gt;&quot;&quot;;[data.AJ11];&quot;&quot;)">
            <text:p/>
          </table:table-cell>
          <table:table-cell table:formula="of:=IF([data.AK11]&lt;&gt;&quot;&quot;;[data.AK11];&quot;&quot;)">
            <text:p/>
          </table:table-cell>
          <table:table-cell table:formula="of:=IF([data.AL11]&lt;&gt;&quot;&quot;;[data.AL11];&quot;&quot;)">
            <text:p/>
          </table:table-cell>
          <table:table-cell table:formula="of:=IF([data.AM11]&lt;&gt;&quot;&quot;;[data.AM11];&quot;&quot;)">
            <text:p/>
          </table:table-cell>
          <table:table-cell table:formula="of:=IF([data.AN11]&lt;&gt;&quot;&quot;;[data.AN11];&quot;&quot;)">
            <text:p/>
          </table:table-cell>
          <table:table-cell table:formula="of:=IF([data.AO11]&lt;&gt;&quot;&quot;;[data.AO11];&quot;&quot;)">
            <text:p/>
          </table:table-cell>
          <table:table-cell table:formula="of:=IF([data.AP11]&lt;&gt;&quot;&quot;;[data.AP11];&quot;&quot;)">
            <text:p/>
          </table:table-cell>
          <table:table-cell table:formula="of:=IF([data.AQ11]&lt;&gt;&quot;&quot;;[data.AQ11];&quot;&quot;)">
            <text:p/>
          </table:table-cell>
          <table:table-cell table:formula="of:=IF([data.AR11]&lt;&gt;&quot;&quot;;[data.AR11];&quot;&quot;)">
            <text:p/>
          </table:table-cell>
          <table:table-cell table:formula="of:=IF([data.AS11]&lt;&gt;&quot;&quot;;[data.AS11];&quot;&quot;)">
            <text:p/>
          </table:table-cell>
          <table:table-cell table:formula="of:=IF([data.AT11]&lt;&gt;&quot;&quot;;[data.AT11];&quot;&quot;)">
            <text:p/>
          </table:table-cell>
          <table:table-cell table:formula="of:=IF([data.AU11]&lt;&gt;&quot;&quot;;[data.AU11];&quot;&quot;)">
            <text:p/>
          </table:table-cell>
          <table:table-cell table:formula="of:=IF([data.AV11]&lt;&gt;&quot;&quot;;[data.AV11];&quot;&quot;)">
            <text:p/>
          </table:table-cell>
          <table:table-cell table:formula="of:=IF([data.AW11]&lt;&gt;&quot;&quot;;[data.AW11];&quot;&quot;)">
            <text:p/>
          </table:table-cell>
          <table:table-cell table:formula="of:=IF([data.AX11]&lt;&gt;&quot;&quot;;[data.AX11];&quot;&quot;)">
            <text:p/>
          </table:table-cell>
          <table:table-cell table:formula="of:=IF([data.AY11]&lt;&gt;&quot;&quot;;[data.AY11];&quot;&quot;)">
            <text:p/>
          </table:table-cell>
          <table:table-cell table:formula="of:=IF([data.AZ11]&lt;&gt;&quot;&quot;;[data.AZ11];&quot;&quot;)">
            <text:p/>
          </table:table-cell>
          <table:table-cell table:formula="of:=IF([data.BA11]&lt;&gt;&quot;&quot;;[data.BA11];&quot;&quot;)">
            <text:p/>
          </table:table-cell>
          <table:table-cell table:formula="of:=IF([data.BB11]&lt;&gt;&quot;&quot;;[data.BB11];&quot;&quot;)">
            <text:p/>
          </table:table-cell>
          <table:table-cell table:formula="of:=IF([data.BC11]&lt;&gt;&quot;&quot;;[data.BC11];&quot;&quot;)">
            <text:p/>
          </table:table-cell>
          <table:table-cell table:formula="of:=IF([data.BD11]&lt;&gt;&quot;&quot;;[data.BD11];&quot;&quot;)">
            <text:p/>
          </table:table-cell>
          <table:table-cell table:formula="of:=IF([data.BE11]&lt;&gt;&quot;&quot;;[data.BE11];&quot;&quot;)">
            <text:p/>
          </table:table-cell>
          <table:table-cell table:formula="of:=IF([data.BF11]&lt;&gt;&quot;&quot;;[data.BF11];&quot;&quot;)">
            <text:p/>
          </table:table-cell>
        </table:table-row>
        <table:table-row table:style-name="ro4">
          <table:table-cell table:formula="of:=IF([data.B12]&lt;&gt;&quot;&quot;;[data.B12];&quot;&quot;)" office:value-type="string" office:string-value="11">
            <text:p>11</text:p>
          </table:table-cell>
          <table:table-cell table:formula="of:=IF([data.C12]&lt;&gt;&quot;&quot;;[data.C12];&quot;&quot;)" office:value-type="float" office:value="19">
            <text:p>19</text:p>
          </table:table-cell>
          <table:table-cell table:formula="of:=IF([data.D12]&lt;&gt;&quot;&quot;;[data.D12];&quot;&quot;)" office:value-type="float" office:value="11">
            <text:p>11</text:p>
          </table:table-cell>
          <table:table-cell table:formula="of:=IF([data.E12]&lt;&gt;&quot;&quot;;[data.E12];&quot;&quot;)" office:value-type="string" office:string-value="Tai Ping Yang Security Equipments Market">
            <text:p>Tai Ping Yang Security Equipments Market</text:p>
          </table:table-cell>
          <table:table-cell table:formula="of:=IF([data.F12]&lt;&gt;&quot;&quot;;[data.F12];&quot;&quot;)">
            <text:p/>
          </table:table-cell>
          <table:table-cell table:formula="of:=IF([data.G12]&lt;&gt;&quot;&quot;;[data.G12];&quot;&quot;)">
            <text:p/>
          </table:table-cell>
          <table:table-cell table:formula="of:=IF([data.H12]&lt;&gt;&quot;&quot;;[data.H12];&quot;&quot;)" office:value-type="float" office:value="22.542568">
            <text:p>22.54</text:p>
          </table:table-cell>
          <table:table-cell table:formula="of:=IF([data.I12]&lt;&gt;&quot;&quot;;[data.I12];&quot;&quot;)" office:value-type="float" office:value="114.088182">
            <text:p>114.09</text:p>
          </table:table-cell>
          <table:table-cell table:formula="of:=IF([data.J12]&lt;&gt;&quot;&quot;;[data.J12];&quot;&quot;)" office:value-type="string" office:string-value="https://www.google.com/maps/search/Tai+Ping+Yang+/@22.5426874,114.0882952,20z">
            <text:p>https://www.google.com/maps/search/Tai+Ping+Yang+/@22.5426874,114.0882952,20z</text:p>
          </table:table-cell>
          <table:table-cell table:formula="of:=IF([data.K12]&lt;&gt;&quot;&quot;;[data.K12];&quot;&quot;)">
            <text:p/>
          </table:table-cell>
          <table:table-cell table:formula="of:=IF([data.L12]&lt;&gt;&quot;&quot;;[data.L12];&quot;&quot;)">
            <text:p/>
          </table:table-cell>
          <table:table-cell table:formula="of:=IF([data.M12]&lt;&gt;&quot;&quot;;[data.M12];&quot;&quot;)" office:value-type="string" office:string-value="https://oomlout.myshopify.com/admin/pages/15004209">
            <text:p>https://oomlout.myshopify.com/admin/pages/15004209</text:p>
          </table:table-cell>
          <table:table-cell table:formula="of:=IF([data.N12]&lt;&gt;&quot;&quot;;[data.N12];&quot;&quot;)">
            <text:p/>
          </table:table-cell>
          <table:table-cell table:formula="of:=IF([data.O12]&lt;&gt;&quot;&quot;;[data.O12];&quot;&quot;)" office:value-type="string" office:string-value="This building specializes in anything security related. CB radios, cameras (both overt and covert), IR flood lights and other gems of surveillance. If you're looking for more security themed items there is a smaller market as well (&lt;a href=&quot;http://oomlout.co.uk/pages/hqbs-huaqiangbeisystem-16&quot;&gt;HQBS-16&lt;/a&gt;(Huitong Security Products Harbour))">
            <text:p>This building specializes in anything security related. CB radios, cameras (both overt and covert), IR flood lights and other gems of surveillance. If you're looking for more security themed items there is a smaller market as well (&lt;a href="http://oomlout.co.uk/pages/hqbs-huaqiangbeisystem-16"&gt;HQBS-16&lt;/a&gt;(Huitong Security Products Harbour))</text:p>
          </table:table-cell>
          <table:table-cell table:formula="of:=IF([data.P12]&lt;&gt;&quot;&quot;;[data.P12];&quot;&quot;)">
            <text:p/>
          </table:table-cell>
          <table:table-cell table:formula="of:=IF([data.Q12]&lt;&gt;&quot;&quot;;[data.Q12];&quot;&quot;)">
            <text:p/>
          </table:table-cell>
          <table:table-cell table:formula="of:=IF([data.R12]&lt;&gt;&quot;&quot;;[data.R12];&quot;&quot;)">
            <text:p/>
          </table:table-cell>
          <table:table-cell table:formula="of:=IF([data.S12]&lt;&gt;&quot;&quot;;[data.S12];&quot;&quot;)">
            <text:p/>
          </table:table-cell>
          <table:table-cell table:formula="of:=IF([data.T12]&lt;&gt;&quot;&quot;;[data.T12];&quot;&quot;)">
            <text:p/>
          </table:table-cell>
          <table:table-cell table:formula="of:=IF([data.U12]&lt;&gt;&quot;&quot;;[data.U12];&quot;&quot;)">
            <text:p/>
          </table:table-cell>
          <table:table-cell table:formula="of:=IF([data.V12]&lt;&gt;&quot;&quot;;[data.V12];&quot;&quot;)" office:value-type="string" office:string-value="Radios, cameras, etc.">
            <text:p>Radios, cameras, etc.</text:p>
          </table:table-cell>
          <table:table-cell table:formula="of:=IF([data.W12]&lt;&gt;&quot;&quot;;[data.W12];&quot;&quot;)" office:value-type="string" office:string-value="Same less busy than previous floor">
            <text:p>Same less busy than previous floor</text:p>
          </table:table-cell>
          <table:table-cell table:formula="of:=IF([data.X12]&lt;&gt;&quot;&quot;;[data.X12];&quot;&quot;)" office:value-type="string" office:string-value="Same less busy than previous floor">
            <text:p>Same less busy than previous floor</text:p>
          </table:table-cell>
          <table:table-cell table:formula="of:=IF([data.Y12]&lt;&gt;&quot;&quot;;[data.Y12];&quot;&quot;)" office:value-type="string" office:string-value="Same less busy than previous floor">
            <text:p>Same less busy than previous floor</text:p>
          </table:table-cell>
          <table:table-cell table:formula="of:=IF([data.Z12]&lt;&gt;&quot;&quot;;[data.Z12];&quot;&quot;)" office:value-type="string" office:string-value="Same less busy than previous floor">
            <text:p>Same less busy than previous floor</text:p>
          </table:table-cell>
          <table:table-cell table:formula="of:=IF([data.AA12]&lt;&gt;&quot;&quot;;[data.AA12];&quot;&quot;)" office:value-type="string" office:string-value="Mostly Camera Casings">
            <text:p>Mostly Camera Casings</text:p>
          </table:table-cell>
          <table:table-cell table:formula="of:=IF([data.AB12]&lt;&gt;&quot;&quot;;[data.AB12];&quot;&quot;)">
            <text:p/>
          </table:table-cell>
          <table:table-cell table:formula="of:=IF([data.AC12]&lt;&gt;&quot;&quot;;[data.AC12];&quot;&quot;)">
            <text:p/>
          </table:table-cell>
          <table:table-cell table:formula="of:=IF([data.AD12]&lt;&gt;&quot;&quot;;[data.AD12];&quot;&quot;)">
            <text:p/>
          </table:table-cell>
          <table:table-cell table:formula="of:=IF([data.AE12]&lt;&gt;&quot;&quot;;[data.AE12];&quot;&quot;)">
            <text:p/>
          </table:table-cell>
          <table:table-cell table:formula="of:=IF([data.AF12]&lt;&gt;&quot;&quot;;[data.AF12];&quot;&quot;)">
            <text:p/>
          </table:table-cell>
          <table:table-cell table:formula="of:=IF([data.AG12]&lt;&gt;&quot;&quot;;[data.AG12];&quot;&quot;)">
            <text:p/>
          </table:table-cell>
          <table:table-cell table:formula="of:=IF([data.AH12]&lt;&gt;&quot;&quot;;[data.AH12];&quot;&quot;)">
            <text:p/>
          </table:table-cell>
          <table:table-cell table:formula="of:=IF([data.AI12]&lt;&gt;&quot;&quot;;[data.AI12];&quot;&quot;)">
            <text:p/>
          </table:table-cell>
          <table:table-cell table:formula="of:=IF([data.AJ12]&lt;&gt;&quot;&quot;;[data.AJ12];&quot;&quot;)">
            <text:p/>
          </table:table-cell>
          <table:table-cell table:formula="of:=IF([data.AK12]&lt;&gt;&quot;&quot;;[data.AK12];&quot;&quot;)">
            <text:p/>
          </table:table-cell>
          <table:table-cell table:formula="of:=IF([data.AL12]&lt;&gt;&quot;&quot;;[data.AL12];&quot;&quot;)">
            <text:p/>
          </table:table-cell>
          <table:table-cell table:formula="of:=IF([data.AM12]&lt;&gt;&quot;&quot;;[data.AM12];&quot;&quot;)">
            <text:p/>
          </table:table-cell>
          <table:table-cell table:formula="of:=IF([data.AN12]&lt;&gt;&quot;&quot;;[data.AN12];&quot;&quot;)">
            <text:p/>
          </table:table-cell>
          <table:table-cell table:formula="of:=IF([data.AO12]&lt;&gt;&quot;&quot;;[data.AO12];&quot;&quot;)">
            <text:p/>
          </table:table-cell>
          <table:table-cell table:formula="of:=IF([data.AP12]&lt;&gt;&quot;&quot;;[data.AP12];&quot;&quot;)">
            <text:p/>
          </table:table-cell>
          <table:table-cell table:formula="of:=IF([data.AQ12]&lt;&gt;&quot;&quot;;[data.AQ12];&quot;&quot;)">
            <text:p/>
          </table:table-cell>
          <table:table-cell table:formula="of:=IF([data.AR12]&lt;&gt;&quot;&quot;;[data.AR12];&quot;&quot;)">
            <text:p/>
          </table:table-cell>
          <table:table-cell table:formula="of:=IF([data.AS12]&lt;&gt;&quot;&quot;;[data.AS12];&quot;&quot;)">
            <text:p/>
          </table:table-cell>
          <table:table-cell table:formula="of:=IF([data.AT12]&lt;&gt;&quot;&quot;;[data.AT12];&quot;&quot;)">
            <text:p/>
          </table:table-cell>
          <table:table-cell table:formula="of:=IF([data.AU12]&lt;&gt;&quot;&quot;;[data.AU12];&quot;&quot;)">
            <text:p/>
          </table:table-cell>
          <table:table-cell table:formula="of:=IF([data.AV12]&lt;&gt;&quot;&quot;;[data.AV12];&quot;&quot;)">
            <text:p/>
          </table:table-cell>
          <table:table-cell table:formula="of:=IF([data.AW12]&lt;&gt;&quot;&quot;;[data.AW12];&quot;&quot;)">
            <text:p/>
          </table:table-cell>
          <table:table-cell table:formula="of:=IF([data.AX12]&lt;&gt;&quot;&quot;;[data.AX12];&quot;&quot;)">
            <text:p/>
          </table:table-cell>
          <table:table-cell table:formula="of:=IF([data.AY12]&lt;&gt;&quot;&quot;;[data.AY12];&quot;&quot;)">
            <text:p/>
          </table:table-cell>
          <table:table-cell table:formula="of:=IF([data.AZ12]&lt;&gt;&quot;&quot;;[data.AZ12];&quot;&quot;)">
            <text:p/>
          </table:table-cell>
          <table:table-cell table:formula="of:=IF([data.BA12]&lt;&gt;&quot;&quot;;[data.BA12];&quot;&quot;)">
            <text:p/>
          </table:table-cell>
          <table:table-cell table:formula="of:=IF([data.BB12]&lt;&gt;&quot;&quot;;[data.BB12];&quot;&quot;)">
            <text:p/>
          </table:table-cell>
          <table:table-cell table:formula="of:=IF([data.BC12]&lt;&gt;&quot;&quot;;[data.BC12];&quot;&quot;)">
            <text:p/>
          </table:table-cell>
          <table:table-cell table:formula="of:=IF([data.BD12]&lt;&gt;&quot;&quot;;[data.BD12];&quot;&quot;)">
            <text:p/>
          </table:table-cell>
          <table:table-cell table:formula="of:=IF([data.BE12]&lt;&gt;&quot;&quot;;[data.BE12];&quot;&quot;)">
            <text:p/>
          </table:table-cell>
          <table:table-cell table:formula="of:=IF([data.BF12]&lt;&gt;&quot;&quot;;[data.BF12];&quot;&quot;)">
            <text:p/>
          </table:table-cell>
        </table:table-row>
        <table:table-row table:style-name="ro4">
          <table:table-cell table:formula="of:=IF([data.B13]&lt;&gt;&quot;&quot;;[data.B13];&quot;&quot;)" office:value-type="string" office:string-value="12">
            <text:p>12</text:p>
          </table:table-cell>
          <table:table-cell table:formula="of:=IF([data.C13]&lt;&gt;&quot;&quot;;[data.C13];&quot;&quot;)" office:value-type="float" office:value="23">
            <text:p>23</text:p>
          </table:table-cell>
          <table:table-cell table:formula="of:=IF([data.D13]&lt;&gt;&quot;&quot;;[data.D13];&quot;&quot;)" office:value-type="float" office:value="2">
            <text:p>2</text:p>
          </table:table-cell>
          <table:table-cell table:formula="of:=IF([data.E13]&lt;&gt;&quot;&quot;;[data.E13];&quot;&quot;)" office:value-type="string" office:string-value="Golcunda Cyber Plaza">
            <text:p>Golcunda Cyber Plaza</text:p>
          </table:table-cell>
          <table:table-cell table:formula="of:=IF([data.F13]&lt;&gt;&quot;&quot;;[data.F13];&quot;&quot;)">
            <text:p/>
          </table:table-cell>
          <table:table-cell table:formula="of:=IF([data.G13]&lt;&gt;&quot;&quot;;[data.G13];&quot;&quot;)">
            <text:p/>
          </table:table-cell>
          <table:table-cell table:formula="of:=IF([data.H13]&lt;&gt;&quot;&quot;;[data.H13];&quot;&quot;)" office:value-type="float" office:value="22.542625">
            <text:p>22.54</text:p>
          </table:table-cell>
          <table:table-cell table:formula="of:=IF([data.I13]&lt;&gt;&quot;&quot;;[data.I13];&quot;&quot;)" office:value-type="float" office:value="114.088823">
            <text:p>114.09</text:p>
          </table:table-cell>
          <table:table-cell table:formula="of:=IF([data.J13]&lt;&gt;&quot;&quot;;[data.J13];&quot;&quot;)" office:value-type="string" office:string-value="https://www.google.com/maps/place/1+Hua+Fa+Bei+Lu/@22.542996,114.088969,19z/data=!3m1!4b1!4m2!3m1!1s0x3403f43668224c23:0x2eb815d90da16a9">
            <text:p>https://www.google.com/maps/place/1+Hua+Fa+Bei+Lu/@22.542996,114.088969,19z/data=!3m1!4b1!4m2!3m1!1s0x3403f43668224c23:0x2eb815d90da16a9</text:p>
          </table:table-cell>
          <table:table-cell table:formula="of:=IF([data.K13]&lt;&gt;&quot;&quot;;[data.K13];&quot;&quot;)">
            <text:p/>
          </table:table-cell>
          <table:table-cell table:formula="of:=IF([data.L13]&lt;&gt;&quot;&quot;;[data.L13];&quot;&quot;)">
            <text:p/>
          </table:table-cell>
          <table:table-cell table:formula="of:=IF([data.M13]&lt;&gt;&quot;&quot;;[data.M13];&quot;&quot;)" office:value-type="string" office:string-value="https://oomlout.myshopify.com/admin/pages/15004213">
            <text:p>https://oomlout.myshopify.com/admin/pages/15004213</text:p>
          </table:table-cell>
          <table:table-cell table:formula="of:=IF([data.N13]&lt;&gt;&quot;&quot;;[data.N13];&quot;&quot;)">
            <text:p/>
          </table:table-cell>
          <table:table-cell table:formula="of:=IF([data.O13]&lt;&gt;&quot;&quot;;[data.O13];&quot;&quot;)" office:value-type="string" office:string-value="This building specialises in cell phone accessories, cases, pluggies, and USB cables. While not of huge interest to those visiting Shenzhen for electronics, it is a fascinating building where trends can be spotted. If you have a popular cell phone, any number of monstrosities/marvels can be procured to bling it up. (Similar to (&lt;a href=&quot;http://oomlout.co.uk/pages/hqbs-huaqiangbeisystem-10&quot;&gt;HQBS-10&lt;/a&gt;(Long Sheng Accessory Market))">
            <text:p>This building specialises in cell phone accessories, cases, pluggies, and USB cables. While not of huge interest to those visiting Shenzhen for electronics, it is a fascinating building where trends can be spotted. If you have a popular cell phone, any number of monstrosities/marvels can be procured to bling it up. (Similar to (&lt;a href="http://oomlout.co.uk/pages/hqbs-huaqiangbeisystem-10"&gt;HQBS-10&lt;/a&gt;(Long Sheng Accessory Market))</text:p>
          </table:table-cell>
          <table:table-cell table:formula="of:=IF([data.P13]&lt;&gt;&quot;&quot;;[data.P13];&quot;&quot;)">
            <text:p/>
          </table:table-cell>
          <table:table-cell table:formula="of:=IF([data.Q13]&lt;&gt;&quot;&quot;;[data.Q13];&quot;&quot;)">
            <text:p/>
          </table:table-cell>
          <table:table-cell table:formula="of:=IF([data.R13]&lt;&gt;&quot;&quot;;[data.R13];&quot;&quot;)">
            <text:p/>
          </table:table-cell>
          <table:table-cell table:formula="of:=IF([data.S13]&lt;&gt;&quot;&quot;;[data.S13];&quot;&quot;)">
            <text:p/>
          </table:table-cell>
          <table:table-cell table:formula="of:=IF([data.T13]&lt;&gt;&quot;&quot;;[data.T13];&quot;&quot;)">
            <text:p/>
          </table:table-cell>
          <table:table-cell table:formula="of:=IF([data.U13]&lt;&gt;&quot;&quot;;[data.U13];&quot;&quot;)">
            <text:p/>
          </table:table-cell>
          <table:table-cell table:formula="of:=IF([data.V13]&lt;&gt;&quot;&quot;;[data.V13];&quot;&quot;)" office:value-type="string" office:string-value="Cell phone accessories">
            <text:p>Cell phone accessories</text:p>
          </table:table-cell>
          <table:table-cell table:formula="of:=IF([data.W13]&lt;&gt;&quot;&quot;;[data.W13];&quot;&quot;)" office:value-type="string" office:string-value="Mostly mobile cases">
            <text:p>Mostly mobile cases</text:p>
          </table:table-cell>
          <table:table-cell table:formula="of:=IF([data.X13]&lt;&gt;&quot;&quot;;[data.X13];&quot;&quot;)" office:value-type="string" office:string-value="General accessories for phones, section of label printer for hire">
            <text:p>General accessories for phones, section of label printer for hire</text:p>
          </table:table-cell>
          <table:table-cell table:formula="of:=IF([data.Y13]&lt;&gt;&quot;&quot;;[data.Y13];&quot;&quot;)" office:value-type="string" office:string-value="Bigger volume accessories and offices">
            <text:p>Bigger volume accessories and offices</text:p>
          </table:table-cell>
          <table:table-cell table:formula="of:=IF([data.Z13]&lt;&gt;&quot;&quot;;[data.Z13];&quot;&quot;)" office:value-type="string" office:string-value="Mostly closed">
            <text:p>Mostly closed</text:p>
          </table:table-cell>
          <table:table-cell table:formula="of:=IF([data.AA13]&lt;&gt;&quot;&quot;;[data.AA13];&quot;&quot;)">
            <text:p/>
          </table:table-cell>
          <table:table-cell table:formula="of:=IF([data.AB13]&lt;&gt;&quot;&quot;;[data.AB13];&quot;&quot;)">
            <text:p/>
          </table:table-cell>
          <table:table-cell table:formula="of:=IF([data.AC13]&lt;&gt;&quot;&quot;;[data.AC13];&quot;&quot;)">
            <text:p/>
          </table:table-cell>
          <table:table-cell table:formula="of:=IF([data.AD13]&lt;&gt;&quot;&quot;;[data.AD13];&quot;&quot;)">
            <text:p/>
          </table:table-cell>
          <table:table-cell table:formula="of:=IF([data.AE13]&lt;&gt;&quot;&quot;;[data.AE13];&quot;&quot;)">
            <text:p/>
          </table:table-cell>
          <table:table-cell table:formula="of:=IF([data.AF13]&lt;&gt;&quot;&quot;;[data.AF13];&quot;&quot;)">
            <text:p/>
          </table:table-cell>
          <table:table-cell table:formula="of:=IF([data.AG13]&lt;&gt;&quot;&quot;;[data.AG13];&quot;&quot;)">
            <text:p/>
          </table:table-cell>
          <table:table-cell table:formula="of:=IF([data.AH13]&lt;&gt;&quot;&quot;;[data.AH13];&quot;&quot;)">
            <text:p/>
          </table:table-cell>
          <table:table-cell table:formula="of:=IF([data.AI13]&lt;&gt;&quot;&quot;;[data.AI13];&quot;&quot;)">
            <text:p/>
          </table:table-cell>
          <table:table-cell table:formula="of:=IF([data.AJ13]&lt;&gt;&quot;&quot;;[data.AJ13];&quot;&quot;)">
            <text:p/>
          </table:table-cell>
          <table:table-cell table:formula="of:=IF([data.AK13]&lt;&gt;&quot;&quot;;[data.AK13];&quot;&quot;)">
            <text:p/>
          </table:table-cell>
          <table:table-cell table:formula="of:=IF([data.AL13]&lt;&gt;&quot;&quot;;[data.AL13];&quot;&quot;)">
            <text:p/>
          </table:table-cell>
          <table:table-cell table:formula="of:=IF([data.AM13]&lt;&gt;&quot;&quot;;[data.AM13];&quot;&quot;)">
            <text:p/>
          </table:table-cell>
          <table:table-cell table:formula="of:=IF([data.AN13]&lt;&gt;&quot;&quot;;[data.AN13];&quot;&quot;)">
            <text:p/>
          </table:table-cell>
          <table:table-cell table:formula="of:=IF([data.AO13]&lt;&gt;&quot;&quot;;[data.AO13];&quot;&quot;)">
            <text:p/>
          </table:table-cell>
          <table:table-cell table:formula="of:=IF([data.AP13]&lt;&gt;&quot;&quot;;[data.AP13];&quot;&quot;)">
            <text:p/>
          </table:table-cell>
          <table:table-cell table:formula="of:=IF([data.AQ13]&lt;&gt;&quot;&quot;;[data.AQ13];&quot;&quot;)">
            <text:p/>
          </table:table-cell>
          <table:table-cell table:formula="of:=IF([data.AR13]&lt;&gt;&quot;&quot;;[data.AR13];&quot;&quot;)">
            <text:p/>
          </table:table-cell>
          <table:table-cell table:formula="of:=IF([data.AS13]&lt;&gt;&quot;&quot;;[data.AS13];&quot;&quot;)">
            <text:p/>
          </table:table-cell>
          <table:table-cell table:formula="of:=IF([data.AT13]&lt;&gt;&quot;&quot;;[data.AT13];&quot;&quot;)">
            <text:p/>
          </table:table-cell>
          <table:table-cell table:formula="of:=IF([data.AU13]&lt;&gt;&quot;&quot;;[data.AU13];&quot;&quot;)">
            <text:p/>
          </table:table-cell>
          <table:table-cell table:formula="of:=IF([data.AV13]&lt;&gt;&quot;&quot;;[data.AV13];&quot;&quot;)">
            <text:p/>
          </table:table-cell>
          <table:table-cell table:formula="of:=IF([data.AW13]&lt;&gt;&quot;&quot;;[data.AW13];&quot;&quot;)">
            <text:p/>
          </table:table-cell>
          <table:table-cell table:formula="of:=IF([data.AX13]&lt;&gt;&quot;&quot;;[data.AX13];&quot;&quot;)">
            <text:p/>
          </table:table-cell>
          <table:table-cell table:formula="of:=IF([data.AY13]&lt;&gt;&quot;&quot;;[data.AY13];&quot;&quot;)">
            <text:p/>
          </table:table-cell>
          <table:table-cell table:formula="of:=IF([data.AZ13]&lt;&gt;&quot;&quot;;[data.AZ13];&quot;&quot;)">
            <text:p/>
          </table:table-cell>
          <table:table-cell table:formula="of:=IF([data.BA13]&lt;&gt;&quot;&quot;;[data.BA13];&quot;&quot;)">
            <text:p/>
          </table:table-cell>
          <table:table-cell table:formula="of:=IF([data.BB13]&lt;&gt;&quot;&quot;;[data.BB13];&quot;&quot;)">
            <text:p/>
          </table:table-cell>
          <table:table-cell table:formula="of:=IF([data.BC13]&lt;&gt;&quot;&quot;;[data.BC13];&quot;&quot;)">
            <text:p/>
          </table:table-cell>
          <table:table-cell table:formula="of:=IF([data.BD13]&lt;&gt;&quot;&quot;;[data.BD13];&quot;&quot;)">
            <text:p/>
          </table:table-cell>
          <table:table-cell table:formula="of:=IF([data.BE13]&lt;&gt;&quot;&quot;;[data.BE13];&quot;&quot;)">
            <text:p/>
          </table:table-cell>
          <table:table-cell table:formula="of:=IF([data.BF13]&lt;&gt;&quot;&quot;;[data.BF13];&quot;&quot;)">
            <text:p/>
          </table:table-cell>
        </table:table-row>
        <table:table-row table:style-name="ro4">
          <table:table-cell table:formula="of:=IF([data.B14]&lt;&gt;&quot;&quot;;[data.B14];&quot;&quot;)" office:value-type="string" office:string-value="13">
            <text:p>13</text:p>
          </table:table-cell>
          <table:table-cell table:formula="of:=IF([data.C14]&lt;&gt;&quot;&quot;;[data.C14];&quot;&quot;)" office:value-type="float" office:value="22">
            <text:p>22</text:p>
          </table:table-cell>
          <table:table-cell table:formula="of:=IF([data.D14]&lt;&gt;&quot;&quot;;[data.D14];&quot;&quot;)" office:value-type="float" office:value="10">
            <text:p>10</text:p>
          </table:table-cell>
          <table:table-cell table:formula="of:=IF([data.E14]&lt;&gt;&quot;&quot;;[data.E14];&quot;&quot;)" office:value-type="string" office:string-value="Long Sheng Accessory Market">
            <text:p>Long Sheng Accessory Market</text:p>
          </table:table-cell>
          <table:table-cell table:formula="of:=IF([data.F14]&lt;&gt;&quot;&quot;;[data.F14];&quot;&quot;)">
            <text:p/>
          </table:table-cell>
          <table:table-cell table:formula="of:=IF([data.G14]&lt;&gt;&quot;&quot;;[data.G14];&quot;&quot;)">
            <text:p/>
          </table:table-cell>
          <table:table-cell table:formula="of:=IF([data.H14]&lt;&gt;&quot;&quot;;[data.H14];&quot;&quot;)" office:value-type="float" office:value="22.543438">
            <text:p>22.54</text:p>
          </table:table-cell>
          <table:table-cell table:formula="of:=IF([data.I14]&lt;&gt;&quot;&quot;;[data.I14];&quot;&quot;)" office:value-type="float" office:value="114.088833">
            <text:p>114.09</text:p>
          </table:table-cell>
          <table:table-cell table:formula="of:=IF([data.J14]&lt;&gt;&quot;&quot;;[data.J14];&quot;&quot;)" office:value-type="string" office:string-value="https://www.google.com/maps/place/5+Hua+Fa+Bei+Lu/@22.543509,114.089038,19z/data=!3m1!4b1!4m2!3m1!1s0x3403f4366ac05ed9:0xa0fa4a243cd94d1">
            <text:p>https://www.google.com/maps/place/5+Hua+Fa+Bei+Lu/@22.543509,114.089038,19z/data=!3m1!4b1!4m2!3m1!1s0x3403f4366ac05ed9:0xa0fa4a243cd94d1</text:p>
          </table:table-cell>
          <table:table-cell table:formula="of:=IF([data.K14]&lt;&gt;&quot;&quot;;[data.K14];&quot;&quot;)">
            <text:p/>
          </table:table-cell>
          <table:table-cell table:formula="of:=IF([data.L14]&lt;&gt;&quot;&quot;;[data.L14];&quot;&quot;)">
            <text:p/>
          </table:table-cell>
          <table:table-cell table:formula="of:=IF([data.M14]&lt;&gt;&quot;&quot;;[data.M14];&quot;&quot;)" office:value-type="string" office:string-value="https://oomlout.myshopify.com/admin/pages/15004221">
            <text:p>https://oomlout.myshopify.com/admin/pages/15004221</text:p>
          </table:table-cell>
          <table:table-cell table:formula="of:=IF([data.N14]&lt;&gt;&quot;&quot;;[data.N14];&quot;&quot;)">
            <text:p/>
          </table:table-cell>
          <table:table-cell table:formula="of:=IF([data.O14]&lt;&gt;&quot;&quot;;[data.O14];&quot;&quot;)" office:value-type="string" office:string-value="This building specialises in cell phone accessories, cases, pluggies, and USB cables. While not of huge interest to those in Shenzhen for electronics, it is a fascinating building where trends can be spotted. If you have a popular cell phone, any number of monstrosities/marvels can be procured to bling it up. (Similar to (&lt;a href=&quot;http://oomlout.co.uk/pages/hqbs-huaqiangbeisystem-09&quot;&gt;HQBS-09&lt;/a&gt;(Golcunda Cyber Plaza))">
            <text:p>This building specialises in cell phone accessories, cases, pluggies, and USB cables. While not of huge interest to those in Shenzhen for electronics, it is a fascinating building where trends can be spotted. If you have a popular cell phone, any number of monstrosities/marvels can be procured to bling it up. (Similar to (&lt;a href="http://oomlout.co.uk/pages/hqbs-huaqiangbeisystem-09"&gt;HQBS-09&lt;/a&gt;(Golcunda Cyber Plaza))</text:p>
          </table:table-cell>
          <table:table-cell table:formula="of:=IF([data.P14]&lt;&gt;&quot;&quot;;[data.P14];&quot;&quot;)">
            <text:p/>
          </table:table-cell>
          <table:table-cell table:formula="of:=IF([data.Q14]&lt;&gt;&quot;&quot;;[data.Q14];&quot;&quot;)">
            <text:p/>
          </table:table-cell>
          <table:table-cell table:formula="of:=IF([data.R14]&lt;&gt;&quot;&quot;;[data.R14];&quot;&quot;)">
            <text:p/>
          </table:table-cell>
          <table:table-cell table:formula="of:=IF([data.S14]&lt;&gt;&quot;&quot;;[data.S14];&quot;&quot;)">
            <text:p/>
          </table:table-cell>
          <table:table-cell table:formula="of:=IF([data.T14]&lt;&gt;&quot;&quot;;[data.T14];&quot;&quot;)">
            <text:p/>
          </table:table-cell>
          <table:table-cell table:formula="of:=IF([data.U14]&lt;&gt;&quot;&quot;;[data.U14];&quot;&quot;)">
            <text:p/>
          </table:table-cell>
          <table:table-cell table:formula="of:=IF([data.V14]&lt;&gt;&quot;&quot;;[data.V14];&quot;&quot;)" office:value-type="string" office:string-value="Pluggies, cases, little shops, quite professional">
            <text:p>Pluggies, cases, little shops, quite professional</text:p>
          </table:table-cell>
          <table:table-cell table:formula="of:=IF([data.W14]&lt;&gt;&quot;&quot;;[data.W14];&quot;&quot;)" office:value-type="string" office:string-value="Mobiles cases more for larger orders">
            <text:p>Mobiles cases more for larger orders</text:p>
          </table:table-cell>
          <table:table-cell table:formula="of:=IF([data.X14]&lt;&gt;&quot;&quot;;[data.X14];&quot;&quot;)" office:value-type="string" office:string-value="Mobiles cases more for larger orders">
            <text:p>Mobiles cases more for larger orders</text:p>
          </table:table-cell>
          <table:table-cell table:formula="of:=IF([data.Y14]&lt;&gt;&quot;&quot;;[data.Y14];&quot;&quot;)" office:value-type="string" office:string-value="Mobiles cases more for larger orders">
            <text:p>Mobiles cases more for larger orders</text:p>
          </table:table-cell>
          <table:table-cell table:formula="of:=IF([data.Z14]&lt;&gt;&quot;&quot;;[data.Z14];&quot;&quot;)" office:value-type="string" office:string-value="Case stalls as well as some offices">
            <text:p>Case stalls as well as some offices</text:p>
          </table:table-cell>
          <table:table-cell table:formula="of:=IF([data.AA14]&lt;&gt;&quot;&quot;;[data.AA14];&quot;&quot;)" office:value-type="string" office:string-value="Company display rooms (cell phone cases)">
            <text:p>Company display rooms (cell phone cases)</text:p>
          </table:table-cell>
          <table:table-cell table:formula="of:=IF([data.AB14]&lt;&gt;&quot;&quot;;[data.AB14];&quot;&quot;)">
            <text:p/>
          </table:table-cell>
          <table:table-cell table:formula="of:=IF([data.AC14]&lt;&gt;&quot;&quot;;[data.AC14];&quot;&quot;)">
            <text:p/>
          </table:table-cell>
          <table:table-cell table:formula="of:=IF([data.AD14]&lt;&gt;&quot;&quot;;[data.AD14];&quot;&quot;)">
            <text:p/>
          </table:table-cell>
          <table:table-cell table:formula="of:=IF([data.AE14]&lt;&gt;&quot;&quot;;[data.AE14];&quot;&quot;)">
            <text:p/>
          </table:table-cell>
          <table:table-cell table:formula="of:=IF([data.AF14]&lt;&gt;&quot;&quot;;[data.AF14];&quot;&quot;)">
            <text:p/>
          </table:table-cell>
          <table:table-cell table:formula="of:=IF([data.AG14]&lt;&gt;&quot;&quot;;[data.AG14];&quot;&quot;)">
            <text:p/>
          </table:table-cell>
          <table:table-cell table:formula="of:=IF([data.AH14]&lt;&gt;&quot;&quot;;[data.AH14];&quot;&quot;)">
            <text:p/>
          </table:table-cell>
          <table:table-cell table:formula="of:=IF([data.AI14]&lt;&gt;&quot;&quot;;[data.AI14];&quot;&quot;)">
            <text:p/>
          </table:table-cell>
          <table:table-cell table:formula="of:=IF([data.AJ14]&lt;&gt;&quot;&quot;;[data.AJ14];&quot;&quot;)">
            <text:p/>
          </table:table-cell>
          <table:table-cell table:formula="of:=IF([data.AK14]&lt;&gt;&quot;&quot;;[data.AK14];&quot;&quot;)">
            <text:p/>
          </table:table-cell>
          <table:table-cell table:formula="of:=IF([data.AL14]&lt;&gt;&quot;&quot;;[data.AL14];&quot;&quot;)">
            <text:p/>
          </table:table-cell>
          <table:table-cell table:formula="of:=IF([data.AM14]&lt;&gt;&quot;&quot;;[data.AM14];&quot;&quot;)">
            <text:p/>
          </table:table-cell>
          <table:table-cell table:formula="of:=IF([data.AN14]&lt;&gt;&quot;&quot;;[data.AN14];&quot;&quot;)">
            <text:p/>
          </table:table-cell>
          <table:table-cell table:formula="of:=IF([data.AO14]&lt;&gt;&quot;&quot;;[data.AO14];&quot;&quot;)">
            <text:p/>
          </table:table-cell>
          <table:table-cell table:formula="of:=IF([data.AP14]&lt;&gt;&quot;&quot;;[data.AP14];&quot;&quot;)">
            <text:p/>
          </table:table-cell>
          <table:table-cell table:formula="of:=IF([data.AQ14]&lt;&gt;&quot;&quot;;[data.AQ14];&quot;&quot;)">
            <text:p/>
          </table:table-cell>
          <table:table-cell table:formula="of:=IF([data.AR14]&lt;&gt;&quot;&quot;;[data.AR14];&quot;&quot;)">
            <text:p/>
          </table:table-cell>
          <table:table-cell table:formula="of:=IF([data.AS14]&lt;&gt;&quot;&quot;;[data.AS14];&quot;&quot;)">
            <text:p/>
          </table:table-cell>
          <table:table-cell table:formula="of:=IF([data.AT14]&lt;&gt;&quot;&quot;;[data.AT14];&quot;&quot;)">
            <text:p/>
          </table:table-cell>
          <table:table-cell table:formula="of:=IF([data.AU14]&lt;&gt;&quot;&quot;;[data.AU14];&quot;&quot;)">
            <text:p/>
          </table:table-cell>
          <table:table-cell table:formula="of:=IF([data.AV14]&lt;&gt;&quot;&quot;;[data.AV14];&quot;&quot;)">
            <text:p/>
          </table:table-cell>
          <table:table-cell table:formula="of:=IF([data.AW14]&lt;&gt;&quot;&quot;;[data.AW14];&quot;&quot;)">
            <text:p/>
          </table:table-cell>
          <table:table-cell table:formula="of:=IF([data.AX14]&lt;&gt;&quot;&quot;;[data.AX14];&quot;&quot;)">
            <text:p/>
          </table:table-cell>
          <table:table-cell table:formula="of:=IF([data.AY14]&lt;&gt;&quot;&quot;;[data.AY14];&quot;&quot;)">
            <text:p/>
          </table:table-cell>
          <table:table-cell table:formula="of:=IF([data.AZ14]&lt;&gt;&quot;&quot;;[data.AZ14];&quot;&quot;)">
            <text:p/>
          </table:table-cell>
          <table:table-cell table:formula="of:=IF([data.BA14]&lt;&gt;&quot;&quot;;[data.BA14];&quot;&quot;)">
            <text:p/>
          </table:table-cell>
          <table:table-cell table:formula="of:=IF([data.BB14]&lt;&gt;&quot;&quot;;[data.BB14];&quot;&quot;)">
            <text:p/>
          </table:table-cell>
          <table:table-cell table:formula="of:=IF([data.BC14]&lt;&gt;&quot;&quot;;[data.BC14];&quot;&quot;)">
            <text:p/>
          </table:table-cell>
          <table:table-cell table:formula="of:=IF([data.BD14]&lt;&gt;&quot;&quot;;[data.BD14];&quot;&quot;)">
            <text:p/>
          </table:table-cell>
          <table:table-cell table:formula="of:=IF([data.BE14]&lt;&gt;&quot;&quot;;[data.BE14];&quot;&quot;)">
            <text:p/>
          </table:table-cell>
          <table:table-cell table:formula="of:=IF([data.BF14]&lt;&gt;&quot;&quot;;[data.BF14];&quot;&quot;)">
            <text:p/>
          </table:table-cell>
        </table:table-row>
        <table:table-row table:style-name="ro4">
          <table:table-cell table:formula="of:=IF([data.B15]&lt;&gt;&quot;&quot;;[data.B15];&quot;&quot;)" office:value-type="string" office:string-value="14">
            <text:p>14</text:p>
          </table:table-cell>
          <table:table-cell table:formula="of:=IF([data.C15]&lt;&gt;&quot;&quot;;[data.C15];&quot;&quot;)" office:value-type="float" office:value="21">
            <text:p>21</text:p>
          </table:table-cell>
          <table:table-cell table:formula="of:=IF([data.D15]&lt;&gt;&quot;&quot;;[data.D15];&quot;&quot;)" office:value-type="float" office:value="15">
            <text:p>15</text:p>
          </table:table-cell>
          <table:table-cell table:formula="of:=IF([data.E15]&lt;&gt;&quot;&quot;;[data.E15];&quot;&quot;)" office:value-type="string" office:string-value="Foreign Trade Wholesale Centre">
            <text:p>Foreign Trade Wholesale Centre</text:p>
          </table:table-cell>
          <table:table-cell table:formula="of:=IF([data.F15]&lt;&gt;&quot;&quot;;[data.F15];&quot;&quot;)">
            <text:p/>
          </table:table-cell>
          <table:table-cell table:formula="of:=IF([data.G15]&lt;&gt;&quot;&quot;;[data.G15];&quot;&quot;)">
            <text:p/>
          </table:table-cell>
          <table:table-cell table:formula="of:=IF([data.H15]&lt;&gt;&quot;&quot;;[data.H15];&quot;&quot;)" office:value-type="float" office:value="22.54209">
            <text:p>22.54</text:p>
          </table:table-cell>
          <table:table-cell table:formula="of:=IF([data.I15]&lt;&gt;&quot;&quot;;[data.I15];&quot;&quot;)" office:value-type="float" office:value="114.088216">
            <text:p>114.09</text:p>
          </table:table-cell>
          <table:table-cell table:formula="of:=IF([data.J15]&lt;&gt;&quot;&quot;;[data.J15];&quot;&quot;)" office:value-type="string" office:string-value="https://www.google.com/maps/place/International+Dianzicheng+Foreign+Trade+Wholesale+Market/@22.5419723,114.0880402,19z/data=!3m1!4b1!4m2!3m1!1s0x3403f436fa240729:0x25fedb41c39ba61a">
            <text:p>https://www.google.com/maps/place/International+Dianzicheng+Foreign+Trade+Wholesale+Market/@22.5419723,114.0880402,19z/data=!3m1!4b1!4m2!3m1!1s0x3403f436fa240729:0x25fedb41c39ba61a</text:p>
          </table:table-cell>
          <table:table-cell table:formula="of:=IF([data.K15]&lt;&gt;&quot;&quot;;[data.K15];&quot;&quot;)">
            <text:p/>
          </table:table-cell>
          <table:table-cell table:formula="of:=IF([data.L15]&lt;&gt;&quot;&quot;;[data.L15];&quot;&quot;)">
            <text:p/>
          </table:table-cell>
          <table:table-cell table:formula="of:=IF([data.M15]&lt;&gt;&quot;&quot;;[data.M15];&quot;&quot;)" office:value-type="string" office:string-value="https://oomlout.myshopify.com/admin/pages/15004225">
            <text:p>https://oomlout.myshopify.com/admin/pages/15004225</text:p>
          </table:table-cell>
          <table:table-cell table:formula="of:=IF([data.N15]&lt;&gt;&quot;&quot;;[data.N15];&quot;&quot;)">
            <text:p/>
          </table:table-cell>
          <table:table-cell table:formula="of:=IF([data.O15]&lt;&gt;&quot;&quot;;[data.O15];&quot;&quot;)" office:value-type="string" office:string-value="Specializing in consumer products destined for the Russian/African markets. While we were last there, dash board cameras and anything in the shape of a Bugatti Veyron were popular.">
            <text:p>Specializing in consumer products destined for the Russian/African markets. While we were last there, dash board cameras and anything in the shape of a Bugatti Veyron were popular.</text:p>
          </table:table-cell>
          <table:table-cell table:formula="of:=IF([data.P15]&lt;&gt;&quot;&quot;;[data.P15];&quot;&quot;)">
            <text:p/>
          </table:table-cell>
          <table:table-cell table:formula="of:=IF([data.Q15]&lt;&gt;&quot;&quot;;[data.Q15];&quot;&quot;)">
            <text:p/>
          </table:table-cell>
          <table:table-cell table:formula="of:=IF([data.R15]&lt;&gt;&quot;&quot;;[data.R15];&quot;&quot;)">
            <text:p/>
          </table:table-cell>
          <table:table-cell table:formula="of:=IF([data.S15]&lt;&gt;&quot;&quot;;[data.S15];&quot;&quot;)">
            <text:p/>
          </table:table-cell>
          <table:table-cell table:formula="of:=IF([data.T15]&lt;&gt;&quot;&quot;;[data.T15];&quot;&quot;)">
            <text:p/>
          </table:table-cell>
          <table:table-cell table:formula="of:=IF([data.U15]&lt;&gt;&quot;&quot;;[data.U15];&quot;&quot;)">
            <text:p/>
          </table:table-cell>
          <table:table-cell table:formula="of:=IF([data.V15]&lt;&gt;&quot;&quot;;[data.V15];&quot;&quot;)" office:value-type="string" office:string-value="Watches, USB sticks, items for export to Africa and middle east">
            <text:p>Watches, USB sticks, items for export to Africa and middle east</text:p>
          </table:table-cell>
          <table:table-cell table:formula="of:=IF([data.W15]&lt;&gt;&quot;&quot;;[data.W15];&quot;&quot;)" office:value-type="string" office:string-value="GPS, Car Cameras">
            <text:p>GPS, Car Cameras</text:p>
          </table:table-cell>
          <table:table-cell table:formula="of:=IF([data.X15]&lt;&gt;&quot;&quot;;[data.X15];&quot;&quot;)" office:value-type="string" office:string-value="Half Empty (being renovated), Cell accessories, things in car bodies">
            <text:p>Half Empty (being renovated), Cell accessories, things in car bodies</text:p>
          </table:table-cell>
          <table:table-cell table:formula="of:=IF([data.Y15]&lt;&gt;&quot;&quot;;[data.Y15];&quot;&quot;)" office:value-type="string" office:string-value="Tablets, Flash Lights, USB Sticks">
            <text:p>Tablets, Flash Lights, USB Sticks</text:p>
          </table:table-cell>
          <table:table-cell table:formula="of:=IF([data.Z15]&lt;&gt;&quot;&quot;;[data.Z15];&quot;&quot;)">
            <text:p/>
          </table:table-cell>
          <table:table-cell table:formula="of:=IF([data.AA15]&lt;&gt;&quot;&quot;;[data.AA15];&quot;&quot;)">
            <text:p/>
          </table:table-cell>
          <table:table-cell table:formula="of:=IF([data.AB15]&lt;&gt;&quot;&quot;;[data.AB15];&quot;&quot;)">
            <text:p/>
          </table:table-cell>
          <table:table-cell table:formula="of:=IF([data.AC15]&lt;&gt;&quot;&quot;;[data.AC15];&quot;&quot;)">
            <text:p/>
          </table:table-cell>
          <table:table-cell table:formula="of:=IF([data.AD15]&lt;&gt;&quot;&quot;;[data.AD15];&quot;&quot;)">
            <text:p/>
          </table:table-cell>
          <table:table-cell table:formula="of:=IF([data.AE15]&lt;&gt;&quot;&quot;;[data.AE15];&quot;&quot;)">
            <text:p/>
          </table:table-cell>
          <table:table-cell table:formula="of:=IF([data.AF15]&lt;&gt;&quot;&quot;;[data.AF15];&quot;&quot;)">
            <text:p/>
          </table:table-cell>
          <table:table-cell table:formula="of:=IF([data.AG15]&lt;&gt;&quot;&quot;;[data.AG15];&quot;&quot;)">
            <text:p/>
          </table:table-cell>
          <table:table-cell table:formula="of:=IF([data.AH15]&lt;&gt;&quot;&quot;;[data.AH15];&quot;&quot;)">
            <text:p/>
          </table:table-cell>
          <table:table-cell table:formula="of:=IF([data.AI15]&lt;&gt;&quot;&quot;;[data.AI15];&quot;&quot;)">
            <text:p/>
          </table:table-cell>
          <table:table-cell table:formula="of:=IF([data.AJ15]&lt;&gt;&quot;&quot;;[data.AJ15];&quot;&quot;)">
            <text:p/>
          </table:table-cell>
          <table:table-cell table:formula="of:=IF([data.AK15]&lt;&gt;&quot;&quot;;[data.AK15];&quot;&quot;)">
            <text:p/>
          </table:table-cell>
          <table:table-cell table:formula="of:=IF([data.AL15]&lt;&gt;&quot;&quot;;[data.AL15];&quot;&quot;)">
            <text:p/>
          </table:table-cell>
          <table:table-cell table:formula="of:=IF([data.AM15]&lt;&gt;&quot;&quot;;[data.AM15];&quot;&quot;)">
            <text:p/>
          </table:table-cell>
          <table:table-cell table:formula="of:=IF([data.AN15]&lt;&gt;&quot;&quot;;[data.AN15];&quot;&quot;)">
            <text:p/>
          </table:table-cell>
          <table:table-cell table:formula="of:=IF([data.AO15]&lt;&gt;&quot;&quot;;[data.AO15];&quot;&quot;)">
            <text:p/>
          </table:table-cell>
          <table:table-cell table:formula="of:=IF([data.AP15]&lt;&gt;&quot;&quot;;[data.AP15];&quot;&quot;)">
            <text:p/>
          </table:table-cell>
          <table:table-cell table:formula="of:=IF([data.AQ15]&lt;&gt;&quot;&quot;;[data.AQ15];&quot;&quot;)">
            <text:p/>
          </table:table-cell>
          <table:table-cell table:formula="of:=IF([data.AR15]&lt;&gt;&quot;&quot;;[data.AR15];&quot;&quot;)">
            <text:p/>
          </table:table-cell>
          <table:table-cell table:formula="of:=IF([data.AS15]&lt;&gt;&quot;&quot;;[data.AS15];&quot;&quot;)">
            <text:p/>
          </table:table-cell>
          <table:table-cell table:formula="of:=IF([data.AT15]&lt;&gt;&quot;&quot;;[data.AT15];&quot;&quot;)">
            <text:p/>
          </table:table-cell>
          <table:table-cell table:formula="of:=IF([data.AU15]&lt;&gt;&quot;&quot;;[data.AU15];&quot;&quot;)">
            <text:p/>
          </table:table-cell>
          <table:table-cell table:formula="of:=IF([data.AV15]&lt;&gt;&quot;&quot;;[data.AV15];&quot;&quot;)">
            <text:p/>
          </table:table-cell>
          <table:table-cell table:formula="of:=IF([data.AW15]&lt;&gt;&quot;&quot;;[data.AW15];&quot;&quot;)">
            <text:p/>
          </table:table-cell>
          <table:table-cell table:formula="of:=IF([data.AX15]&lt;&gt;&quot;&quot;;[data.AX15];&quot;&quot;)">
            <text:p/>
          </table:table-cell>
          <table:table-cell table:formula="of:=IF([data.AY15]&lt;&gt;&quot;&quot;;[data.AY15];&quot;&quot;)">
            <text:p/>
          </table:table-cell>
          <table:table-cell table:formula="of:=IF([data.AZ15]&lt;&gt;&quot;&quot;;[data.AZ15];&quot;&quot;)">
            <text:p/>
          </table:table-cell>
          <table:table-cell table:formula="of:=IF([data.BA15]&lt;&gt;&quot;&quot;;[data.BA15];&quot;&quot;)">
            <text:p/>
          </table:table-cell>
          <table:table-cell table:formula="of:=IF([data.BB15]&lt;&gt;&quot;&quot;;[data.BB15];&quot;&quot;)">
            <text:p/>
          </table:table-cell>
          <table:table-cell table:formula="of:=IF([data.BC15]&lt;&gt;&quot;&quot;;[data.BC15];&quot;&quot;)">
            <text:p/>
          </table:table-cell>
          <table:table-cell table:formula="of:=IF([data.BD15]&lt;&gt;&quot;&quot;;[data.BD15];&quot;&quot;)">
            <text:p/>
          </table:table-cell>
          <table:table-cell table:formula="of:=IF([data.BE15]&lt;&gt;&quot;&quot;;[data.BE15];&quot;&quot;)">
            <text:p/>
          </table:table-cell>
          <table:table-cell table:formula="of:=IF([data.BF15]&lt;&gt;&quot;&quot;;[data.BF15];&quot;&quot;)">
            <text:p/>
          </table:table-cell>
        </table:table-row>
        <table:table-row table:style-name="ro4">
          <table:table-cell table:formula="of:=IF([data.B16]&lt;&gt;&quot;&quot;;[data.B16];&quot;&quot;)" office:value-type="string" office:string-value="15">
            <text:p>15</text:p>
          </table:table-cell>
          <table:table-cell table:formula="of:=IF([data.C16]&lt;&gt;&quot;&quot;;[data.C16];&quot;&quot;)">
            <text:p/>
          </table:table-cell>
          <table:table-cell table:formula="of:=IF([data.D16]&lt;&gt;&quot;&quot;;[data.D16];&quot;&quot;)">
            <text:p/>
          </table:table-cell>
          <table:table-cell table:formula="of:=IF([data.E16]&lt;&gt;&quot;&quot;;[data.E16];&quot;&quot;)" office:value-type="string" office:string-value="Wan Shang Hui">
            <text:p>Wan Shang Hui</text:p>
          </table:table-cell>
          <table:table-cell table:formula="of:=IF([data.F16]&lt;&gt;&quot;&quot;;[data.F16];&quot;&quot;)">
            <text:p/>
          </table:table-cell>
          <table:table-cell table:formula="of:=IF([data.G16]&lt;&gt;&quot;&quot;;[data.G16];&quot;&quot;)">
            <text:p/>
          </table:table-cell>
          <table:table-cell table:formula="of:=IF([data.H16]&lt;&gt;&quot;&quot;;[data.H16];&quot;&quot;)" office:value-type="float" office:value="22.541612">
            <text:p>22.54</text:p>
          </table:table-cell>
          <table:table-cell table:formula="of:=IF([data.I16]&lt;&gt;&quot;&quot;;[data.I16];&quot;&quot;)" office:value-type="float" office:value="114.088849">
            <text:p>114.09</text:p>
          </table:table-cell>
          <table:table-cell table:formula="of:=IF([data.J16]&lt;&gt;&quot;&quot;;[data.J16];&quot;&quot;)" office:value-type="string" office:string-value="https://www.google.com/maps/place/Zhongdian+Digital+%EF%BC%88Wanshanghui%EF%BC%89+Peitao+Center/@22.5416622,114.0890928,19z/data=!3m1!4b1!4m2!3m1!1s0x3403f4368d1fc9fd:0x35ecc2a4117259d">
            <text:p>https://www.google.com/maps/place/Zhongdian+Digital+%EF%BC%88Wanshanghui%EF%BC%89+Peitao+Center/@22.5416622,114.0890928,19z/data=!3m1!4b1!4m2!3m1!1s0x3403f4368d1fc9fd:0x35ecc2a4117259d</text:p>
          </table:table-cell>
          <table:table-cell table:formula="of:=IF([data.K16]&lt;&gt;&quot;&quot;;[data.K16];&quot;&quot;)">
            <text:p/>
          </table:table-cell>
          <table:table-cell table:formula="of:=IF([data.L16]&lt;&gt;&quot;&quot;;[data.L16];&quot;&quot;)">
            <text:p/>
          </table:table-cell>
          <table:table-cell table:formula="of:=IF([data.M16]&lt;&gt;&quot;&quot;;[data.M16];&quot;&quot;)" office:value-type="string" office:string-value="https://oomlout.myshopify.com/admin/pages/15004229">
            <text:p>https://oomlout.myshopify.com/admin/pages/15004229</text:p>
          </table:table-cell>
          <table:table-cell table:formula="of:=IF([data.N16]&lt;&gt;&quot;&quot;;[data.N16];&quot;&quot;)">
            <text:p/>
          </table:table-cell>
          <table:table-cell table:formula="of:=IF([data.O16]&lt;&gt;&quot;&quot;;[data.O16];&quot;&quot;)" office:value-type="string" office:string-value="This building specializes in low end consumer electronics, as well as cell phone accessories, focusing on USB power back packs, SD cards and various stickers. The stickers can be both legit (ie. QC passed) and slightly suspect (ie. 32GB SanDisk SD card labels).">
            <text:p>This building specializes in low end consumer electronics, as well as cell phone accessories, focusing on USB power back packs, SD cards and various stickers. The stickers can be both legit (ie. QC passed) and slightly suspect (ie. 32GB SanDisk SD card labels).</text:p>
          </table:table-cell>
          <table:table-cell table:formula="of:=IF([data.P16]&lt;&gt;&quot;&quot;;[data.P16];&quot;&quot;)">
            <text:p/>
          </table:table-cell>
          <table:table-cell table:formula="of:=IF([data.Q16]&lt;&gt;&quot;&quot;;[data.Q16];&quot;&quot;)">
            <text:p/>
          </table:table-cell>
          <table:table-cell table:formula="of:=IF([data.R16]&lt;&gt;&quot;&quot;;[data.R16];&quot;&quot;)">
            <text:p/>
          </table:table-cell>
          <table:table-cell table:formula="of:=IF([data.S16]&lt;&gt;&quot;&quot;;[data.S16];&quot;&quot;)">
            <text:p/>
          </table:table-cell>
          <table:table-cell table:formula="of:=IF([data.T16]&lt;&gt;&quot;&quot;;[data.T16];&quot;&quot;)">
            <text:p/>
          </table:table-cell>
          <table:table-cell table:formula="of:=IF([data.U16]&lt;&gt;&quot;&quot;;[data.U16];&quot;&quot;)">
            <text:p/>
          </table:table-cell>
          <table:table-cell table:formula="of:=IF([data.V16]&lt;&gt;&quot;&quot;;[data.V16];&quot;&quot;)" office:value-type="string" office:string-value="Batteries, SD Cards, Cell Phones, Cables, Stickers, Power backpacks">
            <text:p>Batteries, SD Cards, Cell Phones, Cables, Stickers, Power backpacks</text:p>
          </table:table-cell>
          <table:table-cell table:formula="of:=IF([data.W16]&lt;&gt;&quot;&quot;;[data.W16];&quot;&quot;)" office:value-type="string" office:string-value="Similar to first floor">
            <text:p>Similar to first floor</text:p>
          </table:table-cell>
          <table:table-cell table:formula="of:=IF([data.X16]&lt;&gt;&quot;&quot;;[data.X16];&quot;&quot;)" office:value-type="string" office:string-value="Similar to first floor">
            <text:p>Similar to first floor</text:p>
          </table:table-cell>
          <table:table-cell table:formula="of:=IF([data.Y16]&lt;&gt;&quot;&quot;;[data.Y16];&quot;&quot;)" office:value-type="string" office:string-value="Similar but also with headphones">
            <text:p>Similar but also with headphones</text:p>
          </table:table-cell>
          <table:table-cell table:formula="of:=IF([data.Z16]&lt;&gt;&quot;&quot;;[data.Z16];&quot;&quot;)" office:value-type="string" office:string-value="Little shops of accessories, CD Printing, Batteries, Mobile accessories">
            <text:p>Little shops of accessories, CD Printing, Batteries, Mobile accessories</text:p>
          </table:table-cell>
          <table:table-cell table:formula="of:=IF([data.AA16]&lt;&gt;&quot;&quot;;[data.AA16];&quot;&quot;)" office:value-type="string" office:string-value="Same as 5">
            <text:p>Same as 5</text:p>
          </table:table-cell>
          <table:table-cell table:formula="of:=IF([data.AB16]&lt;&gt;&quot;&quot;;[data.AB16];&quot;&quot;)" office:value-type="string" office:string-value="Same as 6">
            <text:p>Same as 6</text:p>
          </table:table-cell>
          <table:table-cell table:formula="of:=IF([data.AC16]&lt;&gt;&quot;&quot;;[data.AC16];&quot;&quot;)" office:value-type="string" office:string-value="Factory shops (headphones)">
            <text:p>Factory shops (headphones)</text:p>
          </table:table-cell>
          <table:table-cell table:formula="of:=IF([data.AD16]&lt;&gt;&quot;&quot;;[data.AD16];&quot;&quot;)">
            <text:p/>
          </table:table-cell>
          <table:table-cell table:formula="of:=IF([data.AE16]&lt;&gt;&quot;&quot;;[data.AE16];&quot;&quot;)">
            <text:p/>
          </table:table-cell>
          <table:table-cell table:formula="of:=IF([data.AF16]&lt;&gt;&quot;&quot;;[data.AF16];&quot;&quot;)">
            <text:p/>
          </table:table-cell>
          <table:table-cell table:formula="of:=IF([data.AG16]&lt;&gt;&quot;&quot;;[data.AG16];&quot;&quot;)">
            <text:p/>
          </table:table-cell>
          <table:table-cell table:formula="of:=IF([data.AH16]&lt;&gt;&quot;&quot;;[data.AH16];&quot;&quot;)">
            <text:p/>
          </table:table-cell>
          <table:table-cell table:formula="of:=IF([data.AI16]&lt;&gt;&quot;&quot;;[data.AI16];&quot;&quot;)">
            <text:p/>
          </table:table-cell>
          <table:table-cell table:formula="of:=IF([data.AJ16]&lt;&gt;&quot;&quot;;[data.AJ16];&quot;&quot;)">
            <text:p/>
          </table:table-cell>
          <table:table-cell table:formula="of:=IF([data.AK16]&lt;&gt;&quot;&quot;;[data.AK16];&quot;&quot;)">
            <text:p/>
          </table:table-cell>
          <table:table-cell table:formula="of:=IF([data.AL16]&lt;&gt;&quot;&quot;;[data.AL16];&quot;&quot;)">
            <text:p/>
          </table:table-cell>
          <table:table-cell table:formula="of:=IF([data.AM16]&lt;&gt;&quot;&quot;;[data.AM16];&quot;&quot;)">
            <text:p/>
          </table:table-cell>
          <table:table-cell table:formula="of:=IF([data.AN16]&lt;&gt;&quot;&quot;;[data.AN16];&quot;&quot;)">
            <text:p/>
          </table:table-cell>
          <table:table-cell table:formula="of:=IF([data.AO16]&lt;&gt;&quot;&quot;;[data.AO16];&quot;&quot;)">
            <text:p/>
          </table:table-cell>
          <table:table-cell table:formula="of:=IF([data.AP16]&lt;&gt;&quot;&quot;;[data.AP16];&quot;&quot;)">
            <text:p/>
          </table:table-cell>
          <table:table-cell table:formula="of:=IF([data.AQ16]&lt;&gt;&quot;&quot;;[data.AQ16];&quot;&quot;)">
            <text:p/>
          </table:table-cell>
          <table:table-cell table:formula="of:=IF([data.AR16]&lt;&gt;&quot;&quot;;[data.AR16];&quot;&quot;)">
            <text:p/>
          </table:table-cell>
          <table:table-cell table:formula="of:=IF([data.AS16]&lt;&gt;&quot;&quot;;[data.AS16];&quot;&quot;)">
            <text:p/>
          </table:table-cell>
          <table:table-cell table:formula="of:=IF([data.AT16]&lt;&gt;&quot;&quot;;[data.AT16];&quot;&quot;)">
            <text:p/>
          </table:table-cell>
          <table:table-cell table:formula="of:=IF([data.AU16]&lt;&gt;&quot;&quot;;[data.AU16];&quot;&quot;)">
            <text:p/>
          </table:table-cell>
          <table:table-cell table:formula="of:=IF([data.AV16]&lt;&gt;&quot;&quot;;[data.AV16];&quot;&quot;)">
            <text:p/>
          </table:table-cell>
          <table:table-cell table:formula="of:=IF([data.AW16]&lt;&gt;&quot;&quot;;[data.AW16];&quot;&quot;)">
            <text:p/>
          </table:table-cell>
          <table:table-cell table:formula="of:=IF([data.AX16]&lt;&gt;&quot;&quot;;[data.AX16];&quot;&quot;)">
            <text:p/>
          </table:table-cell>
          <table:table-cell table:formula="of:=IF([data.AY16]&lt;&gt;&quot;&quot;;[data.AY16];&quot;&quot;)">
            <text:p/>
          </table:table-cell>
          <table:table-cell table:formula="of:=IF([data.AZ16]&lt;&gt;&quot;&quot;;[data.AZ16];&quot;&quot;)">
            <text:p/>
          </table:table-cell>
          <table:table-cell table:formula="of:=IF([data.BA16]&lt;&gt;&quot;&quot;;[data.BA16];&quot;&quot;)">
            <text:p/>
          </table:table-cell>
          <table:table-cell table:formula="of:=IF([data.BB16]&lt;&gt;&quot;&quot;;[data.BB16];&quot;&quot;)">
            <text:p/>
          </table:table-cell>
          <table:table-cell table:formula="of:=IF([data.BC16]&lt;&gt;&quot;&quot;;[data.BC16];&quot;&quot;)">
            <text:p/>
          </table:table-cell>
          <table:table-cell table:formula="of:=IF([data.BD16]&lt;&gt;&quot;&quot;;[data.BD16];&quot;&quot;)">
            <text:p/>
          </table:table-cell>
          <table:table-cell table:formula="of:=IF([data.BE16]&lt;&gt;&quot;&quot;;[data.BE16];&quot;&quot;)">
            <text:p/>
          </table:table-cell>
          <table:table-cell table:formula="of:=IF([data.BF16]&lt;&gt;&quot;&quot;;[data.BF16];&quot;&quot;)">
            <text:p/>
          </table:table-cell>
        </table:table-row>
        <table:table-row table:style-name="ro4">
          <table:table-cell table:formula="of:=IF([data.B17]&lt;&gt;&quot;&quot;;[data.B17];&quot;&quot;)" office:value-type="string" office:string-value="16">
            <text:p>16</text:p>
          </table:table-cell>
          <table:table-cell table:formula="of:=IF([data.C17]&lt;&gt;&quot;&quot;;[data.C17];&quot;&quot;)" office:value-type="float" office:value="19">
            <text:p>19</text:p>
          </table:table-cell>
          <table:table-cell table:formula="of:=IF([data.D17]&lt;&gt;&quot;&quot;;[data.D17];&quot;&quot;)">
            <text:p/>
          </table:table-cell>
          <table:table-cell table:formula="of:=IF([data.E17]&lt;&gt;&quot;&quot;;[data.E17];&quot;&quot;)" office:value-type="string" office:string-value="Huitong Security Products Harbor">
            <text:p>Huitong Security Products Harbor</text:p>
          </table:table-cell>
          <table:table-cell table:formula="of:=IF([data.F17]&lt;&gt;&quot;&quot;;[data.F17];&quot;&quot;)">
            <text:p/>
          </table:table-cell>
          <table:table-cell table:formula="of:=IF([data.G17]&lt;&gt;&quot;&quot;;[data.G17];&quot;&quot;)">
            <text:p/>
          </table:table-cell>
          <table:table-cell table:formula="of:=IF([data.H17]&lt;&gt;&quot;&quot;;[data.H17];&quot;&quot;)" office:value-type="float" office:value="22.543205">
            <text:p>22.54</text:p>
          </table:table-cell>
          <table:table-cell table:formula="of:=IF([data.I17]&lt;&gt;&quot;&quot;;[data.I17];&quot;&quot;)" office:value-type="float" office:value="114.08812">
            <text:p>114.09</text:p>
          </table:table-cell>
          <table:table-cell table:formula="of:=IF([data.J17]&lt;&gt;&quot;&quot;;[data.J17];&quot;&quot;)" office:value-type="string" office:string-value="https://www.google.com/maps/place/Shenzhen+Huijietong+Electronics+Co.,Ltd./@22.5431808,114.0884973,18z/data=!4m5!1m2!2m1!1sHuitong!3m1!1s0x0:0x29578b33764ebea8">
            <text:p>https://www.google.com/maps/place/Shenzhen+Huijietong+Electronics+Co.,Ltd./@22.5431808,114.0884973,18z/data=!4m5!1m2!2m1!1sHuitong!3m1!1s0x0:0x29578b33764ebea8</text:p>
          </table:table-cell>
          <table:table-cell table:formula="of:=IF([data.K17]&lt;&gt;&quot;&quot;;[data.K17];&quot;&quot;)">
            <text:p/>
          </table:table-cell>
          <table:table-cell table:formula="of:=IF([data.L17]&lt;&gt;&quot;&quot;;[data.L17];&quot;&quot;)">
            <text:p/>
          </table:table-cell>
          <table:table-cell table:formula="of:=IF([data.M17]&lt;&gt;&quot;&quot;;[data.M17];&quot;&quot;)" office:value-type="string" office:string-value="https://oomlout.myshopify.com/admin/pages/15004237">
            <text:p>https://oomlout.myshopify.com/admin/pages/15004237</text:p>
          </table:table-cell>
          <table:table-cell table:formula="of:=IF([data.N17]&lt;&gt;&quot;&quot;;[data.N17];&quot;&quot;)">
            <text:p/>
          </table:table-cell>
          <table:table-cell table:formula="of:=IF([data.O17]&lt;&gt;&quot;&quot;;[data.O17];&quot;&quot;)" office:value-type="string" office:string-value="The smaller cousin to (&lt;a href=&quot;http://oomlout.co.uk/pages/hqbs-huaqiangbeisystem-11&quot;&gt;HQBS-11&lt;/a&gt; (Tai Ping Yang Security Equipments Market)). With an array of security related stalls, not nearly as busy nor as much variety as (&lt;a href=&quot;http://oomlout.co.uk/pages/hqbs-huaqiangbeisystem-11&quot;&gt;HQBS-11&lt;/a&gt;)">
            <text:p>The smaller cousin to (&lt;a href="http://oomlout.co.uk/pages/hqbs-huaqiangbeisystem-11"&gt;HQBS-11&lt;/a&gt; (Tai Ping Yang Security Equipments Market)). With an array of security related stalls, not nearly as busy nor as much variety as (&lt;a href="http://oomlout.co.uk/pages/hqbs-huaqiangbeisystem-11"&gt;HQBS-11&lt;/a&gt;)</text:p>
          </table:table-cell>
          <table:table-cell table:formula="of:=IF([data.P17]&lt;&gt;&quot;&quot;;[data.P17];&quot;&quot;)">
            <text:p/>
          </table:table-cell>
          <table:table-cell table:formula="of:=IF([data.Q17]&lt;&gt;&quot;&quot;;[data.Q17];&quot;&quot;)">
            <text:p/>
          </table:table-cell>
          <table:table-cell table:formula="of:=IF([data.R17]&lt;&gt;&quot;&quot;;[data.R17];&quot;&quot;)">
            <text:p/>
          </table:table-cell>
          <table:table-cell table:formula="of:=IF([data.S17]&lt;&gt;&quot;&quot;;[data.S17];&quot;&quot;)">
            <text:p/>
          </table:table-cell>
          <table:table-cell table:formula="of:=IF([data.T17]&lt;&gt;&quot;&quot;;[data.T17];&quot;&quot;)">
            <text:p/>
          </table:table-cell>
          <table:table-cell table:formula="of:=IF([data.U17]&lt;&gt;&quot;&quot;;[data.U17];&quot;&quot;)">
            <text:p/>
          </table:table-cell>
          <table:table-cell table:formula="of:=IF([data.V17]&lt;&gt;&quot;&quot;;[data.V17];&quot;&quot;)" office:value-type="string" office:string-value="Helmets, Radios, Cameras (not as nice as security building)">
            <text:p>Helmets, Radios, Cameras (not as nice as security building)</text:p>
          </table:table-cell>
          <table:table-cell table:formula="of:=IF([data.W17]&lt;&gt;&quot;&quot;;[data.W17];&quot;&quot;)" office:value-type="string" office:string-value="Mostly empty">
            <text:p>Mostly empty</text:p>
          </table:table-cell>
          <table:table-cell table:formula="of:=IF([data.X17]&lt;&gt;&quot;&quot;;[data.X17];&quot;&quot;)">
            <text:p/>
          </table:table-cell>
          <table:table-cell table:formula="of:=IF([data.Y17]&lt;&gt;&quot;&quot;;[data.Y17];&quot;&quot;)">
            <text:p/>
          </table:table-cell>
          <table:table-cell table:formula="of:=IF([data.Z17]&lt;&gt;&quot;&quot;;[data.Z17];&quot;&quot;)">
            <text:p/>
          </table:table-cell>
          <table:table-cell table:formula="of:=IF([data.AA17]&lt;&gt;&quot;&quot;;[data.AA17];&quot;&quot;)">
            <text:p/>
          </table:table-cell>
          <table:table-cell table:formula="of:=IF([data.AB17]&lt;&gt;&quot;&quot;;[data.AB17];&quot;&quot;)">
            <text:p/>
          </table:table-cell>
          <table:table-cell table:formula="of:=IF([data.AC17]&lt;&gt;&quot;&quot;;[data.AC17];&quot;&quot;)">
            <text:p/>
          </table:table-cell>
          <table:table-cell table:formula="of:=IF([data.AD17]&lt;&gt;&quot;&quot;;[data.AD17];&quot;&quot;)">
            <text:p/>
          </table:table-cell>
          <table:table-cell table:formula="of:=IF([data.AE17]&lt;&gt;&quot;&quot;;[data.AE17];&quot;&quot;)">
            <text:p/>
          </table:table-cell>
          <table:table-cell table:formula="of:=IF([data.AF17]&lt;&gt;&quot;&quot;;[data.AF17];&quot;&quot;)">
            <text:p/>
          </table:table-cell>
          <table:table-cell table:formula="of:=IF([data.AG17]&lt;&gt;&quot;&quot;;[data.AG17];&quot;&quot;)">
            <text:p/>
          </table:table-cell>
          <table:table-cell table:formula="of:=IF([data.AH17]&lt;&gt;&quot;&quot;;[data.AH17];&quot;&quot;)">
            <text:p/>
          </table:table-cell>
          <table:table-cell table:formula="of:=IF([data.AI17]&lt;&gt;&quot;&quot;;[data.AI17];&quot;&quot;)">
            <text:p/>
          </table:table-cell>
          <table:table-cell table:formula="of:=IF([data.AJ17]&lt;&gt;&quot;&quot;;[data.AJ17];&quot;&quot;)">
            <text:p/>
          </table:table-cell>
          <table:table-cell table:formula="of:=IF([data.AK17]&lt;&gt;&quot;&quot;;[data.AK17];&quot;&quot;)">
            <text:p/>
          </table:table-cell>
          <table:table-cell table:formula="of:=IF([data.AL17]&lt;&gt;&quot;&quot;;[data.AL17];&quot;&quot;)">
            <text:p/>
          </table:table-cell>
          <table:table-cell table:formula="of:=IF([data.AM17]&lt;&gt;&quot;&quot;;[data.AM17];&quot;&quot;)">
            <text:p/>
          </table:table-cell>
          <table:table-cell table:formula="of:=IF([data.AN17]&lt;&gt;&quot;&quot;;[data.AN17];&quot;&quot;)">
            <text:p/>
          </table:table-cell>
          <table:table-cell table:formula="of:=IF([data.AO17]&lt;&gt;&quot;&quot;;[data.AO17];&quot;&quot;)">
            <text:p/>
          </table:table-cell>
          <table:table-cell table:formula="of:=IF([data.AP17]&lt;&gt;&quot;&quot;;[data.AP17];&quot;&quot;)">
            <text:p/>
          </table:table-cell>
          <table:table-cell table:formula="of:=IF([data.AQ17]&lt;&gt;&quot;&quot;;[data.AQ17];&quot;&quot;)">
            <text:p/>
          </table:table-cell>
          <table:table-cell table:formula="of:=IF([data.AR17]&lt;&gt;&quot;&quot;;[data.AR17];&quot;&quot;)">
            <text:p/>
          </table:table-cell>
          <table:table-cell table:formula="of:=IF([data.AS17]&lt;&gt;&quot;&quot;;[data.AS17];&quot;&quot;)">
            <text:p/>
          </table:table-cell>
          <table:table-cell table:formula="of:=IF([data.AT17]&lt;&gt;&quot;&quot;;[data.AT17];&quot;&quot;)">
            <text:p/>
          </table:table-cell>
          <table:table-cell table:formula="of:=IF([data.AU17]&lt;&gt;&quot;&quot;;[data.AU17];&quot;&quot;)">
            <text:p/>
          </table:table-cell>
          <table:table-cell table:formula="of:=IF([data.AV17]&lt;&gt;&quot;&quot;;[data.AV17];&quot;&quot;)">
            <text:p/>
          </table:table-cell>
          <table:table-cell table:formula="of:=IF([data.AW17]&lt;&gt;&quot;&quot;;[data.AW17];&quot;&quot;)">
            <text:p/>
          </table:table-cell>
          <table:table-cell table:formula="of:=IF([data.AX17]&lt;&gt;&quot;&quot;;[data.AX17];&quot;&quot;)">
            <text:p/>
          </table:table-cell>
          <table:table-cell table:formula="of:=IF([data.AY17]&lt;&gt;&quot;&quot;;[data.AY17];&quot;&quot;)">
            <text:p/>
          </table:table-cell>
          <table:table-cell table:formula="of:=IF([data.AZ17]&lt;&gt;&quot;&quot;;[data.AZ17];&quot;&quot;)">
            <text:p/>
          </table:table-cell>
          <table:table-cell table:formula="of:=IF([data.BA17]&lt;&gt;&quot;&quot;;[data.BA17];&quot;&quot;)">
            <text:p/>
          </table:table-cell>
          <table:table-cell table:formula="of:=IF([data.BB17]&lt;&gt;&quot;&quot;;[data.BB17];&quot;&quot;)">
            <text:p/>
          </table:table-cell>
          <table:table-cell table:formula="of:=IF([data.BC17]&lt;&gt;&quot;&quot;;[data.BC17];&quot;&quot;)">
            <text:p/>
          </table:table-cell>
          <table:table-cell table:formula="of:=IF([data.BD17]&lt;&gt;&quot;&quot;;[data.BD17];&quot;&quot;)">
            <text:p/>
          </table:table-cell>
          <table:table-cell table:formula="of:=IF([data.BE17]&lt;&gt;&quot;&quot;;[data.BE17];&quot;&quot;)">
            <text:p/>
          </table:table-cell>
          <table:table-cell table:formula="of:=IF([data.BF17]&lt;&gt;&quot;&quot;;[data.BF17];&quot;&quot;)">
            <text:p/>
          </table:table-cell>
        </table:table-row>
        <table:table-row table:style-name="ro4">
          <table:table-cell table:formula="of:=IF([data.B18]&lt;&gt;&quot;&quot;;[data.B18];&quot;&quot;)" office:value-type="string" office:string-value="17">
            <text:p>17</text:p>
          </table:table-cell>
          <table:table-cell table:formula="of:=IF([data.C18]&lt;&gt;&quot;&quot;;[data.C18];&quot;&quot;)" office:value-type="float" office:value="25">
            <text:p>25</text:p>
          </table:table-cell>
          <table:table-cell table:formula="of:=IF([data.D18]&lt;&gt;&quot;&quot;;[data.D18];&quot;&quot;)" office:value-type="float" office:value="13">
            <text:p>13</text:p>
          </table:table-cell>
          <table:table-cell table:formula="of:=IF([data.E18]&lt;&gt;&quot;&quot;;[data.E18];&quot;&quot;)" office:value-type="string" office:string-value="SED Electronics Communication Market">
            <text:p>SED Electronics Communication Market</text:p>
          </table:table-cell>
          <table:table-cell table:formula="of:=IF([data.F18]&lt;&gt;&quot;&quot;;[data.F18];&quot;&quot;)">
            <text:p/>
          </table:table-cell>
          <table:table-cell table:formula="of:=IF([data.G18]&lt;&gt;&quot;&quot;;[data.G18];&quot;&quot;)">
            <text:p/>
          </table:table-cell>
          <table:table-cell table:formula="of:=IF([data.H18]&lt;&gt;&quot;&quot;;[data.H18];&quot;&quot;)" office:value-type="float" office:value="22.544729">
            <text:p>22.54</text:p>
          </table:table-cell>
          <table:table-cell table:formula="of:=IF([data.I18]&lt;&gt;&quot;&quot;;[data.I18];&quot;&quot;)" office:value-type="float" office:value="114.089543">
            <text:p>114.09</text:p>
          </table:table-cell>
          <table:table-cell table:formula="of:=IF([data.J18]&lt;&gt;&quot;&quot;;[data.J18];&quot;&quot;)" office:value-type="string" office:string-value="https://www.google.com/maps/place/Sangda+Mansion/@22.5447736,114.0896548,18z/data=!3m1!4b1!4m2!3m1!1s0x3403f4361d314e73:0xad6e4b3724eff3d">
            <text:p>https://www.google.com/maps/place/Sangda+Mansion/@22.5447736,114.0896548,18z/data=!3m1!4b1!4m2!3m1!1s0x3403f4361d314e73:0xad6e4b3724eff3d</text:p>
          </table:table-cell>
          <table:table-cell table:formula="of:=IF([data.K18]&lt;&gt;&quot;&quot;;[data.K18];&quot;&quot;)">
            <text:p/>
          </table:table-cell>
          <table:table-cell table:formula="of:=IF([data.L18]&lt;&gt;&quot;&quot;;[data.L18];&quot;&quot;)">
            <text:p/>
          </table:table-cell>
          <table:table-cell table:formula="of:=IF([data.M18]&lt;&gt;&quot;&quot;;[data.M18];&quot;&quot;)" office:value-type="string" office:string-value="https://oomlout.myshopify.com/admin/pages/15004253">
            <text:p>https://oomlout.myshopify.com/admin/pages/15004253</text:p>
          </table:table-cell>
          <table:table-cell table:formula="of:=IF([data.N18]&lt;&gt;&quot;&quot;;[data.N18];&quot;&quot;)">
            <text:p/>
          </table:table-cell>
          <table:table-cell table:formula="of:=IF([data.O18]&lt;&gt;&quot;&quot;;[data.O18];&quot;&quot;)" office:value-type="string" office:string-value="This is the place to find Android tablets of every conceivable size and quality.">
            <text:p>This is the place to find Android tablets of every conceivable size and quality.</text:p>
          </table:table-cell>
          <table:table-cell table:formula="of:=IF([data.P18]&lt;&gt;&quot;&quot;;[data.P18];&quot;&quot;)">
            <text:p/>
          </table:table-cell>
          <table:table-cell table:formula="of:=IF([data.Q18]&lt;&gt;&quot;&quot;;[data.Q18];&quot;&quot;)">
            <text:p/>
          </table:table-cell>
          <table:table-cell table:formula="of:=IF([data.R18]&lt;&gt;&quot;&quot;;[data.R18];&quot;&quot;)">
            <text:p/>
          </table:table-cell>
          <table:table-cell table:formula="of:=IF([data.S18]&lt;&gt;&quot;&quot;;[data.S18];&quot;&quot;)">
            <text:p/>
          </table:table-cell>
          <table:table-cell table:formula="of:=IF([data.T18]&lt;&gt;&quot;&quot;;[data.T18];&quot;&quot;)">
            <text:p/>
          </table:table-cell>
          <table:table-cell table:formula="of:=IF([data.U18]&lt;&gt;&quot;&quot;;[data.U18];&quot;&quot;)">
            <text:p/>
          </table:table-cell>
          <table:table-cell table:formula="of:=IF([data.V18]&lt;&gt;&quot;&quot;;[data.V18];&quot;&quot;)" office:value-type="string" office:string-value="Tablets">
            <text:p>Tablets</text:p>
          </table:table-cell>
          <table:table-cell table:formula="of:=IF([data.W18]&lt;&gt;&quot;&quot;;[data.W18];&quot;&quot;)" office:value-type="string" office:string-value="Tablet Cases and Tablets">
            <text:p>Tablet Cases and Tablets</text:p>
          </table:table-cell>
          <table:table-cell table:formula="of:=IF([data.X18]&lt;&gt;&quot;&quot;;[data.X18];&quot;&quot;)" office:value-type="string" office:string-value="iPad and tablet accessories, almost empty">
            <text:p>iPad and tablet accessories, almost empty</text:p>
          </table:table-cell>
          <table:table-cell table:formula="of:=IF([data.Y18]&lt;&gt;&quot;&quot;;[data.Y18];&quot;&quot;)">
            <text:p/>
          </table:table-cell>
          <table:table-cell table:formula="of:=IF([data.Z18]&lt;&gt;&quot;&quot;;[data.Z18];&quot;&quot;)">
            <text:p/>
          </table:table-cell>
          <table:table-cell table:formula="of:=IF([data.AA18]&lt;&gt;&quot;&quot;;[data.AA18];&quot;&quot;)">
            <text:p/>
          </table:table-cell>
          <table:table-cell table:formula="of:=IF([data.AB18]&lt;&gt;&quot;&quot;;[data.AB18];&quot;&quot;)">
            <text:p/>
          </table:table-cell>
          <table:table-cell table:formula="of:=IF([data.AC18]&lt;&gt;&quot;&quot;;[data.AC18];&quot;&quot;)">
            <text:p/>
          </table:table-cell>
          <table:table-cell table:formula="of:=IF([data.AD18]&lt;&gt;&quot;&quot;;[data.AD18];&quot;&quot;)">
            <text:p/>
          </table:table-cell>
          <table:table-cell table:formula="of:=IF([data.AE18]&lt;&gt;&quot;&quot;;[data.AE18];&quot;&quot;)">
            <text:p/>
          </table:table-cell>
          <table:table-cell table:formula="of:=IF([data.AF18]&lt;&gt;&quot;&quot;;[data.AF18];&quot;&quot;)">
            <text:p/>
          </table:table-cell>
          <table:table-cell table:formula="of:=IF([data.AG18]&lt;&gt;&quot;&quot;;[data.AG18];&quot;&quot;)">
            <text:p/>
          </table:table-cell>
          <table:table-cell table:formula="of:=IF([data.AH18]&lt;&gt;&quot;&quot;;[data.AH18];&quot;&quot;)">
            <text:p/>
          </table:table-cell>
          <table:table-cell table:formula="of:=IF([data.AI18]&lt;&gt;&quot;&quot;;[data.AI18];&quot;&quot;)">
            <text:p/>
          </table:table-cell>
          <table:table-cell table:formula="of:=IF([data.AJ18]&lt;&gt;&quot;&quot;;[data.AJ18];&quot;&quot;)">
            <text:p/>
          </table:table-cell>
          <table:table-cell table:formula="of:=IF([data.AK18]&lt;&gt;&quot;&quot;;[data.AK18];&quot;&quot;)">
            <text:p/>
          </table:table-cell>
          <table:table-cell table:formula="of:=IF([data.AL18]&lt;&gt;&quot;&quot;;[data.AL18];&quot;&quot;)">
            <text:p/>
          </table:table-cell>
          <table:table-cell table:formula="of:=IF([data.AM18]&lt;&gt;&quot;&quot;;[data.AM18];&quot;&quot;)">
            <text:p/>
          </table:table-cell>
          <table:table-cell table:formula="of:=IF([data.AN18]&lt;&gt;&quot;&quot;;[data.AN18];&quot;&quot;)">
            <text:p/>
          </table:table-cell>
          <table:table-cell table:formula="of:=IF([data.AO18]&lt;&gt;&quot;&quot;;[data.AO18];&quot;&quot;)">
            <text:p/>
          </table:table-cell>
          <table:table-cell table:formula="of:=IF([data.AP18]&lt;&gt;&quot;&quot;;[data.AP18];&quot;&quot;)">
            <text:p/>
          </table:table-cell>
          <table:table-cell table:formula="of:=IF([data.AQ18]&lt;&gt;&quot;&quot;;[data.AQ18];&quot;&quot;)">
            <text:p/>
          </table:table-cell>
          <table:table-cell table:formula="of:=IF([data.AR18]&lt;&gt;&quot;&quot;;[data.AR18];&quot;&quot;)">
            <text:p/>
          </table:table-cell>
          <table:table-cell table:formula="of:=IF([data.AS18]&lt;&gt;&quot;&quot;;[data.AS18];&quot;&quot;)">
            <text:p/>
          </table:table-cell>
          <table:table-cell table:formula="of:=IF([data.AT18]&lt;&gt;&quot;&quot;;[data.AT18];&quot;&quot;)">
            <text:p/>
          </table:table-cell>
          <table:table-cell table:formula="of:=IF([data.AU18]&lt;&gt;&quot;&quot;;[data.AU18];&quot;&quot;)">
            <text:p/>
          </table:table-cell>
          <table:table-cell table:formula="of:=IF([data.AV18]&lt;&gt;&quot;&quot;;[data.AV18];&quot;&quot;)">
            <text:p/>
          </table:table-cell>
          <table:table-cell table:formula="of:=IF([data.AW18]&lt;&gt;&quot;&quot;;[data.AW18];&quot;&quot;)">
            <text:p/>
          </table:table-cell>
          <table:table-cell table:formula="of:=IF([data.AX18]&lt;&gt;&quot;&quot;;[data.AX18];&quot;&quot;)">
            <text:p/>
          </table:table-cell>
          <table:table-cell table:formula="of:=IF([data.AY18]&lt;&gt;&quot;&quot;;[data.AY18];&quot;&quot;)">
            <text:p/>
          </table:table-cell>
          <table:table-cell table:formula="of:=IF([data.AZ18]&lt;&gt;&quot;&quot;;[data.AZ18];&quot;&quot;)">
            <text:p/>
          </table:table-cell>
          <table:table-cell table:formula="of:=IF([data.BA18]&lt;&gt;&quot;&quot;;[data.BA18];&quot;&quot;)">
            <text:p/>
          </table:table-cell>
          <table:table-cell table:formula="of:=IF([data.BB18]&lt;&gt;&quot;&quot;;[data.BB18];&quot;&quot;)">
            <text:p/>
          </table:table-cell>
          <table:table-cell table:formula="of:=IF([data.BC18]&lt;&gt;&quot;&quot;;[data.BC18];&quot;&quot;)">
            <text:p/>
          </table:table-cell>
          <table:table-cell table:formula="of:=IF([data.BD18]&lt;&gt;&quot;&quot;;[data.BD18];&quot;&quot;)">
            <text:p/>
          </table:table-cell>
          <table:table-cell table:formula="of:=IF([data.BE18]&lt;&gt;&quot;&quot;;[data.BE18];&quot;&quot;)">
            <text:p/>
          </table:table-cell>
          <table:table-cell table:formula="of:=IF([data.BF18]&lt;&gt;&quot;&quot;;[data.BF18];&quot;&quot;)">
            <text:p/>
          </table:table-cell>
        </table:table-row>
        <table:table-row table:style-name="ro4">
          <table:table-cell table:formula="of:=IF([data.B19]&lt;&gt;&quot;&quot;;[data.B19];&quot;&quot;)" office:value-type="string" office:string-value="18">
            <text:p>18</text:p>
          </table:table-cell>
          <table:table-cell table:formula="of:=IF([data.C19]&lt;&gt;&quot;&quot;;[data.C19];&quot;&quot;)">
            <text:p/>
          </table:table-cell>
          <table:table-cell table:formula="of:=IF([data.D19]&lt;&gt;&quot;&quot;;[data.D19];&quot;&quot;)" office:value-type="float" office:value="14">
            <text:p>14</text:p>
          </table:table-cell>
          <table:table-cell table:formula="of:=IF([data.E19]&lt;&gt;&quot;&quot;;[data.E19];&quot;&quot;)" office:value-type="string" office:string-value="City Mingtong Digital ">
            <text:p>City Mingtong Digital </text:p>
          </table:table-cell>
          <table:table-cell table:formula="of:=IF([data.F19]&lt;&gt;&quot;&quot;;[data.F19];&quot;&quot;)">
            <text:p/>
          </table:table-cell>
          <table:table-cell table:formula="of:=IF([data.G19]&lt;&gt;&quot;&quot;;[data.G19];&quot;&quot;)">
            <text:p/>
          </table:table-cell>
          <table:table-cell table:formula="of:=IF([data.H19]&lt;&gt;&quot;&quot;;[data.H19];&quot;&quot;)" office:value-type="float" office:value="22.54479">
            <text:p>22.54</text:p>
          </table:table-cell>
          <table:table-cell table:formula="of:=IF([data.I19]&lt;&gt;&quot;&quot;;[data.I19];&quot;&quot;)" office:value-type="float" office:value="114.088973">
            <text:p>114.09</text:p>
          </table:table-cell>
          <table:table-cell table:formula="of:=IF([data.J19]&lt;&gt;&quot;&quot;;[data.J19];&quot;&quot;)" office:value-type="string" office:string-value="https://www.google.com/maps/place/Economic+Equipment+Bldg/@22.5447109,114.0886231,18z/data=!3m1!4b1!4m2!3m1!1s0x3403f4362159a953:0x7fa143e4de08f426">
            <text:p>https://www.google.com/maps/place/Economic+Equipment+Bldg/@22.5447109,114.0886231,18z/data=!3m1!4b1!4m2!3m1!1s0x3403f4362159a953:0x7fa143e4de08f426</text:p>
          </table:table-cell>
          <table:table-cell table:formula="of:=IF([data.K19]&lt;&gt;&quot;&quot;;[data.K19];&quot;&quot;)">
            <text:p/>
          </table:table-cell>
          <table:table-cell table:formula="of:=IF([data.L19]&lt;&gt;&quot;&quot;;[data.L19];&quot;&quot;)">
            <text:p/>
          </table:table-cell>
          <table:table-cell table:formula="of:=IF([data.M19]&lt;&gt;&quot;&quot;;[data.M19];&quot;&quot;)" office:value-type="string" office:string-value="https://oomlout.myshopify.com/admin/pages/15004257">
            <text:p>https://oomlout.myshopify.com/admin/pages/15004257</text:p>
          </table:table-cell>
          <table:table-cell table:formula="of:=IF([data.N19]&lt;&gt;&quot;&quot;;[data.N19];&quot;&quot;)">
            <text:p/>
          </table:table-cell>
          <table:table-cell table:formula="of:=IF([data.O19]&lt;&gt;&quot;&quot;;[data.O19];&quot;&quot;)" office:value-type="string" office:string-value="Also known as 'The Fish Building' because of the fish tank at its entrance. The first floor is occupied by stalls selling mobile phones for the Chinese market. While not too shiny nor high-tech, there are some really interesting models on offer. The middle floors are where iFauxns and Samsung Note knock-offs of varying authenticity and quality can be sourced.">
            <text:p>Also known as 'The Fish Building' because of the fish tank at its entrance. The first floor is occupied by stalls selling mobile phones for the Chinese market. While not too shiny nor high-tech, there are some really interesting models on offer. The middle floors are where iFauxns and Samsung Note knock-offs of varying authenticity and quality can be sourced.</text:p>
          </table:table-cell>
          <table:table-cell table:formula="of:=IF([data.P19]&lt;&gt;&quot;&quot;;[data.P19];&quot;&quot;)">
            <text:p/>
          </table:table-cell>
          <table:table-cell table:formula="of:=IF([data.Q19]&lt;&gt;&quot;&quot;;[data.Q19];&quot;&quot;)">
            <text:p/>
          </table:table-cell>
          <table:table-cell table:formula="of:=IF([data.R19]&lt;&gt;&quot;&quot;;[data.R19];&quot;&quot;)">
            <text:p/>
          </table:table-cell>
          <table:table-cell table:formula="of:=IF([data.S19]&lt;&gt;&quot;&quot;;[data.S19];&quot;&quot;)">
            <text:p/>
          </table:table-cell>
          <table:table-cell table:formula="of:=IF([data.T19]&lt;&gt;&quot;&quot;;[data.T19];&quot;&quot;)">
            <text:p/>
          </table:table-cell>
          <table:table-cell table:formula="of:=IF([data.U19]&lt;&gt;&quot;&quot;;[data.U19];&quot;&quot;)">
            <text:p/>
          </table:table-cell>
          <table:table-cell table:formula="of:=IF([data.V19]&lt;&gt;&quot;&quot;;[data.V19];&quot;&quot;)" office:value-type="string" office:string-value="Accessories and domestic phones">
            <text:p>Accessories and domestic phones</text:p>
          </table:table-cell>
          <table:table-cell table:formula="of:=IF([data.W19]&lt;&gt;&quot;&quot;;[data.W19];&quot;&quot;)" office:value-type="string" office:string-value="Phones (unique designs)">
            <text:p>Phones (unique designs)</text:p>
          </table:table-cell>
          <table:table-cell table:formula="of:=IF([data.X19]&lt;&gt;&quot;&quot;;[data.X19];&quot;&quot;)" office:value-type="string" office:string-value="Phones (dodgy notes and iFauxn's)">
            <text:p>Phones (dodgy notes and iFauxn's)</text:p>
          </table:table-cell>
          <table:table-cell table:formula="of:=IF([data.Y19]&lt;&gt;&quot;&quot;;[data.Y19];&quot;&quot;)" office:value-type="string" office:string-value="Same as 3f bit dodgier">
            <text:p>Same as 3f bit dodgier</text:p>
          </table:table-cell>
          <table:table-cell table:formula="of:=IF([data.Z19]&lt;&gt;&quot;&quot;;[data.Z19];&quot;&quot;)" office:value-type="string" office:string-value="Offices">
            <text:p>Offices</text:p>
          </table:table-cell>
          <table:table-cell table:formula="of:=IF([data.AA19]&lt;&gt;&quot;&quot;;[data.AA19];&quot;&quot;)" office:value-type="string" office:string-value="Offices">
            <text:p>Offices</text:p>
          </table:table-cell>
          <table:table-cell table:formula="of:=IF([data.AB19]&lt;&gt;&quot;&quot;;[data.AB19];&quot;&quot;)">
            <text:p/>
          </table:table-cell>
          <table:table-cell table:formula="of:=IF([data.AC19]&lt;&gt;&quot;&quot;;[data.AC19];&quot;&quot;)">
            <text:p/>
          </table:table-cell>
          <table:table-cell table:formula="of:=IF([data.AD19]&lt;&gt;&quot;&quot;;[data.AD19];&quot;&quot;)">
            <text:p/>
          </table:table-cell>
          <table:table-cell table:formula="of:=IF([data.AE19]&lt;&gt;&quot;&quot;;[data.AE19];&quot;&quot;)">
            <text:p/>
          </table:table-cell>
          <table:table-cell table:formula="of:=IF([data.AF19]&lt;&gt;&quot;&quot;;[data.AF19];&quot;&quot;)">
            <text:p/>
          </table:table-cell>
          <table:table-cell table:formula="of:=IF([data.AG19]&lt;&gt;&quot;&quot;;[data.AG19];&quot;&quot;)">
            <text:p/>
          </table:table-cell>
          <table:table-cell table:formula="of:=IF([data.AH19]&lt;&gt;&quot;&quot;;[data.AH19];&quot;&quot;)">
            <text:p/>
          </table:table-cell>
          <table:table-cell table:formula="of:=IF([data.AI19]&lt;&gt;&quot;&quot;;[data.AI19];&quot;&quot;)">
            <text:p/>
          </table:table-cell>
          <table:table-cell table:formula="of:=IF([data.AJ19]&lt;&gt;&quot;&quot;;[data.AJ19];&quot;&quot;)">
            <text:p/>
          </table:table-cell>
          <table:table-cell table:formula="of:=IF([data.AK19]&lt;&gt;&quot;&quot;;[data.AK19];&quot;&quot;)">
            <text:p/>
          </table:table-cell>
          <table:table-cell table:formula="of:=IF([data.AL19]&lt;&gt;&quot;&quot;;[data.AL19];&quot;&quot;)">
            <text:p/>
          </table:table-cell>
          <table:table-cell table:formula="of:=IF([data.AM19]&lt;&gt;&quot;&quot;;[data.AM19];&quot;&quot;)">
            <text:p/>
          </table:table-cell>
          <table:table-cell table:formula="of:=IF([data.AN19]&lt;&gt;&quot;&quot;;[data.AN19];&quot;&quot;)">
            <text:p/>
          </table:table-cell>
          <table:table-cell table:formula="of:=IF([data.AO19]&lt;&gt;&quot;&quot;;[data.AO19];&quot;&quot;)">
            <text:p/>
          </table:table-cell>
          <table:table-cell table:formula="of:=IF([data.AP19]&lt;&gt;&quot;&quot;;[data.AP19];&quot;&quot;)">
            <text:p/>
          </table:table-cell>
          <table:table-cell table:formula="of:=IF([data.AQ19]&lt;&gt;&quot;&quot;;[data.AQ19];&quot;&quot;)">
            <text:p/>
          </table:table-cell>
          <table:table-cell table:formula="of:=IF([data.AR19]&lt;&gt;&quot;&quot;;[data.AR19];&quot;&quot;)">
            <text:p/>
          </table:table-cell>
          <table:table-cell table:formula="of:=IF([data.AS19]&lt;&gt;&quot;&quot;;[data.AS19];&quot;&quot;)">
            <text:p/>
          </table:table-cell>
          <table:table-cell table:formula="of:=IF([data.AT19]&lt;&gt;&quot;&quot;;[data.AT19];&quot;&quot;)">
            <text:p/>
          </table:table-cell>
          <table:table-cell table:formula="of:=IF([data.AU19]&lt;&gt;&quot;&quot;;[data.AU19];&quot;&quot;)">
            <text:p/>
          </table:table-cell>
          <table:table-cell table:formula="of:=IF([data.AV19]&lt;&gt;&quot;&quot;;[data.AV19];&quot;&quot;)">
            <text:p/>
          </table:table-cell>
          <table:table-cell table:formula="of:=IF([data.AW19]&lt;&gt;&quot;&quot;;[data.AW19];&quot;&quot;)">
            <text:p/>
          </table:table-cell>
          <table:table-cell table:formula="of:=IF([data.AX19]&lt;&gt;&quot;&quot;;[data.AX19];&quot;&quot;)">
            <text:p/>
          </table:table-cell>
          <table:table-cell table:formula="of:=IF([data.AY19]&lt;&gt;&quot;&quot;;[data.AY19];&quot;&quot;)">
            <text:p/>
          </table:table-cell>
          <table:table-cell table:formula="of:=IF([data.AZ19]&lt;&gt;&quot;&quot;;[data.AZ19];&quot;&quot;)">
            <text:p/>
          </table:table-cell>
          <table:table-cell table:formula="of:=IF([data.BA19]&lt;&gt;&quot;&quot;;[data.BA19];&quot;&quot;)">
            <text:p/>
          </table:table-cell>
          <table:table-cell table:formula="of:=IF([data.BB19]&lt;&gt;&quot;&quot;;[data.BB19];&quot;&quot;)">
            <text:p/>
          </table:table-cell>
          <table:table-cell table:formula="of:=IF([data.BC19]&lt;&gt;&quot;&quot;;[data.BC19];&quot;&quot;)">
            <text:p/>
          </table:table-cell>
          <table:table-cell table:formula="of:=IF([data.BD19]&lt;&gt;&quot;&quot;;[data.BD19];&quot;&quot;)">
            <text:p/>
          </table:table-cell>
          <table:table-cell table:formula="of:=IF([data.BE19]&lt;&gt;&quot;&quot;;[data.BE19];&quot;&quot;)">
            <text:p/>
          </table:table-cell>
          <table:table-cell table:formula="of:=IF([data.BF19]&lt;&gt;&quot;&quot;;[data.BF19];&quot;&quot;)">
            <text:p/>
          </table:table-cell>
        </table:table-row>
        <table:table-row table:style-name="ro4">
          <table:table-cell table:formula="of:=IF([data.B20]&lt;&gt;&quot;&quot;;[data.B20];&quot;&quot;)" office:value-type="string" office:string-value="19">
            <text:p>19</text:p>
          </table:table-cell>
          <table:table-cell table:formula="of:=IF([data.C20]&lt;&gt;&quot;&quot;;[data.C20];&quot;&quot;)">
            <text:p/>
          </table:table-cell>
          <table:table-cell table:formula="of:=IF([data.D20]&lt;&gt;&quot;&quot;;[data.D20];&quot;&quot;)">
            <text:p/>
          </table:table-cell>
          <table:table-cell table:formula="of:=IF([data.E20]&lt;&gt;&quot;&quot;;[data.E20];&quot;&quot;)" office:value-type="string" office:string-value="Shippers Row">
            <text:p>Shippers Row</text:p>
          </table:table-cell>
          <table:table-cell table:formula="of:=IF([data.F20]&lt;&gt;&quot;&quot;;[data.F20];&quot;&quot;)" office:value-type="string" office:string-value="(North side of LongSheng building)">
            <text:p>(North side of LongSheng building)</text:p>
          </table:table-cell>
          <table:table-cell table:formula="of:=IF([data.G20]&lt;&gt;&quot;&quot;;[data.G20];&quot;&quot;)">
            <text:p/>
          </table:table-cell>
          <table:table-cell table:formula="of:=IF([data.H20]&lt;&gt;&quot;&quot;;[data.H20];&quot;&quot;)" office:value-type="float" office:value="22.543703">
            <text:p>22.54</text:p>
          </table:table-cell>
          <table:table-cell table:formula="of:=IF([data.I20]&lt;&gt;&quot;&quot;;[data.I20];&quot;&quot;)" office:value-type="float" office:value="114.088785">
            <text:p>114.09</text:p>
          </table:table-cell>
          <table:table-cell table:formula="of:=IF([data.J20]&lt;&gt;&quot;&quot;;[data.J20];&quot;&quot;)" office:value-type="string" office:string-value="https://www.google.com/maps/place/7+Hua+Fa+Bei+Lu/@22.5437,114.088861,19z/data=!3m1!4b1!4m2!3m1!1s0x3403f4363fea76af:0x670adfdddc767db4">
            <text:p>https://www.google.com/maps/place/7+Hua+Fa+Bei+Lu/@22.5437,114.088861,19z/data=!3m1!4b1!4m2!3m1!1s0x3403f4363fea76af:0x670adfdddc767db4</text:p>
          </table:table-cell>
          <table:table-cell table:formula="of:=IF([data.K20]&lt;&gt;&quot;&quot;;[data.K20];&quot;&quot;)">
            <text:p/>
          </table:table-cell>
          <table:table-cell table:formula="of:=IF([data.L20]&lt;&gt;&quot;&quot;;[data.L20];&quot;&quot;)">
            <text:p/>
          </table:table-cell>
          <table:table-cell table:formula="of:=IF([data.M20]&lt;&gt;&quot;&quot;;[data.M20];&quot;&quot;)" office:value-type="string" office:string-value="https://oomlout.myshopify.com/admin/pages/15004277">
            <text:p>https://oomlout.myshopify.com/admin/pages/15004277</text:p>
          </table:table-cell>
          <table:table-cell table:formula="of:=IF([data.N20]&lt;&gt;&quot;&quot;;[data.N20];&quot;&quot;)">
            <text:p/>
          </table:table-cell>
          <table:table-cell table:formula="of:=IF([data.O20]&lt;&gt;&quot;&quot;;[data.O20];&quot;&quot;)" office:value-type="string" office:string-value="Not a building in it's own right, this is the location of a row of shops dedicated to packing things up and shipping them anywhere you like. (the north side of (&lt;a href=&quot;http://oomlout.co.uk/pages/hqbs-huaqiangbeisystem-13&quot;&gt;HQBS-13&lt;/a&gt;Long Sheng Accessory Market)))">
            <text:p>Not a building in it's own right, this is the location of a row of shops dedicated to packing things up and shipping them anywhere you like. (the north side of (&lt;a href="http://oomlout.co.uk/pages/hqbs-huaqiangbeisystem-13"&gt;HQBS-13&lt;/a&gt;Long Sheng Accessory Market)))</text:p>
          </table:table-cell>
          <table:table-cell table:formula="of:=IF([data.P20]&lt;&gt;&quot;&quot;;[data.P20];&quot;&quot;)">
            <text:p/>
          </table:table-cell>
          <table:table-cell table:formula="of:=IF([data.Q20]&lt;&gt;&quot;&quot;;[data.Q20];&quot;&quot;)">
            <text:p/>
          </table:table-cell>
          <table:table-cell table:formula="of:=IF([data.R20]&lt;&gt;&quot;&quot;;[data.R20];&quot;&quot;)">
            <text:p/>
          </table:table-cell>
          <table:table-cell table:formula="of:=IF([data.S20]&lt;&gt;&quot;&quot;;[data.S20];&quot;&quot;)">
            <text:p/>
          </table:table-cell>
          <table:table-cell table:formula="of:=IF([data.T20]&lt;&gt;&quot;&quot;;[data.T20];&quot;&quot;)">
            <text:p/>
          </table:table-cell>
          <table:table-cell table:formula="of:=IF([data.U20]&lt;&gt;&quot;&quot;;[data.U20];&quot;&quot;)">
            <text:p/>
          </table:table-cell>
          <table:table-cell table:formula="of:=IF([data.V20]&lt;&gt;&quot;&quot;;[data.V20];&quot;&quot;)" office:value-type="string" office:string-value="Suzy Shipper and others">
            <text:p>Suzy Shipper and others</text:p>
          </table:table-cell>
          <table:table-cell table:formula="of:=IF([data.W20]&lt;&gt;&quot;&quot;;[data.W20];&quot;&quot;)">
            <text:p/>
          </table:table-cell>
          <table:table-cell table:formula="of:=IF([data.X20]&lt;&gt;&quot;&quot;;[data.X20];&quot;&quot;)">
            <text:p/>
          </table:table-cell>
          <table:table-cell table:formula="of:=IF([data.Y20]&lt;&gt;&quot;&quot;;[data.Y20];&quot;&quot;)">
            <text:p/>
          </table:table-cell>
          <table:table-cell table:formula="of:=IF([data.Z20]&lt;&gt;&quot;&quot;;[data.Z20];&quot;&quot;)">
            <text:p/>
          </table:table-cell>
          <table:table-cell table:formula="of:=IF([data.AA20]&lt;&gt;&quot;&quot;;[data.AA20];&quot;&quot;)">
            <text:p/>
          </table:table-cell>
          <table:table-cell table:formula="of:=IF([data.AB20]&lt;&gt;&quot;&quot;;[data.AB20];&quot;&quot;)">
            <text:p/>
          </table:table-cell>
          <table:table-cell table:formula="of:=IF([data.AC20]&lt;&gt;&quot;&quot;;[data.AC20];&quot;&quot;)">
            <text:p/>
          </table:table-cell>
          <table:table-cell table:formula="of:=IF([data.AD20]&lt;&gt;&quot;&quot;;[data.AD20];&quot;&quot;)">
            <text:p/>
          </table:table-cell>
          <table:table-cell table:formula="of:=IF([data.AE20]&lt;&gt;&quot;&quot;;[data.AE20];&quot;&quot;)">
            <text:p/>
          </table:table-cell>
          <table:table-cell table:formula="of:=IF([data.AF20]&lt;&gt;&quot;&quot;;[data.AF20];&quot;&quot;)">
            <text:p/>
          </table:table-cell>
          <table:table-cell table:formula="of:=IF([data.AG20]&lt;&gt;&quot;&quot;;[data.AG20];&quot;&quot;)">
            <text:p/>
          </table:table-cell>
          <table:table-cell table:formula="of:=IF([data.AH20]&lt;&gt;&quot;&quot;;[data.AH20];&quot;&quot;)">
            <text:p/>
          </table:table-cell>
          <table:table-cell table:formula="of:=IF([data.AI20]&lt;&gt;&quot;&quot;;[data.AI20];&quot;&quot;)">
            <text:p/>
          </table:table-cell>
          <table:table-cell table:formula="of:=IF([data.AJ20]&lt;&gt;&quot;&quot;;[data.AJ20];&quot;&quot;)">
            <text:p/>
          </table:table-cell>
          <table:table-cell table:formula="of:=IF([data.AK20]&lt;&gt;&quot;&quot;;[data.AK20];&quot;&quot;)">
            <text:p/>
          </table:table-cell>
          <table:table-cell table:formula="of:=IF([data.AL20]&lt;&gt;&quot;&quot;;[data.AL20];&quot;&quot;)">
            <text:p/>
          </table:table-cell>
          <table:table-cell table:formula="of:=IF([data.AM20]&lt;&gt;&quot;&quot;;[data.AM20];&quot;&quot;)">
            <text:p/>
          </table:table-cell>
          <table:table-cell table:formula="of:=IF([data.AN20]&lt;&gt;&quot;&quot;;[data.AN20];&quot;&quot;)">
            <text:p/>
          </table:table-cell>
          <table:table-cell table:formula="of:=IF([data.AO20]&lt;&gt;&quot;&quot;;[data.AO20];&quot;&quot;)">
            <text:p/>
          </table:table-cell>
          <table:table-cell table:formula="of:=IF([data.AP20]&lt;&gt;&quot;&quot;;[data.AP20];&quot;&quot;)">
            <text:p/>
          </table:table-cell>
          <table:table-cell table:formula="of:=IF([data.AQ20]&lt;&gt;&quot;&quot;;[data.AQ20];&quot;&quot;)">
            <text:p/>
          </table:table-cell>
          <table:table-cell table:formula="of:=IF([data.AR20]&lt;&gt;&quot;&quot;;[data.AR20];&quot;&quot;)">
            <text:p/>
          </table:table-cell>
          <table:table-cell table:formula="of:=IF([data.AS20]&lt;&gt;&quot;&quot;;[data.AS20];&quot;&quot;)">
            <text:p/>
          </table:table-cell>
          <table:table-cell table:formula="of:=IF([data.AT20]&lt;&gt;&quot;&quot;;[data.AT20];&quot;&quot;)">
            <text:p/>
          </table:table-cell>
          <table:table-cell table:formula="of:=IF([data.AU20]&lt;&gt;&quot;&quot;;[data.AU20];&quot;&quot;)">
            <text:p/>
          </table:table-cell>
          <table:table-cell table:formula="of:=IF([data.AV20]&lt;&gt;&quot;&quot;;[data.AV20];&quot;&quot;)">
            <text:p/>
          </table:table-cell>
          <table:table-cell table:formula="of:=IF([data.AW20]&lt;&gt;&quot;&quot;;[data.AW20];&quot;&quot;)">
            <text:p/>
          </table:table-cell>
          <table:table-cell table:formula="of:=IF([data.AX20]&lt;&gt;&quot;&quot;;[data.AX20];&quot;&quot;)">
            <text:p/>
          </table:table-cell>
          <table:table-cell table:formula="of:=IF([data.AY20]&lt;&gt;&quot;&quot;;[data.AY20];&quot;&quot;)">
            <text:p/>
          </table:table-cell>
          <table:table-cell table:formula="of:=IF([data.AZ20]&lt;&gt;&quot;&quot;;[data.AZ20];&quot;&quot;)">
            <text:p/>
          </table:table-cell>
          <table:table-cell table:formula="of:=IF([data.BA20]&lt;&gt;&quot;&quot;;[data.BA20];&quot;&quot;)">
            <text:p/>
          </table:table-cell>
          <table:table-cell table:formula="of:=IF([data.BB20]&lt;&gt;&quot;&quot;;[data.BB20];&quot;&quot;)">
            <text:p/>
          </table:table-cell>
          <table:table-cell table:formula="of:=IF([data.BC20]&lt;&gt;&quot;&quot;;[data.BC20];&quot;&quot;)">
            <text:p/>
          </table:table-cell>
          <table:table-cell table:formula="of:=IF([data.BD20]&lt;&gt;&quot;&quot;;[data.BD20];&quot;&quot;)">
            <text:p/>
          </table:table-cell>
          <table:table-cell table:formula="of:=IF([data.BE20]&lt;&gt;&quot;&quot;;[data.BE20];&quot;&quot;)">
            <text:p/>
          </table:table-cell>
          <table:table-cell table:formula="of:=IF([data.BF20]&lt;&gt;&quot;&quot;;[data.BF20];&quot;&quot;)">
            <text:p/>
          </table:table-cell>
        </table:table-row>
        <table:table-row table:style-name="ro4">
          <table:table-cell table:formula="of:=IF([data.B21]&lt;&gt;&quot;&quot;;[data.B21];&quot;&quot;)" office:value-type="string" office:string-value="20">
            <text:p>20</text:p>
          </table:table-cell>
          <table:table-cell table:formula="of:=IF([data.C21]&lt;&gt;&quot;&quot;;[data.C21];&quot;&quot;)">
            <text:p/>
          </table:table-cell>
          <table:table-cell table:formula="of:=IF([data.D21]&lt;&gt;&quot;&quot;;[data.D21];&quot;&quot;)">
            <text:p/>
          </table:table-cell>
          <table:table-cell table:formula="of:=IF([data.E21]&lt;&gt;&quot;&quot;;[data.E21];&quot;&quot;)" office:value-type="string" office:string-value="SEG Market North">
            <text:p>SEG Market North</text:p>
          </table:table-cell>
          <table:table-cell table:formula="of:=IF([data.F21]&lt;&gt;&quot;&quot;;[data.F21];&quot;&quot;)">
            <text:p/>
          </table:table-cell>
          <table:table-cell table:formula="of:=IF([data.G21]&lt;&gt;&quot;&quot;;[data.G21];&quot;&quot;)">
            <text:p/>
          </table:table-cell>
          <table:table-cell table:formula="of:=IF([data.H21]&lt;&gt;&quot;&quot;;[data.H21];&quot;&quot;)" office:value-type="float" office:value="22.541958">
            <text:p>22.54</text:p>
          </table:table-cell>
          <table:table-cell table:formula="of:=IF([data.I21]&lt;&gt;&quot;&quot;;[data.I21];&quot;&quot;)" office:value-type="float" office:value="114.08714">
            <text:p>114.09</text:p>
          </table:table-cell>
          <table:table-cell table:formula="of:=IF([data.J21]&lt;&gt;&quot;&quot;;[data.J21];&quot;&quot;)" office:value-type="string" office:string-value="https://www.google.com/maps/place/Baohua+Mansion+%EF%BC%88Block+A%EF%BC%89/@22.5420031,114.0872105,19z/data=!3m1!4b1!4m2!3m1!1s0x3403f43703badad7:0x8bb32ab33bfe5d7">
            <text:p>https://www.google.com/maps/place/Baohua+Mansion+%EF%BC%88Block+A%EF%BC%89/@22.5420031,114.0872105,19z/data=!3m1!4b1!4m2!3m1!1s0x3403f43703badad7:0x8bb32ab33bfe5d7</text:p>
          </table:table-cell>
          <table:table-cell table:formula="of:=IF([data.K21]&lt;&gt;&quot;&quot;;[data.K21];&quot;&quot;)">
            <text:p/>
          </table:table-cell>
          <table:table-cell table:formula="of:=IF([data.L21]&lt;&gt;&quot;&quot;;[data.L21];&quot;&quot;)">
            <text:p/>
          </table:table-cell>
          <table:table-cell table:formula="of:=IF([data.M21]&lt;&gt;&quot;&quot;;[data.M21];&quot;&quot;)" office:value-type="string" office:string-value="https://oomlout.myshopify.com/admin/pages/15004293">
            <text:p>https://oomlout.myshopify.com/admin/pages/15004293</text:p>
          </table:table-cell>
          <table:table-cell table:formula="of:=IF([data.N21]&lt;&gt;&quot;&quot;;[data.N21];&quot;&quot;)">
            <text:p/>
          </table:table-cell>
          <table:table-cell table:formula="of:=IF([data.O21]&lt;&gt;&quot;&quot;;[data.O21];&quot;&quot;)" office:value-type="string" office:string-value="An extension of the much larger SEG building. Only a couple of floors selling mostly consumer electronics.">
            <text:p>An extension of the much larger SEG building. Only a couple of floors selling mostly consumer electronics.</text:p>
          </table:table-cell>
          <table:table-cell table:formula="of:=IF([data.P21]&lt;&gt;&quot;&quot;;[data.P21];&quot;&quot;)">
            <text:p/>
          </table:table-cell>
          <table:table-cell table:formula="of:=IF([data.Q21]&lt;&gt;&quot;&quot;;[data.Q21];&quot;&quot;)">
            <text:p/>
          </table:table-cell>
          <table:table-cell table:formula="of:=IF([data.R21]&lt;&gt;&quot;&quot;;[data.R21];&quot;&quot;)">
            <text:p/>
          </table:table-cell>
          <table:table-cell table:formula="of:=IF([data.S21]&lt;&gt;&quot;&quot;;[data.S21];&quot;&quot;)">
            <text:p/>
          </table:table-cell>
          <table:table-cell table:formula="of:=IF([data.T21]&lt;&gt;&quot;&quot;;[data.T21];&quot;&quot;)">
            <text:p/>
          </table:table-cell>
          <table:table-cell table:formula="of:=IF([data.U21]&lt;&gt;&quot;&quot;;[data.U21];&quot;&quot;)">
            <text:p/>
          </table:table-cell>
          <table:table-cell table:formula="of:=IF([data.V21]&lt;&gt;&quot;&quot;;[data.V21];&quot;&quot;)" office:value-type="string" office:string-value="Consumer Electronics">
            <text:p>Consumer Electronics</text:p>
          </table:table-cell>
          <table:table-cell table:formula="of:=IF([data.W21]&lt;&gt;&quot;&quot;;[data.W21];&quot;&quot;)" office:value-type="string" office:string-value="CDs printer ink etc.">
            <text:p>CDs printer ink etc.</text:p>
          </table:table-cell>
          <table:table-cell table:formula="of:=IF([data.X21]&lt;&gt;&quot;&quot;;[data.X21];&quot;&quot;)" office:value-type="string" office:string-value="Computer accessories">
            <text:p>Computer accessories</text:p>
          </table:table-cell>
          <table:table-cell table:formula="of:=IF([data.Y21]&lt;&gt;&quot;&quot;;[data.Y21];&quot;&quot;)" office:value-type="string" office:string-value="Computer parts">
            <text:p>Computer parts</text:p>
          </table:table-cell>
          <table:table-cell table:formula="of:=IF([data.Z21]&lt;&gt;&quot;&quot;;[data.Z21];&quot;&quot;)">
            <text:p/>
          </table:table-cell>
          <table:table-cell table:formula="of:=IF([data.AA21]&lt;&gt;&quot;&quot;;[data.AA21];&quot;&quot;)">
            <text:p/>
          </table:table-cell>
          <table:table-cell table:formula="of:=IF([data.AB21]&lt;&gt;&quot;&quot;;[data.AB21];&quot;&quot;)">
            <text:p/>
          </table:table-cell>
          <table:table-cell table:formula="of:=IF([data.AC21]&lt;&gt;&quot;&quot;;[data.AC21];&quot;&quot;)">
            <text:p/>
          </table:table-cell>
          <table:table-cell table:formula="of:=IF([data.AD21]&lt;&gt;&quot;&quot;;[data.AD21];&quot;&quot;)">
            <text:p/>
          </table:table-cell>
          <table:table-cell table:formula="of:=IF([data.AE21]&lt;&gt;&quot;&quot;;[data.AE21];&quot;&quot;)">
            <text:p/>
          </table:table-cell>
          <table:table-cell table:formula="of:=IF([data.AF21]&lt;&gt;&quot;&quot;;[data.AF21];&quot;&quot;)">
            <text:p/>
          </table:table-cell>
          <table:table-cell table:formula="of:=IF([data.AG21]&lt;&gt;&quot;&quot;;[data.AG21];&quot;&quot;)">
            <text:p/>
          </table:table-cell>
          <table:table-cell table:formula="of:=IF([data.AH21]&lt;&gt;&quot;&quot;;[data.AH21];&quot;&quot;)">
            <text:p/>
          </table:table-cell>
          <table:table-cell table:formula="of:=IF([data.AI21]&lt;&gt;&quot;&quot;;[data.AI21];&quot;&quot;)">
            <text:p/>
          </table:table-cell>
          <table:table-cell table:formula="of:=IF([data.AJ21]&lt;&gt;&quot;&quot;;[data.AJ21];&quot;&quot;)">
            <text:p/>
          </table:table-cell>
          <table:table-cell table:formula="of:=IF([data.AK21]&lt;&gt;&quot;&quot;;[data.AK21];&quot;&quot;)">
            <text:p/>
          </table:table-cell>
          <table:table-cell table:formula="of:=IF([data.AL21]&lt;&gt;&quot;&quot;;[data.AL21];&quot;&quot;)">
            <text:p/>
          </table:table-cell>
          <table:table-cell table:formula="of:=IF([data.AM21]&lt;&gt;&quot;&quot;;[data.AM21];&quot;&quot;)">
            <text:p/>
          </table:table-cell>
          <table:table-cell table:formula="of:=IF([data.AN21]&lt;&gt;&quot;&quot;;[data.AN21];&quot;&quot;)">
            <text:p/>
          </table:table-cell>
          <table:table-cell table:formula="of:=IF([data.AO21]&lt;&gt;&quot;&quot;;[data.AO21];&quot;&quot;)">
            <text:p/>
          </table:table-cell>
          <table:table-cell table:formula="of:=IF([data.AP21]&lt;&gt;&quot;&quot;;[data.AP21];&quot;&quot;)">
            <text:p/>
          </table:table-cell>
          <table:table-cell table:formula="of:=IF([data.AQ21]&lt;&gt;&quot;&quot;;[data.AQ21];&quot;&quot;)">
            <text:p/>
          </table:table-cell>
          <table:table-cell table:formula="of:=IF([data.AR21]&lt;&gt;&quot;&quot;;[data.AR21];&quot;&quot;)">
            <text:p/>
          </table:table-cell>
          <table:table-cell table:formula="of:=IF([data.AS21]&lt;&gt;&quot;&quot;;[data.AS21];&quot;&quot;)">
            <text:p/>
          </table:table-cell>
          <table:table-cell table:formula="of:=IF([data.AT21]&lt;&gt;&quot;&quot;;[data.AT21];&quot;&quot;)">
            <text:p/>
          </table:table-cell>
          <table:table-cell table:formula="of:=IF([data.AU21]&lt;&gt;&quot;&quot;;[data.AU21];&quot;&quot;)">
            <text:p/>
          </table:table-cell>
          <table:table-cell table:formula="of:=IF([data.AV21]&lt;&gt;&quot;&quot;;[data.AV21];&quot;&quot;)">
            <text:p/>
          </table:table-cell>
          <table:table-cell table:formula="of:=IF([data.AW21]&lt;&gt;&quot;&quot;;[data.AW21];&quot;&quot;)">
            <text:p/>
          </table:table-cell>
          <table:table-cell table:formula="of:=IF([data.AX21]&lt;&gt;&quot;&quot;;[data.AX21];&quot;&quot;)">
            <text:p/>
          </table:table-cell>
          <table:table-cell table:formula="of:=IF([data.AY21]&lt;&gt;&quot;&quot;;[data.AY21];&quot;&quot;)">
            <text:p/>
          </table:table-cell>
          <table:table-cell table:formula="of:=IF([data.AZ21]&lt;&gt;&quot;&quot;;[data.AZ21];&quot;&quot;)">
            <text:p/>
          </table:table-cell>
          <table:table-cell table:formula="of:=IF([data.BA21]&lt;&gt;&quot;&quot;;[data.BA21];&quot;&quot;)">
            <text:p/>
          </table:table-cell>
          <table:table-cell table:formula="of:=IF([data.BB21]&lt;&gt;&quot;&quot;;[data.BB21];&quot;&quot;)">
            <text:p/>
          </table:table-cell>
          <table:table-cell table:formula="of:=IF([data.BC21]&lt;&gt;&quot;&quot;;[data.BC21];&quot;&quot;)">
            <text:p/>
          </table:table-cell>
          <table:table-cell table:formula="of:=IF([data.BD21]&lt;&gt;&quot;&quot;;[data.BD21];&quot;&quot;)">
            <text:p/>
          </table:table-cell>
          <table:table-cell table:formula="of:=IF([data.BE21]&lt;&gt;&quot;&quot;;[data.BE21];&quot;&quot;)">
            <text:p/>
          </table:table-cell>
          <table:table-cell table:formula="of:=IF([data.BF21]&lt;&gt;&quot;&quot;;[data.BF21];&quot;&quot;)">
            <text:p/>
          </table:table-cell>
        </table:table-row>
        <table:table-row table:style-name="ro4">
          <table:table-cell table:formula="of:=IF([data.B22]&lt;&gt;&quot;&quot;;[data.B22];&quot;&quot;)" office:value-type="string" office:string-value="21">
            <text:p>21</text:p>
          </table:table-cell>
          <table:table-cell table:formula="of:=IF([data.C22]&lt;&gt;&quot;&quot;;[data.C22];&quot;&quot;)" office:value-type="float" office:value="3">
            <text:p>3</text:p>
          </table:table-cell>
          <table:table-cell table:formula="of:=IF([data.D22]&lt;&gt;&quot;&quot;;[data.D22];&quot;&quot;)">
            <text:p/>
          </table:table-cell>
          <table:table-cell table:formula="of:=IF([data.E22]&lt;&gt;&quot;&quot;;[data.E22];&quot;&quot;)" office:value-type="string" office:string-value="SAE – South Asia Electronics">
            <text:p>SAE – South Asia Electronics</text:p>
          </table:table-cell>
          <table:table-cell table:formula="of:=IF([data.F22]&lt;&gt;&quot;&quot;;[data.F22];&quot;&quot;)">
            <text:p/>
          </table:table-cell>
          <table:table-cell table:formula="of:=IF([data.G22]&lt;&gt;&quot;&quot;;[data.G22];&quot;&quot;)">
            <text:p/>
          </table:table-cell>
          <table:table-cell table:formula="of:=IF([data.H22]&lt;&gt;&quot;&quot;;[data.H22];&quot;&quot;)" office:value-type="float" office:value="22.542447">
            <text:p>22.54</text:p>
          </table:table-cell>
          <table:table-cell table:formula="of:=IF([data.I22]&lt;&gt;&quot;&quot;;[data.I22];&quot;&quot;)" office:value-type="float" office:value="114.085046">
            <text:p>114.09</text:p>
          </table:table-cell>
          <table:table-cell table:formula="of:=IF([data.J22]&lt;&gt;&quot;&quot;;[data.J22];&quot;&quot;)" office:value-type="string" office:string-value="https://www.google.com/maps/place/%E5%88%9B%E8%BE%89%E7%A7%9F%E5%94%AE%EF%BC%88NO.395%EF%BC%89/@22.542602,114.084853,18z/data=!3m1!4b1!4m2!3m1!1s0x3403f4377934d7ff:0xc3cb3aaa69247b68">
            <text:p>https://www.google.com/maps/place/%E5%88%9B%E8%BE%89%E7%A7%9F%E5%94%AE%EF%BC%88NO.395%EF%BC%89/@22.542602,114.084853,18z/data=!3m1!4b1!4m2!3m1!1s0x3403f4377934d7ff:0xc3cb3aaa69247b68</text:p>
          </table:table-cell>
          <table:table-cell table:formula="of:=IF([data.K22]&lt;&gt;&quot;&quot;;[data.K22];&quot;&quot;)">
            <text:p/>
          </table:table-cell>
          <table:table-cell table:formula="of:=IF([data.L22]&lt;&gt;&quot;&quot;;[data.L22];&quot;&quot;)">
            <text:p/>
          </table:table-cell>
          <table:table-cell table:formula="of:=IF([data.M22]&lt;&gt;&quot;&quot;;[data.M22];&quot;&quot;)" office:value-type="string" office:string-value="https://oomlout.myshopify.com/admin/pages/15004313">
            <text:p>https://oomlout.myshopify.com/admin/pages/15004313</text:p>
          </table:table-cell>
          <table:table-cell table:formula="of:=IF([data.N22]&lt;&gt;&quot;&quot;;[data.N22];&quot;&quot;)">
            <text:p/>
          </table:table-cell>
          <table:table-cell table:formula="of:=IF([data.O22]&lt;&gt;&quot;&quot;;[data.O22];&quot;&quot;)" office:value-type="string" office:string-value="This building houses traders of semiconductors, and some semiconductor manufacturers. If you have a design and need sample quantities or, preferably, a design and need production volumes, this is the place to look for them. (There's also an SAE2 which is one building north of SAE and has similar stalls)">
            <text:p>This building houses traders of semiconductors, and some semiconductor manufacturers. If you have a design and need sample quantities or, preferably, a design and need production volumes, this is the place to look for them. (There's also an SAE2 which is one building north of SAE and has similar stalls)</text:p>
          </table:table-cell>
          <table:table-cell table:formula="of:=IF([data.P22]&lt;&gt;&quot;&quot;;[data.P22];&quot;&quot;)">
            <text:p/>
          </table:table-cell>
          <table:table-cell table:formula="of:=IF([data.Q22]&lt;&gt;&quot;&quot;;[data.Q22];&quot;&quot;)">
            <text:p/>
          </table:table-cell>
          <table:table-cell table:formula="of:=IF([data.R22]&lt;&gt;&quot;&quot;;[data.R22];&quot;&quot;)">
            <text:p/>
          </table:table-cell>
          <table:table-cell table:formula="of:=IF([data.S22]&lt;&gt;&quot;&quot;;[data.S22];&quot;&quot;)">
            <text:p/>
          </table:table-cell>
          <table:table-cell table:formula="of:=IF([data.T22]&lt;&gt;&quot;&quot;;[data.T22];&quot;&quot;)">
            <text:p/>
          </table:table-cell>
          <table:table-cell table:formula="of:=IF([data.U22]&lt;&gt;&quot;&quot;;[data.U22];&quot;&quot;)">
            <text:p/>
          </table:table-cell>
          <table:table-cell table:formula="of:=IF([data.V22]&lt;&gt;&quot;&quot;;[data.V22];&quot;&quot;)" office:value-type="string" office:string-value="Components (shops and booths)">
            <text:p>Components (shops and booths)</text:p>
          </table:table-cell>
          <table:table-cell table:formula="of:=IF([data.W22]&lt;&gt;&quot;&quot;;[data.W22];&quot;&quot;)" office:value-type="string" office:string-value="wire, components, connectors">
            <text:p>wire, components, connectors</text:p>
          </table:table-cell>
          <table:table-cell table:formula="of:=IF([data.X22]&lt;&gt;&quot;&quot;;[data.X22];&quot;&quot;)" office:value-type="string" office:string-value="shops, components">
            <text:p>shops, components</text:p>
          </table:table-cell>
          <table:table-cell table:formula="of:=IF([data.Y22]&lt;&gt;&quot;&quot;;[data.Y22];&quot;&quot;)" office:value-type="string" office:string-value="shops, components">
            <text:p>shops, components</text:p>
          </table:table-cell>
          <table:table-cell table:formula="of:=IF([data.Z22]&lt;&gt;&quot;&quot;;[data.Z22];&quot;&quot;)" office:value-type="string" office:string-value="shops and offices">
            <text:p>shops and offices</text:p>
          </table:table-cell>
          <table:table-cell table:formula="of:=IF([data.AA22]&lt;&gt;&quot;&quot;;[data.AA22];&quot;&quot;)">
            <text:p/>
          </table:table-cell>
          <table:table-cell table:formula="of:=IF([data.AB22]&lt;&gt;&quot;&quot;;[data.AB22];&quot;&quot;)">
            <text:p/>
          </table:table-cell>
          <table:table-cell table:formula="of:=IF([data.AC22]&lt;&gt;&quot;&quot;;[data.AC22];&quot;&quot;)">
            <text:p/>
          </table:table-cell>
          <table:table-cell table:formula="of:=IF([data.AD22]&lt;&gt;&quot;&quot;;[data.AD22];&quot;&quot;)">
            <text:p/>
          </table:table-cell>
          <table:table-cell table:formula="of:=IF([data.AE22]&lt;&gt;&quot;&quot;;[data.AE22];&quot;&quot;)">
            <text:p/>
          </table:table-cell>
          <table:table-cell table:formula="of:=IF([data.AF22]&lt;&gt;&quot;&quot;;[data.AF22];&quot;&quot;)">
            <text:p/>
          </table:table-cell>
          <table:table-cell table:formula="of:=IF([data.AG22]&lt;&gt;&quot;&quot;;[data.AG22];&quot;&quot;)">
            <text:p/>
          </table:table-cell>
          <table:table-cell table:formula="of:=IF([data.AH22]&lt;&gt;&quot;&quot;;[data.AH22];&quot;&quot;)">
            <text:p/>
          </table:table-cell>
          <table:table-cell table:formula="of:=IF([data.AI22]&lt;&gt;&quot;&quot;;[data.AI22];&quot;&quot;)">
            <text:p/>
          </table:table-cell>
          <table:table-cell table:formula="of:=IF([data.AJ22]&lt;&gt;&quot;&quot;;[data.AJ22];&quot;&quot;)">
            <text:p/>
          </table:table-cell>
          <table:table-cell table:formula="of:=IF([data.AK22]&lt;&gt;&quot;&quot;;[data.AK22];&quot;&quot;)">
            <text:p/>
          </table:table-cell>
          <table:table-cell table:formula="of:=IF([data.AL22]&lt;&gt;&quot;&quot;;[data.AL22];&quot;&quot;)">
            <text:p/>
          </table:table-cell>
          <table:table-cell table:formula="of:=IF([data.AM22]&lt;&gt;&quot;&quot;;[data.AM22];&quot;&quot;)">
            <text:p/>
          </table:table-cell>
          <table:table-cell table:formula="of:=IF([data.AN22]&lt;&gt;&quot;&quot;;[data.AN22];&quot;&quot;)">
            <text:p/>
          </table:table-cell>
          <table:table-cell table:formula="of:=IF([data.AO22]&lt;&gt;&quot;&quot;;[data.AO22];&quot;&quot;)">
            <text:p/>
          </table:table-cell>
          <table:table-cell table:formula="of:=IF([data.AP22]&lt;&gt;&quot;&quot;;[data.AP22];&quot;&quot;)">
            <text:p/>
          </table:table-cell>
          <table:table-cell table:formula="of:=IF([data.AQ22]&lt;&gt;&quot;&quot;;[data.AQ22];&quot;&quot;)">
            <text:p/>
          </table:table-cell>
          <table:table-cell table:formula="of:=IF([data.AR22]&lt;&gt;&quot;&quot;;[data.AR22];&quot;&quot;)">
            <text:p/>
          </table:table-cell>
          <table:table-cell table:formula="of:=IF([data.AS22]&lt;&gt;&quot;&quot;;[data.AS22];&quot;&quot;)">
            <text:p/>
          </table:table-cell>
          <table:table-cell table:formula="of:=IF([data.AT22]&lt;&gt;&quot;&quot;;[data.AT22];&quot;&quot;)">
            <text:p/>
          </table:table-cell>
          <table:table-cell table:formula="of:=IF([data.AU22]&lt;&gt;&quot;&quot;;[data.AU22];&quot;&quot;)">
            <text:p/>
          </table:table-cell>
          <table:table-cell table:formula="of:=IF([data.AV22]&lt;&gt;&quot;&quot;;[data.AV22];&quot;&quot;)">
            <text:p/>
          </table:table-cell>
          <table:table-cell table:formula="of:=IF([data.AW22]&lt;&gt;&quot;&quot;;[data.AW22];&quot;&quot;)">
            <text:p/>
          </table:table-cell>
          <table:table-cell table:formula="of:=IF([data.AX22]&lt;&gt;&quot;&quot;;[data.AX22];&quot;&quot;)">
            <text:p/>
          </table:table-cell>
          <table:table-cell table:formula="of:=IF([data.AY22]&lt;&gt;&quot;&quot;;[data.AY22];&quot;&quot;)">
            <text:p/>
          </table:table-cell>
          <table:table-cell table:formula="of:=IF([data.AZ22]&lt;&gt;&quot;&quot;;[data.AZ22];&quot;&quot;)">
            <text:p/>
          </table:table-cell>
          <table:table-cell table:formula="of:=IF([data.BA22]&lt;&gt;&quot;&quot;;[data.BA22];&quot;&quot;)">
            <text:p/>
          </table:table-cell>
          <table:table-cell table:formula="of:=IF([data.BB22]&lt;&gt;&quot;&quot;;[data.BB22];&quot;&quot;)">
            <text:p/>
          </table:table-cell>
          <table:table-cell table:formula="of:=IF([data.BC22]&lt;&gt;&quot;&quot;;[data.BC22];&quot;&quot;)">
            <text:p/>
          </table:table-cell>
          <table:table-cell table:formula="of:=IF([data.BD22]&lt;&gt;&quot;&quot;;[data.BD22];&quot;&quot;)">
            <text:p/>
          </table:table-cell>
          <table:table-cell table:formula="of:=IF([data.BE22]&lt;&gt;&quot;&quot;;[data.BE22];&quot;&quot;)">
            <text:p/>
          </table:table-cell>
          <table:table-cell table:formula="of:=IF([data.BF22]&lt;&gt;&quot;&quot;;[data.BF22];&quot;&quot;)">
            <text:p/>
          </table:table-cell>
        </table:table-row>
        <table:table-row table:style-name="ro4">
          <table:table-cell table:formula="of:=IF([data.B23]&lt;&gt;&quot;&quot;;[data.B23];&quot;&quot;)" office:value-type="string" office:string-value="22">
            <text:p>22</text:p>
          </table:table-cell>
          <table:table-cell table:formula="of:=IF([data.C23]&lt;&gt;&quot;&quot;;[data.C23];&quot;&quot;)">
            <text:p/>
          </table:table-cell>
          <table:table-cell table:formula="of:=IF([data.D23]&lt;&gt;&quot;&quot;;[data.D23];&quot;&quot;)">
            <text:p/>
          </table:table-cell>
          <table:table-cell table:formula="of:=IF([data.E23]&lt;&gt;&quot;&quot;;[data.E23];&quot;&quot;)" office:value-type="string" office:string-value="Building North of SAE">
            <text:p>Building North of SAE</text:p>
          </table:table-cell>
          <table:table-cell table:formula="of:=IF([data.F23]&lt;&gt;&quot;&quot;;[data.F23];&quot;&quot;)">
            <text:p/>
          </table:table-cell>
          <table:table-cell table:formula="of:=IF([data.G23]&lt;&gt;&quot;&quot;;[data.G23];&quot;&quot;)">
            <text:p/>
          </table:table-cell>
          <table:table-cell table:formula="of:=IF([data.H23]&lt;&gt;&quot;&quot;;[data.H23];&quot;&quot;)" office:value-type="string" office:string-value="Not Important">
            <text:p>Not Important</text:p>
          </table:table-cell>
          <table:table-cell table:formula="of:=IF([data.I23]&lt;&gt;&quot;&quot;;[data.I23];&quot;&quot;)">
            <text:p/>
          </table:table-cell>
          <table:table-cell table:formula="of:=IF([data.J23]&lt;&gt;&quot;&quot;;[data.J23];&quot;&quot;)">
            <text:p/>
          </table:table-cell>
          <table:table-cell table:formula="of:=IF([data.K23]&lt;&gt;&quot;&quot;;[data.K23];&quot;&quot;)">
            <text:p/>
          </table:table-cell>
          <table:table-cell table:formula="of:=IF([data.L23]&lt;&gt;&quot;&quot;;[data.L23];&quot;&quot;)">
            <text:p/>
          </table:table-cell>
          <table:table-cell table:formula="of:=IF([data.M23]&lt;&gt;&quot;&quot;;[data.M23];&quot;&quot;)">
            <text:p/>
          </table:table-cell>
          <table:table-cell table:formula="of:=IF([data.N23]&lt;&gt;&quot;&quot;;[data.N23];&quot;&quot;)">
            <text:p/>
          </table:table-cell>
          <table:table-cell table:formula="of:=IF([data.O23]&lt;&gt;&quot;&quot;;[data.O23];&quot;&quot;)">
            <text:p/>
          </table:table-cell>
          <table:table-cell table:formula="of:=IF([data.P23]&lt;&gt;&quot;&quot;;[data.P23];&quot;&quot;)">
            <text:p/>
          </table:table-cell>
          <table:table-cell table:formula="of:=IF([data.Q23]&lt;&gt;&quot;&quot;;[data.Q23];&quot;&quot;)">
            <text:p/>
          </table:table-cell>
          <table:table-cell table:formula="of:=IF([data.R23]&lt;&gt;&quot;&quot;;[data.R23];&quot;&quot;)">
            <text:p/>
          </table:table-cell>
          <table:table-cell table:formula="of:=IF([data.S23]&lt;&gt;&quot;&quot;;[data.S23];&quot;&quot;)">
            <text:p/>
          </table:table-cell>
          <table:table-cell table:formula="of:=IF([data.T23]&lt;&gt;&quot;&quot;;[data.T23];&quot;&quot;)">
            <text:p/>
          </table:table-cell>
          <table:table-cell table:formula="of:=IF([data.U23]&lt;&gt;&quot;&quot;;[data.U23];&quot;&quot;)">
            <text:p/>
          </table:table-cell>
          <table:table-cell table:formula="of:=IF([data.V23]&lt;&gt;&quot;&quot;;[data.V23];&quot;&quot;)" office:value-type="string" office:string-value="not visited until later date">
            <text:p>not visited until later date</text:p>
          </table:table-cell>
          <table:table-cell table:formula="of:=IF([data.W23]&lt;&gt;&quot;&quot;;[data.W23];&quot;&quot;)">
            <text:p/>
          </table:table-cell>
          <table:table-cell table:formula="of:=IF([data.X23]&lt;&gt;&quot;&quot;;[data.X23];&quot;&quot;)">
            <text:p/>
          </table:table-cell>
          <table:table-cell table:formula="of:=IF([data.Y23]&lt;&gt;&quot;&quot;;[data.Y23];&quot;&quot;)">
            <text:p/>
          </table:table-cell>
          <table:table-cell table:formula="of:=IF([data.Z23]&lt;&gt;&quot;&quot;;[data.Z23];&quot;&quot;)">
            <text:p/>
          </table:table-cell>
          <table:table-cell table:formula="of:=IF([data.AA23]&lt;&gt;&quot;&quot;;[data.AA23];&quot;&quot;)">
            <text:p/>
          </table:table-cell>
          <table:table-cell table:formula="of:=IF([data.AB23]&lt;&gt;&quot;&quot;;[data.AB23];&quot;&quot;)">
            <text:p/>
          </table:table-cell>
          <table:table-cell table:formula="of:=IF([data.AC23]&lt;&gt;&quot;&quot;;[data.AC23];&quot;&quot;)">
            <text:p/>
          </table:table-cell>
          <table:table-cell table:formula="of:=IF([data.AD23]&lt;&gt;&quot;&quot;;[data.AD23];&quot;&quot;)">
            <text:p/>
          </table:table-cell>
          <table:table-cell table:formula="of:=IF([data.AE23]&lt;&gt;&quot;&quot;;[data.AE23];&quot;&quot;)">
            <text:p/>
          </table:table-cell>
          <table:table-cell table:formula="of:=IF([data.AF23]&lt;&gt;&quot;&quot;;[data.AF23];&quot;&quot;)">
            <text:p/>
          </table:table-cell>
          <table:table-cell table:formula="of:=IF([data.AG23]&lt;&gt;&quot;&quot;;[data.AG23];&quot;&quot;)">
            <text:p/>
          </table:table-cell>
          <table:table-cell table:formula="of:=IF([data.AH23]&lt;&gt;&quot;&quot;;[data.AH23];&quot;&quot;)">
            <text:p/>
          </table:table-cell>
          <table:table-cell table:formula="of:=IF([data.AI23]&lt;&gt;&quot;&quot;;[data.AI23];&quot;&quot;)">
            <text:p/>
          </table:table-cell>
          <table:table-cell table:formula="of:=IF([data.AJ23]&lt;&gt;&quot;&quot;;[data.AJ23];&quot;&quot;)">
            <text:p/>
          </table:table-cell>
          <table:table-cell table:formula="of:=IF([data.AK23]&lt;&gt;&quot;&quot;;[data.AK23];&quot;&quot;)">
            <text:p/>
          </table:table-cell>
          <table:table-cell table:formula="of:=IF([data.AL23]&lt;&gt;&quot;&quot;;[data.AL23];&quot;&quot;)">
            <text:p/>
          </table:table-cell>
          <table:table-cell table:formula="of:=IF([data.AM23]&lt;&gt;&quot;&quot;;[data.AM23];&quot;&quot;)">
            <text:p/>
          </table:table-cell>
          <table:table-cell table:formula="of:=IF([data.AN23]&lt;&gt;&quot;&quot;;[data.AN23];&quot;&quot;)">
            <text:p/>
          </table:table-cell>
          <table:table-cell table:formula="of:=IF([data.AO23]&lt;&gt;&quot;&quot;;[data.AO23];&quot;&quot;)">
            <text:p/>
          </table:table-cell>
          <table:table-cell table:formula="of:=IF([data.AP23]&lt;&gt;&quot;&quot;;[data.AP23];&quot;&quot;)">
            <text:p/>
          </table:table-cell>
          <table:table-cell table:formula="of:=IF([data.AQ23]&lt;&gt;&quot;&quot;;[data.AQ23];&quot;&quot;)">
            <text:p/>
          </table:table-cell>
          <table:table-cell table:formula="of:=IF([data.AR23]&lt;&gt;&quot;&quot;;[data.AR23];&quot;&quot;)">
            <text:p/>
          </table:table-cell>
          <table:table-cell table:formula="of:=IF([data.AS23]&lt;&gt;&quot;&quot;;[data.AS23];&quot;&quot;)">
            <text:p/>
          </table:table-cell>
          <table:table-cell table:formula="of:=IF([data.AT23]&lt;&gt;&quot;&quot;;[data.AT23];&quot;&quot;)">
            <text:p/>
          </table:table-cell>
          <table:table-cell table:formula="of:=IF([data.AU23]&lt;&gt;&quot;&quot;;[data.AU23];&quot;&quot;)">
            <text:p/>
          </table:table-cell>
          <table:table-cell table:formula="of:=IF([data.AV23]&lt;&gt;&quot;&quot;;[data.AV23];&quot;&quot;)">
            <text:p/>
          </table:table-cell>
          <table:table-cell table:formula="of:=IF([data.AW23]&lt;&gt;&quot;&quot;;[data.AW23];&quot;&quot;)">
            <text:p/>
          </table:table-cell>
          <table:table-cell table:formula="of:=IF([data.AX23]&lt;&gt;&quot;&quot;;[data.AX23];&quot;&quot;)">
            <text:p/>
          </table:table-cell>
          <table:table-cell table:formula="of:=IF([data.AY23]&lt;&gt;&quot;&quot;;[data.AY23];&quot;&quot;)">
            <text:p/>
          </table:table-cell>
          <table:table-cell table:formula="of:=IF([data.AZ23]&lt;&gt;&quot;&quot;;[data.AZ23];&quot;&quot;)">
            <text:p/>
          </table:table-cell>
          <table:table-cell table:formula="of:=IF([data.BA23]&lt;&gt;&quot;&quot;;[data.BA23];&quot;&quot;)">
            <text:p/>
          </table:table-cell>
          <table:table-cell table:formula="of:=IF([data.BB23]&lt;&gt;&quot;&quot;;[data.BB23];&quot;&quot;)">
            <text:p/>
          </table:table-cell>
          <table:table-cell table:formula="of:=IF([data.BC23]&lt;&gt;&quot;&quot;;[data.BC23];&quot;&quot;)">
            <text:p/>
          </table:table-cell>
          <table:table-cell table:formula="of:=IF([data.BD23]&lt;&gt;&quot;&quot;;[data.BD23];&quot;&quot;)">
            <text:p/>
          </table:table-cell>
          <table:table-cell table:formula="of:=IF([data.BE23]&lt;&gt;&quot;&quot;;[data.BE23];&quot;&quot;)">
            <text:p/>
          </table:table-cell>
          <table:table-cell table:formula="of:=IF([data.BF23]&lt;&gt;&quot;&quot;;[data.BF23];&quot;&quot;)">
            <text:p/>
          </table:table-cell>
        </table:table-row>
        <table:table-row table:style-name="ro4">
          <table:table-cell table:formula="of:=IF([data.B24]&lt;&gt;&quot;&quot;;[data.B24];&quot;&quot;)" office:value-type="string" office:string-value="23">
            <text:p>23</text:p>
          </table:table-cell>
          <table:table-cell table:formula="of:=IF([data.C24]&lt;&gt;&quot;&quot;;[data.C24];&quot;&quot;)" office:value-type="float" office:value="4">
            <text:p>4</text:p>
          </table:table-cell>
          <table:table-cell table:formula="of:=IF([data.D24]&lt;&gt;&quot;&quot;;[data.D24];&quot;&quot;)" office:value-type="float" office:value="3">
            <text:p>3</text:p>
          </table:table-cell>
          <table:table-cell table:formula="of:=IF([data.E24]&lt;&gt;&quot;&quot;;[data.E24];&quot;&quot;)" office:value-type="string" office:string-value="Duhui Electronics City">
            <text:p>Duhui Electronics City</text:p>
          </table:table-cell>
          <table:table-cell table:formula="of:=IF([data.F24]&lt;&gt;&quot;&quot;;[data.F24];&quot;&quot;)">
            <text:p/>
          </table:table-cell>
          <table:table-cell table:formula="of:=IF([data.G24]&lt;&gt;&quot;&quot;;[data.G24];&quot;&quot;)">
            <text:p/>
          </table:table-cell>
          <table:table-cell table:formula="of:=IF([data.H24]&lt;&gt;&quot;&quot;;[data.H24];&quot;&quot;)" office:value-type="float" office:value="22.54182">
            <text:p>22.54</text:p>
          </table:table-cell>
          <table:table-cell table:formula="of:=IF([data.I24]&lt;&gt;&quot;&quot;;[data.I24];&quot;&quot;)" office:value-type="float" office:value="114.084984">
            <text:p>114.08</text:p>
          </table:table-cell>
          <table:table-cell table:formula="of:=IF([data.J24]&lt;&gt;&quot;&quot;;[data.J24];&quot;&quot;)" office:value-type="string" office:string-value="https://www.google.com/maps/place/Duhui+Electronic+City/@22.542602,114.084853,18z/data=!4m2!3m1!1s0x3403f437667e272f:0xc7a31cf433c95a8c">
            <text:p>https://www.google.com/maps/place/Duhui+Electronic+City/@22.542602,114.084853,18z/data=!4m2!3m1!1s0x3403f437667e272f:0xc7a31cf433c95a8c</text:p>
          </table:table-cell>
          <table:table-cell table:formula="of:=IF([data.K24]&lt;&gt;&quot;&quot;;[data.K24];&quot;&quot;)">
            <text:p/>
          </table:table-cell>
          <table:table-cell table:formula="of:=IF([data.L24]&lt;&gt;&quot;&quot;;[data.L24];&quot;&quot;)">
            <text:p/>
          </table:table-cell>
          <table:table-cell table:formula="of:=IF([data.M24]&lt;&gt;&quot;&quot;;[data.M24];&quot;&quot;)" office:value-type="string" office:string-value="https://oomlout.myshopify.com/admin/pages/15004317">
            <text:p>https://oomlout.myshopify.com/admin/pages/15004317</text:p>
          </table:table-cell>
          <table:table-cell table:formula="of:=IF([data.N24]&lt;&gt;&quot;&quot;;[data.N24];&quot;&quot;)">
            <text:p/>
          </table:table-cell>
          <table:table-cell table:formula="of:=IF([data.O24]&lt;&gt;&quot;&quot;;[data.O24];&quot;&quot;)" office:value-type="string" office:string-value="This is one of the gems of the electronics market most notably for it's third floor. The third floor, is dominated by electronics tools. On sale are tools for manual production (soldering irons, re-balling stations etc.) but if you look hard enough, there are also brochures for companies that will sell you an entire production line. The lower floors also house an interesting collection of components stalls. For reasons we have yet to understand, this building also has the best pickings of push-buttons, with many traders selling smaller volumes and manufacturers able to take purchase orders.">
            <text:p>This is one of the gems of the electronics market most notably for it's third floor. The third floor, is dominated by electronics tools. On sale are tools for manual production (soldering irons, re-balling stations etc.) but if you look hard enough, there are also brochures for companies that will sell you an entire production line. The lower floors also house an interesting collection of components stalls. For reasons we have yet to understand, this building also has the best pickings of push-buttons, with many traders selling smaller volumes and manufacturers able to take purchase orders.</text:p>
          </table:table-cell>
          <table:table-cell table:formula="of:=IF([data.P24]&lt;&gt;&quot;&quot;;[data.P24];&quot;&quot;)">
            <text:p/>
          </table:table-cell>
          <table:table-cell table:formula="of:=IF([data.Q24]&lt;&gt;&quot;&quot;;[data.Q24];&quot;&quot;)">
            <text:p/>
          </table:table-cell>
          <table:table-cell table:formula="of:=IF([data.R24]&lt;&gt;&quot;&quot;;[data.R24];&quot;&quot;)">
            <text:p/>
          </table:table-cell>
          <table:table-cell table:formula="of:=IF([data.S24]&lt;&gt;&quot;&quot;;[data.S24];&quot;&quot;)">
            <text:p/>
          </table:table-cell>
          <table:table-cell table:formula="of:=IF([data.T24]&lt;&gt;&quot;&quot;;[data.T24];&quot;&quot;)">
            <text:p/>
          </table:table-cell>
          <table:table-cell table:formula="of:=IF([data.U24]&lt;&gt;&quot;&quot;;[data.U24];&quot;&quot;)">
            <text:p/>
          </table:table-cell>
          <table:table-cell table:formula="of:=IF([data.V24]&lt;&gt;&quot;&quot;;[data.V24];&quot;&quot;)" office:value-type="string" office:string-value="Components (boxes of reels, mostly semiconductors)">
            <text:p>Components (boxes of reels, mostly semiconductors)</text:p>
          </table:table-cell>
          <table:table-cell table:formula="of:=IF([data.W24]&lt;&gt;&quot;&quot;;[data.W24];&quot;&quot;)" office:value-type="string" office:string-value="Components Booths">
            <text:p>Components Booths</text:p>
          </table:table-cell>
          <table:table-cell table:formula="of:=IF([data.X24]&lt;&gt;&quot;&quot;;[data.X24];&quot;&quot;)" office:value-type="string" office:string-value="Tools">
            <text:p>Tools</text:p>
          </table:table-cell>
          <table:table-cell table:formula="of:=IF([data.Y24]&lt;&gt;&quot;&quot;;[data.Y24];&quot;&quot;)" office:value-type="string" office:string-value="Larger stalls, buttons and switches">
            <text:p>Larger stalls, buttons and switches</text:p>
          </table:table-cell>
          <table:table-cell table:formula="of:=IF([data.Z24]&lt;&gt;&quot;&quot;;[data.Z24];&quot;&quot;)">
            <text:p/>
          </table:table-cell>
          <table:table-cell table:formula="of:=IF([data.AA24]&lt;&gt;&quot;&quot;;[data.AA24];&quot;&quot;)">
            <text:p/>
          </table:table-cell>
          <table:table-cell table:formula="of:=IF([data.AB24]&lt;&gt;&quot;&quot;;[data.AB24];&quot;&quot;)">
            <text:p/>
          </table:table-cell>
          <table:table-cell table:formula="of:=IF([data.AC24]&lt;&gt;&quot;&quot;;[data.AC24];&quot;&quot;)">
            <text:p/>
          </table:table-cell>
          <table:table-cell table:formula="of:=IF([data.AD24]&lt;&gt;&quot;&quot;;[data.AD24];&quot;&quot;)">
            <text:p/>
          </table:table-cell>
          <table:table-cell table:formula="of:=IF([data.AE24]&lt;&gt;&quot;&quot;;[data.AE24];&quot;&quot;)">
            <text:p/>
          </table:table-cell>
          <table:table-cell table:formula="of:=IF([data.AF24]&lt;&gt;&quot;&quot;;[data.AF24];&quot;&quot;)">
            <text:p/>
          </table:table-cell>
          <table:table-cell table:formula="of:=IF([data.AG24]&lt;&gt;&quot;&quot;;[data.AG24];&quot;&quot;)">
            <text:p/>
          </table:table-cell>
          <table:table-cell table:formula="of:=IF([data.AH24]&lt;&gt;&quot;&quot;;[data.AH24];&quot;&quot;)">
            <text:p/>
          </table:table-cell>
          <table:table-cell table:formula="of:=IF([data.AI24]&lt;&gt;&quot;&quot;;[data.AI24];&quot;&quot;)">
            <text:p/>
          </table:table-cell>
          <table:table-cell table:formula="of:=IF([data.AJ24]&lt;&gt;&quot;&quot;;[data.AJ24];&quot;&quot;)">
            <text:p/>
          </table:table-cell>
          <table:table-cell table:formula="of:=IF([data.AK24]&lt;&gt;&quot;&quot;;[data.AK24];&quot;&quot;)">
            <text:p/>
          </table:table-cell>
          <table:table-cell table:formula="of:=IF([data.AL24]&lt;&gt;&quot;&quot;;[data.AL24];&quot;&quot;)">
            <text:p/>
          </table:table-cell>
          <table:table-cell table:formula="of:=IF([data.AM24]&lt;&gt;&quot;&quot;;[data.AM24];&quot;&quot;)">
            <text:p/>
          </table:table-cell>
          <table:table-cell table:formula="of:=IF([data.AN24]&lt;&gt;&quot;&quot;;[data.AN24];&quot;&quot;)">
            <text:p/>
          </table:table-cell>
          <table:table-cell table:formula="of:=IF([data.AO24]&lt;&gt;&quot;&quot;;[data.AO24];&quot;&quot;)">
            <text:p/>
          </table:table-cell>
          <table:table-cell table:formula="of:=IF([data.AP24]&lt;&gt;&quot;&quot;;[data.AP24];&quot;&quot;)">
            <text:p/>
          </table:table-cell>
          <table:table-cell table:formula="of:=IF([data.AQ24]&lt;&gt;&quot;&quot;;[data.AQ24];&quot;&quot;)">
            <text:p/>
          </table:table-cell>
          <table:table-cell table:formula="of:=IF([data.AR24]&lt;&gt;&quot;&quot;;[data.AR24];&quot;&quot;)">
            <text:p/>
          </table:table-cell>
          <table:table-cell table:formula="of:=IF([data.AS24]&lt;&gt;&quot;&quot;;[data.AS24];&quot;&quot;)">
            <text:p/>
          </table:table-cell>
          <table:table-cell table:formula="of:=IF([data.AT24]&lt;&gt;&quot;&quot;;[data.AT24];&quot;&quot;)">
            <text:p/>
          </table:table-cell>
          <table:table-cell table:formula="of:=IF([data.AU24]&lt;&gt;&quot;&quot;;[data.AU24];&quot;&quot;)">
            <text:p/>
          </table:table-cell>
          <table:table-cell table:formula="of:=IF([data.AV24]&lt;&gt;&quot;&quot;;[data.AV24];&quot;&quot;)">
            <text:p/>
          </table:table-cell>
          <table:table-cell table:formula="of:=IF([data.AW24]&lt;&gt;&quot;&quot;;[data.AW24];&quot;&quot;)">
            <text:p/>
          </table:table-cell>
          <table:table-cell table:formula="of:=IF([data.AX24]&lt;&gt;&quot;&quot;;[data.AX24];&quot;&quot;)">
            <text:p/>
          </table:table-cell>
          <table:table-cell table:formula="of:=IF([data.AY24]&lt;&gt;&quot;&quot;;[data.AY24];&quot;&quot;)">
            <text:p/>
          </table:table-cell>
          <table:table-cell table:formula="of:=IF([data.AZ24]&lt;&gt;&quot;&quot;;[data.AZ24];&quot;&quot;)">
            <text:p/>
          </table:table-cell>
          <table:table-cell table:formula="of:=IF([data.BA24]&lt;&gt;&quot;&quot;;[data.BA24];&quot;&quot;)">
            <text:p/>
          </table:table-cell>
          <table:table-cell table:formula="of:=IF([data.BB24]&lt;&gt;&quot;&quot;;[data.BB24];&quot;&quot;)">
            <text:p/>
          </table:table-cell>
          <table:table-cell table:formula="of:=IF([data.BC24]&lt;&gt;&quot;&quot;;[data.BC24];&quot;&quot;)">
            <text:p/>
          </table:table-cell>
          <table:table-cell table:formula="of:=IF([data.BD24]&lt;&gt;&quot;&quot;;[data.BD24];&quot;&quot;)">
            <text:p/>
          </table:table-cell>
          <table:table-cell table:formula="of:=IF([data.BE24]&lt;&gt;&quot;&quot;;[data.BE24];&quot;&quot;)">
            <text:p/>
          </table:table-cell>
          <table:table-cell table:formula="of:=IF([data.BF24]&lt;&gt;&quot;&quot;;[data.BF24];&quot;&quot;)">
            <text:p/>
          </table:table-cell>
        </table:table-row>
        <table:table-row table:style-name="ro4">
          <table:table-cell table:formula="of:=IF([data.B25]&lt;&gt;&quot;&quot;;[data.B25];&quot;&quot;)" office:value-type="string" office:string-value="24">
            <text:p>24</text:p>
          </table:table-cell>
          <table:table-cell table:formula="of:=IF([data.C25]&lt;&gt;&quot;&quot;;[data.C25];&quot;&quot;)" office:value-type="float" office:value="7">
            <text:p>7</text:p>
          </table:table-cell>
          <table:table-cell table:formula="of:=IF([data.D25]&lt;&gt;&quot;&quot;;[data.D25];&quot;&quot;)">
            <text:p/>
          </table:table-cell>
          <table:table-cell table:formula="of:=IF([data.E25]&lt;&gt;&quot;&quot;;[data.E25];&quot;&quot;)" office:value-type="string" office:string-value="HQ Mart (New LED Building)">
            <text:p>HQ Mart (New LED Building)</text:p>
          </table:table-cell>
          <table:table-cell table:formula="of:=IF([data.F25]&lt;&gt;&quot;&quot;;[data.F25];&quot;&quot;)">
            <text:p/>
          </table:table-cell>
          <table:table-cell table:formula="of:=IF([data.G25]&lt;&gt;&quot;&quot;;[data.G25];&quot;&quot;)">
            <text:p/>
          </table:table-cell>
          <table:table-cell table:formula="of:=IF([data.H25]&lt;&gt;&quot;&quot;;[data.H25];&quot;&quot;)" office:value-type="float" office:value="22.541084">
            <text:p>22.54</text:p>
          </table:table-cell>
          <table:table-cell table:formula="of:=IF([data.I25]&lt;&gt;&quot;&quot;;[data.I25];&quot;&quot;)" office:value-type="float" office:value="114.084982">
            <text:p>114.08</text:p>
          </table:table-cell>
          <table:table-cell table:formula="of:=IF([data.J25]&lt;&gt;&quot;&quot;;[data.J25];&quot;&quot;)" office:value-type="string" office:string-value="https://www.google.com/maps/place/Jiahe+Huaqiang+Mansion/@22.5409715,114.084993,18z/data=!3m1!4b1!4m2!3m1!1s0x3403f4375ba4b871:0x23ff39c17511f9f4">
            <text:p>https://www.google.com/maps/place/Jiahe+Huaqiang+Mansion/@22.5409715,114.084993,18z/data=!3m1!4b1!4m2!3m1!1s0x3403f4375ba4b871:0x23ff39c17511f9f4</text:p>
          </table:table-cell>
          <table:table-cell table:formula="of:=IF([data.K25]&lt;&gt;&quot;&quot;;[data.K25];&quot;&quot;)">
            <text:p/>
          </table:table-cell>
          <table:table-cell table:formula="of:=IF([data.L25]&lt;&gt;&quot;&quot;;[data.L25];&quot;&quot;)">
            <text:p/>
          </table:table-cell>
          <table:table-cell table:formula="of:=IF([data.M25]&lt;&gt;&quot;&quot;;[data.M25];&quot;&quot;)" office:value-type="string" office:string-value="https://oomlout.myshopify.com/admin/pages/15004325">
            <text:p>https://oomlout.myshopify.com/admin/pages/15004325</text:p>
          </table:table-cell>
          <table:table-cell table:formula="of:=IF([data.N25]&lt;&gt;&quot;&quot;;[data.N25];&quot;&quot;)">
            <text:p/>
          </table:table-cell>
          <table:table-cell table:formula="of:=IF([data.O25]&lt;&gt;&quot;&quot;;[data.O25];&quot;&quot;)" office:value-type="string" office:string-value="This building is off the beaten track and looks like it may be where the LED manufacturers are starting to migrate. Everyone we dealt with here also had a small stall on the ground floor of (&lt;a href=&quot;http://oomlout.co.uk/pages/hqbs-huaqiangbeisystem-10&quot;&gt;HQBS-10&lt;/a&gt;(HQ Electronics World)) and a larger office/stall here. If you're searching for lower power (ie. 5mm) LEDs or rope this is a good place to look.">
            <text:p>This building is off the beaten track and looks like it may be where the LED manufacturers are starting to migrate. Everyone we dealt with here also had a small stall on the ground floor of (&lt;a href="http://oomlout.co.uk/pages/hqbs-huaqiangbeisystem-10"&gt;HQBS-10&lt;/a&gt;(HQ Electronics World)) and a larger office/stall here. If you're searching for lower power (ie. 5mm) LEDs or rope this is a good place to look.</text:p>
          </table:table-cell>
          <table:table-cell table:formula="of:=IF([data.P25]&lt;&gt;&quot;&quot;;[data.P25];&quot;&quot;)">
            <text:p/>
          </table:table-cell>
          <table:table-cell table:formula="of:=IF([data.Q25]&lt;&gt;&quot;&quot;;[data.Q25];&quot;&quot;)">
            <text:p/>
          </table:table-cell>
          <table:table-cell table:formula="of:=IF([data.R25]&lt;&gt;&quot;&quot;;[data.R25];&quot;&quot;)">
            <text:p/>
          </table:table-cell>
          <table:table-cell table:formula="of:=IF([data.S25]&lt;&gt;&quot;&quot;;[data.S25];&quot;&quot;)">
            <text:p/>
          </table:table-cell>
          <table:table-cell table:formula="of:=IF([data.T25]&lt;&gt;&quot;&quot;;[data.T25];&quot;&quot;)">
            <text:p/>
          </table:table-cell>
          <table:table-cell table:formula="of:=IF([data.U25]&lt;&gt;&quot;&quot;;[data.U25];&quot;&quot;)">
            <text:p/>
          </table:table-cell>
          <table:table-cell table:formula="of:=IF([data.V25]&lt;&gt;&quot;&quot;;[data.V25];&quot;&quot;)" office:value-type="string" office:string-value="LEDs Components">
            <text:p>LEDs Components</text:p>
          </table:table-cell>
          <table:table-cell table:formula="of:=IF([data.W25]&lt;&gt;&quot;&quot;;[data.W25];&quot;&quot;)" office:value-type="string" office:string-value="LEDS Component and lenses">
            <text:p>LEDS Component and lenses</text:p>
          </table:table-cell>
          <table:table-cell table:formula="of:=IF([data.X25]&lt;&gt;&quot;&quot;;[data.X25];&quot;&quot;)" office:value-type="string" office:string-value="LED Components">
            <text:p>LED Components</text:p>
          </table:table-cell>
          <table:table-cell table:formula="of:=IF([data.Y25]&lt;&gt;&quot;&quot;;[data.Y25];&quot;&quot;)" office:value-type="string" office:string-value="LEDs (some tools)">
            <text:p>LEDs (some tools)</text:p>
          </table:table-cell>
          <table:table-cell table:formula="of:=IF([data.Z25]&lt;&gt;&quot;&quot;;[data.Z25];&quot;&quot;)" office:value-type="string" office:string-value="Same as 4">
            <text:p>Same as 4</text:p>
          </table:table-cell>
          <table:table-cell table:formula="of:=IF([data.AA25]&lt;&gt;&quot;&quot;;[data.AA25];&quot;&quot;)">
            <text:p/>
          </table:table-cell>
          <table:table-cell table:formula="of:=IF([data.AB25]&lt;&gt;&quot;&quot;;[data.AB25];&quot;&quot;)">
            <text:p/>
          </table:table-cell>
          <table:table-cell table:formula="of:=IF([data.AC25]&lt;&gt;&quot;&quot;;[data.AC25];&quot;&quot;)">
            <text:p/>
          </table:table-cell>
          <table:table-cell table:formula="of:=IF([data.AD25]&lt;&gt;&quot;&quot;;[data.AD25];&quot;&quot;)">
            <text:p/>
          </table:table-cell>
          <table:table-cell table:formula="of:=IF([data.AE25]&lt;&gt;&quot;&quot;;[data.AE25];&quot;&quot;)">
            <text:p/>
          </table:table-cell>
          <table:table-cell table:formula="of:=IF([data.AF25]&lt;&gt;&quot;&quot;;[data.AF25];&quot;&quot;)">
            <text:p/>
          </table:table-cell>
          <table:table-cell table:formula="of:=IF([data.AG25]&lt;&gt;&quot;&quot;;[data.AG25];&quot;&quot;)">
            <text:p/>
          </table:table-cell>
          <table:table-cell table:formula="of:=IF([data.AH25]&lt;&gt;&quot;&quot;;[data.AH25];&quot;&quot;)">
            <text:p/>
          </table:table-cell>
          <table:table-cell table:formula="of:=IF([data.AI25]&lt;&gt;&quot;&quot;;[data.AI25];&quot;&quot;)">
            <text:p/>
          </table:table-cell>
          <table:table-cell table:formula="of:=IF([data.AJ25]&lt;&gt;&quot;&quot;;[data.AJ25];&quot;&quot;)">
            <text:p/>
          </table:table-cell>
          <table:table-cell table:formula="of:=IF([data.AK25]&lt;&gt;&quot;&quot;;[data.AK25];&quot;&quot;)">
            <text:p/>
          </table:table-cell>
          <table:table-cell table:formula="of:=IF([data.AL25]&lt;&gt;&quot;&quot;;[data.AL25];&quot;&quot;)">
            <text:p/>
          </table:table-cell>
          <table:table-cell table:formula="of:=IF([data.AM25]&lt;&gt;&quot;&quot;;[data.AM25];&quot;&quot;)">
            <text:p/>
          </table:table-cell>
          <table:table-cell table:formula="of:=IF([data.AN25]&lt;&gt;&quot;&quot;;[data.AN25];&quot;&quot;)">
            <text:p/>
          </table:table-cell>
          <table:table-cell table:formula="of:=IF([data.AO25]&lt;&gt;&quot;&quot;;[data.AO25];&quot;&quot;)">
            <text:p/>
          </table:table-cell>
          <table:table-cell table:formula="of:=IF([data.AP25]&lt;&gt;&quot;&quot;;[data.AP25];&quot;&quot;)">
            <text:p/>
          </table:table-cell>
          <table:table-cell table:formula="of:=IF([data.AQ25]&lt;&gt;&quot;&quot;;[data.AQ25];&quot;&quot;)">
            <text:p/>
          </table:table-cell>
          <table:table-cell table:formula="of:=IF([data.AR25]&lt;&gt;&quot;&quot;;[data.AR25];&quot;&quot;)">
            <text:p/>
          </table:table-cell>
          <table:table-cell table:formula="of:=IF([data.AS25]&lt;&gt;&quot;&quot;;[data.AS25];&quot;&quot;)">
            <text:p/>
          </table:table-cell>
          <table:table-cell table:formula="of:=IF([data.AT25]&lt;&gt;&quot;&quot;;[data.AT25];&quot;&quot;)">
            <text:p/>
          </table:table-cell>
          <table:table-cell table:formula="of:=IF([data.AU25]&lt;&gt;&quot;&quot;;[data.AU25];&quot;&quot;)">
            <text:p/>
          </table:table-cell>
          <table:table-cell table:formula="of:=IF([data.AV25]&lt;&gt;&quot;&quot;;[data.AV25];&quot;&quot;)">
            <text:p/>
          </table:table-cell>
          <table:table-cell table:formula="of:=IF([data.AW25]&lt;&gt;&quot;&quot;;[data.AW25];&quot;&quot;)">
            <text:p/>
          </table:table-cell>
          <table:table-cell table:formula="of:=IF([data.AX25]&lt;&gt;&quot;&quot;;[data.AX25];&quot;&quot;)">
            <text:p/>
          </table:table-cell>
          <table:table-cell table:formula="of:=IF([data.AY25]&lt;&gt;&quot;&quot;;[data.AY25];&quot;&quot;)">
            <text:p/>
          </table:table-cell>
          <table:table-cell table:formula="of:=IF([data.AZ25]&lt;&gt;&quot;&quot;;[data.AZ25];&quot;&quot;)">
            <text:p/>
          </table:table-cell>
          <table:table-cell table:formula="of:=IF([data.BA25]&lt;&gt;&quot;&quot;;[data.BA25];&quot;&quot;)">
            <text:p/>
          </table:table-cell>
          <table:table-cell table:formula="of:=IF([data.BB25]&lt;&gt;&quot;&quot;;[data.BB25];&quot;&quot;)">
            <text:p/>
          </table:table-cell>
          <table:table-cell table:formula="of:=IF([data.BC25]&lt;&gt;&quot;&quot;;[data.BC25];&quot;&quot;)">
            <text:p/>
          </table:table-cell>
          <table:table-cell table:formula="of:=IF([data.BD25]&lt;&gt;&quot;&quot;;[data.BD25];&quot;&quot;)">
            <text:p/>
          </table:table-cell>
          <table:table-cell table:formula="of:=IF([data.BE25]&lt;&gt;&quot;&quot;;[data.BE25];&quot;&quot;)">
            <text:p/>
          </table:table-cell>
          <table:table-cell table:formula="of:=IF([data.BF25]&lt;&gt;&quot;&quot;;[data.BF25];&quot;&quot;)">
            <text:p/>
          </table:table-cell>
        </table:table-row>
        <table:table-row table:style-name="ro4">
          <table:table-cell table:formula="of:=IF([data.B26]&lt;&gt;&quot;&quot;;[data.B26];&quot;&quot;)" office:value-type="string" office:string-value="25">
            <text:p>25</text:p>
          </table:table-cell>
          <table:table-cell table:formula="of:=IF([data.C26]&lt;&gt;&quot;&quot;;[data.C26];&quot;&quot;)">
            <text:p/>
          </table:table-cell>
          <table:table-cell table:formula="of:=IF([data.D26]&lt;&gt;&quot;&quot;;[data.D26];&quot;&quot;)">
            <text:p/>
          </table:table-cell>
          <table:table-cell table:formula="of:=IF([data.E26]&lt;&gt;&quot;&quot;;[data.E26];&quot;&quot;)" office:value-type="string" office:string-value="Tong Tian Di's Market">
            <text:p>Tong Tian Di's Market</text:p>
          </table:table-cell>
          <table:table-cell table:formula="of:=IF([data.F26]&lt;&gt;&quot;&quot;;[data.F26];&quot;&quot;)">
            <text:p/>
          </table:table-cell>
          <table:table-cell table:formula="of:=IF([data.G26]&lt;&gt;&quot;&quot;;[data.G26];&quot;&quot;)">
            <text:p/>
          </table:table-cell>
          <table:table-cell table:formula="of:=IF([data.H26]&lt;&gt;&quot;&quot;;[data.H26];&quot;&quot;)">
            <text:p/>
          </table:table-cell>
          <table:table-cell table:formula="of:=IF([data.I26]&lt;&gt;&quot;&quot;;[data.I26];&quot;&quot;)">
            <text:p/>
          </table:table-cell>
          <table:table-cell table:formula="of:=IF([data.J26]&lt;&gt;&quot;&quot;;[data.J26];&quot;&quot;)">
            <text:p/>
          </table:table-cell>
          <table:table-cell table:formula="of:=IF([data.K26]&lt;&gt;&quot;&quot;;[data.K26];&quot;&quot;)">
            <text:p/>
          </table:table-cell>
          <table:table-cell table:formula="of:=IF([data.L26]&lt;&gt;&quot;&quot;;[data.L26];&quot;&quot;)">
            <text:p/>
          </table:table-cell>
          <table:table-cell table:formula="of:=IF([data.M26]&lt;&gt;&quot;&quot;;[data.M26];&quot;&quot;)">
            <text:p/>
          </table:table-cell>
          <table:table-cell table:formula="of:=IF([data.N26]&lt;&gt;&quot;&quot;;[data.N26];&quot;&quot;)">
            <text:p/>
          </table:table-cell>
          <table:table-cell table:formula="of:=IF([data.O26]&lt;&gt;&quot;&quot;;[data.O26];&quot;&quot;)">
            <text:p/>
          </table:table-cell>
          <table:table-cell table:formula="of:=IF([data.P26]&lt;&gt;&quot;&quot;;[data.P26];&quot;&quot;)">
            <text:p/>
          </table:table-cell>
          <table:table-cell table:formula="of:=IF([data.Q26]&lt;&gt;&quot;&quot;;[data.Q26];&quot;&quot;)">
            <text:p/>
          </table:table-cell>
          <table:table-cell table:formula="of:=IF([data.R26]&lt;&gt;&quot;&quot;;[data.R26];&quot;&quot;)">
            <text:p/>
          </table:table-cell>
          <table:table-cell table:formula="of:=IF([data.S26]&lt;&gt;&quot;&quot;;[data.S26];&quot;&quot;)">
            <text:p/>
          </table:table-cell>
          <table:table-cell table:formula="of:=IF([data.T26]&lt;&gt;&quot;&quot;;[data.T26];&quot;&quot;)">
            <text:p/>
          </table:table-cell>
          <table:table-cell table:formula="of:=IF([data.U26]&lt;&gt;&quot;&quot;;[data.U26];&quot;&quot;)">
            <text:p/>
          </table:table-cell>
          <table:table-cell table:formula="of:=IF([data.V26]&lt;&gt;&quot;&quot;;[data.V26];&quot;&quot;)" office:value-type="string" office:string-value="not visited cell phone accessories">
            <text:p>not visited cell phone accessories</text:p>
          </table:table-cell>
          <table:table-cell table:formula="of:=IF([data.W26]&lt;&gt;&quot;&quot;;[data.W26];&quot;&quot;)">
            <text:p/>
          </table:table-cell>
          <table:table-cell table:formula="of:=IF([data.X26]&lt;&gt;&quot;&quot;;[data.X26];&quot;&quot;)">
            <text:p/>
          </table:table-cell>
          <table:table-cell table:formula="of:=IF([data.Y26]&lt;&gt;&quot;&quot;;[data.Y26];&quot;&quot;)">
            <text:p/>
          </table:table-cell>
          <table:table-cell table:formula="of:=IF([data.Z26]&lt;&gt;&quot;&quot;;[data.Z26];&quot;&quot;)">
            <text:p/>
          </table:table-cell>
          <table:table-cell table:formula="of:=IF([data.AA26]&lt;&gt;&quot;&quot;;[data.AA26];&quot;&quot;)">
            <text:p/>
          </table:table-cell>
          <table:table-cell table:formula="of:=IF([data.AB26]&lt;&gt;&quot;&quot;;[data.AB26];&quot;&quot;)">
            <text:p/>
          </table:table-cell>
          <table:table-cell table:formula="of:=IF([data.AC26]&lt;&gt;&quot;&quot;;[data.AC26];&quot;&quot;)">
            <text:p/>
          </table:table-cell>
          <table:table-cell table:formula="of:=IF([data.AD26]&lt;&gt;&quot;&quot;;[data.AD26];&quot;&quot;)">
            <text:p/>
          </table:table-cell>
          <table:table-cell table:formula="of:=IF([data.AE26]&lt;&gt;&quot;&quot;;[data.AE26];&quot;&quot;)">
            <text:p/>
          </table:table-cell>
          <table:table-cell table:formula="of:=IF([data.AF26]&lt;&gt;&quot;&quot;;[data.AF26];&quot;&quot;)">
            <text:p/>
          </table:table-cell>
          <table:table-cell table:formula="of:=IF([data.AG26]&lt;&gt;&quot;&quot;;[data.AG26];&quot;&quot;)">
            <text:p/>
          </table:table-cell>
          <table:table-cell table:formula="of:=IF([data.AH26]&lt;&gt;&quot;&quot;;[data.AH26];&quot;&quot;)">
            <text:p/>
          </table:table-cell>
          <table:table-cell table:formula="of:=IF([data.AI26]&lt;&gt;&quot;&quot;;[data.AI26];&quot;&quot;)">
            <text:p/>
          </table:table-cell>
          <table:table-cell table:formula="of:=IF([data.AJ26]&lt;&gt;&quot;&quot;;[data.AJ26];&quot;&quot;)">
            <text:p/>
          </table:table-cell>
          <table:table-cell table:formula="of:=IF([data.AK26]&lt;&gt;&quot;&quot;;[data.AK26];&quot;&quot;)">
            <text:p/>
          </table:table-cell>
          <table:table-cell table:formula="of:=IF([data.AL26]&lt;&gt;&quot;&quot;;[data.AL26];&quot;&quot;)">
            <text:p/>
          </table:table-cell>
          <table:table-cell table:formula="of:=IF([data.AM26]&lt;&gt;&quot;&quot;;[data.AM26];&quot;&quot;)">
            <text:p/>
          </table:table-cell>
          <table:table-cell table:formula="of:=IF([data.AN26]&lt;&gt;&quot;&quot;;[data.AN26];&quot;&quot;)">
            <text:p/>
          </table:table-cell>
          <table:table-cell table:formula="of:=IF([data.AO26]&lt;&gt;&quot;&quot;;[data.AO26];&quot;&quot;)">
            <text:p/>
          </table:table-cell>
          <table:table-cell table:formula="of:=IF([data.AP26]&lt;&gt;&quot;&quot;;[data.AP26];&quot;&quot;)">
            <text:p/>
          </table:table-cell>
          <table:table-cell table:formula="of:=IF([data.AQ26]&lt;&gt;&quot;&quot;;[data.AQ26];&quot;&quot;)">
            <text:p/>
          </table:table-cell>
          <table:table-cell table:formula="of:=IF([data.AR26]&lt;&gt;&quot;&quot;;[data.AR26];&quot;&quot;)">
            <text:p/>
          </table:table-cell>
          <table:table-cell table:formula="of:=IF([data.AS26]&lt;&gt;&quot;&quot;;[data.AS26];&quot;&quot;)">
            <text:p/>
          </table:table-cell>
          <table:table-cell table:formula="of:=IF([data.AT26]&lt;&gt;&quot;&quot;;[data.AT26];&quot;&quot;)">
            <text:p/>
          </table:table-cell>
          <table:table-cell table:formula="of:=IF([data.AU26]&lt;&gt;&quot;&quot;;[data.AU26];&quot;&quot;)">
            <text:p/>
          </table:table-cell>
          <table:table-cell table:formula="of:=IF([data.AV26]&lt;&gt;&quot;&quot;;[data.AV26];&quot;&quot;)">
            <text:p/>
          </table:table-cell>
          <table:table-cell table:formula="of:=IF([data.AW26]&lt;&gt;&quot;&quot;;[data.AW26];&quot;&quot;)">
            <text:p/>
          </table:table-cell>
          <table:table-cell table:formula="of:=IF([data.AX26]&lt;&gt;&quot;&quot;;[data.AX26];&quot;&quot;)">
            <text:p/>
          </table:table-cell>
          <table:table-cell table:formula="of:=IF([data.AY26]&lt;&gt;&quot;&quot;;[data.AY26];&quot;&quot;)">
            <text:p/>
          </table:table-cell>
          <table:table-cell table:formula="of:=IF([data.AZ26]&lt;&gt;&quot;&quot;;[data.AZ26];&quot;&quot;)">
            <text:p/>
          </table:table-cell>
          <table:table-cell table:formula="of:=IF([data.BA26]&lt;&gt;&quot;&quot;;[data.BA26];&quot;&quot;)">
            <text:p/>
          </table:table-cell>
          <table:table-cell table:formula="of:=IF([data.BB26]&lt;&gt;&quot;&quot;;[data.BB26];&quot;&quot;)">
            <text:p/>
          </table:table-cell>
          <table:table-cell table:formula="of:=IF([data.BC26]&lt;&gt;&quot;&quot;;[data.BC26];&quot;&quot;)">
            <text:p/>
          </table:table-cell>
          <table:table-cell table:formula="of:=IF([data.BD26]&lt;&gt;&quot;&quot;;[data.BD26];&quot;&quot;)">
            <text:p/>
          </table:table-cell>
          <table:table-cell table:formula="of:=IF([data.BE26]&lt;&gt;&quot;&quot;;[data.BE26];&quot;&quot;)">
            <text:p/>
          </table:table-cell>
          <table:table-cell table:formula="of:=IF([data.BF26]&lt;&gt;&quot;&quot;;[data.BF26];&quot;&quot;)">
            <text:p/>
          </table:table-cell>
        </table:table-row>
        <table:table-row table:style-name="ro4">
          <table:table-cell table:formula="of:=IF([data.B27]&lt;&gt;&quot;&quot;;[data.B27];&quot;&quot;)" office:value-type="string" office:string-value="26">
            <text:p>26</text:p>
          </table:table-cell>
          <table:table-cell table:formula="of:=IF([data.C27]&lt;&gt;&quot;&quot;;[data.C27];&quot;&quot;)" office:value-type="float" office:value="1">
            <text:p>1</text:p>
          </table:table-cell>
          <table:table-cell table:formula="of:=IF([data.D27]&lt;&gt;&quot;&quot;;[data.D27];&quot;&quot;)">
            <text:p/>
          </table:table-cell>
          <table:table-cell table:formula="of:=IF([data.E27]&lt;&gt;&quot;&quot;;[data.E27];&quot;&quot;)" office:value-type="string" office:string-value="Golcunda 2">
            <text:p>Golcunda 2</text:p>
          </table:table-cell>
          <table:table-cell table:formula="of:=IF([data.F27]&lt;&gt;&quot;&quot;;[data.F27];&quot;&quot;)">
            <text:p/>
          </table:table-cell>
          <table:table-cell table:formula="of:=IF([data.G27]&lt;&gt;&quot;&quot;;[data.G27];&quot;&quot;)">
            <text:p/>
          </table:table-cell>
          <table:table-cell table:formula="of:=IF([data.H27]&lt;&gt;&quot;&quot;;[data.H27];&quot;&quot;)">
            <text:p/>
          </table:table-cell>
          <table:table-cell table:formula="of:=IF([data.I27]&lt;&gt;&quot;&quot;;[data.I27];&quot;&quot;)">
            <text:p/>
          </table:table-cell>
          <table:table-cell table:formula="of:=IF([data.J27]&lt;&gt;&quot;&quot;;[data.J27];&quot;&quot;)">
            <text:p/>
          </table:table-cell>
          <table:table-cell table:formula="of:=IF([data.K27]&lt;&gt;&quot;&quot;;[data.K27];&quot;&quot;)">
            <text:p/>
          </table:table-cell>
          <table:table-cell table:formula="of:=IF([data.L27]&lt;&gt;&quot;&quot;;[data.L27];&quot;&quot;)">
            <text:p/>
          </table:table-cell>
          <table:table-cell table:formula="of:=IF([data.M27]&lt;&gt;&quot;&quot;;[data.M27];&quot;&quot;)" office:value-type="string" office:string-value="https://oomlout.myshopify.com/admin/pages/15004349">
            <text:p>https://oomlout.myshopify.com/admin/pages/15004349</text:p>
          </table:table-cell>
          <table:table-cell table:formula="of:=IF([data.N27]&lt;&gt;&quot;&quot;;[data.N27];&quot;&quot;)">
            <text:p/>
          </table:table-cell>
          <table:table-cell table:formula="of:=IF([data.O27]&lt;&gt;&quot;&quot;;[data.O27];&quot;&quot;)">
            <text:p/>
          </table:table-cell>
          <table:table-cell table:formula="of:=IF([data.P27]&lt;&gt;&quot;&quot;;[data.P27];&quot;&quot;)">
            <text:p/>
          </table:table-cell>
          <table:table-cell table:formula="of:=IF([data.Q27]&lt;&gt;&quot;&quot;;[data.Q27];&quot;&quot;)">
            <text:p/>
          </table:table-cell>
          <table:table-cell table:formula="of:=IF([data.R27]&lt;&gt;&quot;&quot;;[data.R27];&quot;&quot;)">
            <text:p/>
          </table:table-cell>
          <table:table-cell table:formula="of:=IF([data.S27]&lt;&gt;&quot;&quot;;[data.S27];&quot;&quot;)">
            <text:p/>
          </table:table-cell>
          <table:table-cell table:formula="of:=IF([data.T27]&lt;&gt;&quot;&quot;;[data.T27];&quot;&quot;)">
            <text:p/>
          </table:table-cell>
          <table:table-cell table:formula="of:=IF([data.U27]&lt;&gt;&quot;&quot;;[data.U27];&quot;&quot;)">
            <text:p/>
          </table:table-cell>
          <table:table-cell table:formula="of:=IF([data.V27]&lt;&gt;&quot;&quot;;[data.V27];&quot;&quot;)" office:value-type="string" office:string-value="not visited">
            <text:p>not visited</text:p>
          </table:table-cell>
          <table:table-cell table:formula="of:=IF([data.W27]&lt;&gt;&quot;&quot;;[data.W27];&quot;&quot;)">
            <text:p/>
          </table:table-cell>
          <table:table-cell table:formula="of:=IF([data.X27]&lt;&gt;&quot;&quot;;[data.X27];&quot;&quot;)">
            <text:p/>
          </table:table-cell>
          <table:table-cell table:formula="of:=IF([data.Y27]&lt;&gt;&quot;&quot;;[data.Y27];&quot;&quot;)">
            <text:p/>
          </table:table-cell>
          <table:table-cell table:formula="of:=IF([data.Z27]&lt;&gt;&quot;&quot;;[data.Z27];&quot;&quot;)">
            <text:p/>
          </table:table-cell>
          <table:table-cell table:formula="of:=IF([data.AA27]&lt;&gt;&quot;&quot;;[data.AA27];&quot;&quot;)">
            <text:p/>
          </table:table-cell>
          <table:table-cell table:formula="of:=IF([data.AB27]&lt;&gt;&quot;&quot;;[data.AB27];&quot;&quot;)">
            <text:p/>
          </table:table-cell>
          <table:table-cell table:formula="of:=IF([data.AC27]&lt;&gt;&quot;&quot;;[data.AC27];&quot;&quot;)">
            <text:p/>
          </table:table-cell>
          <table:table-cell table:formula="of:=IF([data.AD27]&lt;&gt;&quot;&quot;;[data.AD27];&quot;&quot;)">
            <text:p/>
          </table:table-cell>
          <table:table-cell table:formula="of:=IF([data.AE27]&lt;&gt;&quot;&quot;;[data.AE27];&quot;&quot;)">
            <text:p/>
          </table:table-cell>
          <table:table-cell table:formula="of:=IF([data.AF27]&lt;&gt;&quot;&quot;;[data.AF27];&quot;&quot;)">
            <text:p/>
          </table:table-cell>
          <table:table-cell table:formula="of:=IF([data.AG27]&lt;&gt;&quot;&quot;;[data.AG27];&quot;&quot;)">
            <text:p/>
          </table:table-cell>
          <table:table-cell table:formula="of:=IF([data.AH27]&lt;&gt;&quot;&quot;;[data.AH27];&quot;&quot;)">
            <text:p/>
          </table:table-cell>
          <table:table-cell table:formula="of:=IF([data.AI27]&lt;&gt;&quot;&quot;;[data.AI27];&quot;&quot;)">
            <text:p/>
          </table:table-cell>
          <table:table-cell table:formula="of:=IF([data.AJ27]&lt;&gt;&quot;&quot;;[data.AJ27];&quot;&quot;)">
            <text:p/>
          </table:table-cell>
          <table:table-cell table:formula="of:=IF([data.AK27]&lt;&gt;&quot;&quot;;[data.AK27];&quot;&quot;)">
            <text:p/>
          </table:table-cell>
          <table:table-cell table:formula="of:=IF([data.AL27]&lt;&gt;&quot;&quot;;[data.AL27];&quot;&quot;)">
            <text:p/>
          </table:table-cell>
          <table:table-cell table:formula="of:=IF([data.AM27]&lt;&gt;&quot;&quot;;[data.AM27];&quot;&quot;)">
            <text:p/>
          </table:table-cell>
          <table:table-cell table:formula="of:=IF([data.AN27]&lt;&gt;&quot;&quot;;[data.AN27];&quot;&quot;)">
            <text:p/>
          </table:table-cell>
          <table:table-cell table:formula="of:=IF([data.AO27]&lt;&gt;&quot;&quot;;[data.AO27];&quot;&quot;)">
            <text:p/>
          </table:table-cell>
          <table:table-cell table:formula="of:=IF([data.AP27]&lt;&gt;&quot;&quot;;[data.AP27];&quot;&quot;)">
            <text:p/>
          </table:table-cell>
          <table:table-cell table:formula="of:=IF([data.AQ27]&lt;&gt;&quot;&quot;;[data.AQ27];&quot;&quot;)">
            <text:p/>
          </table:table-cell>
          <table:table-cell table:formula="of:=IF([data.AR27]&lt;&gt;&quot;&quot;;[data.AR27];&quot;&quot;)">
            <text:p/>
          </table:table-cell>
          <table:table-cell table:formula="of:=IF([data.AS27]&lt;&gt;&quot;&quot;;[data.AS27];&quot;&quot;)">
            <text:p/>
          </table:table-cell>
          <table:table-cell table:formula="of:=IF([data.AT27]&lt;&gt;&quot;&quot;;[data.AT27];&quot;&quot;)">
            <text:p/>
          </table:table-cell>
          <table:table-cell table:formula="of:=IF([data.AU27]&lt;&gt;&quot;&quot;;[data.AU27];&quot;&quot;)">
            <text:p/>
          </table:table-cell>
          <table:table-cell table:formula="of:=IF([data.AV27]&lt;&gt;&quot;&quot;;[data.AV27];&quot;&quot;)">
            <text:p/>
          </table:table-cell>
          <table:table-cell table:formula="of:=IF([data.AW27]&lt;&gt;&quot;&quot;;[data.AW27];&quot;&quot;)">
            <text:p/>
          </table:table-cell>
          <table:table-cell table:formula="of:=IF([data.AX27]&lt;&gt;&quot;&quot;;[data.AX27];&quot;&quot;)">
            <text:p/>
          </table:table-cell>
          <table:table-cell table:formula="of:=IF([data.AY27]&lt;&gt;&quot;&quot;;[data.AY27];&quot;&quot;)">
            <text:p/>
          </table:table-cell>
          <table:table-cell table:formula="of:=IF([data.AZ27]&lt;&gt;&quot;&quot;;[data.AZ27];&quot;&quot;)">
            <text:p/>
          </table:table-cell>
          <table:table-cell table:formula="of:=IF([data.BA27]&lt;&gt;&quot;&quot;;[data.BA27];&quot;&quot;)">
            <text:p/>
          </table:table-cell>
          <table:table-cell table:formula="of:=IF([data.BB27]&lt;&gt;&quot;&quot;;[data.BB27];&quot;&quot;)">
            <text:p/>
          </table:table-cell>
          <table:table-cell table:formula="of:=IF([data.BC27]&lt;&gt;&quot;&quot;;[data.BC27];&quot;&quot;)">
            <text:p/>
          </table:table-cell>
          <table:table-cell table:formula="of:=IF([data.BD27]&lt;&gt;&quot;&quot;;[data.BD27];&quot;&quot;)">
            <text:p/>
          </table:table-cell>
          <table:table-cell table:formula="of:=IF([data.BE27]&lt;&gt;&quot;&quot;;[data.BE27];&quot;&quot;)">
            <text:p/>
          </table:table-cell>
          <table:table-cell table:formula="of:=IF([data.BF27]&lt;&gt;&quot;&quot;;[data.BF27];&quot;&quot;)">
            <text:p/>
          </table:table-cell>
        </table:table-row>
        <table:table-row table:style-name="ro4">
          <table:table-cell table:formula="of:=IF([data.B28]&lt;&gt;&quot;&quot;;[data.B28];&quot;&quot;)" office:value-type="string" office:string-value="27">
            <text:p>27</text:p>
          </table:table-cell>
          <table:table-cell table:formula="of:=IF([data.C28]&lt;&gt;&quot;&quot;;[data.C28];&quot;&quot;)" office:value-type="float" office:value="15">
            <text:p>15</text:p>
          </table:table-cell>
          <table:table-cell table:formula="of:=IF([data.D28]&lt;&gt;&quot;&quot;;[data.D28];&quot;&quot;)">
            <text:p/>
          </table:table-cell>
          <table:table-cell table:formula="of:=IF([data.E28]&lt;&gt;&quot;&quot;;[data.E28];&quot;&quot;)" office:value-type="string" office:string-value="One North of SAE">
            <text:p>One North of SAE</text:p>
          </table:table-cell>
          <table:table-cell table:formula="of:=IF([data.F28]&lt;&gt;&quot;&quot;;[data.F28];&quot;&quot;)">
            <text:p/>
          </table:table-cell>
          <table:table-cell table:formula="of:=IF([data.G28]&lt;&gt;&quot;&quot;;[data.G28];&quot;&quot;)">
            <text:p/>
          </table:table-cell>
          <table:table-cell table:formula="of:=IF([data.H28]&lt;&gt;&quot;&quot;;[data.H28];&quot;&quot;)">
            <text:p/>
          </table:table-cell>
          <table:table-cell table:formula="of:=IF([data.I28]&lt;&gt;&quot;&quot;;[data.I28];&quot;&quot;)">
            <text:p/>
          </table:table-cell>
          <table:table-cell table:formula="of:=IF([data.J28]&lt;&gt;&quot;&quot;;[data.J28];&quot;&quot;)">
            <text:p/>
          </table:table-cell>
          <table:table-cell table:formula="of:=IF([data.K28]&lt;&gt;&quot;&quot;;[data.K28];&quot;&quot;)">
            <text:p/>
          </table:table-cell>
          <table:table-cell table:formula="of:=IF([data.L28]&lt;&gt;&quot;&quot;;[data.L28];&quot;&quot;)">
            <text:p/>
          </table:table-cell>
          <table:table-cell table:formula="of:=IF([data.M28]&lt;&gt;&quot;&quot;;[data.M28];&quot;&quot;)">
            <text:p/>
          </table:table-cell>
          <table:table-cell table:formula="of:=IF([data.N28]&lt;&gt;&quot;&quot;;[data.N28];&quot;&quot;)">
            <text:p/>
          </table:table-cell>
          <table:table-cell table:formula="of:=IF([data.O28]&lt;&gt;&quot;&quot;;[data.O28];&quot;&quot;)">
            <text:p/>
          </table:table-cell>
          <table:table-cell table:formula="of:=IF([data.P28]&lt;&gt;&quot;&quot;;[data.P28];&quot;&quot;)">
            <text:p/>
          </table:table-cell>
          <table:table-cell table:formula="of:=IF([data.Q28]&lt;&gt;&quot;&quot;;[data.Q28];&quot;&quot;)">
            <text:p/>
          </table:table-cell>
          <table:table-cell table:formula="of:=IF([data.R28]&lt;&gt;&quot;&quot;;[data.R28];&quot;&quot;)">
            <text:p/>
          </table:table-cell>
          <table:table-cell table:formula="of:=IF([data.S28]&lt;&gt;&quot;&quot;;[data.S28];&quot;&quot;)">
            <text:p/>
          </table:table-cell>
          <table:table-cell table:formula="of:=IF([data.T28]&lt;&gt;&quot;&quot;;[data.T28];&quot;&quot;)">
            <text:p/>
          </table:table-cell>
          <table:table-cell table:formula="of:=IF([data.U28]&lt;&gt;&quot;&quot;;[data.U28];&quot;&quot;)">
            <text:p/>
          </table:table-cell>
          <table:table-cell table:formula="of:=IF([data.V28]&lt;&gt;&quot;&quot;;[data.V28];&quot;&quot;)">
            <text:p/>
          </table:table-cell>
          <table:table-cell table:formula="of:=IF([data.W28]&lt;&gt;&quot;&quot;;[data.W28];&quot;&quot;)">
            <text:p/>
          </table:table-cell>
          <table:table-cell table:formula="of:=IF([data.X28]&lt;&gt;&quot;&quot;;[data.X28];&quot;&quot;)">
            <text:p/>
          </table:table-cell>
          <table:table-cell table:formula="of:=IF([data.Y28]&lt;&gt;&quot;&quot;;[data.Y28];&quot;&quot;)">
            <text:p/>
          </table:table-cell>
          <table:table-cell table:formula="of:=IF([data.Z28]&lt;&gt;&quot;&quot;;[data.Z28];&quot;&quot;)">
            <text:p/>
          </table:table-cell>
          <table:table-cell table:formula="of:=IF([data.AA28]&lt;&gt;&quot;&quot;;[data.AA28];&quot;&quot;)">
            <text:p/>
          </table:table-cell>
          <table:table-cell table:formula="of:=IF([data.AB28]&lt;&gt;&quot;&quot;;[data.AB28];&quot;&quot;)">
            <text:p/>
          </table:table-cell>
          <table:table-cell table:formula="of:=IF([data.AC28]&lt;&gt;&quot;&quot;;[data.AC28];&quot;&quot;)">
            <text:p/>
          </table:table-cell>
          <table:table-cell table:formula="of:=IF([data.AD28]&lt;&gt;&quot;&quot;;[data.AD28];&quot;&quot;)">
            <text:p/>
          </table:table-cell>
          <table:table-cell table:formula="of:=IF([data.AE28]&lt;&gt;&quot;&quot;;[data.AE28];&quot;&quot;)">
            <text:p/>
          </table:table-cell>
          <table:table-cell table:formula="of:=IF([data.AF28]&lt;&gt;&quot;&quot;;[data.AF28];&quot;&quot;)">
            <text:p/>
          </table:table-cell>
          <table:table-cell table:formula="of:=IF([data.AG28]&lt;&gt;&quot;&quot;;[data.AG28];&quot;&quot;)">
            <text:p/>
          </table:table-cell>
          <table:table-cell table:formula="of:=IF([data.AH28]&lt;&gt;&quot;&quot;;[data.AH28];&quot;&quot;)">
            <text:p/>
          </table:table-cell>
          <table:table-cell table:formula="of:=IF([data.AI28]&lt;&gt;&quot;&quot;;[data.AI28];&quot;&quot;)">
            <text:p/>
          </table:table-cell>
          <table:table-cell table:formula="of:=IF([data.AJ28]&lt;&gt;&quot;&quot;;[data.AJ28];&quot;&quot;)">
            <text:p/>
          </table:table-cell>
          <table:table-cell table:formula="of:=IF([data.AK28]&lt;&gt;&quot;&quot;;[data.AK28];&quot;&quot;)">
            <text:p/>
          </table:table-cell>
          <table:table-cell table:formula="of:=IF([data.AL28]&lt;&gt;&quot;&quot;;[data.AL28];&quot;&quot;)">
            <text:p/>
          </table:table-cell>
          <table:table-cell table:formula="of:=IF([data.AM28]&lt;&gt;&quot;&quot;;[data.AM28];&quot;&quot;)">
            <text:p/>
          </table:table-cell>
          <table:table-cell table:formula="of:=IF([data.AN28]&lt;&gt;&quot;&quot;;[data.AN28];&quot;&quot;)">
            <text:p/>
          </table:table-cell>
          <table:table-cell table:formula="of:=IF([data.AO28]&lt;&gt;&quot;&quot;;[data.AO28];&quot;&quot;)">
            <text:p/>
          </table:table-cell>
          <table:table-cell table:formula="of:=IF([data.AP28]&lt;&gt;&quot;&quot;;[data.AP28];&quot;&quot;)">
            <text:p/>
          </table:table-cell>
          <table:table-cell table:formula="of:=IF([data.AQ28]&lt;&gt;&quot;&quot;;[data.AQ28];&quot;&quot;)">
            <text:p/>
          </table:table-cell>
          <table:table-cell table:formula="of:=IF([data.AR28]&lt;&gt;&quot;&quot;;[data.AR28];&quot;&quot;)">
            <text:p/>
          </table:table-cell>
          <table:table-cell table:formula="of:=IF([data.AS28]&lt;&gt;&quot;&quot;;[data.AS28];&quot;&quot;)">
            <text:p/>
          </table:table-cell>
          <table:table-cell table:formula="of:=IF([data.AT28]&lt;&gt;&quot;&quot;;[data.AT28];&quot;&quot;)">
            <text:p/>
          </table:table-cell>
          <table:table-cell table:formula="of:=IF([data.AU28]&lt;&gt;&quot;&quot;;[data.AU28];&quot;&quot;)">
            <text:p/>
          </table:table-cell>
          <table:table-cell table:formula="of:=IF([data.AV28]&lt;&gt;&quot;&quot;;[data.AV28];&quot;&quot;)">
            <text:p/>
          </table:table-cell>
          <table:table-cell table:formula="of:=IF([data.AW28]&lt;&gt;&quot;&quot;;[data.AW28];&quot;&quot;)">
            <text:p/>
          </table:table-cell>
          <table:table-cell table:formula="of:=IF([data.AX28]&lt;&gt;&quot;&quot;;[data.AX28];&quot;&quot;)">
            <text:p/>
          </table:table-cell>
          <table:table-cell table:formula="of:=IF([data.AY28]&lt;&gt;&quot;&quot;;[data.AY28];&quot;&quot;)">
            <text:p/>
          </table:table-cell>
          <table:table-cell table:formula="of:=IF([data.AZ28]&lt;&gt;&quot;&quot;;[data.AZ28];&quot;&quot;)">
            <text:p/>
          </table:table-cell>
          <table:table-cell table:formula="of:=IF([data.BA28]&lt;&gt;&quot;&quot;;[data.BA28];&quot;&quot;)">
            <text:p/>
          </table:table-cell>
          <table:table-cell table:formula="of:=IF([data.BB28]&lt;&gt;&quot;&quot;;[data.BB28];&quot;&quot;)">
            <text:p/>
          </table:table-cell>
          <table:table-cell table:formula="of:=IF([data.BC28]&lt;&gt;&quot;&quot;;[data.BC28];&quot;&quot;)">
            <text:p/>
          </table:table-cell>
          <table:table-cell table:formula="of:=IF([data.BD28]&lt;&gt;&quot;&quot;;[data.BD28];&quot;&quot;)">
            <text:p/>
          </table:table-cell>
          <table:table-cell table:formula="of:=IF([data.BE28]&lt;&gt;&quot;&quot;;[data.BE28];&quot;&quot;)">
            <text:p/>
          </table:table-cell>
          <table:table-cell table:formula="of:=IF([data.BF28]&lt;&gt;&quot;&quot;;[data.BF28];&quot;&quot;)">
            <text:p/>
          </table:table-cell>
        </table:table-row>
        <table:table-row table:style-name="ro4">
          <table:table-cell table:formula="of:=IF([data.B29]&lt;&gt;&quot;&quot;;[data.B29];&quot;&quot;)" office:value-type="string" office:string-value="28">
            <text:p>28</text:p>
          </table:table-cell>
          <table:table-cell table:formula="of:=IF([data.C29]&lt;&gt;&quot;&quot;;[data.C29];&quot;&quot;)">
            <text:p/>
          </table:table-cell>
          <table:table-cell table:formula="of:=IF([data.D29]&lt;&gt;&quot;&quot;;[data.D29];&quot;&quot;)">
            <text:p/>
          </table:table-cell>
          <table:table-cell table:formula="of:=IF([data.E29]&lt;&gt;&quot;&quot;;[data.E29];&quot;&quot;)" office:value-type="string" office:string-value="South China City Market">
            <text:p>South China City Market</text:p>
          </table:table-cell>
          <table:table-cell table:formula="of:=IF([data.F29]&lt;&gt;&quot;&quot;;[data.F29];&quot;&quot;)">
            <text:p/>
          </table:table-cell>
          <table:table-cell table:formula="of:=IF([data.G29]&lt;&gt;&quot;&quot;;[data.G29];&quot;&quot;)">
            <text:p/>
          </table:table-cell>
          <table:table-cell table:formula="of:=IF([data.H29]&lt;&gt;&quot;&quot;;[data.H29];&quot;&quot;)">
            <text:p/>
          </table:table-cell>
          <table:table-cell table:formula="of:=IF([data.I29]&lt;&gt;&quot;&quot;;[data.I29];&quot;&quot;)">
            <text:p/>
          </table:table-cell>
          <table:table-cell table:formula="of:=IF([data.J29]&lt;&gt;&quot;&quot;;[data.J29];&quot;&quot;)">
            <text:p/>
          </table:table-cell>
          <table:table-cell table:formula="of:=IF([data.K29]&lt;&gt;&quot;&quot;;[data.K29];&quot;&quot;)">
            <text:p/>
          </table:table-cell>
          <table:table-cell table:formula="of:=IF([data.L29]&lt;&gt;&quot;&quot;;[data.L29];&quot;&quot;)">
            <text:p/>
          </table:table-cell>
          <table:table-cell table:formula="of:=IF([data.M29]&lt;&gt;&quot;&quot;;[data.M29];&quot;&quot;)">
            <text:p/>
          </table:table-cell>
          <table:table-cell table:formula="of:=IF([data.N29]&lt;&gt;&quot;&quot;;[data.N29];&quot;&quot;)">
            <text:p/>
          </table:table-cell>
          <table:table-cell table:formula="of:=IF([data.O29]&lt;&gt;&quot;&quot;;[data.O29];&quot;&quot;)">
            <text:p/>
          </table:table-cell>
          <table:table-cell table:formula="of:=IF([data.P29]&lt;&gt;&quot;&quot;;[data.P29];&quot;&quot;)">
            <text:p/>
          </table:table-cell>
          <table:table-cell table:formula="of:=IF([data.Q29]&lt;&gt;&quot;&quot;;[data.Q29];&quot;&quot;)">
            <text:p/>
          </table:table-cell>
          <table:table-cell table:formula="of:=IF([data.R29]&lt;&gt;&quot;&quot;;[data.R29];&quot;&quot;)">
            <text:p/>
          </table:table-cell>
          <table:table-cell table:formula="of:=IF([data.S29]&lt;&gt;&quot;&quot;;[data.S29];&quot;&quot;)">
            <text:p/>
          </table:table-cell>
          <table:table-cell table:formula="of:=IF([data.T29]&lt;&gt;&quot;&quot;;[data.T29];&quot;&quot;)">
            <text:p/>
          </table:table-cell>
          <table:table-cell table:formula="of:=IF([data.U29]&lt;&gt;&quot;&quot;;[data.U29];&quot;&quot;)">
            <text:p/>
          </table:table-cell>
          <table:table-cell table:formula="of:=IF([data.V29]&lt;&gt;&quot;&quot;;[data.V29];&quot;&quot;)">
            <text:p/>
          </table:table-cell>
          <table:table-cell table:formula="of:=IF([data.W29]&lt;&gt;&quot;&quot;;[data.W29];&quot;&quot;)">
            <text:p/>
          </table:table-cell>
          <table:table-cell table:formula="of:=IF([data.X29]&lt;&gt;&quot;&quot;;[data.X29];&quot;&quot;)">
            <text:p/>
          </table:table-cell>
          <table:table-cell table:formula="of:=IF([data.Y29]&lt;&gt;&quot;&quot;;[data.Y29];&quot;&quot;)">
            <text:p/>
          </table:table-cell>
          <table:table-cell table:formula="of:=IF([data.Z29]&lt;&gt;&quot;&quot;;[data.Z29];&quot;&quot;)">
            <text:p/>
          </table:table-cell>
          <table:table-cell table:formula="of:=IF([data.AA29]&lt;&gt;&quot;&quot;;[data.AA29];&quot;&quot;)">
            <text:p/>
          </table:table-cell>
          <table:table-cell table:formula="of:=IF([data.AB29]&lt;&gt;&quot;&quot;;[data.AB29];&quot;&quot;)">
            <text:p/>
          </table:table-cell>
          <table:table-cell table:formula="of:=IF([data.AC29]&lt;&gt;&quot;&quot;;[data.AC29];&quot;&quot;)">
            <text:p/>
          </table:table-cell>
          <table:table-cell table:formula="of:=IF([data.AD29]&lt;&gt;&quot;&quot;;[data.AD29];&quot;&quot;)">
            <text:p/>
          </table:table-cell>
          <table:table-cell table:formula="of:=IF([data.AE29]&lt;&gt;&quot;&quot;;[data.AE29];&quot;&quot;)">
            <text:p/>
          </table:table-cell>
          <table:table-cell table:formula="of:=IF([data.AF29]&lt;&gt;&quot;&quot;;[data.AF29];&quot;&quot;)">
            <text:p/>
          </table:table-cell>
          <table:table-cell table:formula="of:=IF([data.AG29]&lt;&gt;&quot;&quot;;[data.AG29];&quot;&quot;)">
            <text:p/>
          </table:table-cell>
          <table:table-cell table:formula="of:=IF([data.AH29]&lt;&gt;&quot;&quot;;[data.AH29];&quot;&quot;)">
            <text:p/>
          </table:table-cell>
          <table:table-cell table:formula="of:=IF([data.AI29]&lt;&gt;&quot;&quot;;[data.AI29];&quot;&quot;)">
            <text:p/>
          </table:table-cell>
          <table:table-cell table:formula="of:=IF([data.AJ29]&lt;&gt;&quot;&quot;;[data.AJ29];&quot;&quot;)">
            <text:p/>
          </table:table-cell>
          <table:table-cell table:formula="of:=IF([data.AK29]&lt;&gt;&quot;&quot;;[data.AK29];&quot;&quot;)">
            <text:p/>
          </table:table-cell>
          <table:table-cell table:formula="of:=IF([data.AL29]&lt;&gt;&quot;&quot;;[data.AL29];&quot;&quot;)">
            <text:p/>
          </table:table-cell>
          <table:table-cell table:formula="of:=IF([data.AM29]&lt;&gt;&quot;&quot;;[data.AM29];&quot;&quot;)">
            <text:p/>
          </table:table-cell>
          <table:table-cell table:formula="of:=IF([data.AN29]&lt;&gt;&quot;&quot;;[data.AN29];&quot;&quot;)">
            <text:p/>
          </table:table-cell>
          <table:table-cell table:formula="of:=IF([data.AO29]&lt;&gt;&quot;&quot;;[data.AO29];&quot;&quot;)">
            <text:p/>
          </table:table-cell>
          <table:table-cell table:formula="of:=IF([data.AP29]&lt;&gt;&quot;&quot;;[data.AP29];&quot;&quot;)">
            <text:p/>
          </table:table-cell>
          <table:table-cell table:formula="of:=IF([data.AQ29]&lt;&gt;&quot;&quot;;[data.AQ29];&quot;&quot;)">
            <text:p/>
          </table:table-cell>
          <table:table-cell table:formula="of:=IF([data.AR29]&lt;&gt;&quot;&quot;;[data.AR29];&quot;&quot;)">
            <text:p/>
          </table:table-cell>
          <table:table-cell table:formula="of:=IF([data.AS29]&lt;&gt;&quot;&quot;;[data.AS29];&quot;&quot;)">
            <text:p/>
          </table:table-cell>
          <table:table-cell table:formula="of:=IF([data.AT29]&lt;&gt;&quot;&quot;;[data.AT29];&quot;&quot;)">
            <text:p/>
          </table:table-cell>
          <table:table-cell table:formula="of:=IF([data.AU29]&lt;&gt;&quot;&quot;;[data.AU29];&quot;&quot;)">
            <text:p/>
          </table:table-cell>
          <table:table-cell table:formula="of:=IF([data.AV29]&lt;&gt;&quot;&quot;;[data.AV29];&quot;&quot;)">
            <text:p/>
          </table:table-cell>
          <table:table-cell table:formula="of:=IF([data.AW29]&lt;&gt;&quot;&quot;;[data.AW29];&quot;&quot;)">
            <text:p/>
          </table:table-cell>
          <table:table-cell table:formula="of:=IF([data.AX29]&lt;&gt;&quot;&quot;;[data.AX29];&quot;&quot;)">
            <text:p/>
          </table:table-cell>
          <table:table-cell table:formula="of:=IF([data.AY29]&lt;&gt;&quot;&quot;;[data.AY29];&quot;&quot;)">
            <text:p/>
          </table:table-cell>
          <table:table-cell table:formula="of:=IF([data.AZ29]&lt;&gt;&quot;&quot;;[data.AZ29];&quot;&quot;)">
            <text:p/>
          </table:table-cell>
          <table:table-cell table:formula="of:=IF([data.BA29]&lt;&gt;&quot;&quot;;[data.BA29];&quot;&quot;)">
            <text:p/>
          </table:table-cell>
          <table:table-cell table:formula="of:=IF([data.BB29]&lt;&gt;&quot;&quot;;[data.BB29];&quot;&quot;)">
            <text:p/>
          </table:table-cell>
          <table:table-cell table:formula="of:=IF([data.BC29]&lt;&gt;&quot;&quot;;[data.BC29];&quot;&quot;)">
            <text:p/>
          </table:table-cell>
          <table:table-cell table:formula="of:=IF([data.BD29]&lt;&gt;&quot;&quot;;[data.BD29];&quot;&quot;)">
            <text:p/>
          </table:table-cell>
          <table:table-cell table:formula="of:=IF([data.BE29]&lt;&gt;&quot;&quot;;[data.BE29];&quot;&quot;)">
            <text:p/>
          </table:table-cell>
          <table:table-cell table:formula="of:=IF([data.BF29]&lt;&gt;&quot;&quot;;[data.BF29];&quot;&quot;)">
            <text:p/>
          </table:table-cell>
        </table:table-row>
      </table:table>
      <table:table table:name="photo names" table:style-name="ta1" table:print="false">
        <table:table-column table:style-name="co1" table:number-columns-repeated="2" table:default-cell-style-name="Default"/>
        <table:table-column table:style-name="co13" table:default-cell-style-name="Default"/>
        <table:table-column table:style-name="co1" table:default-cell-style-name="Default"/>
        <table:table-row table:style-name="ro4">
          <table:table-cell table:number-columns-repeated="4"/>
        </table:table-row>
        <table:table-row table:style-name="ro4">
          <table:table-cell/>
          <table:table-cell office:value-type="string">
            <text:p>Example</text:p>
          </table:table-cell>
          <table:table-cell office:value-type="string">
            <text:p>01-STREET-00-01</text:p>
          </table:table-cell>
          <table:table-cell/>
        </table:table-row>
        <table:table-row table:style-name="ro4">
          <table:table-cell table:number-columns-repeated="2"/>
          <table:table-cell office:value-type="string">
            <text:p>ID-DESC-FLOOR-INDEX</text:p>
          </table:table-cell>
          <table:table-cell/>
        </table:table-row>
        <table:table-row table:style-name="ro4">
          <table:table-cell table:number-columns-repeated="2"/>
          <table:table-cell office:value-type="string">
            <text:p>ID-DESC-FLOOR-S-STALL</text:p>
          </table:table-cell>
          <table:table-cell/>
        </table:table-row>
        <table:table-row table:style-name="ro4">
          <table:table-cell table:number-columns-repeated="4"/>
        </table:table-row>
        <table:table-row table:style-name="ro4">
          <table:table-cell/>
          <table:table-cell office:value-type="string">
            <text:p>Building</text:p>
          </table:table-cell>
          <table:table-cell table:style-name="ce2" office:value-type="string">
            <text:p>B3-12</text:p>
          </table:table-cell>
          <table:table-cell/>
        </table:table-row>
        <table:table-row table:style-name="ro4">
          <table:table-cell table:number-columns-repeated="4"/>
        </table:table-row>
        <table:table-row table:style-name="ro4">
          <table:table-cell/>
          <table:table-cell office:value-type="string">
            <text:p>DESC</text:p>
          </table:table-cell>
          <table:table-cell office:value-type="string">
            <text:p>STREET</text:p>
          </table:table-cell>
          <table:table-cell office:value-type="string">
            <text:p>Picture from street</text:p>
          </table:table-cell>
        </table:table-row>
        <table:table-row table:style-name="ro1">
          <table:table-cell table:number-columns-repeated="2"/>
          <table:table-cell office:value-type="string">
            <text:p>FLOORPLAN</text:p>
          </table:table-cell>
          <table:table-cell office:value-type="string">
            <text:p>Picture of the floorplan</text:p>
          </table:table-cell>
        </table:table-row>
        <table:table-row table:style-name="ro4">
          <table:table-cell table:number-columns-repeated="2"/>
          <table:table-cell office:value-type="string">
            <text:p>SIGN</text:p>
          </table:table-cell>
          <table:table-cell office:value-type="string">
            <text:p>Sign describing the floor</text:p>
          </table:table-cell>
        </table:table-row>
        <table:table-row table:style-name="ro4">
          <table:table-cell table:number-columns-repeated="2"/>
          <table:table-cell office:value-type="string">
            <text:p>STALL</text:p>
          </table:table-cell>
          <table:table-cell office:value-type="string">
            <text:p>Example Stall</text:p>
          </table:table-cell>
        </table:table-row>
        <table:table-row table:style-name="ro4">
          <table:table-cell table:number-columns-repeated="2"/>
          <table:table-cell office:value-type="string">
            <text:p>PANO</text:p>
          </table:table-cell>
          <table:table-cell office:value-type="string">
            <text:p>Panorama of the floor (00 for outside the building)</text:p>
          </table:table-cell>
        </table:table-row>
        <table:table-row table:style-name="ro4">
          <table:table-cell table:number-columns-repeated="2"/>
          <table:table-cell office:value-type="string">
            <text:p>BOUGHT</text:p>
          </table:table-cell>
          <table:table-cell office:value-type="string">
            <text:p>Things we bought there</text:p>
          </table:table-cell>
        </table:table-row>
        <table:table-row table:style-name="ro4">
          <table:table-cell table:number-columns-repeated="2"/>
          <table:table-cell office:value-type="string">
            <text:p>BUSCARD</text:p>
          </table:table-cell>
          <table:table-cell office:value-type="string">
            <text:p>Business Card</text:p>
          </table:table-cell>
        </table:table-row>
      </table:table>
      <table:table table:name="Sheet3" table:style-name="ta1" table:print="false">
        <table:table-column table:style-name="co1"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11" number:min-integer-digits="1"/>
    </number:number-style>
    <number:number-style style:name="N108">
      <number:number number:decimal-places="6" number:min-integer-digits="1"/>
    </number:number-style>
    <number:number-style style:name="N109">
      <number:number number:decimal-places="12" number:min-integer-digits="1"/>
    </number:number-style>
    <number:number-style style:name="N110">
      <number:number number:decimal-places="14" number:min-integer-digits="1"/>
    </number:number-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16/03/2014</text:date>, <text:time>16:52: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3T20:47:26.51</meta:creation-date>
    <meta:generator>OpenOffice.org/3.2$Win32 OpenOffice.org_project/320m18$Build-9502</meta:generator>
    <dc:date>2014-03-16T16:52:54.57</dc:date>
    <meta:editing-duration>PT26H56M32S</meta:editing-duration>
    <meta:editing-cycles>31</meta:editing-cycles>
    <meta:document-statistic meta:table-count="5" meta:cell-count="3874" meta:object-count="0"/>
  </office:meta>
</office:document-meta>
</file>